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cion_mayor_ba" table:style-name="ta1">
        <table:shapes>
          <draw:frame draw:z-index="0" draw:style-name="gr1" draw:text-style-name="P1" svg:width="7.5902in" svg:height="4.2693in" svg:x="2.4209in" svg:y="0.0394in">
            <draw:object draw:notify-on-update-of-ranges="simulacion_mayor_ba.A1:simulacion_mayor_ba.A1 simulacion_mayor_ba.A2:simulacion_mayor_ba.A731 simulacion_mayor_ba.B2:simulacion_mayor_ba.B731 simulacion_mayor_ba.C2:simulacion_mayor_ba.C731 simulacion_mayor_ba.D2:simulacion_mayor_ba.D7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998.563" calcext:value-type="float">
            <text:p>998.563</text:p>
          </table:table-cell>
          <table:table-cell office:value-type="float" office:value="0.0546049" calcext:value-type="float">
            <text:p>0.05460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90949" calcext:value-type="float">
            <text:p>1.90949</text:p>
          </table:table-cell>
          <table:table-cell office:value-type="float" office:value="997.961" calcext:value-type="float">
            <text:p>997.961</text:p>
          </table:table-cell>
          <table:table-cell office:value-type="float" office:value="0.129942" calcext:value-type="float">
            <text:p>0.1299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63779" calcext:value-type="float">
            <text:p>2.63779</text:p>
          </table:table-cell>
          <table:table-cell office:value-type="float" office:value="997.128" calcext:value-type="float">
            <text:p>997.128</text:p>
          </table:table-cell>
          <table:table-cell office:value-type="float" office:value="0.233909" calcext:value-type="float">
            <text:p>0.2339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64275" calcext:value-type="float">
            <text:p>3.64275</text:p>
          </table:table-cell>
          <table:table-cell office:value-type="float" office:value="995.98" calcext:value-type="float">
            <text:p>995.98</text:p>
          </table:table-cell>
          <table:table-cell office:value-type="float" office:value="0.377397" calcext:value-type="float">
            <text:p>0.3773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0284" calcext:value-type="float">
            <text:p>5.0284</text:p>
          </table:table-cell>
          <table:table-cell office:value-type="float" office:value="994.396" calcext:value-type="float">
            <text:p>994.396</text:p>
          </table:table-cell>
          <table:table-cell office:value-type="float" office:value="0.575408" calcext:value-type="float">
            <text:p>0.575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.93702" calcext:value-type="float">
            <text:p>6.93702</text:p>
          </table:table-cell>
          <table:table-cell office:value-type="float" office:value="992.214" calcext:value-type="float">
            <text:p>992.214</text:p>
          </table:table-cell>
          <table:table-cell office:value-type="float" office:value="0.848573" calcext:value-type="float">
            <text:p>0.8485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.56223" calcext:value-type="float">
            <text:p>9.56223</text:p>
          </table:table-cell>
          <table:table-cell office:value-type="float" office:value="989.213" calcext:value-type="float">
            <text:p>989.213</text:p>
          </table:table-cell>
          <table:table-cell office:value-type="float" office:value="1.22521" calcext:value-type="float">
            <text:p>1.225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.1661" calcext:value-type="float">
            <text:p>13.1661</text:p>
          </table:table-cell>
          <table:table-cell office:value-type="float" office:value="985.09" calcext:value-type="float">
            <text:p>985.09</text:p>
          </table:table-cell>
          <table:table-cell office:value-type="float" office:value="1.7441" calcext:value-type="float">
            <text:p>1.74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.1001" calcext:value-type="float">
            <text:p>18.1001</text:p>
          </table:table-cell>
          <table:table-cell office:value-type="float" office:value="979.442" calcext:value-type="float">
            <text:p>979.442</text:p>
          </table:table-cell>
          <table:table-cell office:value-type="float" office:value="2.45812" calcext:value-type="float">
            <text:p>2.45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8304" calcext:value-type="float">
            <text:p>24.8304</text:p>
          </table:table-cell>
          <table:table-cell office:value-type="float" office:value="971.731" calcext:value-type="float">
            <text:p>971.731</text:p>
          </table:table-cell>
          <table:table-cell office:value-type="float" office:value="3.43899" calcext:value-type="float">
            <text:p>3.4389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3.9648" calcext:value-type="float">
            <text:p>33.9648</text:p>
          </table:table-cell>
          <table:table-cell office:value-type="float" office:value="961.252" calcext:value-type="float">
            <text:p>961.252</text:p>
          </table:table-cell>
          <table:table-cell office:value-type="float" office:value="4.78335" calcext:value-type="float">
            <text:p>4.7833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6.2771" calcext:value-type="float">
            <text:p>46.2771</text:p>
          </table:table-cell>
          <table:table-cell office:value-type="float" office:value="947.103" calcext:value-type="float">
            <text:p>947.103</text:p>
          </table:table-cell>
          <table:table-cell office:value-type="float" office:value="6.62006" calcext:value-type="float">
            <text:p>6.6200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2.7186" calcext:value-type="float">
            <text:p>62.7186</text:p>
          </table:table-cell>
          <table:table-cell office:value-type="float" office:value="928.163" calcext:value-type="float">
            <text:p>928.163</text:p>
          </table:table-cell>
          <table:table-cell office:value-type="float" office:value="9.11864" calcext:value-type="float">
            <text:p>9.1186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4.3997" calcext:value-type="float">
            <text:p>84.3997</text:p>
          </table:table-cell>
          <table:table-cell office:value-type="float" office:value="903.102" calcext:value-type="float">
            <text:p>903.102</text:p>
          </table:table-cell>
          <table:table-cell office:value-type="float" office:value="12.4979" calcext:value-type="float">
            <text:p>12.49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2.513" calcext:value-type="float">
            <text:p>112.513</text:p>
          </table:table-cell>
          <table:table-cell office:value-type="float" office:value="870.454" calcext:value-type="float">
            <text:p>870.454</text:p>
          </table:table-cell>
          <table:table-cell office:value-type="float" office:value="17.0328" calcext:value-type="float">
            <text:p>17.032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8.168" calcext:value-type="float">
            <text:p>148.168</text:p>
          </table:table-cell>
          <table:table-cell office:value-type="float" office:value="828.775" calcext:value-type="float">
            <text:p>828.775</text:p>
          </table:table-cell>
          <table:table-cell office:value-type="float" office:value="23.057" calcext:value-type="float">
            <text:p>23.05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92.1" calcext:value-type="float">
            <text:p>192.1</text:p>
          </table:table-cell>
          <table:table-cell office:value-type="float" office:value="776.945" calcext:value-type="float">
            <text:p>776.945</text:p>
          </table:table-cell>
          <table:table-cell office:value-type="float" office:value="30.9544" calcext:value-type="float">
            <text:p>30.954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14.587" calcext:value-type="float">
            <text:p>714.587</text:p>
          </table:table-cell>
          <table:table-cell office:value-type="float" office:value="41.1359" calcext:value-type="float">
            <text:p>41.135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03.47" calcext:value-type="float">
            <text:p>303.47</text:p>
          </table:table-cell>
          <table:table-cell office:value-type="float" office:value="642.534" calcext:value-type="float">
            <text:p>642.534</text:p>
          </table:table-cell>
          <table:table-cell office:value-type="float" office:value="53.9954" calcext:value-type="float">
            <text:p>53.9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.003" calcext:value-type="float">
            <text:p>367.003</text:p>
          </table:table-cell>
          <table:table-cell office:value-type="float" office:value="563.151" calcext:value-type="float">
            <text:p>563.151</text:p>
          </table:table-cell>
          <table:table-cell office:value-type="float" office:value="69.8463" calcext:value-type="float">
            <text:p>69.846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30.89" calcext:value-type="float">
            <text:p>430.89</text:p>
          </table:table-cell>
          <table:table-cell office:value-type="float" office:value="480.261" calcext:value-type="float">
            <text:p>480.261</text:p>
          </table:table-cell>
          <table:table-cell office:value-type="float" office:value="88.8496" calcext:value-type="float">
            <text:p>88.849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90.507" calcext:value-type="float">
            <text:p>490.507</text:p>
          </table:table-cell>
          <table:table-cell office:value-type="float" office:value="398.536" calcext:value-type="float">
            <text:p>398.536</text:p>
          </table:table-cell>
          <table:table-cell office:value-type="float" office:value="110.957" calcext:value-type="float">
            <text:p>110.95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41.624" calcext:value-type="float">
            <text:p>541.624</text:p>
          </table:table-cell>
          <table:table-cell office:value-type="float" office:value="322.483" calcext:value-type="float">
            <text:p>322.483</text:p>
          </table:table-cell>
          <table:table-cell office:value-type="float" office:value="135.893" calcext:value-type="float">
            <text:p>135.89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1.349" calcext:value-type="float">
            <text:p>581.349</text:p>
          </table:table-cell>
          <table:table-cell office:value-type="float" office:value="255.465" calcext:value-type="float">
            <text:p>255.465</text:p>
          </table:table-cell>
          <table:table-cell office:value-type="float" office:value="163.187" calcext:value-type="float">
            <text:p>163.18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08.575" calcext:value-type="float">
            <text:p>608.575</text:p>
          </table:table-cell>
          <table:table-cell office:value-type="float" office:value="199.18" calcext:value-type="float">
            <text:p>199.18</text:p>
          </table:table-cell>
          <table:table-cell office:value-type="float" office:value="192.245" calcext:value-type="float">
            <text:p>192.24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23.815" calcext:value-type="float">
            <text:p>623.815</text:p>
          </table:table-cell>
          <table:table-cell office:value-type="float" office:value="153.741" calcext:value-type="float">
            <text:p>153.741</text:p>
          </table:table-cell>
          <table:table-cell office:value-type="float" office:value="222.445" calcext:value-type="float">
            <text:p>222.44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28.647" calcext:value-type="float">
            <text:p>628.647</text:p>
          </table:table-cell>
          <table:table-cell office:value-type="float" office:value="118.15" calcext:value-type="float">
            <text:p>118.15</text:p>
          </table:table-cell>
          <table:table-cell office:value-type="float" office:value="253.202" calcext:value-type="float">
            <text:p>253.20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25.111" calcext:value-type="float">
            <text:p>625.111</text:p>
          </table:table-cell>
          <table:table-cell office:value-type="float" office:value="90.8664" calcext:value-type="float">
            <text:p>90.8664</text:p>
          </table:table-cell>
          <table:table-cell office:value-type="float" office:value="284.022" calcext:value-type="float">
            <text:p>284.02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15.247" calcext:value-type="float">
            <text:p>615.247</text:p>
          </table:table-cell>
          <table:table-cell office:value-type="float" office:value="70.2399" calcext:value-type="float">
            <text:p>70.2399</text:p>
          </table:table-cell>
          <table:table-cell office:value-type="float" office:value="314.513" calcext:value-type="float">
            <text:p>314.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.846" calcext:value-type="float">
            <text:p>600.846</text:p>
          </table:table-cell>
          <table:table-cell office:value-type="float" office:value="54.7717" calcext:value-type="float">
            <text:p>54.7717</text:p>
          </table:table-cell>
          <table:table-cell office:value-type="float" office:value="344.382" calcext:value-type="float">
            <text:p>344.38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83.361" calcext:value-type="float">
            <text:p>583.361</text:p>
          </table:table-cell>
          <table:table-cell office:value-type="float" office:value="43.2154" calcext:value-type="float">
            <text:p>43.2154</text:p>
          </table:table-cell>
          <table:table-cell office:value-type="float" office:value="373.424" calcext:value-type="float">
            <text:p>373.42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63.909" calcext:value-type="float">
            <text:p>563.909</text:p>
          </table:table-cell>
          <table:table-cell office:value-type="float" office:value="34.59" calcext:value-type="float">
            <text:p>34.59</text:p>
          </table:table-cell>
          <table:table-cell office:value-type="float" office:value="401.501" calcext:value-type="float">
            <text:p>401.50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43.324" calcext:value-type="float">
            <text:p>543.324</text:p>
          </table:table-cell>
          <table:table-cell office:value-type="float" office:value="28.1483" calcext:value-type="float">
            <text:p>28.1483</text:p>
          </table:table-cell>
          <table:table-cell office:value-type="float" office:value="428.527" calcext:value-type="float">
            <text:p>428.52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22.21" calcext:value-type="float">
            <text:p>522.21</text:p>
          </table:table-cell>
          <table:table-cell office:value-type="float" office:value="23.3323" calcext:value-type="float">
            <text:p>23.3323</text:p>
          </table:table-cell>
          <table:table-cell office:value-type="float" office:value="454.458" calcext:value-type="float">
            <text:p>454.4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00.997" calcext:value-type="float">
            <text:p>500.997</text:p>
          </table:table-cell>
          <table:table-cell office:value-type="float" office:value="19.7299" calcext:value-type="float">
            <text:p>19.7299</text:p>
          </table:table-cell>
          <table:table-cell office:value-type="float" office:value="479.273" calcext:value-type="float">
            <text:p>479.27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79.986" calcext:value-type="float">
            <text:p>479.986</text:p>
          </table:table-cell>
          <table:table-cell office:value-type="float" office:value="17.038" calcext:value-type="float">
            <text:p>17.038</text:p>
          </table:table-cell>
          <table:table-cell office:value-type="float" office:value="502.976" calcext:value-type="float">
            <text:p>502.97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59.385" calcext:value-type="float">
            <text:p>459.385</text:p>
          </table:table-cell>
          <table:table-cell office:value-type="float" office:value="15.0339" calcext:value-type="float">
            <text:p>15.0339</text:p>
          </table:table-cell>
          <table:table-cell office:value-type="float" office:value="525.581" calcext:value-type="float">
            <text:p>525.58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39.333" calcext:value-type="float">
            <text:p>439.333</text:p>
          </table:table-cell>
          <table:table-cell office:value-type="float" office:value="13.5537" calcext:value-type="float">
            <text:p>13.5537</text:p>
          </table:table-cell>
          <table:table-cell office:value-type="float" office:value="547.113" calcext:value-type="float">
            <text:p>547.11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19.921" calcext:value-type="float">
            <text:p>419.921</text:p>
          </table:table-cell>
          <table:table-cell office:value-type="float" office:value="12.4759" calcext:value-type="float">
            <text:p>12.4759</text:p>
          </table:table-cell>
          <table:table-cell office:value-type="float" office:value="567.603" calcext:value-type="float">
            <text:p>567.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.203" calcext:value-type="float">
            <text:p>401.203</text:p>
          </table:table-cell>
          <table:table-cell office:value-type="float" office:value="11.7106" calcext:value-type="float">
            <text:p>11.7106</text:p>
          </table:table-cell>
          <table:table-cell office:value-type="float" office:value="587.087" calcext:value-type="float">
            <text:p>587.08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83.209" calcext:value-type="float">
            <text:p>383.209</text:p>
          </table:table-cell>
          <table:table-cell office:value-type="float" office:value="11.1902" calcext:value-type="float">
            <text:p>11.1902</text:p>
          </table:table-cell>
          <table:table-cell office:value-type="float" office:value="605.601" calcext:value-type="float">
            <text:p>605.6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65.952" calcext:value-type="float">
            <text:p>365.952</text:p>
          </table:table-cell>
          <table:table-cell office:value-type="float" office:value="10.8639" calcext:value-type="float">
            <text:p>10.8639</text:p>
          </table:table-cell>
          <table:table-cell office:value-type="float" office:value="623.184" calcext:value-type="float">
            <text:p>623.18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49.431" calcext:value-type="float">
            <text:p>349.431</text:p>
          </table:table-cell>
          <table:table-cell office:value-type="float" office:value="10.6933" calcext:value-type="float">
            <text:p>10.6933</text:p>
          </table:table-cell>
          <table:table-cell office:value-type="float" office:value="639.875" calcext:value-type="float">
            <text:p>639.8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33.638" calcext:value-type="float">
            <text:p>333.638</text:p>
          </table:table-cell>
          <table:table-cell office:value-type="float" office:value="10.649" calcext:value-type="float">
            <text:p>10.649</text:p>
          </table:table-cell>
          <table:table-cell office:value-type="float" office:value="655.713" calcext:value-type="float">
            <text:p>655.71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18.556" calcext:value-type="float">
            <text:p>318.556</text:p>
          </table:table-cell>
          <table:table-cell office:value-type="float" office:value="10.7084" calcext:value-type="float">
            <text:p>10.7084</text:p>
          </table:table-cell>
          <table:table-cell office:value-type="float" office:value="670.736" calcext:value-type="float">
            <text:p>670.73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04.166" calcext:value-type="float">
            <text:p>304.166</text:p>
          </table:table-cell>
          <table:table-cell office:value-type="float" office:value="10.854" calcext:value-type="float">
            <text:p>10.854</text:p>
          </table:table-cell>
          <table:table-cell office:value-type="float" office:value="684.98" calcext:value-type="float">
            <text:p>684.9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90.446" calcext:value-type="float">
            <text:p>290.446</text:p>
          </table:table-cell>
          <table:table-cell office:value-type="float" office:value="11.0721" calcext:value-type="float">
            <text:p>11.0721</text:p>
          </table:table-cell>
          <table:table-cell office:value-type="float" office:value="698.482" calcext:value-type="float">
            <text:p>698.48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77.371" calcext:value-type="float">
            <text:p>277.371</text:p>
          </table:table-cell>
          <table:table-cell office:value-type="float" office:value="11.352" calcext:value-type="float">
            <text:p>11.352</text:p>
          </table:table-cell>
          <table:table-cell office:value-type="float" office:value="711.277" calcext:value-type="float">
            <text:p>711.27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64.916" calcext:value-type="float">
            <text:p>264.916</text:p>
          </table:table-cell>
          <table:table-cell office:value-type="float" office:value="11.6854" calcext:value-type="float">
            <text:p>11.6854</text:p>
          </table:table-cell>
          <table:table-cell office:value-type="float" office:value="723.398" calcext:value-type="float">
            <text:p>723.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.057" calcext:value-type="float">
            <text:p>253.057</text:p>
          </table:table-cell>
          <table:table-cell office:value-type="float" office:value="12.0654" calcext:value-type="float">
            <text:p>12.0654</text:p>
          </table:table-cell>
          <table:table-cell office:value-type="float" office:value="734.878" calcext:value-type="float">
            <text:p>734.87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41.767" calcext:value-type="float">
            <text:p>241.767</text:p>
          </table:table-cell>
          <table:table-cell office:value-type="float" office:value="12.4867" calcext:value-type="float">
            <text:p>12.4867</text:p>
          </table:table-cell>
          <table:table-cell office:value-type="float" office:value="745.746" calcext:value-type="float">
            <text:p>745.74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31.021" calcext:value-type="float">
            <text:p>231.021</text:p>
          </table:table-cell>
          <table:table-cell office:value-type="float" office:value="12.9448" calcext:value-type="float">
            <text:p>12.9448</text:p>
          </table:table-cell>
          <table:table-cell office:value-type="float" office:value="756.034" calcext:value-type="float">
            <text:p>756.03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20.796" calcext:value-type="float">
            <text:p>220.796</text:p>
          </table:table-cell>
          <table:table-cell office:value-type="float" office:value="13.4364" calcext:value-type="float">
            <text:p>13.4364</text:p>
          </table:table-cell>
          <table:table-cell office:value-type="float" office:value="765.768" calcext:value-type="float">
            <text:p>765.76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3.9585" calcext:value-type="float">
            <text:p>13.9585</text:p>
          </table:table-cell>
          <table:table-cell office:value-type="float" office:value="774.976" calcext:value-type="float">
            <text:p>774.97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01.808" calcext:value-type="float">
            <text:p>201.808</text:p>
          </table:table-cell>
          <table:table-cell office:value-type="float" office:value="14.5087" calcext:value-type="float">
            <text:p>14.5087</text:p>
          </table:table-cell>
          <table:table-cell office:value-type="float" office:value="783.683" calcext:value-type="float">
            <text:p>783.68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93.001" calcext:value-type="float">
            <text:p>193.001</text:p>
          </table:table-cell>
          <table:table-cell office:value-type="float" office:value="15.0851" calcext:value-type="float">
            <text:p>15.0851</text:p>
          </table:table-cell>
          <table:table-cell office:value-type="float" office:value="791.914" calcext:value-type="float">
            <text:p>791.91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15.686" calcext:value-type="float">
            <text:p>15.686</text:p>
          </table:table-cell>
          <table:table-cell office:value-type="float" office:value="799.693" calcext:value-type="float">
            <text:p>799.69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76.65" calcext:value-type="float">
            <text:p>176.65</text:p>
          </table:table-cell>
          <table:table-cell office:value-type="float" office:value="16.3101" calcext:value-type="float">
            <text:p>16.3101</text:p>
          </table:table-cell>
          <table:table-cell office:value-type="float" office:value="807.04" calcext:value-type="float">
            <text:p>807.0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69.066" calcext:value-type="float">
            <text:p>169.066</text:p>
          </table:table-cell>
          <table:table-cell office:value-type="float" office:value="16.9562" calcext:value-type="float">
            <text:p>16.9562</text:p>
          </table:table-cell>
          <table:table-cell office:value-type="float" office:value="813.978" calcext:value-type="float">
            <text:p>813.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.851" calcext:value-type="float">
            <text:p>161.851</text:p>
          </table:table-cell>
          <table:table-cell office:value-type="float" office:value="17.6232" calcext:value-type="float">
            <text:p>17.6232</text:p>
          </table:table-cell>
          <table:table-cell office:value-type="float" office:value="820.526" calcext:value-type="float">
            <text:p>820.52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54.986" calcext:value-type="float">
            <text:p>154.986</text:p>
          </table:table-cell>
          <table:table-cell office:value-type="float" office:value="18.3103" calcext:value-type="float">
            <text:p>18.3103</text:p>
          </table:table-cell>
          <table:table-cell office:value-type="float" office:value="826.704" calcext:value-type="float">
            <text:p>826.7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8.454" calcext:value-type="float">
            <text:p>148.454</text:p>
          </table:table-cell>
          <table:table-cell office:value-type="float" office:value="19.0168" calcext:value-type="float">
            <text:p>19.0168</text:p>
          </table:table-cell>
          <table:table-cell office:value-type="float" office:value="832.529" calcext:value-type="float">
            <text:p>832.52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42.24" calcext:value-type="float">
            <text:p>142.24</text:p>
          </table:table-cell>
          <table:table-cell office:value-type="float" office:value="19.7419" calcext:value-type="float">
            <text:p>19.7419</text:p>
          </table:table-cell>
          <table:table-cell office:value-type="float" office:value="838.019" calcext:value-type="float">
            <text:p>838.01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36.325" calcext:value-type="float">
            <text:p>136.325</text:p>
          </table:table-cell>
          <table:table-cell office:value-type="float" office:value="20.4852" calcext:value-type="float">
            <text:p>20.4852</text:p>
          </table:table-cell>
          <table:table-cell office:value-type="float" office:value="843.189" calcext:value-type="float">
            <text:p>843.18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30.697" calcext:value-type="float">
            <text:p>130.697</text:p>
          </table:table-cell>
          <table:table-cell office:value-type="float" office:value="21.2459" calcext:value-type="float">
            <text:p>21.2459</text:p>
          </table:table-cell>
          <table:table-cell office:value-type="float" office:value="848.057" calcext:value-type="float">
            <text:p>848.05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5.34" calcext:value-type="float">
            <text:p>125.34</text:p>
          </table:table-cell>
          <table:table-cell office:value-type="float" office:value="22.0237" calcext:value-type="float">
            <text:p>22.0237</text:p>
          </table:table-cell>
          <table:table-cell office:value-type="float" office:value="852.636" calcext:value-type="float">
            <text:p>852.63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0.241" calcext:value-type="float">
            <text:p>120.241</text:p>
          </table:table-cell>
          <table:table-cell office:value-type="float" office:value="22.8181" calcext:value-type="float">
            <text:p>22.8181</text:p>
          </table:table-cell>
          <table:table-cell office:value-type="float" office:value="856.941" calcext:value-type="float">
            <text:p>856.94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15.388" calcext:value-type="float">
            <text:p>115.388</text:p>
          </table:table-cell>
          <table:table-cell office:value-type="float" office:value="23.6287" calcext:value-type="float">
            <text:p>23.6287</text:p>
          </table:table-cell>
          <table:table-cell office:value-type="float" office:value="860.984" calcext:value-type="float">
            <text:p>860.98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10.766" calcext:value-type="float">
            <text:p>110.766</text:p>
          </table:table-cell>
          <table:table-cell office:value-type="float" office:value="24.4551" calcext:value-type="float">
            <text:p>24.4551</text:p>
          </table:table-cell>
          <table:table-cell office:value-type="float" office:value="864.778" calcext:value-type="float">
            <text:p>864.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.366" calcext:value-type="float">
            <text:p>106.366</text:p>
          </table:table-cell>
          <table:table-cell office:value-type="float" office:value="25.2968" calcext:value-type="float">
            <text:p>25.2968</text:p>
          </table:table-cell>
          <table:table-cell office:value-type="float" office:value="868.337" calcext:value-type="float">
            <text:p>868.33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02.177" calcext:value-type="float">
            <text:p>102.177</text:p>
          </table:table-cell>
          <table:table-cell office:value-type="float" office:value="26.1536" calcext:value-type="float">
            <text:p>26.1536</text:p>
          </table:table-cell>
          <table:table-cell office:value-type="float" office:value="871.67" calcext:value-type="float">
            <text:p>871.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1861" calcext:value-type="float">
            <text:p>98.1861</text:p>
          </table:table-cell>
          <table:table-cell office:value-type="float" office:value="27.0252" calcext:value-type="float">
            <text:p>27.0252</text:p>
          </table:table-cell>
          <table:table-cell office:value-type="float" office:value="874.789" calcext:value-type="float">
            <text:p>874.78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4.3852" calcext:value-type="float">
            <text:p>94.3852</text:p>
          </table:table-cell>
          <table:table-cell office:value-type="float" office:value="27.911" calcext:value-type="float">
            <text:p>27.911</text:p>
          </table:table-cell>
          <table:table-cell office:value-type="float" office:value="877.704" calcext:value-type="float">
            <text:p>877.7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0.7644" calcext:value-type="float">
            <text:p>90.7644</text:p>
          </table:table-cell>
          <table:table-cell office:value-type="float" office:value="28.811" calcext:value-type="float">
            <text:p>28.811</text:p>
          </table:table-cell>
          <table:table-cell office:value-type="float" office:value="880.425" calcext:value-type="float">
            <text:p>880.42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7.3146" calcext:value-type="float">
            <text:p>87.3146</text:p>
          </table:table-cell>
          <table:table-cell office:value-type="float" office:value="29.7246" calcext:value-type="float">
            <text:p>29.7246</text:p>
          </table:table-cell>
          <table:table-cell office:value-type="float" office:value="882.961" calcext:value-type="float">
            <text:p>882.96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84.0273" calcext:value-type="float">
            <text:p>84.0273</text:p>
          </table:table-cell>
          <table:table-cell office:value-type="float" office:value="30.6517" calcext:value-type="float">
            <text:p>30.6517</text:p>
          </table:table-cell>
          <table:table-cell office:value-type="float" office:value="885.321" calcext:value-type="float">
            <text:p>885.32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80.8945" calcext:value-type="float">
            <text:p>80.8945</text:p>
          </table:table-cell>
          <table:table-cell office:value-type="float" office:value="31.5918" calcext:value-type="float">
            <text:p>31.5918</text:p>
          </table:table-cell>
          <table:table-cell office:value-type="float" office:value="887.514" calcext:value-type="float">
            <text:p>887.51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7.9084" calcext:value-type="float">
            <text:p>77.9084</text:p>
          </table:table-cell>
          <table:table-cell office:value-type="float" office:value="32.5447" calcext:value-type="float">
            <text:p>32.5447</text:p>
          </table:table-cell>
          <table:table-cell office:value-type="float" office:value="889.547" calcext:value-type="float">
            <text:p>889.54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5.0618" calcext:value-type="float">
            <text:p>75.0618</text:p>
          </table:table-cell>
          <table:table-cell office:value-type="float" office:value="33.5102" calcext:value-type="float">
            <text:p>33.5102</text:p>
          </table:table-cell>
          <table:table-cell office:value-type="float" office:value="891.428" calcext:value-type="float">
            <text:p>891.4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.3478" calcext:value-type="float">
            <text:p>72.3478</text:p>
          </table:table-cell>
          <table:table-cell office:value-type="float" office:value="34.4877" calcext:value-type="float">
            <text:p>34.4877</text:p>
          </table:table-cell>
          <table:table-cell office:value-type="float" office:value="893.164" calcext:value-type="float">
            <text:p>893.16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9.7597" calcext:value-type="float">
            <text:p>69.7597</text:p>
          </table:table-cell>
          <table:table-cell office:value-type="float" office:value="35.4772" calcext:value-type="float">
            <text:p>35.4772</text:p>
          </table:table-cell>
          <table:table-cell office:value-type="float" office:value="894.763" calcext:value-type="float">
            <text:p>894.76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67.2914" calcext:value-type="float">
            <text:p>67.2914</text:p>
          </table:table-cell>
          <table:table-cell office:value-type="float" office:value="36.4782" calcext:value-type="float">
            <text:p>36.4782</text:p>
          </table:table-cell>
          <table:table-cell office:value-type="float" office:value="896.23" calcext:value-type="float">
            <text:p>896.2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.937" calcext:value-type="float">
            <text:p>64.937</text:p>
          </table:table-cell>
          <table:table-cell office:value-type="float" office:value="37.4905" calcext:value-type="float">
            <text:p>37.4905</text:p>
          </table:table-cell>
          <table:table-cell office:value-type="float" office:value="897.572" calcext:value-type="float">
            <text:p>897.57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2.6908" calcext:value-type="float">
            <text:p>62.6908</text:p>
          </table:table-cell>
          <table:table-cell office:value-type="float" office:value="38.5138" calcext:value-type="float">
            <text:p>38.5138</text:p>
          </table:table-cell>
          <table:table-cell office:value-type="float" office:value="898.795" calcext:value-type="float">
            <text:p>898.79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0.5476" calcext:value-type="float">
            <text:p>60.5476</text:p>
          </table:table-cell>
          <table:table-cell office:value-type="float" office:value="39.5478" calcext:value-type="float">
            <text:p>39.5478</text:p>
          </table:table-cell>
          <table:table-cell office:value-type="float" office:value="899.905" calcext:value-type="float">
            <text:p>899.90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8.5024" calcext:value-type="float">
            <text:p>58.5024</text:p>
          </table:table-cell>
          <table:table-cell office:value-type="float" office:value="40.5921" calcext:value-type="float">
            <text:p>40.5921</text:p>
          </table:table-cell>
          <table:table-cell office:value-type="float" office:value="900.906" calcext:value-type="float">
            <text:p>900.90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6.5503" calcext:value-type="float">
            <text:p>56.5503</text:p>
          </table:table-cell>
          <table:table-cell office:value-type="float" office:value="41.6464" calcext:value-type="float">
            <text:p>41.6464</text:p>
          </table:table-cell>
          <table:table-cell office:value-type="float" office:value="901.803" calcext:value-type="float">
            <text:p>901.80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4.6869" calcext:value-type="float">
            <text:p>54.6869</text:p>
          </table:table-cell>
          <table:table-cell office:value-type="float" office:value="42.7106" calcext:value-type="float">
            <text:p>42.7106</text:p>
          </table:table-cell>
          <table:table-cell office:value-type="float" office:value="902.603" calcext:value-type="float">
            <text:p>902.60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2.9078" calcext:value-type="float">
            <text:p>52.9078</text:p>
          </table:table-cell>
          <table:table-cell office:value-type="float" office:value="43.7842" calcext:value-type="float">
            <text:p>43.7842</text:p>
          </table:table-cell>
          <table:table-cell office:value-type="float" office:value="903.308" calcext:value-type="float">
            <text:p>903.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.2089" calcext:value-type="float">
            <text:p>51.2089</text:p>
          </table:table-cell>
          <table:table-cell office:value-type="float" office:value="44.867" calcext:value-type="float">
            <text:p>44.867</text:p>
          </table:table-cell>
          <table:table-cell office:value-type="float" office:value="903.924" calcext:value-type="float">
            <text:p>903.92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9.5865" calcext:value-type="float">
            <text:p>49.5865</text:p>
          </table:table-cell>
          <table:table-cell office:value-type="float" office:value="45.9586" calcext:value-type="float">
            <text:p>45.9586</text:p>
          </table:table-cell>
          <table:table-cell office:value-type="float" office:value="904.455" calcext:value-type="float">
            <text:p>904.45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.0368" calcext:value-type="float">
            <text:p>48.0368</text:p>
          </table:table-cell>
          <table:table-cell office:value-type="float" office:value="47.0588" calcext:value-type="float">
            <text:p>47.0588</text:p>
          </table:table-cell>
          <table:table-cell office:value-type="float" office:value="904.904" calcext:value-type="float">
            <text:p>904.90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6.5564" calcext:value-type="float">
            <text:p>46.5564</text:p>
          </table:table-cell>
          <table:table-cell office:value-type="float" office:value="48.1673" calcext:value-type="float">
            <text:p>48.1673</text:p>
          </table:table-cell>
          <table:table-cell office:value-type="float" office:value="905.276" calcext:value-type="float">
            <text:p>905.27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5.142" calcext:value-type="float">
            <text:p>45.142</text:p>
          </table:table-cell>
          <table:table-cell office:value-type="float" office:value="49.2838" calcext:value-type="float">
            <text:p>49.2838</text:p>
          </table:table-cell>
          <table:table-cell office:value-type="float" office:value="905.574" calcext:value-type="float">
            <text:p>905.57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3.7905" calcext:value-type="float">
            <text:p>43.7905</text:p>
          </table:table-cell>
          <table:table-cell office:value-type="float" office:value="50.4079" calcext:value-type="float">
            <text:p>50.4079</text:p>
          </table:table-cell>
          <table:table-cell office:value-type="float" office:value="905.802" calcext:value-type="float">
            <text:p>905.80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2.4988" calcext:value-type="float">
            <text:p>42.4988</text:p>
          </table:table-cell>
          <table:table-cell office:value-type="float" office:value="51.5394" calcext:value-type="float">
            <text:p>51.5394</text:p>
          </table:table-cell>
          <table:table-cell office:value-type="float" office:value="905.962" calcext:value-type="float">
            <text:p>905.96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1.2642" calcext:value-type="float">
            <text:p>41.2642</text:p>
          </table:table-cell>
          <table:table-cell office:value-type="float" office:value="52.678" calcext:value-type="float">
            <text:p>52.678</text:p>
          </table:table-cell>
          <table:table-cell office:value-type="float" office:value="906.058" calcext:value-type="float">
            <text:p>906.05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0.084" calcext:value-type="float">
            <text:p>40.084</text:p>
          </table:table-cell>
          <table:table-cell office:value-type="float" office:value="53.8235" calcext:value-type="float">
            <text:p>53.8235</text:p>
          </table:table-cell>
          <table:table-cell office:value-type="float" office:value="906.093" calcext:value-type="float">
            <text:p>906.09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8.9557" calcext:value-type="float">
            <text:p>38.9557</text:p>
          </table:table-cell>
          <table:table-cell office:value-type="float" office:value="54.9754" calcext:value-type="float">
            <text:p>54.9754</text:p>
          </table:table-cell>
          <table:table-cell office:value-type="float" office:value="906.069" calcext:value-type="float">
            <text:p>906.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8769" calcext:value-type="float">
            <text:p>37.8769</text:p>
          </table:table-cell>
          <table:table-cell office:value-type="float" office:value="56.1335" calcext:value-type="float">
            <text:p>56.1335</text:p>
          </table:table-cell>
          <table:table-cell office:value-type="float" office:value="905.99" calcext:value-type="float">
            <text:p>905.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6.8452" calcext:value-type="float">
            <text:p>36.8452</text:p>
          </table:table-cell>
          <table:table-cell office:value-type="float" office:value="57.2976" calcext:value-type="float">
            <text:p>57.2976</text:p>
          </table:table-cell>
          <table:table-cell office:value-type="float" office:value="905.857" calcext:value-type="float">
            <text:p>905.85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5.8587" calcext:value-type="float">
            <text:p>35.8587</text:p>
          </table:table-cell>
          <table:table-cell office:value-type="float" office:value="58.4673" calcext:value-type="float">
            <text:p>58.4673</text:p>
          </table:table-cell>
          <table:table-cell office:value-type="float" office:value="905.674" calcext:value-type="float">
            <text:p>905.67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4.915" calcext:value-type="float">
            <text:p>34.915</text:p>
          </table:table-cell>
          <table:table-cell office:value-type="float" office:value="59.6424" calcext:value-type="float">
            <text:p>59.6424</text:p>
          </table:table-cell>
          <table:table-cell office:value-type="float" office:value="905.443" calcext:value-type="float">
            <text:p>905.44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4.0125" calcext:value-type="float">
            <text:p>34.0125</text:p>
          </table:table-cell>
          <table:table-cell office:value-type="float" office:value="60.8225" calcext:value-type="float">
            <text:p>60.8225</text:p>
          </table:table-cell>
          <table:table-cell office:value-type="float" office:value="905.165" calcext:value-type="float">
            <text:p>905.16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3.1491" calcext:value-type="float">
            <text:p>33.1491</text:p>
          </table:table-cell>
          <table:table-cell office:value-type="float" office:value="62.0075" calcext:value-type="float">
            <text:p>62.0075</text:p>
          </table:table-cell>
          <table:table-cell office:value-type="float" office:value="904.843" calcext:value-type="float">
            <text:p>904.84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2.3232" calcext:value-type="float">
            <text:p>32.3232</text:p>
          </table:table-cell>
          <table:table-cell office:value-type="float" office:value="63.1969" calcext:value-type="float">
            <text:p>63.1969</text:p>
          </table:table-cell>
          <table:table-cell office:value-type="float" office:value="904.48" calcext:value-type="float">
            <text:p>904.4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1.533" calcext:value-type="float">
            <text:p>31.533</text:p>
          </table:table-cell>
          <table:table-cell office:value-type="float" office:value="64.3906" calcext:value-type="float">
            <text:p>64.3906</text:p>
          </table:table-cell>
          <table:table-cell office:value-type="float" office:value="904.076" calcext:value-type="float">
            <text:p>904.07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0.7771" calcext:value-type="float">
            <text:p>30.7771</text:p>
          </table:table-cell>
          <table:table-cell office:value-type="float" office:value="65.5882" calcext:value-type="float">
            <text:p>65.5882</text:p>
          </table:table-cell>
          <table:table-cell office:value-type="float" office:value="903.635" calcext:value-type="float">
            <text:p>903.63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0.0538" calcext:value-type="float">
            <text:p>30.0538</text:p>
          </table:table-cell>
          <table:table-cell office:value-type="float" office:value="66.7895" calcext:value-type="float">
            <text:p>66.7895</text:p>
          </table:table-cell>
          <table:table-cell office:value-type="float" office:value="903.157" calcext:value-type="float">
            <text:p>903.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3618" calcext:value-type="float">
            <text:p>29.3618</text:p>
          </table:table-cell>
          <table:table-cell office:value-type="float" office:value="67.9942" calcext:value-type="float">
            <text:p>67.9942</text:p>
          </table:table-cell>
          <table:table-cell office:value-type="float" office:value="902.644" calcext:value-type="float">
            <text:p>902.64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8.6998" calcext:value-type="float">
            <text:p>28.6998</text:p>
          </table:table-cell>
          <table:table-cell office:value-type="float" office:value="69.202" calcext:value-type="float">
            <text:p>69.202</text:p>
          </table:table-cell>
          <table:table-cell office:value-type="float" office:value="902.098" calcext:value-type="float">
            <text:p>902.09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8.0664" calcext:value-type="float">
            <text:p>28.0664</text:p>
          </table:table-cell>
          <table:table-cell office:value-type="float" office:value="70.4127" calcext:value-type="float">
            <text:p>70.4127</text:p>
          </table:table-cell>
          <table:table-cell office:value-type="float" office:value="901.521" calcext:value-type="float">
            <text:p>901.52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71.626" calcext:value-type="float">
            <text:p>71.626</text:p>
          </table:table-cell>
          <table:table-cell office:value-type="float" office:value="900.914" calcext:value-type="float">
            <text:p>900.91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6.8807" calcext:value-type="float">
            <text:p>26.8807</text:p>
          </table:table-cell>
          <table:table-cell office:value-type="float" office:value="72.8416" calcext:value-type="float">
            <text:p>72.8416</text:p>
          </table:table-cell>
          <table:table-cell office:value-type="float" office:value="900.278" calcext:value-type="float">
            <text:p>900.27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6.3262" calcext:value-type="float">
            <text:p>26.3262</text:p>
          </table:table-cell>
          <table:table-cell office:value-type="float" office:value="74.0593" calcext:value-type="float">
            <text:p>74.0593</text:p>
          </table:table-cell>
          <table:table-cell office:value-type="float" office:value="899.615" calcext:value-type="float">
            <text:p>899.61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5.7958" calcext:value-type="float">
            <text:p>25.7958</text:p>
          </table:table-cell>
          <table:table-cell office:value-type="float" office:value="75.2787" calcext:value-type="float">
            <text:p>75.2787</text:p>
          </table:table-cell>
          <table:table-cell office:value-type="float" office:value="898.926" calcext:value-type="float">
            <text:p>898.92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5.2885" calcext:value-type="float">
            <text:p>25.2885</text:p>
          </table:table-cell>
          <table:table-cell office:value-type="float" office:value="76.4997" calcext:value-type="float">
            <text:p>76.4997</text:p>
          </table:table-cell>
          <table:table-cell office:value-type="float" office:value="898.212" calcext:value-type="float">
            <text:p>898.21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4.8034" calcext:value-type="float">
            <text:p>24.8034</text:p>
          </table:table-cell>
          <table:table-cell office:value-type="float" office:value="77.722" calcext:value-type="float">
            <text:p>77.722</text:p>
          </table:table-cell>
          <table:table-cell office:value-type="float" office:value="897.475" calcext:value-type="float">
            <text:p>897.47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4.3397" calcext:value-type="float">
            <text:p>24.3397</text:p>
          </table:table-cell>
          <table:table-cell office:value-type="float" office:value="78.9453" calcext:value-type="float">
            <text:p>78.9453</text:p>
          </table:table-cell>
          <table:table-cell office:value-type="float" office:value="896.715" calcext:value-type="float">
            <text:p>896.7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8964" calcext:value-type="float">
            <text:p>23.8964</text:p>
          </table:table-cell>
          <table:table-cell office:value-type="float" office:value="80.1693" calcext:value-type="float">
            <text:p>80.1693</text:p>
          </table:table-cell>
          <table:table-cell office:value-type="float" office:value="895.934" calcext:value-type="float">
            <text:p>895.93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3.4728" calcext:value-type="float">
            <text:p>23.4728</text:p>
          </table:table-cell>
          <table:table-cell office:value-type="float" office:value="81.3938" calcext:value-type="float">
            <text:p>81.3938</text:p>
          </table:table-cell>
          <table:table-cell office:value-type="float" office:value="895.133" calcext:value-type="float">
            <text:p>895.13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3.0681" calcext:value-type="float">
            <text:p>23.0681</text:p>
          </table:table-cell>
          <table:table-cell office:value-type="float" office:value="82.6186" calcext:value-type="float">
            <text:p>82.6186</text:p>
          </table:table-cell>
          <table:table-cell office:value-type="float" office:value="894.313" calcext:value-type="float">
            <text:p>894.31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2.6816" calcext:value-type="float">
            <text:p>22.6816</text:p>
          </table:table-cell>
          <table:table-cell office:value-type="float" office:value="83.8434" calcext:value-type="float">
            <text:p>83.8434</text:p>
          </table:table-cell>
          <table:table-cell office:value-type="float" office:value="893.475" calcext:value-type="float">
            <text:p>893.47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2.3126" calcext:value-type="float">
            <text:p>22.3126</text:p>
          </table:table-cell>
          <table:table-cell office:value-type="float" office:value="85.0679" calcext:value-type="float">
            <text:p>85.0679</text:p>
          </table:table-cell>
          <table:table-cell office:value-type="float" office:value="892.62" calcext:value-type="float">
            <text:p>892.6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1.9604" calcext:value-type="float">
            <text:p>21.9604</text:p>
          </table:table-cell>
          <table:table-cell office:value-type="float" office:value="86.2918" calcext:value-type="float">
            <text:p>86.2918</text:p>
          </table:table-cell>
          <table:table-cell office:value-type="float" office:value="891.748" calcext:value-type="float">
            <text:p>891.74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1.6245" calcext:value-type="float">
            <text:p>21.6245</text:p>
          </table:table-cell>
          <table:table-cell office:value-type="float" office:value="87.5151" calcext:value-type="float">
            <text:p>87.5151</text:p>
          </table:table-cell>
          <table:table-cell office:value-type="float" office:value="890.86" calcext:value-type="float">
            <text:p>890.8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1.3042" calcext:value-type="float">
            <text:p>21.3042</text:p>
          </table:table-cell>
          <table:table-cell office:value-type="float" office:value="88.7372" calcext:value-type="float">
            <text:p>88.7372</text:p>
          </table:table-cell>
          <table:table-cell office:value-type="float" office:value="889.959" calcext:value-type="float">
            <text:p>889.95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0.9989" calcext:value-type="float">
            <text:p>20.9989</text:p>
          </table:table-cell>
          <table:table-cell office:value-type="float" office:value="89.9582" calcext:value-type="float">
            <text:p>89.9582</text:p>
          </table:table-cell>
          <table:table-cell office:value-type="float" office:value="889.043" calcext:value-type="float">
            <text:p>889.04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0.7082" calcext:value-type="float">
            <text:p>20.7082</text:p>
          </table:table-cell>
          <table:table-cell office:value-type="float" office:value="91.1776" calcext:value-type="float">
            <text:p>91.1776</text:p>
          </table:table-cell>
          <table:table-cell office:value-type="float" office:value="888.114" calcext:value-type="float">
            <text:p>888.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4316" calcext:value-type="float">
            <text:p>20.4316</text:p>
          </table:table-cell>
          <table:table-cell office:value-type="float" office:value="92.3952" calcext:value-type="float">
            <text:p>92.3952</text:p>
          </table:table-cell>
          <table:table-cell office:value-type="float" office:value="887.173" calcext:value-type="float">
            <text:p>887.17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0.1685" calcext:value-type="float">
            <text:p>20.1685</text:p>
          </table:table-cell>
          <table:table-cell office:value-type="float" office:value="93.6108" calcext:value-type="float">
            <text:p>93.6108</text:p>
          </table:table-cell>
          <table:table-cell office:value-type="float" office:value="886.221" calcext:value-type="float">
            <text:p>886.22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9.9186" calcext:value-type="float">
            <text:p>19.9186</text:p>
          </table:table-cell>
          <table:table-cell office:value-type="float" office:value="94.8242" calcext:value-type="float">
            <text:p>94.8242</text:p>
          </table:table-cell>
          <table:table-cell office:value-type="float" office:value="885.257" calcext:value-type="float">
            <text:p>885.257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9.6814" calcext:value-type="float">
            <text:p>19.6814</text:p>
          </table:table-cell>
          <table:table-cell office:value-type="float" office:value="96.035" calcext:value-type="float">
            <text:p>96.035</text:p>
          </table:table-cell>
          <table:table-cell office:value-type="float" office:value="884.284" calcext:value-type="float">
            <text:p>884.28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9.4564" calcext:value-type="float">
            <text:p>19.4564</text:p>
          </table:table-cell>
          <table:table-cell office:value-type="float" office:value="97.2431" calcext:value-type="float">
            <text:p>97.2431</text:p>
          </table:table-cell>
          <table:table-cell office:value-type="float" office:value="883.3" calcext:value-type="float">
            <text:p>883.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9.2434" calcext:value-type="float">
            <text:p>19.2434</text:p>
          </table:table-cell>
          <table:table-cell office:value-type="float" office:value="98.4482" calcext:value-type="float">
            <text:p>98.4482</text:p>
          </table:table-cell>
          <table:table-cell office:value-type="float" office:value="882.308" calcext:value-type="float">
            <text:p>882.30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9.0419" calcext:value-type="float">
            <text:p>19.0419</text:p>
          </table:table-cell>
          <table:table-cell office:value-type="float" office:value="99.65" calcext:value-type="float">
            <text:p>99.65</text:p>
          </table:table-cell>
          <table:table-cell office:value-type="float" office:value="881.308" calcext:value-type="float">
            <text:p>881.30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8.8517" calcext:value-type="float">
            <text:p>18.8517</text:p>
          </table:table-cell>
          <table:table-cell office:value-type="float" office:value="100.848" calcext:value-type="float">
            <text:p>100.848</text:p>
          </table:table-cell>
          <table:table-cell office:value-type="float" office:value="880.3" calcext:value-type="float">
            <text:p>880.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8.6723" calcext:value-type="float">
            <text:p>18.6723</text:p>
          </table:table-cell>
          <table:table-cell office:value-type="float" office:value="102.043" calcext:value-type="float">
            <text:p>102.043</text:p>
          </table:table-cell>
          <table:table-cell office:value-type="float" office:value="879.285" calcext:value-type="float">
            <text:p>879.28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8.5035" calcext:value-type="float">
            <text:p>18.5035</text:p>
          </table:table-cell>
          <table:table-cell office:value-type="float" office:value="103.233" calcext:value-type="float">
            <text:p>103.233</text:p>
          </table:table-cell>
          <table:table-cell office:value-type="float" office:value="878.263" calcext:value-type="float">
            <text:p>878.2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345" calcext:value-type="float">
            <text:p>18.345</text:p>
          </table:table-cell>
          <table:table-cell office:value-type="float" office:value="104.42" calcext:value-type="float">
            <text:p>104.42</text:p>
          </table:table-cell>
          <table:table-cell office:value-type="float" office:value="877.235" calcext:value-type="float">
            <text:p>877.23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8.1965" calcext:value-type="float">
            <text:p>18.1965</text:p>
          </table:table-cell>
          <table:table-cell office:value-type="float" office:value="105.602" calcext:value-type="float">
            <text:p>105.602</text:p>
          </table:table-cell>
          <table:table-cell office:value-type="float" office:value="876.202" calcext:value-type="float">
            <text:p>876.20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8.0577" calcext:value-type="float">
            <text:p>18.0577</text:p>
          </table:table-cell>
          <table:table-cell office:value-type="float" office:value="106.779" calcext:value-type="float">
            <text:p>106.779</text:p>
          </table:table-cell>
          <table:table-cell office:value-type="float" office:value="875.164" calcext:value-type="float">
            <text:p>875.16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7.9285" calcext:value-type="float">
            <text:p>17.9285</text:p>
          </table:table-cell>
          <table:table-cell office:value-type="float" office:value="107.951" calcext:value-type="float">
            <text:p>107.951</text:p>
          </table:table-cell>
          <table:table-cell office:value-type="float" office:value="874.121" calcext:value-type="float">
            <text:p>874.12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8086" calcext:value-type="float">
            <text:p>17.8086</text:p>
          </table:table-cell>
          <table:table-cell office:value-type="float" office:value="109.117" calcext:value-type="float">
            <text:p>109.117</text:p>
          </table:table-cell>
          <table:table-cell office:value-type="float" office:value="873.074" calcext:value-type="float">
            <text:p>873.07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.6977" calcext:value-type="float">
            <text:p>17.6977</text:p>
          </table:table-cell>
          <table:table-cell office:value-type="float" office:value="110.279" calcext:value-type="float">
            <text:p>110.279</text:p>
          </table:table-cell>
          <table:table-cell office:value-type="float" office:value="872.024" calcext:value-type="float">
            <text:p>872.02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5958" calcext:value-type="float">
            <text:p>17.5958</text:p>
          </table:table-cell>
          <table:table-cell office:value-type="float" office:value="111.434" calcext:value-type="float">
            <text:p>111.434</text:p>
          </table:table-cell>
          <table:table-cell office:value-type="float" office:value="870.97" calcext:value-type="float">
            <text:p>870.9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7.5025" calcext:value-type="float">
            <text:p>17.5025</text:p>
          </table:table-cell>
          <table:table-cell office:value-type="float" office:value="112.583" calcext:value-type="float">
            <text:p>112.583</text:p>
          </table:table-cell>
          <table:table-cell office:value-type="float" office:value="869.914" calcext:value-type="float">
            <text:p>869.91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4177" calcext:value-type="float">
            <text:p>17.4177</text:p>
          </table:table-cell>
          <table:table-cell office:value-type="float" office:value="113.727" calcext:value-type="float">
            <text:p>113.727</text:p>
          </table:table-cell>
          <table:table-cell office:value-type="float" office:value="868.856" calcext:value-type="float">
            <text:p>868.85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7.3413" calcext:value-type="float">
            <text:p>17.3413</text:p>
          </table:table-cell>
          <table:table-cell office:value-type="float" office:value="114.863" calcext:value-type="float">
            <text:p>114.863</text:p>
          </table:table-cell>
          <table:table-cell office:value-type="float" office:value="867.796" calcext:value-type="float">
            <text:p>867.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273" calcext:value-type="float">
            <text:p>17.273</text:p>
          </table:table-cell>
          <table:table-cell office:value-type="float" office:value="115.993" calcext:value-type="float">
            <text:p>115.993</text:p>
          </table:table-cell>
          <table:table-cell office:value-type="float" office:value="866.734" calcext:value-type="float">
            <text:p>866.73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.2128" calcext:value-type="float">
            <text:p>17.2128</text:p>
          </table:table-cell>
          <table:table-cell office:value-type="float" office:value="117.115" calcext:value-type="float">
            <text:p>117.115</text:p>
          </table:table-cell>
          <table:table-cell office:value-type="float" office:value="865.672" calcext:value-type="float">
            <text:p>865.67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1605" calcext:value-type="float">
            <text:p>17.1605</text:p>
          </table:table-cell>
          <table:table-cell office:value-type="float" office:value="118.231" calcext:value-type="float">
            <text:p>118.231</text:p>
          </table:table-cell>
          <table:table-cell office:value-type="float" office:value="864.609" calcext:value-type="float">
            <text:p>864.60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.116" calcext:value-type="float">
            <text:p>17.116</text:p>
          </table:table-cell>
          <table:table-cell office:value-type="float" office:value="119.338" calcext:value-type="float">
            <text:p>119.338</text:p>
          </table:table-cell>
          <table:table-cell office:value-type="float" office:value="863.546" calcext:value-type="float">
            <text:p>863.54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0792" calcext:value-type="float">
            <text:p>17.0792</text:p>
          </table:table-cell>
          <table:table-cell office:value-type="float" office:value="120.438" calcext:value-type="float">
            <text:p>120.438</text:p>
          </table:table-cell>
          <table:table-cell office:value-type="float" office:value="862.483" calcext:value-type="float">
            <text:p>862.48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05" calcext:value-type="float">
            <text:p>17.05</text:p>
          </table:table-cell>
          <table:table-cell office:value-type="float" office:value="121.529" calcext:value-type="float">
            <text:p>121.529</text:p>
          </table:table-cell>
          <table:table-cell office:value-type="float" office:value="861.421" calcext:value-type="float">
            <text:p>861.42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0282" calcext:value-type="float">
            <text:p>17.0282</text:p>
          </table:table-cell>
          <table:table-cell office:value-type="float" office:value="122.612" calcext:value-type="float">
            <text:p>122.612</text:p>
          </table:table-cell>
          <table:table-cell office:value-type="float" office:value="860.359" calcext:value-type="float">
            <text:p>860.35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.0138" calcext:value-type="float">
            <text:p>17.0138</text:p>
          </table:table-cell>
          <table:table-cell office:value-type="float" office:value="123.687" calcext:value-type="float">
            <text:p>123.687</text:p>
          </table:table-cell>
          <table:table-cell office:value-type="float" office:value="859.299" calcext:value-type="float">
            <text:p>859.29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.0067" calcext:value-type="float">
            <text:p>17.0067</text:p>
          </table:table-cell>
          <table:table-cell office:value-type="float" office:value="124.752" calcext:value-type="float">
            <text:p>124.752</text:p>
          </table:table-cell>
          <table:table-cell office:value-type="float" office:value="858.241" calcext:value-type="float">
            <text:p>858.24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.0069" calcext:value-type="float">
            <text:p>17.0069</text:p>
          </table:table-cell>
          <table:table-cell office:value-type="float" office:value="125.808" calcext:value-type="float">
            <text:p>125.808</text:p>
          </table:table-cell>
          <table:table-cell office:value-type="float" office:value="857.185" calcext:value-type="float">
            <text:p>857.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0142" calcext:value-type="float">
            <text:p>17.0142</text:p>
          </table:table-cell>
          <table:table-cell office:value-type="float" office:value="126.854" calcext:value-type="float">
            <text:p>126.854</text:p>
          </table:table-cell>
          <table:table-cell office:value-type="float" office:value="856.132" calcext:value-type="float">
            <text:p>856.13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.0286" calcext:value-type="float">
            <text:p>17.0286</text:p>
          </table:table-cell>
          <table:table-cell office:value-type="float" office:value="127.891" calcext:value-type="float">
            <text:p>127.891</text:p>
          </table:table-cell>
          <table:table-cell office:value-type="float" office:value="855.081" calcext:value-type="float">
            <text:p>855.08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.0501" calcext:value-type="float">
            <text:p>17.0501</text:p>
          </table:table-cell>
          <table:table-cell office:value-type="float" office:value="128.917" calcext:value-type="float">
            <text:p>128.917</text:p>
          </table:table-cell>
          <table:table-cell office:value-type="float" office:value="854.033" calcext:value-type="float">
            <text:p>854.033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.0786" calcext:value-type="float">
            <text:p>17.0786</text:p>
          </table:table-cell>
          <table:table-cell office:value-type="float" office:value="129.933" calcext:value-type="float">
            <text:p>129.933</text:p>
          </table:table-cell>
          <table:table-cell office:value-type="float" office:value="852.989" calcext:value-type="float">
            <text:p>852.98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.1141" calcext:value-type="float">
            <text:p>17.1141</text:p>
          </table:table-cell>
          <table:table-cell office:value-type="float" office:value="130.938" calcext:value-type="float">
            <text:p>130.938</text:p>
          </table:table-cell>
          <table:table-cell office:value-type="float" office:value="851.948" calcext:value-type="float">
            <text:p>851.94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.1565" calcext:value-type="float">
            <text:p>17.1565</text:p>
          </table:table-cell>
          <table:table-cell office:value-type="float" office:value="131.931" calcext:value-type="float">
            <text:p>131.931</text:p>
          </table:table-cell>
          <table:table-cell office:value-type="float" office:value="850.912" calcext:value-type="float">
            <text:p>850.91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.2058" calcext:value-type="float">
            <text:p>17.2058</text:p>
          </table:table-cell>
          <table:table-cell office:value-type="float" office:value="132.914" calcext:value-type="float">
            <text:p>132.914</text:p>
          </table:table-cell>
          <table:table-cell office:value-type="float" office:value="849.88" calcext:value-type="float">
            <text:p>849.8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.262" calcext:value-type="float">
            <text:p>17.262</text:p>
          </table:table-cell>
          <table:table-cell office:value-type="float" office:value="133.884" calcext:value-type="float">
            <text:p>133.884</text:p>
          </table:table-cell>
          <table:table-cell office:value-type="float" office:value="848.854" calcext:value-type="float">
            <text:p>848.85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.3251" calcext:value-type="float">
            <text:p>17.3251</text:p>
          </table:table-cell>
          <table:table-cell office:value-type="float" office:value="134.843" calcext:value-type="float">
            <text:p>134.843</text:p>
          </table:table-cell>
          <table:table-cell office:value-type="float" office:value="847.832" calcext:value-type="float">
            <text:p>847.832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.3951" calcext:value-type="float">
            <text:p>17.3951</text:p>
          </table:table-cell>
          <table:table-cell office:value-type="float" office:value="135.789" calcext:value-type="float">
            <text:p>135.789</text:p>
          </table:table-cell>
          <table:table-cell office:value-type="float" office:value="846.816" calcext:value-type="float">
            <text:p>846.8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4719" calcext:value-type="float">
            <text:p>17.4719</text:p>
          </table:table-cell>
          <table:table-cell office:value-type="float" office:value="136.723" calcext:value-type="float">
            <text:p>136.723</text:p>
          </table:table-cell>
          <table:table-cell office:value-type="float" office:value="845.805" calcext:value-type="float">
            <text:p>845.80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.5556" calcext:value-type="float">
            <text:p>17.5556</text:p>
          </table:table-cell>
          <table:table-cell office:value-type="float" office:value="137.643" calcext:value-type="float">
            <text:p>137.643</text:p>
          </table:table-cell>
          <table:table-cell office:value-type="float" office:value="844.801" calcext:value-type="float">
            <text:p>844.80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6461" calcext:value-type="float">
            <text:p>17.6461</text:p>
          </table:table-cell>
          <table:table-cell office:value-type="float" office:value="138.55" calcext:value-type="float">
            <text:p>138.55</text:p>
          </table:table-cell>
          <table:table-cell office:value-type="float" office:value="843.804" calcext:value-type="float">
            <text:p>843.80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.7435" calcext:value-type="float">
            <text:p>17.7435</text:p>
          </table:table-cell>
          <table:table-cell office:value-type="float" office:value="139.444" calcext:value-type="float">
            <text:p>139.444</text:p>
          </table:table-cell>
          <table:table-cell office:value-type="float" office:value="842.813" calcext:value-type="float">
            <text:p>842.81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8478" calcext:value-type="float">
            <text:p>17.8478</text:p>
          </table:table-cell>
          <table:table-cell office:value-type="float" office:value="140.323" calcext:value-type="float">
            <text:p>140.323</text:p>
          </table:table-cell>
          <table:table-cell office:value-type="float" office:value="841.829" calcext:value-type="float">
            <text:p>841.82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.9589" calcext:value-type="float">
            <text:p>17.9589</text:p>
          </table:table-cell>
          <table:table-cell office:value-type="float" office:value="141.188" calcext:value-type="float">
            <text:p>141.188</text:p>
          </table:table-cell>
          <table:table-cell office:value-type="float" office:value="840.853" calcext:value-type="float">
            <text:p>840.85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8.077" calcext:value-type="float">
            <text:p>18.077</text:p>
          </table:table-cell>
          <table:table-cell office:value-type="float" office:value="142.039" calcext:value-type="float">
            <text:p>142.039</text:p>
          </table:table-cell>
          <table:table-cell office:value-type="float" office:value="839.884" calcext:value-type="float">
            <text:p>839.88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8.2019" calcext:value-type="float">
            <text:p>18.2019</text:p>
          </table:table-cell>
          <table:table-cell office:value-type="float" office:value="142.874" calcext:value-type="float">
            <text:p>142.874</text:p>
          </table:table-cell>
          <table:table-cell office:value-type="float" office:value="838.924" calcext:value-type="float">
            <text:p>838.92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8.3338" calcext:value-type="float">
            <text:p>18.3338</text:p>
          </table:table-cell>
          <table:table-cell office:value-type="float" office:value="143.694" calcext:value-type="float">
            <text:p>143.694</text:p>
          </table:table-cell>
          <table:table-cell office:value-type="float" office:value="837.972" calcext:value-type="float">
            <text:p>837.97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8.4727" calcext:value-type="float">
            <text:p>18.4727</text:p>
          </table:table-cell>
          <table:table-cell office:value-type="float" office:value="144.498" calcext:value-type="float">
            <text:p>144.498</text:p>
          </table:table-cell>
          <table:table-cell office:value-type="float" office:value="837.029" calcext:value-type="float">
            <text:p>837.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6186" calcext:value-type="float">
            <text:p>18.6186</text:p>
          </table:table-cell>
          <table:table-cell office:value-type="float" office:value="145.286" calcext:value-type="float">
            <text:p>145.286</text:p>
          </table:table-cell>
          <table:table-cell office:value-type="float" office:value="836.096" calcext:value-type="float">
            <text:p>836.09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46.057" calcext:value-type="float">
            <text:p>146.057</text:p>
          </table:table-cell>
          <table:table-cell office:value-type="float" office:value="835.171" calcext:value-type="float">
            <text:p>835.17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146.812" calcext:value-type="float">
            <text:p>146.812</text:p>
          </table:table-cell>
          <table:table-cell office:value-type="float" office:value="834.257" calcext:value-type="float">
            <text:p>834.25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9.0983" calcext:value-type="float">
            <text:p>19.0983</text:p>
          </table:table-cell>
          <table:table-cell office:value-type="float" office:value="147.55" calcext:value-type="float">
            <text:p>147.55</text:p>
          </table:table-cell>
          <table:table-cell office:value-type="float" office:value="833.352" calcext:value-type="float">
            <text:p>833.352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9.2724" calcext:value-type="float">
            <text:p>19.2724</text:p>
          </table:table-cell>
          <table:table-cell office:value-type="float" office:value="148.27" calcext:value-type="float">
            <text:p>148.27</text:p>
          </table:table-cell>
          <table:table-cell office:value-type="float" office:value="832.458" calcext:value-type="float">
            <text:p>832.45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.4536" calcext:value-type="float">
            <text:p>19.4536</text:p>
          </table:table-cell>
          <table:table-cell office:value-type="float" office:value="148.972" calcext:value-type="float">
            <text:p>148.972</text:p>
          </table:table-cell>
          <table:table-cell office:value-type="float" office:value="831.575" calcext:value-type="float">
            <text:p>831.57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9.6419" calcext:value-type="float">
            <text:p>19.6419</text:p>
          </table:table-cell>
          <table:table-cell office:value-type="float" office:value="149.656" calcext:value-type="float">
            <text:p>149.656</text:p>
          </table:table-cell>
          <table:table-cell office:value-type="float" office:value="830.702" calcext:value-type="float">
            <text:p>830.70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9.8375" calcext:value-type="float">
            <text:p>19.8375</text:p>
          </table:table-cell>
          <table:table-cell office:value-type="float" office:value="150.321" calcext:value-type="float">
            <text:p>150.321</text:p>
          </table:table-cell>
          <table:table-cell office:value-type="float" office:value="829.842" calcext:value-type="float">
            <text:p>829.84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0.0403" calcext:value-type="float">
            <text:p>20.0403</text:p>
          </table:table-cell>
          <table:table-cell office:value-type="float" office:value="150.967" calcext:value-type="float">
            <text:p>150.967</text:p>
          </table:table-cell>
          <table:table-cell office:value-type="float" office:value="828.993" calcext:value-type="float">
            <text:p>828.99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0.2503" calcext:value-type="float">
            <text:p>20.2503</text:p>
          </table:table-cell>
          <table:table-cell office:value-type="float" office:value="151.594" calcext:value-type="float">
            <text:p>151.594</text:p>
          </table:table-cell>
          <table:table-cell office:value-type="float" office:value="828.156" calcext:value-type="float">
            <text:p>828.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4675" calcext:value-type="float">
            <text:p>20.4675</text:p>
          </table:table-cell>
          <table:table-cell office:value-type="float" office:value="152.201" calcext:value-type="float">
            <text:p>152.201</text:p>
          </table:table-cell>
          <table:table-cell office:value-type="float" office:value="827.331" calcext:value-type="float">
            <text:p>827.33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0.6921" calcext:value-type="float">
            <text:p>20.6921</text:p>
          </table:table-cell>
          <table:table-cell office:value-type="float" office:value="152.788" calcext:value-type="float">
            <text:p>152.788</text:p>
          </table:table-cell>
          <table:table-cell office:value-type="float" office:value="826.52" calcext:value-type="float">
            <text:p>826.5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0.9239" calcext:value-type="float">
            <text:p>20.9239</text:p>
          </table:table-cell>
          <table:table-cell office:value-type="float" office:value="153.355" calcext:value-type="float">
            <text:p>153.355</text:p>
          </table:table-cell>
          <table:table-cell office:value-type="float" office:value="825.721" calcext:value-type="float">
            <text:p>825.72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1.1631" calcext:value-type="float">
            <text:p>21.1631</text:p>
          </table:table-cell>
          <table:table-cell office:value-type="float" office:value="153.901" calcext:value-type="float">
            <text:p>153.901</text:p>
          </table:table-cell>
          <table:table-cell office:value-type="float" office:value="824.936" calcext:value-type="float">
            <text:p>824.93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1.4096" calcext:value-type="float">
            <text:p>21.4096</text:p>
          </table:table-cell>
          <table:table-cell office:value-type="float" office:value="154.425" calcext:value-type="float">
            <text:p>154.425</text:p>
          </table:table-cell>
          <table:table-cell office:value-type="float" office:value="824.165" calcext:value-type="float">
            <text:p>824.16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1.6635" calcext:value-type="float">
            <text:p>21.6635</text:p>
          </table:table-cell>
          <table:table-cell office:value-type="float" office:value="154.929" calcext:value-type="float">
            <text:p>154.929</text:p>
          </table:table-cell>
          <table:table-cell office:value-type="float" office:value="823.408" calcext:value-type="float">
            <text:p>823.40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1.9247" calcext:value-type="float">
            <text:p>21.9247</text:p>
          </table:table-cell>
          <table:table-cell office:value-type="float" office:value="155.41" calcext:value-type="float">
            <text:p>155.41</text:p>
          </table:table-cell>
          <table:table-cell office:value-type="float" office:value="822.665" calcext:value-type="float">
            <text:p>822.66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2.1933" calcext:value-type="float">
            <text:p>22.1933</text:p>
          </table:table-cell>
          <table:table-cell office:value-type="float" office:value="155.87" calcext:value-type="float">
            <text:p>155.87</text:p>
          </table:table-cell>
          <table:table-cell office:value-type="float" office:value="821.937" calcext:value-type="float">
            <text:p>821.93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2.4692" calcext:value-type="float">
            <text:p>22.4692</text:p>
          </table:table-cell>
          <table:table-cell office:value-type="float" office:value="156.306" calcext:value-type="float">
            <text:p>156.306</text:p>
          </table:table-cell>
          <table:table-cell office:value-type="float" office:value="821.224" calcext:value-type="float">
            <text:p>821.22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2.7524" calcext:value-type="float">
            <text:p>22.7524</text:p>
          </table:table-cell>
          <table:table-cell office:value-type="float" office:value="156.72" calcext:value-type="float">
            <text:p>156.72</text:p>
          </table:table-cell>
          <table:table-cell office:value-type="float" office:value="820.527" calcext:value-type="float">
            <text:p>820.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043" calcext:value-type="float">
            <text:p>23.043</text:p>
          </table:table-cell>
          <table:table-cell office:value-type="float" office:value="157.111" calcext:value-type="float">
            <text:p>157.111</text:p>
          </table:table-cell>
          <table:table-cell office:value-type="float" office:value="819.846" calcext:value-type="float">
            <text:p>819.84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3.3408" calcext:value-type="float">
            <text:p>23.3408</text:p>
          </table:table-cell>
          <table:table-cell office:value-type="float" office:value="157.479" calcext:value-type="float">
            <text:p>157.479</text:p>
          </table:table-cell>
          <table:table-cell office:value-type="float" office:value="819.18" calcext:value-type="float">
            <text:p>819.1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3.6459" calcext:value-type="float">
            <text:p>23.6459</text:p>
          </table:table-cell>
          <table:table-cell office:value-type="float" office:value="157.823" calcext:value-type="float">
            <text:p>157.823</text:p>
          </table:table-cell>
          <table:table-cell office:value-type="float" office:value="818.531" calcext:value-type="float">
            <text:p>818.531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3.9582" calcext:value-type="float">
            <text:p>23.9582</text:p>
          </table:table-cell>
          <table:table-cell office:value-type="float" office:value="158.143" calcext:value-type="float">
            <text:p>158.143</text:p>
          </table:table-cell>
          <table:table-cell office:value-type="float" office:value="817.899" calcext:value-type="float">
            <text:p>817.899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4.2776" calcext:value-type="float">
            <text:p>24.2776</text:p>
          </table:table-cell>
          <table:table-cell office:value-type="float" office:value="158.438" calcext:value-type="float">
            <text:p>158.438</text:p>
          </table:table-cell>
          <table:table-cell office:value-type="float" office:value="817.284" calcext:value-type="float">
            <text:p>817.28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4.6041" calcext:value-type="float">
            <text:p>24.6041</text:p>
          </table:table-cell>
          <table:table-cell office:value-type="float" office:value="158.709" calcext:value-type="float">
            <text:p>158.709</text:p>
          </table:table-cell>
          <table:table-cell office:value-type="float" office:value="816.686" calcext:value-type="float">
            <text:p>816.68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4.9376" calcext:value-type="float">
            <text:p>24.9376</text:p>
          </table:table-cell>
          <table:table-cell office:value-type="float" office:value="158.956" calcext:value-type="float">
            <text:p>158.956</text:p>
          </table:table-cell>
          <table:table-cell office:value-type="float" office:value="816.107" calcext:value-type="float">
            <text:p>816.107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5.2781" calcext:value-type="float">
            <text:p>25.2781</text:p>
          </table:table-cell>
          <table:table-cell office:value-type="float" office:value="159.177" calcext:value-type="float">
            <text:p>159.177</text:p>
          </table:table-cell>
          <table:table-cell office:value-type="float" office:value="815.545" calcext:value-type="float">
            <text:p>815.54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5.6254" calcext:value-type="float">
            <text:p>25.6254</text:p>
          </table:table-cell>
          <table:table-cell office:value-type="float" office:value="159.373" calcext:value-type="float">
            <text:p>159.373</text:p>
          </table:table-cell>
          <table:table-cell office:value-type="float" office:value="815.001" calcext:value-type="float">
            <text:p>815.00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5.9794" calcext:value-type="float">
            <text:p>25.9794</text:p>
          </table:table-cell>
          <table:table-cell office:value-type="float" office:value="159.544" calcext:value-type="float">
            <text:p>159.544</text:p>
          </table:table-cell>
          <table:table-cell office:value-type="float" office:value="814.476" calcext:value-type="float">
            <text:p>814.4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3401" calcext:value-type="float">
            <text:p>26.3401</text:p>
          </table:table-cell>
          <table:table-cell office:value-type="float" office:value="159.69" calcext:value-type="float">
            <text:p>159.69</text:p>
          </table:table-cell>
          <table:table-cell office:value-type="float" office:value="813.97" calcext:value-type="float">
            <text:p>813.97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6.7072" calcext:value-type="float">
            <text:p>26.7072</text:p>
          </table:table-cell>
          <table:table-cell office:value-type="float" office:value="159.809" calcext:value-type="float">
            <text:p>159.809</text:p>
          </table:table-cell>
          <table:table-cell office:value-type="float" office:value="813.484" calcext:value-type="float">
            <text:p>813.48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7.0806" calcext:value-type="float">
            <text:p>27.0806</text:p>
          </table:table-cell>
          <table:table-cell office:value-type="float" office:value="159.903" calcext:value-type="float">
            <text:p>159.903</text:p>
          </table:table-cell>
          <table:table-cell office:value-type="float" office:value="813.017" calcext:value-type="float">
            <text:p>813.01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7.4603" calcext:value-type="float">
            <text:p>27.4603</text:p>
          </table:table-cell>
          <table:table-cell office:value-type="float" office:value="159.971" calcext:value-type="float">
            <text:p>159.971</text:p>
          </table:table-cell>
          <table:table-cell office:value-type="float" office:value="812.569" calcext:value-type="float">
            <text:p>812.569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7.8459" calcext:value-type="float">
            <text:p>27.8459</text:p>
          </table:table-cell>
          <table:table-cell office:value-type="float" office:value="160.012" calcext:value-type="float">
            <text:p>160.012</text:p>
          </table:table-cell>
          <table:table-cell office:value-type="float" office:value="812.142" calcext:value-type="float">
            <text:p>812.14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8.2373" calcext:value-type="float">
            <text:p>28.2373</text:p>
          </table:table-cell>
          <table:table-cell office:value-type="float" office:value="160.028" calcext:value-type="float">
            <text:p>160.028</text:p>
          </table:table-cell>
          <table:table-cell office:value-type="float" office:value="811.735" calcext:value-type="float">
            <text:p>811.73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8.6344" calcext:value-type="float">
            <text:p>28.6344</text:p>
          </table:table-cell>
          <table:table-cell office:value-type="float" office:value="160.017" calcext:value-type="float">
            <text:p>160.017</text:p>
          </table:table-cell>
          <table:table-cell office:value-type="float" office:value="811.348" calcext:value-type="float">
            <text:p>811.34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9.0368" calcext:value-type="float">
            <text:p>29.0368</text:p>
          </table:table-cell>
          <table:table-cell office:value-type="float" office:value="159.981" calcext:value-type="float">
            <text:p>159.981</text:p>
          </table:table-cell>
          <table:table-cell office:value-type="float" office:value="810.982" calcext:value-type="float">
            <text:p>810.98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9.4443" calcext:value-type="float">
            <text:p>29.4443</text:p>
          </table:table-cell>
          <table:table-cell office:value-type="float" office:value="159.918" calcext:value-type="float">
            <text:p>159.918</text:p>
          </table:table-cell>
          <table:table-cell office:value-type="float" office:value="810.638" calcext:value-type="float">
            <text:p>810.638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9.8568" calcext:value-type="float">
            <text:p>29.8568</text:p>
          </table:table-cell>
          <table:table-cell office:value-type="float" office:value="159.829" calcext:value-type="float">
            <text:p>159.829</text:p>
          </table:table-cell>
          <table:table-cell office:value-type="float" office:value="810.314" calcext:value-type="float">
            <text:p>810.3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2739" calcext:value-type="float">
            <text:p>30.2739</text:p>
          </table:table-cell>
          <table:table-cell office:value-type="float" office:value="159.714" calcext:value-type="float">
            <text:p>159.714</text:p>
          </table:table-cell>
          <table:table-cell office:value-type="float" office:value="810.012" calcext:value-type="float">
            <text:p>810.01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30.6953" calcext:value-type="float">
            <text:p>30.6953</text:p>
          </table:table-cell>
          <table:table-cell office:value-type="float" office:value="159.573" calcext:value-type="float">
            <text:p>159.573</text:p>
          </table:table-cell>
          <table:table-cell office:value-type="float" office:value="809.731" calcext:value-type="float">
            <text:p>809.73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1.1208" calcext:value-type="float">
            <text:p>31.1208</text:p>
          </table:table-cell>
          <table:table-cell office:value-type="float" office:value="159.407" calcext:value-type="float">
            <text:p>159.407</text:p>
          </table:table-cell>
          <table:table-cell office:value-type="float" office:value="809.472" calcext:value-type="float">
            <text:p>809.472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31.55" calcext:value-type="float">
            <text:p>31.55</text:p>
          </table:table-cell>
          <table:table-cell office:value-type="float" office:value="159.215" calcext:value-type="float">
            <text:p>159.215</text:p>
          </table:table-cell>
          <table:table-cell office:value-type="float" office:value="809.235" calcext:value-type="float">
            <text:p>809.23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1.9826" calcext:value-type="float">
            <text:p>31.9826</text:p>
          </table:table-cell>
          <table:table-cell office:value-type="float" office:value="158.997" calcext:value-type="float">
            <text:p>158.997</text:p>
          </table:table-cell>
          <table:table-cell office:value-type="float" office:value="809.02" calcext:value-type="float">
            <text:p>809.0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32.4183" calcext:value-type="float">
            <text:p>32.4183</text:p>
          </table:table-cell>
          <table:table-cell office:value-type="float" office:value="158.754" calcext:value-type="float">
            <text:p>158.754</text:p>
          </table:table-cell>
          <table:table-cell office:value-type="float" office:value="808.828" calcext:value-type="float">
            <text:p>808.82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2.8566" calcext:value-type="float">
            <text:p>32.8566</text:p>
          </table:table-cell>
          <table:table-cell office:value-type="float" office:value="158.486" calcext:value-type="float">
            <text:p>158.486</text:p>
          </table:table-cell>
          <table:table-cell office:value-type="float" office:value="808.657" calcext:value-type="float">
            <text:p>808.657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3.2973" calcext:value-type="float">
            <text:p>33.2973</text:p>
          </table:table-cell>
          <table:table-cell office:value-type="float" office:value="158.194" calcext:value-type="float">
            <text:p>158.194</text:p>
          </table:table-cell>
          <table:table-cell office:value-type="float" office:value="808.509" calcext:value-type="float">
            <text:p>808.50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157.878" calcext:value-type="float">
            <text:p>157.878</text:p>
          </table:table-cell>
          <table:table-cell office:value-type="float" office:value="808.383" calcext:value-type="float">
            <text:p>808.38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34.1838" calcext:value-type="float">
            <text:p>34.1838</text:p>
          </table:table-cell>
          <table:table-cell office:value-type="float" office:value="157.537" calcext:value-type="float">
            <text:p>157.537</text:p>
          </table:table-cell>
          <table:table-cell office:value-type="float" office:value="808.279" calcext:value-type="float">
            <text:p>808.2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6289" calcext:value-type="float">
            <text:p>34.6289</text:p>
          </table:table-cell>
          <table:table-cell office:value-type="float" office:value="157.173" calcext:value-type="float">
            <text:p>157.173</text:p>
          </table:table-cell>
          <table:table-cell office:value-type="float" office:value="808.198" calcext:value-type="float">
            <text:p>808.198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35.0747" calcext:value-type="float">
            <text:p>35.0747</text:p>
          </table:table-cell>
          <table:table-cell office:value-type="float" office:value="156.786" calcext:value-type="float">
            <text:p>156.786</text:p>
          </table:table-cell>
          <table:table-cell office:value-type="float" office:value="808.139" calcext:value-type="float">
            <text:p>808.13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5.5206" calcext:value-type="float">
            <text:p>35.5206</text:p>
          </table:table-cell>
          <table:table-cell office:value-type="float" office:value="156.376" calcext:value-type="float">
            <text:p>156.376</text:p>
          </table:table-cell>
          <table:table-cell office:value-type="float" office:value="808.103" calcext:value-type="float">
            <text:p>808.10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35.9663" calcext:value-type="float">
            <text:p>35.9663</text:p>
          </table:table-cell>
          <table:table-cell office:value-type="float" office:value="155.944" calcext:value-type="float">
            <text:p>155.944</text:p>
          </table:table-cell>
          <table:table-cell office:value-type="float" office:value="808.089" calcext:value-type="float">
            <text:p>808.08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6.4112" calcext:value-type="float">
            <text:p>36.4112</text:p>
          </table:table-cell>
          <table:table-cell office:value-type="float" office:value="155.491" calcext:value-type="float">
            <text:p>155.491</text:p>
          </table:table-cell>
          <table:table-cell office:value-type="float" office:value="808.098" calcext:value-type="float">
            <text:p>808.09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36.8549" calcext:value-type="float">
            <text:p>36.8549</text:p>
          </table:table-cell>
          <table:table-cell office:value-type="float" office:value="155.017" calcext:value-type="float">
            <text:p>155.017</text:p>
          </table:table-cell>
          <table:table-cell office:value-type="float" office:value="808.128" calcext:value-type="float">
            <text:p>808.128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7.2969" calcext:value-type="float">
            <text:p>37.2969</text:p>
          </table:table-cell>
          <table:table-cell office:value-type="float" office:value="154.522" calcext:value-type="float">
            <text:p>154.522</text:p>
          </table:table-cell>
          <table:table-cell office:value-type="float" office:value="808.181" calcext:value-type="float">
            <text:p>808.181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37.7367" calcext:value-type="float">
            <text:p>37.7367</text:p>
          </table:table-cell>
          <table:table-cell office:value-type="float" office:value="154.008" calcext:value-type="float">
            <text:p>154.008</text:p>
          </table:table-cell>
          <table:table-cell office:value-type="float" office:value="808.256" calcext:value-type="float">
            <text:p>808.256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8.1738" calcext:value-type="float">
            <text:p>38.1738</text:p>
          </table:table-cell>
          <table:table-cell office:value-type="float" office:value="153.474" calcext:value-type="float">
            <text:p>153.474</text:p>
          </table:table-cell>
          <table:table-cell office:value-type="float" office:value="808.352" calcext:value-type="float">
            <text:p>808.352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38.6077" calcext:value-type="float">
            <text:p>38.6077</text:p>
          </table:table-cell>
          <table:table-cell office:value-type="float" office:value="152.922" calcext:value-type="float">
            <text:p>152.922</text:p>
          </table:table-cell>
          <table:table-cell office:value-type="float" office:value="808.47" calcext:value-type="float">
            <text:p>808.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.0379" calcext:value-type="float">
            <text:p>39.0379</text:p>
          </table:table-cell>
          <table:table-cell office:value-type="float" office:value="152.353" calcext:value-type="float">
            <text:p>152.353</text:p>
          </table:table-cell>
          <table:table-cell office:value-type="float" office:value="808.61" calcext:value-type="float">
            <text:p>808.6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9.4639" calcext:value-type="float">
            <text:p>39.4639</text:p>
          </table:table-cell>
          <table:table-cell office:value-type="float" office:value="151.766" calcext:value-type="float">
            <text:p>151.766</text:p>
          </table:table-cell>
          <table:table-cell office:value-type="float" office:value="808.77" calcext:value-type="float">
            <text:p>808.7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9.8851" calcext:value-type="float">
            <text:p>39.8851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808.951" calcext:value-type="float">
            <text:p>808.951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0.3011" calcext:value-type="float">
            <text:p>40.3011</text:p>
          </table:table-cell>
          <table:table-cell office:value-type="float" office:value="150.545" calcext:value-type="float">
            <text:p>150.545</text:p>
          </table:table-cell>
          <table:table-cell office:value-type="float" office:value="809.153" calcext:value-type="float">
            <text:p>809.15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0.7114" calcext:value-type="float">
            <text:p>40.7114</text:p>
          </table:table-cell>
          <table:table-cell office:value-type="float" office:value="149.913" calcext:value-type="float">
            <text:p>149.913</text:p>
          </table:table-cell>
          <table:table-cell office:value-type="float" office:value="809.376" calcext:value-type="float">
            <text:p>809.37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1.1154" calcext:value-type="float">
            <text:p>41.1154</text:p>
          </table:table-cell>
          <table:table-cell office:value-type="float" office:value="149.267" calcext:value-type="float">
            <text:p>149.267</text:p>
          </table:table-cell>
          <table:table-cell office:value-type="float" office:value="809.618" calcext:value-type="float">
            <text:p>809.61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1.5128" calcext:value-type="float">
            <text:p>41.5128</text:p>
          </table:table-cell>
          <table:table-cell office:value-type="float" office:value="148.608" calcext:value-type="float">
            <text:p>148.608</text:p>
          </table:table-cell>
          <table:table-cell office:value-type="float" office:value="809.88" calcext:value-type="float">
            <text:p>809.88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1.9029" calcext:value-type="float">
            <text:p>41.9029</text:p>
          </table:table-cell>
          <table:table-cell office:value-type="float" office:value="147.937" calcext:value-type="float">
            <text:p>147.937</text:p>
          </table:table-cell>
          <table:table-cell office:value-type="float" office:value="810.16" calcext:value-type="float">
            <text:p>810.1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2.2853" calcext:value-type="float">
            <text:p>42.2853</text:p>
          </table:table-cell>
          <table:table-cell office:value-type="float" office:value="147.255" calcext:value-type="float">
            <text:p>147.255</text:p>
          </table:table-cell>
          <table:table-cell office:value-type="float" office:value="810.46" calcext:value-type="float">
            <text:p>810.4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2.6596" calcext:value-type="float">
            <text:p>42.6596</text:p>
          </table:table-cell>
          <table:table-cell office:value-type="float" office:value="146.562" calcext:value-type="float">
            <text:p>146.562</text:p>
          </table:table-cell>
          <table:table-cell office:value-type="float" office:value="810.778" calcext:value-type="float">
            <text:p>810.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.0252" calcext:value-type="float">
            <text:p>43.0252</text:p>
          </table:table-cell>
          <table:table-cell office:value-type="float" office:value="145.861" calcext:value-type="float">
            <text:p>145.861</text:p>
          </table:table-cell>
          <table:table-cell office:value-type="float" office:value="811.114" calcext:value-type="float">
            <text:p>811.11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3.3819" calcext:value-type="float">
            <text:p>43.3819</text:p>
          </table:table-cell>
          <table:table-cell office:value-type="float" office:value="145.151" calcext:value-type="float">
            <text:p>145.151</text:p>
          </table:table-cell>
          <table:table-cell office:value-type="float" office:value="811.467" calcext:value-type="float">
            <text:p>811.46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3.7291" calcext:value-type="float">
            <text:p>43.7291</text:p>
          </table:table-cell>
          <table:table-cell office:value-type="float" office:value="144.433" calcext:value-type="float">
            <text:p>144.433</text:p>
          </table:table-cell>
          <table:table-cell office:value-type="float" office:value="811.838" calcext:value-type="float">
            <text:p>811.838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4.0664" calcext:value-type="float">
            <text:p>44.0664</text:p>
          </table:table-cell>
          <table:table-cell office:value-type="float" office:value="143.709" calcext:value-type="float">
            <text:p>143.709</text:p>
          </table:table-cell>
          <table:table-cell office:value-type="float" office:value="812.224" calcext:value-type="float">
            <text:p>812.224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4.3936" calcext:value-type="float">
            <text:p>44.3936</text:p>
          </table:table-cell>
          <table:table-cell office:value-type="float" office:value="142.98" calcext:value-type="float">
            <text:p>142.98</text:p>
          </table:table-cell>
          <table:table-cell office:value-type="float" office:value="812.627" calcext:value-type="float">
            <text:p>812.62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4.7101" calcext:value-type="float">
            <text:p>44.7101</text:p>
          </table:table-cell>
          <table:table-cell office:value-type="float" office:value="142.245" calcext:value-type="float">
            <text:p>142.245</text:p>
          </table:table-cell>
          <table:table-cell office:value-type="float" office:value="813.045" calcext:value-type="float">
            <text:p>813.04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5.0157" calcext:value-type="float">
            <text:p>45.0157</text:p>
          </table:table-cell>
          <table:table-cell office:value-type="float" office:value="141.507" calcext:value-type="float">
            <text:p>141.507</text:p>
          </table:table-cell>
          <table:table-cell office:value-type="float" office:value="813.477" calcext:value-type="float">
            <text:p>813.477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5.31" calcext:value-type="float">
            <text:p>45.31</text:p>
          </table:table-cell>
          <table:table-cell office:value-type="float" office:value="140.766" calcext:value-type="float">
            <text:p>140.766</text:p>
          </table:table-cell>
          <table:table-cell office:value-type="float" office:value="813.924" calcext:value-type="float">
            <text:p>813.924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5.5927" calcext:value-type="float">
            <text:p>45.5927</text:p>
          </table:table-cell>
          <table:table-cell office:value-type="float" office:value="140.023" calcext:value-type="float">
            <text:p>140.023</text:p>
          </table:table-cell>
          <table:table-cell office:value-type="float" office:value="814.384" calcext:value-type="float">
            <text:p>814.384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5.8636" calcext:value-type="float">
            <text:p>45.8636</text:p>
          </table:table-cell>
          <table:table-cell office:value-type="float" office:value="139.279" calcext:value-type="float">
            <text:p>139.279</text:p>
          </table:table-cell>
          <table:table-cell office:value-type="float" office:value="814.858" calcext:value-type="float">
            <text:p>814.8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.1225" calcext:value-type="float">
            <text:p>46.1225</text:p>
          </table:table-cell>
          <table:table-cell office:value-type="float" office:value="138.534" calcext:value-type="float">
            <text:p>138.534</text:p>
          </table:table-cell>
          <table:table-cell office:value-type="float" office:value="815.343" calcext:value-type="float">
            <text:p>815.34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6.369" calcext:value-type="float">
            <text:p>46.369</text:p>
          </table:table-cell>
          <table:table-cell office:value-type="float" office:value="137.79" calcext:value-type="float">
            <text:p>137.79</text:p>
          </table:table-cell>
          <table:table-cell office:value-type="float" office:value="815.841" calcext:value-type="float">
            <text:p>815.841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6.603" calcext:value-type="float">
            <text:p>46.603</text:p>
          </table:table-cell>
          <table:table-cell office:value-type="float" office:value="137.048" calcext:value-type="float">
            <text:p>137.048</text:p>
          </table:table-cell>
          <table:table-cell office:value-type="float" office:value="816.349" calcext:value-type="float">
            <text:p>816.34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6.8244" calcext:value-type="float">
            <text:p>46.8244</text:p>
          </table:table-cell>
          <table:table-cell office:value-type="float" office:value="136.308" calcext:value-type="float">
            <text:p>136.308</text:p>
          </table:table-cell>
          <table:table-cell office:value-type="float" office:value="816.868" calcext:value-type="float">
            <text:p>816.86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7.0329" calcext:value-type="float">
            <text:p>47.0329</text:p>
          </table:table-cell>
          <table:table-cell office:value-type="float" office:value="135.571" calcext:value-type="float">
            <text:p>135.571</text:p>
          </table:table-cell>
          <table:table-cell office:value-type="float" office:value="817.396" calcext:value-type="float">
            <text:p>817.39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7.2284" calcext:value-type="float">
            <text:p>47.2284</text:p>
          </table:table-cell>
          <table:table-cell office:value-type="float" office:value="134.838" calcext:value-type="float">
            <text:p>134.838</text:p>
          </table:table-cell>
          <table:table-cell office:value-type="float" office:value="817.934" calcext:value-type="float">
            <text:p>817.93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7.4109" calcext:value-type="float">
            <text:p>47.4109</text:p>
          </table:table-cell>
          <table:table-cell office:value-type="float" office:value="134.109" calcext:value-type="float">
            <text:p>134.109</text:p>
          </table:table-cell>
          <table:table-cell office:value-type="float" office:value="818.48" calcext:value-type="float">
            <text:p>818.48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7.5803" calcext:value-type="float">
            <text:p>47.5803</text:p>
          </table:table-cell>
          <table:table-cell office:value-type="float" office:value="133.386" calcext:value-type="float">
            <text:p>133.386</text:p>
          </table:table-cell>
          <table:table-cell office:value-type="float" office:value="819.034" calcext:value-type="float">
            <text:p>819.034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7.7366" calcext:value-type="float">
            <text:p>47.7366</text:p>
          </table:table-cell>
          <table:table-cell office:value-type="float" office:value="132.669" calcext:value-type="float">
            <text:p>132.669</text:p>
          </table:table-cell>
          <table:table-cell office:value-type="float" office:value="819.595" calcext:value-type="float">
            <text:p>819.595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7.8796" calcext:value-type="float">
            <text:p>47.8796</text:p>
          </table:table-cell>
          <table:table-cell office:value-type="float" office:value="131.959" calcext:value-type="float">
            <text:p>131.959</text:p>
          </table:table-cell>
          <table:table-cell office:value-type="float" office:value="820.162" calcext:value-type="float">
            <text:p>820.1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0096" calcext:value-type="float">
            <text:p>48.0096</text:p>
          </table:table-cell>
          <table:table-cell office:value-type="float" office:value="131.256" calcext:value-type="float">
            <text:p>131.256</text:p>
          </table:table-cell>
          <table:table-cell office:value-type="float" office:value="820.735" calcext:value-type="float">
            <text:p>820.735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8.1264" calcext:value-type="float">
            <text:p>48.1264</text:p>
          </table:table-cell>
          <table:table-cell office:value-type="float" office:value="130.561" calcext:value-type="float">
            <text:p>130.561</text:p>
          </table:table-cell>
          <table:table-cell office:value-type="float" office:value="821.313" calcext:value-type="float">
            <text:p>821.31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8.2301" calcext:value-type="float">
            <text:p>48.2301</text:p>
          </table:table-cell>
          <table:table-cell office:value-type="float" office:value="129.875" calcext:value-type="float">
            <text:p>129.875</text:p>
          </table:table-cell>
          <table:table-cell office:value-type="float" office:value="821.895" calcext:value-type="float">
            <text:p>821.895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8.3208" calcext:value-type="float">
            <text:p>48.3208</text:p>
          </table:table-cell>
          <table:table-cell office:value-type="float" office:value="129.198" calcext:value-type="float">
            <text:p>129.198</text:p>
          </table:table-cell>
          <table:table-cell office:value-type="float" office:value="822.481" calcext:value-type="float">
            <text:p>822.48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8.3987" calcext:value-type="float">
            <text:p>48.3987</text:p>
          </table:table-cell>
          <table:table-cell office:value-type="float" office:value="128.531" calcext:value-type="float">
            <text:p>128.531</text:p>
          </table:table-cell>
          <table:table-cell office:value-type="float" office:value="823.07" calcext:value-type="float">
            <text:p>823.0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8.4638" calcext:value-type="float">
            <text:p>48.4638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823.662" calcext:value-type="float">
            <text:p>823.66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.5164" calcext:value-type="float">
            <text:p>48.5164</text:p>
          </table:table-cell>
          <table:table-cell office:value-type="float" office:value="127.228" calcext:value-type="float">
            <text:p>127.228</text:p>
          </table:table-cell>
          <table:table-cell office:value-type="float" office:value="824.255" calcext:value-type="float">
            <text:p>824.255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8.5565" calcext:value-type="float">
            <text:p>48.5565</text:p>
          </table:table-cell>
          <table:table-cell office:value-type="float" office:value="126.594" calcext:value-type="float">
            <text:p>126.594</text:p>
          </table:table-cell>
          <table:table-cell office:value-type="float" office:value="824.85" calcext:value-type="float">
            <text:p>824.8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8.5843" calcext:value-type="float">
            <text:p>48.5843</text:p>
          </table:table-cell>
          <table:table-cell office:value-type="float" office:value="125.971" calcext:value-type="float">
            <text:p>125.971</text:p>
          </table:table-cell>
          <table:table-cell office:value-type="float" office:value="825.445" calcext:value-type="float">
            <text:p>825.44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8.6002" calcext:value-type="float">
            <text:p>48.6002</text:p>
          </table:table-cell>
          <table:table-cell office:value-type="float" office:value="125.36" calcext:value-type="float">
            <text:p>125.36</text:p>
          </table:table-cell>
          <table:table-cell office:value-type="float" office:value="826.04" calcext:value-type="float">
            <text:p>826.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6042" calcext:value-type="float">
            <text:p>48.6042</text:p>
          </table:table-cell>
          <table:table-cell office:value-type="float" office:value="124.762" calcext:value-type="float">
            <text:p>124.762</text:p>
          </table:table-cell>
          <table:table-cell office:value-type="float" office:value="826.634" calcext:value-type="float">
            <text:p>826.634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8.5966" calcext:value-type="float">
            <text:p>48.5966</text:p>
          </table:table-cell>
          <table:table-cell office:value-type="float" office:value="124.176" calcext:value-type="float">
            <text:p>124.176</text:p>
          </table:table-cell>
          <table:table-cell office:value-type="float" office:value="827.227" calcext:value-type="float">
            <text:p>827.22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8.5778" calcext:value-type="float">
            <text:p>48.5778</text:p>
          </table:table-cell>
          <table:table-cell office:value-type="float" office:value="123.604" calcext:value-type="float">
            <text:p>123.604</text:p>
          </table:table-cell>
          <table:table-cell office:value-type="float" office:value="827.818" calcext:value-type="float">
            <text:p>827.818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8.5479" calcext:value-type="float">
            <text:p>48.5479</text:p>
          </table:table-cell>
          <table:table-cell office:value-type="float" office:value="123.045" calcext:value-type="float">
            <text:p>123.045</text:p>
          </table:table-cell>
          <table:table-cell office:value-type="float" office:value="828.407" calcext:value-type="float">
            <text:p>828.407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8.5072" calcext:value-type="float">
            <text:p>48.5072</text:p>
          </table:table-cell>
          <table:table-cell office:value-type="float" office:value="122.5" calcext:value-type="float">
            <text:p>122.5</text:p>
          </table:table-cell>
          <table:table-cell office:value-type="float" office:value="828.993" calcext:value-type="float">
            <text:p>828.99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8.4561" calcext:value-type="float">
            <text:p>48.4561</text:p>
          </table:table-cell>
          <table:table-cell office:value-type="float" office:value="121.969" calcext:value-type="float">
            <text:p>121.969</text:p>
          </table:table-cell>
          <table:table-cell office:value-type="float" office:value="829.575" calcext:value-type="float">
            <text:p>829.575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8.3948" calcext:value-type="float">
            <text:p>48.3948</text:p>
          </table:table-cell>
          <table:table-cell office:value-type="float" office:value="121.452" calcext:value-type="float">
            <text:p>121.452</text:p>
          </table:table-cell>
          <table:table-cell office:value-type="float" office:value="830.154" calcext:value-type="float">
            <text:p>830.15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8.3236" calcext:value-type="float">
            <text:p>48.3236</text:p>
          </table:table-cell>
          <table:table-cell office:value-type="float" office:value="120.949" calcext:value-type="float">
            <text:p>120.949</text:p>
          </table:table-cell>
          <table:table-cell office:value-type="float" office:value="830.728" calcext:value-type="float">
            <text:p>830.728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8.2429" calcext:value-type="float">
            <text:p>48.2429</text:p>
          </table:table-cell>
          <table:table-cell office:value-type="float" office:value="120.46" calcext:value-type="float">
            <text:p>120.46</text:p>
          </table:table-cell>
          <table:table-cell office:value-type="float" office:value="831.297" calcext:value-type="float">
            <text:p>831.297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8.153" calcext:value-type="float">
            <text:p>48.153</text:p>
          </table:table-cell>
          <table:table-cell office:value-type="float" office:value="119.987" calcext:value-type="float">
            <text:p>119.987</text:p>
          </table:table-cell>
          <table:table-cell office:value-type="float" office:value="831.86" calcext:value-type="float">
            <text:p>831.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.0542" calcext:value-type="float">
            <text:p>48.0542</text:p>
          </table:table-cell>
          <table:table-cell office:value-type="float" office:value="119.528" calcext:value-type="float">
            <text:p>119.528</text:p>
          </table:table-cell>
          <table:table-cell office:value-type="float" office:value="832.418" calcext:value-type="float">
            <text:p>832.418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7.9469" calcext:value-type="float">
            <text:p>47.9469</text:p>
          </table:table-cell>
          <table:table-cell office:value-type="float" office:value="119.084" calcext:value-type="float">
            <text:p>119.084</text:p>
          </table:table-cell>
          <table:table-cell office:value-type="float" office:value="832.969" calcext:value-type="float">
            <text:p>832.969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7.8314" calcext:value-type="float">
            <text:p>47.8314</text:p>
          </table:table-cell>
          <table:table-cell office:value-type="float" office:value="118.655" calcext:value-type="float">
            <text:p>118.655</text:p>
          </table:table-cell>
          <table:table-cell office:value-type="float" office:value="833.514" calcext:value-type="float">
            <text:p>833.514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7.7081" calcext:value-type="float">
            <text:p>47.7081</text:p>
          </table:table-cell>
          <table:table-cell office:value-type="float" office:value="118.24" calcext:value-type="float">
            <text:p>118.24</text:p>
          </table:table-cell>
          <table:table-cell office:value-type="float" office:value="834.052" calcext:value-type="float">
            <text:p>834.05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7.5772" calcext:value-type="float">
            <text:p>47.5772</text:p>
          </table:table-cell>
          <table:table-cell office:value-type="float" office:value="117.841" calcext:value-type="float">
            <text:p>117.841</text:p>
          </table:table-cell>
          <table:table-cell office:value-type="float" office:value="834.582" calcext:value-type="float">
            <text:p>834.582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7.4392" calcext:value-type="float">
            <text:p>47.4392</text:p>
          </table:table-cell>
          <table:table-cell office:value-type="float" office:value="117.457" calcext:value-type="float">
            <text:p>117.457</text:p>
          </table:table-cell>
          <table:table-cell office:value-type="float" office:value="835.104" calcext:value-type="float">
            <text:p>835.10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7.2944" calcext:value-type="float">
            <text:p>47.2944</text:p>
          </table:table-cell>
          <table:table-cell office:value-type="float" office:value="117.087" calcext:value-type="float">
            <text:p>117.087</text:p>
          </table:table-cell>
          <table:table-cell office:value-type="float" office:value="835.618" calcext:value-type="float">
            <text:p>835.618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7.1431" calcext:value-type="float">
            <text:p>47.1431</text:p>
          </table:table-cell>
          <table:table-cell office:value-type="float" office:value="116.733" calcext:value-type="float">
            <text:p>116.733</text:p>
          </table:table-cell>
          <table:table-cell office:value-type="float" office:value="836.124" calcext:value-type="float">
            <text:p>836.124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6.9857" calcext:value-type="float">
            <text:p>46.9857</text:p>
          </table:table-cell>
          <table:table-cell office:value-type="float" office:value="116.393" calcext:value-type="float">
            <text:p>116.393</text:p>
          </table:table-cell>
          <table:table-cell office:value-type="float" office:value="836.621" calcext:value-type="float">
            <text:p>836.621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6.8225" calcext:value-type="float">
            <text:p>46.8225</text:p>
          </table:table-cell>
          <table:table-cell office:value-type="float" office:value="116.068" calcext:value-type="float">
            <text:p>116.068</text:p>
          </table:table-cell>
          <table:table-cell office:value-type="float" office:value="837.109" calcext:value-type="float">
            <text:p>837.1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6539" calcext:value-type="float">
            <text:p>46.6539</text:p>
          </table:table-cell>
          <table:table-cell office:value-type="float" office:value="115.758" calcext:value-type="float">
            <text:p>115.758</text:p>
          </table:table-cell>
          <table:table-cell office:value-type="float" office:value="837.588" calcext:value-type="float">
            <text:p>837.588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6.4801" calcext:value-type="float">
            <text:p>46.4801</text:p>
          </table:table-cell>
          <table:table-cell office:value-type="float" office:value="115.463" calcext:value-type="float">
            <text:p>115.463</text:p>
          </table:table-cell>
          <table:table-cell office:value-type="float" office:value="838.057" calcext:value-type="float">
            <text:p>838.05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6.3017" calcext:value-type="float">
            <text:p>46.3017</text:p>
          </table:table-cell>
          <table:table-cell office:value-type="float" office:value="115.182" calcext:value-type="float">
            <text:p>115.182</text:p>
          </table:table-cell>
          <table:table-cell office:value-type="float" office:value="838.516" calcext:value-type="float">
            <text:p>838.51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6.1187" calcext:value-type="float">
            <text:p>46.1187</text:p>
          </table:table-cell>
          <table:table-cell office:value-type="float" office:value="114.916" calcext:value-type="float">
            <text:p>114.916</text:p>
          </table:table-cell>
          <table:table-cell office:value-type="float" office:value="838.966" calcext:value-type="float">
            <text:p>838.966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5.9317" calcext:value-type="float">
            <text:p>45.9317</text:p>
          </table:table-cell>
          <table:table-cell office:value-type="float" office:value="114.664" calcext:value-type="float">
            <text:p>114.664</text:p>
          </table:table-cell>
          <table:table-cell office:value-type="float" office:value="839.405" calcext:value-type="float">
            <text:p>839.40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5.7409" calcext:value-type="float">
            <text:p>45.7409</text:p>
          </table:table-cell>
          <table:table-cell office:value-type="float" office:value="114.426" calcext:value-type="float">
            <text:p>114.426</text:p>
          </table:table-cell>
          <table:table-cell office:value-type="float" office:value="839.833" calcext:value-type="float">
            <text:p>839.83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5.5466" calcext:value-type="float">
            <text:p>45.5466</text:p>
          </table:table-cell>
          <table:table-cell office:value-type="float" office:value="114.202" calcext:value-type="float">
            <text:p>114.202</text:p>
          </table:table-cell>
          <table:table-cell office:value-type="float" office:value="840.252" calcext:value-type="float">
            <text:p>840.252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5.3491" calcext:value-type="float">
            <text:p>45.3491</text:p>
          </table:table-cell>
          <table:table-cell office:value-type="float" office:value="113.992" calcext:value-type="float">
            <text:p>113.992</text:p>
          </table:table-cell>
          <table:table-cell office:value-type="float" office:value="840.659" calcext:value-type="float">
            <text:p>840.65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5.1487" calcext:value-type="float">
            <text:p>45.1487</text:p>
          </table:table-cell>
          <table:table-cell office:value-type="float" office:value="113.795" calcext:value-type="float">
            <text:p>113.795</text:p>
          </table:table-cell>
          <table:table-cell office:value-type="float" office:value="841.056" calcext:value-type="float">
            <text:p>841.056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4.9457" calcext:value-type="float">
            <text:p>44.9457</text:p>
          </table:table-cell>
          <table:table-cell office:value-type="float" office:value="113.613" calcext:value-type="float">
            <text:p>113.613</text:p>
          </table:table-cell>
          <table:table-cell office:value-type="float" office:value="841.442" calcext:value-type="float">
            <text:p>841.4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.7405" calcext:value-type="float">
            <text:p>44.7405</text:p>
          </table:table-cell>
          <table:table-cell office:value-type="float" office:value="113.443" calcext:value-type="float">
            <text:p>113.443</text:p>
          </table:table-cell>
          <table:table-cell office:value-type="float" office:value="841.816" calcext:value-type="float">
            <text:p>841.816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4.5332" calcext:value-type="float">
            <text:p>44.5332</text:p>
          </table:table-cell>
          <table:table-cell office:value-type="float" office:value="113.287" calcext:value-type="float">
            <text:p>113.287</text:p>
          </table:table-cell>
          <table:table-cell office:value-type="float" office:value="842.18" calcext:value-type="float">
            <text:p>842.18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4.3241" calcext:value-type="float">
            <text:p>44.3241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842.533" calcext:value-type="float">
            <text:p>842.533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4.1135" calcext:value-type="float">
            <text:p>44.1135</text:p>
          </table:table-cell>
          <table:table-cell office:value-type="float" office:value="113.013" calcext:value-type="float">
            <text:p>113.013</text:p>
          </table:table-cell>
          <table:table-cell office:value-type="float" office:value="842.874" calcext:value-type="float">
            <text:p>842.874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3.9017" calcext:value-type="float">
            <text:p>43.9017</text:p>
          </table:table-cell>
          <table:table-cell office:value-type="float" office:value="112.895" calcext:value-type="float">
            <text:p>112.895</text:p>
          </table:table-cell>
          <table:table-cell office:value-type="float" office:value="843.204" calcext:value-type="float">
            <text:p>843.20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3.6889" calcext:value-type="float">
            <text:p>43.6889</text:p>
          </table:table-cell>
          <table:table-cell office:value-type="float" office:value="112.789" calcext:value-type="float">
            <text:p>112.789</text:p>
          </table:table-cell>
          <table:table-cell office:value-type="float" office:value="843.522" calcext:value-type="float">
            <text:p>843.52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3.4754" calcext:value-type="float">
            <text:p>43.4754</text:p>
          </table:table-cell>
          <table:table-cell office:value-type="float" office:value="112.695" calcext:value-type="float">
            <text:p>112.695</text:p>
          </table:table-cell>
          <table:table-cell office:value-type="float" office:value="843.83" calcext:value-type="float">
            <text:p>843.8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3.2613" calcext:value-type="float">
            <text:p>43.2613</text:p>
          </table:table-cell>
          <table:table-cell office:value-type="float" office:value="112.613" calcext:value-type="float">
            <text:p>112.613</text:p>
          </table:table-cell>
          <table:table-cell office:value-type="float" office:value="844.125" calcext:value-type="float">
            <text:p>844.12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3.0469" calcext:value-type="float">
            <text:p>43.0469</text:p>
          </table:table-cell>
          <table:table-cell office:value-type="float" office:value="112.543" calcext:value-type="float">
            <text:p>112.543</text:p>
          </table:table-cell>
          <table:table-cell office:value-type="float" office:value="844.41" calcext:value-type="float">
            <text:p>844.41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42.8324" calcext:value-type="float">
            <text:p>42.8324</text:p>
          </table:table-cell>
          <table:table-cell office:value-type="float" office:value="112.484" calcext:value-type="float">
            <text:p>112.484</text:p>
          </table:table-cell>
          <table:table-cell office:value-type="float" office:value="844.683" calcext:value-type="float">
            <text:p>844.6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.618" calcext:value-type="float">
            <text:p>42.618</text:p>
          </table:table-cell>
          <table:table-cell office:value-type="float" office:value="112.437" calcext:value-type="float">
            <text:p>112.437</text:p>
          </table:table-cell>
          <table:table-cell office:value-type="float" office:value="844.945" calcext:value-type="float">
            <text:p>844.945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42.404" calcext:value-type="float">
            <text:p>42.404</text:p>
          </table:table-cell>
          <table:table-cell office:value-type="float" office:value="112.4" calcext:value-type="float">
            <text:p>112.4</text:p>
          </table:table-cell>
          <table:table-cell office:value-type="float" office:value="845.196" calcext:value-type="float">
            <text:p>845.19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2.1904" calcext:value-type="float">
            <text:p>42.1904</text:p>
          </table:table-cell>
          <table:table-cell office:value-type="float" office:value="112.375" calcext:value-type="float">
            <text:p>112.375</text:p>
          </table:table-cell>
          <table:table-cell office:value-type="float" office:value="845.435" calcext:value-type="float">
            <text:p>845.435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41.9776" calcext:value-type="float">
            <text:p>41.9776</text:p>
          </table:table-cell>
          <table:table-cell office:value-type="float" office:value="112.359" calcext:value-type="float">
            <text:p>112.359</text:p>
          </table:table-cell>
          <table:table-cell office:value-type="float" office:value="845.663" calcext:value-type="float">
            <text:p>845.66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1.7656" calcext:value-type="float">
            <text:p>41.7656</text:p>
          </table:table-cell>
          <table:table-cell office:value-type="float" office:value="112.354" calcext:value-type="float">
            <text:p>112.354</text:p>
          </table:table-cell>
          <table:table-cell office:value-type="float" office:value="845.88" calcext:value-type="float">
            <text:p>845.88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1.5546" calcext:value-type="float">
            <text:p>41.5546</text:p>
          </table:table-cell>
          <table:table-cell office:value-type="float" office:value="112.359" calcext:value-type="float">
            <text:p>112.359</text:p>
          </table:table-cell>
          <table:table-cell office:value-type="float" office:value="846.086" calcext:value-type="float">
            <text:p>846.08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1.3448" calcext:value-type="float">
            <text:p>41.3448</text:p>
          </table:table-cell>
          <table:table-cell office:value-type="float" office:value="112.374" calcext:value-type="float">
            <text:p>112.374</text:p>
          </table:table-cell>
          <table:table-cell office:value-type="float" office:value="846.281" calcext:value-type="float">
            <text:p>846.28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1.1364" calcext:value-type="float">
            <text:p>41.1364</text:p>
          </table:table-cell>
          <table:table-cell office:value-type="float" office:value="112.399" calcext:value-type="float">
            <text:p>112.399</text:p>
          </table:table-cell>
          <table:table-cell office:value-type="float" office:value="846.465" calcext:value-type="float">
            <text:p>846.465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0.9294" calcext:value-type="float">
            <text:p>40.9294</text:p>
          </table:table-cell>
          <table:table-cell office:value-type="float" office:value="112.432" calcext:value-type="float">
            <text:p>112.432</text:p>
          </table:table-cell>
          <table:table-cell office:value-type="float" office:value="846.638" calcext:value-type="float">
            <text:p>846.638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0.7241" calcext:value-type="float">
            <text:p>40.7241</text:p>
          </table:table-cell>
          <table:table-cell office:value-type="float" office:value="112.475" calcext:value-type="float">
            <text:p>112.475</text:p>
          </table:table-cell>
          <table:table-cell office:value-type="float" office:value="846.801" calcext:value-type="float">
            <text:p>846.8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.5206" calcext:value-type="float">
            <text:p>40.5206</text:p>
          </table:table-cell>
          <table:table-cell office:value-type="float" office:value="112.527" calcext:value-type="float">
            <text:p>112.527</text:p>
          </table:table-cell>
          <table:table-cell office:value-type="float" office:value="846.953" calcext:value-type="float">
            <text:p>846.953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40.3189" calcext:value-type="float">
            <text:p>40.3189</text:p>
          </table:table-cell>
          <table:table-cell office:value-type="float" office:value="112.587" calcext:value-type="float">
            <text:p>112.587</text:p>
          </table:table-cell>
          <table:table-cell office:value-type="float" office:value="847.094" calcext:value-type="float">
            <text:p>847.09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40.1192" calcext:value-type="float">
            <text:p>40.1192</text:p>
          </table:table-cell>
          <table:table-cell office:value-type="float" office:value="112.656" calcext:value-type="float">
            <text:p>112.656</text:p>
          </table:table-cell>
          <table:table-cell office:value-type="float" office:value="847.225" calcext:value-type="float">
            <text:p>847.22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9.9217" calcext:value-type="float">
            <text:p>39.9217</text:p>
          </table:table-cell>
          <table:table-cell office:value-type="float" office:value="112.732" calcext:value-type="float">
            <text:p>112.732</text:p>
          </table:table-cell>
          <table:table-cell office:value-type="float" office:value="847.346" calcext:value-type="float">
            <text:p>847.346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9.7264" calcext:value-type="float">
            <text:p>39.7264</text:p>
          </table:table-cell>
          <table:table-cell office:value-type="float" office:value="112.817" calcext:value-type="float">
            <text:p>112.817</text:p>
          </table:table-cell>
          <table:table-cell office:value-type="float" office:value="847.457" calcext:value-type="float">
            <text:p>847.45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9.5334" calcext:value-type="float">
            <text:p>39.5334</text:p>
          </table:table-cell>
          <table:table-cell office:value-type="float" office:value="112.909" calcext:value-type="float">
            <text:p>112.909</text:p>
          </table:table-cell>
          <table:table-cell office:value-type="float" office:value="847.557" calcext:value-type="float">
            <text:p>847.55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9.3428" calcext:value-type="float">
            <text:p>39.3428</text:p>
          </table:table-cell>
          <table:table-cell office:value-type="float" office:value="113.009" calcext:value-type="float">
            <text:p>113.009</text:p>
          </table:table-cell>
          <table:table-cell office:value-type="float" office:value="847.648" calcext:value-type="float">
            <text:p>847.64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9.1548" calcext:value-type="float">
            <text:p>39.1548</text:p>
          </table:table-cell>
          <table:table-cell office:value-type="float" office:value="113.116" calcext:value-type="float">
            <text:p>113.116</text:p>
          </table:table-cell>
          <table:table-cell office:value-type="float" office:value="847.73" calcext:value-type="float">
            <text:p>847.73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8.9693" calcext:value-type="float">
            <text:p>38.9693</text:p>
          </table:table-cell>
          <table:table-cell office:value-type="float" office:value="113.229" calcext:value-type="float">
            <text:p>113.229</text:p>
          </table:table-cell>
          <table:table-cell office:value-type="float" office:value="847.801" calcext:value-type="float">
            <text:p>847.801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8.7865" calcext:value-type="float">
            <text:p>38.7865</text:p>
          </table:table-cell>
          <table:table-cell office:value-type="float" office:value="113.35" calcext:value-type="float">
            <text:p>113.35</text:p>
          </table:table-cell>
          <table:table-cell office:value-type="float" office:value="847.863" calcext:value-type="float">
            <text:p>847.8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.6065" calcext:value-type="float">
            <text:p>38.6065</text:p>
          </table:table-cell>
          <table:table-cell office:value-type="float" office:value="113.477" calcext:value-type="float">
            <text:p>113.477</text:p>
          </table:table-cell>
          <table:table-cell office:value-type="float" office:value="847.916" calcext:value-type="float">
            <text:p>847.916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8.4293" calcext:value-type="float">
            <text:p>38.4293</text:p>
          </table:table-cell>
          <table:table-cell office:value-type="float" office:value="113.61" calcext:value-type="float">
            <text:p>113.61</text:p>
          </table:table-cell>
          <table:table-cell office:value-type="float" office:value="847.96" calcext:value-type="float">
            <text:p>847.96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8.255" calcext:value-type="float">
            <text:p>38.255</text:p>
          </table:table-cell>
          <table:table-cell office:value-type="float" office:value="113.75" calcext:value-type="float">
            <text:p>113.75</text:p>
          </table:table-cell>
          <table:table-cell office:value-type="float" office:value="847.996" calcext:value-type="float">
            <text:p>847.996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8.0836" calcext:value-type="float">
            <text:p>38.0836</text:p>
          </table:table-cell>
          <table:table-cell office:value-type="float" office:value="113.895" calcext:value-type="float">
            <text:p>113.895</text:p>
          </table:table-cell>
          <table:table-cell office:value-type="float" office:value="848.022" calcext:value-type="float">
            <text:p>848.02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7.9152" calcext:value-type="float">
            <text:p>37.9152</text:p>
          </table:table-cell>
          <table:table-cell office:value-type="float" office:value="114.045" calcext:value-type="float">
            <text:p>114.045</text:p>
          </table:table-cell>
          <table:table-cell office:value-type="float" office:value="848.04" calcext:value-type="float">
            <text:p>848.0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7.7498" calcext:value-type="float">
            <text:p>37.7498</text:p>
          </table:table-cell>
          <table:table-cell office:value-type="float" office:value="114.201" calcext:value-type="float">
            <text:p>114.201</text:p>
          </table:table-cell>
          <table:table-cell office:value-type="float" office:value="848.049" calcext:value-type="float">
            <text:p>848.04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7.5876" calcext:value-type="float">
            <text:p>37.5876</text:p>
          </table:table-cell>
          <table:table-cell office:value-type="float" office:value="114.363" calcext:value-type="float">
            <text:p>114.363</text:p>
          </table:table-cell>
          <table:table-cell office:value-type="float" office:value="848.05" calcext:value-type="float">
            <text:p>848.05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7.4284" calcext:value-type="float">
            <text:p>37.4284</text:p>
          </table:table-cell>
          <table:table-cell office:value-type="float" office:value="114.529" calcext:value-type="float">
            <text:p>114.529</text:p>
          </table:table-cell>
          <table:table-cell office:value-type="float" office:value="848.043" calcext:value-type="float">
            <text:p>848.04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7.2725" calcext:value-type="float">
            <text:p>37.2725</text:p>
          </table:table-cell>
          <table:table-cell office:value-type="float" office:value="114.7" calcext:value-type="float">
            <text:p>114.7</text:p>
          </table:table-cell>
          <table:table-cell office:value-type="float" office:value="848.028" calcext:value-type="float">
            <text:p>848.028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7.1197" calcext:value-type="float">
            <text:p>37.1197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848.005" calcext:value-type="float">
            <text:p>848.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.9702" calcext:value-type="float">
            <text:p>36.9702</text:p>
          </table:table-cell>
          <table:table-cell office:value-type="float" office:value="115.055" calcext:value-type="float">
            <text:p>115.055</text:p>
          </table:table-cell>
          <table:table-cell office:value-type="float" office:value="847.975" calcext:value-type="float">
            <text:p>847.97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6.824" calcext:value-type="float">
            <text:p>36.824</text:p>
          </table:table-cell>
          <table:table-cell office:value-type="float" office:value="115.238" calcext:value-type="float">
            <text:p>115.238</text:p>
          </table:table-cell>
          <table:table-cell office:value-type="float" office:value="847.938" calcext:value-type="float">
            <text:p>847.938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6.6811" calcext:value-type="float">
            <text:p>36.6811</text:p>
          </table:table-cell>
          <table:table-cell office:value-type="float" office:value="115.426" calcext:value-type="float">
            <text:p>115.426</text:p>
          </table:table-cell>
          <table:table-cell office:value-type="float" office:value="847.893" calcext:value-type="float">
            <text:p>847.89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6.5414" calcext:value-type="float">
            <text:p>36.5414</text:p>
          </table:table-cell>
          <table:table-cell office:value-type="float" office:value="115.617" calcext:value-type="float">
            <text:p>115.617</text:p>
          </table:table-cell>
          <table:table-cell office:value-type="float" office:value="847.841" calcext:value-type="float">
            <text:p>847.841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6.4052" calcext:value-type="float">
            <text:p>36.4052</text:p>
          </table:table-cell>
          <table:table-cell office:value-type="float" office:value="115.812" calcext:value-type="float">
            <text:p>115.812</text:p>
          </table:table-cell>
          <table:table-cell office:value-type="float" office:value="847.783" calcext:value-type="float">
            <text:p>847.78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2722" calcext:value-type="float">
            <text:p>36.2722</text:p>
          </table:table-cell>
          <table:table-cell office:value-type="float" office:value="116.01" calcext:value-type="float">
            <text:p>116.01</text:p>
          </table:table-cell>
          <table:table-cell office:value-type="float" office:value="847.717" calcext:value-type="float">
            <text:p>847.71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6.1427" calcext:value-type="float">
            <text:p>36.1427</text:p>
          </table:table-cell>
          <table:table-cell office:value-type="float" office:value="116.212" calcext:value-type="float">
            <text:p>116.212</text:p>
          </table:table-cell>
          <table:table-cell office:value-type="float" office:value="847.646" calcext:value-type="float">
            <text:p>847.64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6.0165" calcext:value-type="float">
            <text:p>36.0165</text:p>
          </table:table-cell>
          <table:table-cell office:value-type="float" office:value="116.416" calcext:value-type="float">
            <text:p>116.416</text:p>
          </table:table-cell>
          <table:table-cell office:value-type="float" office:value="847.568" calcext:value-type="float">
            <text:p>847.56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5.8937" calcext:value-type="float">
            <text:p>35.8937</text:p>
          </table:table-cell>
          <table:table-cell office:value-type="float" office:value="116.623" calcext:value-type="float">
            <text:p>116.623</text:p>
          </table:table-cell>
          <table:table-cell office:value-type="float" office:value="847.484" calcext:value-type="float">
            <text:p>847.484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5.7742" calcext:value-type="float">
            <text:p>35.7742</text:p>
          </table:table-cell>
          <table:table-cell office:value-type="float" office:value="116.832" calcext:value-type="float">
            <text:p>116.832</text:p>
          </table:table-cell>
          <table:table-cell office:value-type="float" office:value="847.394" calcext:value-type="float">
            <text:p>847.3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6582" calcext:value-type="float">
            <text:p>35.6582</text:p>
          </table:table-cell>
          <table:table-cell office:value-type="float" office:value="117.043" calcext:value-type="float">
            <text:p>117.043</text:p>
          </table:table-cell>
          <table:table-cell office:value-type="float" office:value="847.298" calcext:value-type="float">
            <text:p>847.298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5.5456" calcext:value-type="float">
            <text:p>35.5456</text:p>
          </table:table-cell>
          <table:table-cell office:value-type="float" office:value="117.257" calcext:value-type="float">
            <text:p>117.257</text:p>
          </table:table-cell>
          <table:table-cell office:value-type="float" office:value="847.197" calcext:value-type="float">
            <text:p>847.19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5.4364" calcext:value-type="float">
            <text:p>35.4364</text:p>
          </table:table-cell>
          <table:table-cell office:value-type="float" office:value="117.473" calcext:value-type="float">
            <text:p>117.473</text:p>
          </table:table-cell>
          <table:table-cell office:value-type="float" office:value="847.091" calcext:value-type="float">
            <text:p>847.091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5.3306" calcext:value-type="float">
            <text:p>35.3306</text:p>
          </table:table-cell>
          <table:table-cell office:value-type="float" office:value="117.691" calcext:value-type="float">
            <text:p>117.691</text:p>
          </table:table-cell>
          <table:table-cell office:value-type="float" office:value="846.979" calcext:value-type="float">
            <text:p>846.979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5.2281" calcext:value-type="float">
            <text:p>35.2281</text:p>
          </table:table-cell>
          <table:table-cell office:value-type="float" office:value="117.91" calcext:value-type="float">
            <text:p>117.91</text:p>
          </table:table-cell>
          <table:table-cell office:value-type="float" office:value="846.862" calcext:value-type="float">
            <text:p>846.86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5.1291" calcext:value-type="float">
            <text:p>35.1291</text:p>
          </table:table-cell>
          <table:table-cell office:value-type="float" office:value="118.13" calcext:value-type="float">
            <text:p>118.13</text:p>
          </table:table-cell>
          <table:table-cell office:value-type="float" office:value="846.741" calcext:value-type="float">
            <text:p>846.741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5.0334" calcext:value-type="float">
            <text:p>35.0334</text:p>
          </table:table-cell>
          <table:table-cell office:value-type="float" office:value="118.352" calcext:value-type="float">
            <text:p>118.352</text:p>
          </table:table-cell>
          <table:table-cell office:value-type="float" office:value="846.615" calcext:value-type="float">
            <text:p>846.615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4.9411" calcext:value-type="float">
            <text:p>34.9411</text:p>
          </table:table-cell>
          <table:table-cell office:value-type="float" office:value="118.575" calcext:value-type="float">
            <text:p>118.575</text:p>
          </table:table-cell>
          <table:table-cell office:value-type="float" office:value="846.484" calcext:value-type="float">
            <text:p>846.484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4.8522" calcext:value-type="float">
            <text:p>34.8522</text:p>
          </table:table-cell>
          <table:table-cell office:value-type="float" office:value="118.799" calcext:value-type="float">
            <text:p>118.799</text:p>
          </table:table-cell>
          <table:table-cell office:value-type="float" office:value="846.349" calcext:value-type="float">
            <text:p>846.349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4.7666" calcext:value-type="float">
            <text:p>34.7666</text:p>
          </table:table-cell>
          <table:table-cell office:value-type="float" office:value="119.023" calcext:value-type="float">
            <text:p>119.023</text:p>
          </table:table-cell>
          <table:table-cell office:value-type="float" office:value="846.21" calcext:value-type="float">
            <text:p>846.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.6843" calcext:value-type="float">
            <text:p>34.6843</text:p>
          </table:table-cell>
          <table:table-cell office:value-type="float" office:value="119.249" calcext:value-type="float">
            <text:p>119.249</text:p>
          </table:table-cell>
          <table:table-cell office:value-type="float" office:value="846.067" calcext:value-type="float">
            <text:p>846.067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4.6054" calcext:value-type="float">
            <text:p>34.6054</text:p>
          </table:table-cell>
          <table:table-cell office:value-type="float" office:value="119.474" calcext:value-type="float">
            <text:p>119.474</text:p>
          </table:table-cell>
          <table:table-cell office:value-type="float" office:value="845.92" calcext:value-type="float">
            <text:p>845.92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4.5297" calcext:value-type="float">
            <text:p>34.5297</text:p>
          </table:table-cell>
          <table:table-cell office:value-type="float" office:value="119.7" calcext:value-type="float">
            <text:p>119.7</text:p>
          </table:table-cell>
          <table:table-cell office:value-type="float" office:value="845.77" calcext:value-type="float">
            <text:p>845.77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4.4573" calcext:value-type="float">
            <text:p>34.4573</text:p>
          </table:table-cell>
          <table:table-cell office:value-type="float" office:value="119.926" calcext:value-type="float">
            <text:p>119.926</text:p>
          </table:table-cell>
          <table:table-cell office:value-type="float" office:value="845.616" calcext:value-type="float">
            <text:p>845.616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4.3882" calcext:value-type="float">
            <text:p>34.3882</text:p>
          </table:table-cell>
          <table:table-cell office:value-type="float" office:value="120.152" calcext:value-type="float">
            <text:p>120.152</text:p>
          </table:table-cell>
          <table:table-cell office:value-type="float" office:value="845.46" calcext:value-type="float">
            <text:p>845.46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4.3224" calcext:value-type="float">
            <text:p>34.3224</text:p>
          </table:table-cell>
          <table:table-cell office:value-type="float" office:value="120.378" calcext:value-type="float">
            <text:p>120.378</text:p>
          </table:table-cell>
          <table:table-cell office:value-type="float" office:value="845.3" calcext:value-type="float">
            <text:p>845.3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4.2598" calcext:value-type="float">
            <text:p>34.2598</text:p>
          </table:table-cell>
          <table:table-cell office:value-type="float" office:value="120.603" calcext:value-type="float">
            <text:p>120.603</text:p>
          </table:table-cell>
          <table:table-cell office:value-type="float" office:value="845.137" calcext:value-type="float">
            <text:p>845.137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4.2003" calcext:value-type="float">
            <text:p>34.2003</text:p>
          </table:table-cell>
          <table:table-cell office:value-type="float" office:value="120.828" calcext:value-type="float">
            <text:p>120.828</text:p>
          </table:table-cell>
          <table:table-cell office:value-type="float" office:value="844.971" calcext:value-type="float">
            <text:p>844.971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4.1441" calcext:value-type="float">
            <text:p>34.1441</text:p>
          </table:table-cell>
          <table:table-cell office:value-type="float" office:value="121.053" calcext:value-type="float">
            <text:p>121.053</text:p>
          </table:table-cell>
          <table:table-cell office:value-type="float" office:value="844.803" calcext:value-type="float">
            <text:p>844.803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4.0909" calcext:value-type="float">
            <text:p>34.0909</text:p>
          </table:table-cell>
          <table:table-cell office:value-type="float" office:value="121.277" calcext:value-type="float">
            <text:p>121.277</text:p>
          </table:table-cell>
          <table:table-cell office:value-type="float" office:value="844.633" calcext:value-type="float">
            <text:p>844.6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041" calcext:value-type="float">
            <text:p>34.041</text:p>
          </table:table-cell>
          <table:table-cell office:value-type="float" office:value="121.499" calcext:value-type="float">
            <text:p>121.499</text:p>
          </table:table-cell>
          <table:table-cell office:value-type="float" office:value="844.46" calcext:value-type="float">
            <text:p>844.46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3.9941" calcext:value-type="float">
            <text:p>33.9941</text:p>
          </table:table-cell>
          <table:table-cell office:value-type="float" office:value="121.721" calcext:value-type="float">
            <text:p>121.721</text:p>
          </table:table-cell>
          <table:table-cell office:value-type="float" office:value="844.285" calcext:value-type="float">
            <text:p>844.28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3.9503" calcext:value-type="float">
            <text:p>33.9503</text:p>
          </table:table-cell>
          <table:table-cell office:value-type="float" office:value="121.942" calcext:value-type="float">
            <text:p>121.942</text:p>
          </table:table-cell>
          <table:table-cell office:value-type="float" office:value="844.108" calcext:value-type="float">
            <text:p>844.108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3.9095" calcext:value-type="float">
            <text:p>33.9095</text:p>
          </table:table-cell>
          <table:table-cell office:value-type="float" office:value="122.161" calcext:value-type="float">
            <text:p>122.161</text:p>
          </table:table-cell>
          <table:table-cell office:value-type="float" office:value="843.93" calcext:value-type="float">
            <text:p>843.93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3.8718" calcext:value-type="float">
            <text:p>33.8718</text:p>
          </table:table-cell>
          <table:table-cell office:value-type="float" office:value="122.379" calcext:value-type="float">
            <text:p>122.379</text:p>
          </table:table-cell>
          <table:table-cell office:value-type="float" office:value="843.75" calcext:value-type="float">
            <text:p>843.75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3.837" calcext:value-type="float">
            <text:p>33.837</text:p>
          </table:table-cell>
          <table:table-cell office:value-type="float" office:value="122.595" calcext:value-type="float">
            <text:p>122.595</text:p>
          </table:table-cell>
          <table:table-cell office:value-type="float" office:value="843.568" calcext:value-type="float">
            <text:p>843.568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3.8052" calcext:value-type="float">
            <text:p>33.8052</text:p>
          </table:table-cell>
          <table:table-cell office:value-type="float" office:value="122.81" calcext:value-type="float">
            <text:p>122.81</text:p>
          </table:table-cell>
          <table:table-cell office:value-type="float" office:value="843.385" calcext:value-type="float">
            <text:p>843.38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3.7763" calcext:value-type="float">
            <text:p>33.7763</text:p>
          </table:table-cell>
          <table:table-cell office:value-type="float" office:value="123.023" calcext:value-type="float">
            <text:p>123.023</text:p>
          </table:table-cell>
          <table:table-cell office:value-type="float" office:value="843.201" calcext:value-type="float">
            <text:p>843.201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3.7504" calcext:value-type="float">
            <text:p>33.7504</text:p>
          </table:table-cell>
          <table:table-cell office:value-type="float" office:value="123.234" calcext:value-type="float">
            <text:p>123.234</text:p>
          </table:table-cell>
          <table:table-cell office:value-type="float" office:value="843.016" calcext:value-type="float">
            <text:p>843.016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3.7272" calcext:value-type="float">
            <text:p>33.7272</text:p>
          </table:table-cell>
          <table:table-cell office:value-type="float" office:value="123.443" calcext:value-type="float">
            <text:p>123.443</text:p>
          </table:table-cell>
          <table:table-cell office:value-type="float" office:value="842.83" calcext:value-type="float">
            <text:p>842.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.7069" calcext:value-type="float">
            <text:p>33.7069</text:p>
          </table:table-cell>
          <table:table-cell office:value-type="float" office:value="123.649" calcext:value-type="float">
            <text:p>123.649</text:p>
          </table:table-cell>
          <table:table-cell office:value-type="float" office:value="842.644" calcext:value-type="float">
            <text:p>842.644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33.6894" calcext:value-type="float">
            <text:p>33.6894</text:p>
          </table:table-cell>
          <table:table-cell office:value-type="float" office:value="123.854" calcext:value-type="float">
            <text:p>123.854</text:p>
          </table:table-cell>
          <table:table-cell office:value-type="float" office:value="842.457" calcext:value-type="float">
            <text:p>842.45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3.6747" calcext:value-type="float">
            <text:p>33.6747</text:p>
          </table:table-cell>
          <table:table-cell office:value-type="float" office:value="124.056" calcext:value-type="float">
            <text:p>124.056</text:p>
          </table:table-cell>
          <table:table-cell office:value-type="float" office:value="842.269" calcext:value-type="float">
            <text:p>842.269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3.6627" calcext:value-type="float">
            <text:p>33.6627</text:p>
          </table:table-cell>
          <table:table-cell office:value-type="float" office:value="124.256" calcext:value-type="float">
            <text:p>124.256</text:p>
          </table:table-cell>
          <table:table-cell office:value-type="float" office:value="842.081" calcext:value-type="float">
            <text:p>842.081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3.6533" calcext:value-type="float">
            <text:p>33.6533</text:p>
          </table:table-cell>
          <table:table-cell office:value-type="float" office:value="124.454" calcext:value-type="float">
            <text:p>124.454</text:p>
          </table:table-cell>
          <table:table-cell office:value-type="float" office:value="841.893" calcext:value-type="float">
            <text:p>841.893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3.6467" calcext:value-type="float">
            <text:p>33.6467</text:p>
          </table:table-cell>
          <table:table-cell office:value-type="float" office:value="124.648" calcext:value-type="float">
            <text:p>124.648</text:p>
          </table:table-cell>
          <table:table-cell office:value-type="float" office:value="841.705" calcext:value-type="float">
            <text:p>841.705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3.6426" calcext:value-type="float">
            <text:p>33.6426</text:p>
          </table:table-cell>
          <table:table-cell office:value-type="float" office:value="124.84" calcext:value-type="float">
            <text:p>124.84</text:p>
          </table:table-cell>
          <table:table-cell office:value-type="float" office:value="841.517" calcext:value-type="float">
            <text:p>841.517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3.6411" calcext:value-type="float">
            <text:p>33.6411</text:p>
          </table:table-cell>
          <table:table-cell office:value-type="float" office:value="125.029" calcext:value-type="float">
            <text:p>125.029</text:p>
          </table:table-cell>
          <table:table-cell office:value-type="float" office:value="841.33" calcext:value-type="float">
            <text:p>841.33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3.6421" calcext:value-type="float">
            <text:p>33.6421</text:p>
          </table:table-cell>
          <table:table-cell office:value-type="float" office:value="125.216" calcext:value-type="float">
            <text:p>125.216</text:p>
          </table:table-cell>
          <table:table-cell office:value-type="float" office:value="841.142" calcext:value-type="float">
            <text:p>841.142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3.6457" calcext:value-type="float">
            <text:p>33.6457</text:p>
          </table:table-cell>
          <table:table-cell office:value-type="float" office:value="125.399" calcext:value-type="float">
            <text:p>125.399</text:p>
          </table:table-cell>
          <table:table-cell office:value-type="float" office:value="840.956" calcext:value-type="float">
            <text:p>840.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.6516" calcext:value-type="float">
            <text:p>33.6516</text:p>
          </table:table-cell>
          <table:table-cell office:value-type="float" office:value="125.579" calcext:value-type="float">
            <text:p>125.579</text:p>
          </table:table-cell>
          <table:table-cell office:value-type="float" office:value="840.769" calcext:value-type="float">
            <text:p>840.769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33.66" calcext:value-type="float">
            <text:p>33.66</text:p>
          </table:table-cell>
          <table:table-cell office:value-type="float" office:value="125.756" calcext:value-type="float">
            <text:p>125.756</text:p>
          </table:table-cell>
          <table:table-cell office:value-type="float" office:value="840.584" calcext:value-type="float">
            <text:p>840.584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3.6708" calcext:value-type="float">
            <text:p>33.6708</text:p>
          </table:table-cell>
          <table:table-cell office:value-type="float" office:value="125.93" calcext:value-type="float">
            <text:p>125.93</text:p>
          </table:table-cell>
          <table:table-cell office:value-type="float" office:value="840.399" calcext:value-type="float">
            <text:p>840.399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33.6839" calcext:value-type="float">
            <text:p>33.6839</text:p>
          </table:table-cell>
          <table:table-cell office:value-type="float" office:value="126.1" calcext:value-type="float">
            <text:p>126.1</text:p>
          </table:table-cell>
          <table:table-cell office:value-type="float" office:value="840.216" calcext:value-type="float">
            <text:p>840.216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3.6993" calcext:value-type="float">
            <text:p>33.6993</text:p>
          </table:table-cell>
          <table:table-cell office:value-type="float" office:value="126.267" calcext:value-type="float">
            <text:p>126.267</text:p>
          </table:table-cell>
          <table:table-cell office:value-type="float" office:value="840.033" calcext:value-type="float">
            <text:p>840.033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33.717" calcext:value-type="float">
            <text:p>33.717</text:p>
          </table:table-cell>
          <table:table-cell office:value-type="float" office:value="126.431" calcext:value-type="float">
            <text:p>126.431</text:p>
          </table:table-cell>
          <table:table-cell office:value-type="float" office:value="839.852" calcext:value-type="float">
            <text:p>839.852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3.7368" calcext:value-type="float">
            <text:p>33.7368</text:p>
          </table:table-cell>
          <table:table-cell office:value-type="float" office:value="126.591" calcext:value-type="float">
            <text:p>126.591</text:p>
          </table:table-cell>
          <table:table-cell office:value-type="float" office:value="839.672" calcext:value-type="float">
            <text:p>839.672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33.7588" calcext:value-type="float">
            <text:p>33.7588</text:p>
          </table:table-cell>
          <table:table-cell office:value-type="float" office:value="126.747" calcext:value-type="float">
            <text:p>126.747</text:p>
          </table:table-cell>
          <table:table-cell office:value-type="float" office:value="839.494" calcext:value-type="float">
            <text:p>839.494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3.783" calcext:value-type="float">
            <text:p>33.783</text:p>
          </table:table-cell>
          <table:table-cell office:value-type="float" office:value="126.9" calcext:value-type="float">
            <text:p>126.9</text:p>
          </table:table-cell>
          <table:table-cell office:value-type="float" office:value="839.317" calcext:value-type="float">
            <text:p>839.317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33.8092" calcext:value-type="float">
            <text:p>33.8092</text:p>
          </table:table-cell>
          <table:table-cell office:value-type="float" office:value="127.05" calcext:value-type="float">
            <text:p>127.05</text:p>
          </table:table-cell>
          <table:table-cell office:value-type="float" office:value="839.141" calcext:value-type="float">
            <text:p>839.1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.8374" calcext:value-type="float">
            <text:p>33.8374</text:p>
          </table:table-cell>
          <table:table-cell office:value-type="float" office:value="127.195" calcext:value-type="float">
            <text:p>127.195</text:p>
          </table:table-cell>
          <table:table-cell office:value-type="float" office:value="838.968" calcext:value-type="float">
            <text:p>838.968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33.8676" calcext:value-type="float">
            <text:p>33.8676</text:p>
          </table:table-cell>
          <table:table-cell office:value-type="float" office:value="127.337" calcext:value-type="float">
            <text:p>127.337</text:p>
          </table:table-cell>
          <table:table-cell office:value-type="float" office:value="838.796" calcext:value-type="float">
            <text:p>838.796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33.8997" calcext:value-type="float">
            <text:p>33.8997</text:p>
          </table:table-cell>
          <table:table-cell office:value-type="float" office:value="127.474" calcext:value-type="float">
            <text:p>127.474</text:p>
          </table:table-cell>
          <table:table-cell office:value-type="float" office:value="838.626" calcext:value-type="float">
            <text:p>838.626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33.9338" calcext:value-type="float">
            <text:p>33.9338</text:p>
          </table:table-cell>
          <table:table-cell office:value-type="float" office:value="127.608" calcext:value-type="float">
            <text:p>127.608</text:p>
          </table:table-cell>
          <table:table-cell office:value-type="float" office:value="838.458" calcext:value-type="float">
            <text:p>838.458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33.9696" calcext:value-type="float">
            <text:p>33.9696</text:p>
          </table:table-cell>
          <table:table-cell office:value-type="float" office:value="127.738" calcext:value-type="float">
            <text:p>127.738</text:p>
          </table:table-cell>
          <table:table-cell office:value-type="float" office:value="838.292" calcext:value-type="float">
            <text:p>838.292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34.0073" calcext:value-type="float">
            <text:p>34.0073</text:p>
          </table:table-cell>
          <table:table-cell office:value-type="float" office:value="127.864" calcext:value-type="float">
            <text:p>127.864</text:p>
          </table:table-cell>
          <table:table-cell office:value-type="float" office:value="838.129" calcext:value-type="float">
            <text:p>838.129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4.0467" calcext:value-type="float">
            <text:p>34.0467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837.967" calcext:value-type="float">
            <text:p>837.967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34.0878" calcext:value-type="float">
            <text:p>34.0878</text:p>
          </table:table-cell>
          <table:table-cell office:value-type="float" office:value="128.104" calcext:value-type="float">
            <text:p>128.104</text:p>
          </table:table-cell>
          <table:table-cell office:value-type="float" office:value="837.808" calcext:value-type="float">
            <text:p>837.808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34.1305" calcext:value-type="float">
            <text:p>34.1305</text:p>
          </table:table-cell>
          <table:table-cell office:value-type="float" office:value="128.218" calcext:value-type="float">
            <text:p>128.218</text:p>
          </table:table-cell>
          <table:table-cell office:value-type="float" office:value="837.652" calcext:value-type="float">
            <text:p>837.652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34.1749" calcext:value-type="float">
            <text:p>34.1749</text:p>
          </table:table-cell>
          <table:table-cell office:value-type="float" office:value="128.328" calcext:value-type="float">
            <text:p>128.328</text:p>
          </table:table-cell>
          <table:table-cell office:value-type="float" office:value="837.497" calcext:value-type="float">
            <text:p>837.4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.2207" calcext:value-type="float">
            <text:p>34.2207</text:p>
          </table:table-cell>
          <table:table-cell office:value-type="float" office:value="128.433" calcext:value-type="float">
            <text:p>128.433</text:p>
          </table:table-cell>
          <table:table-cell office:value-type="float" office:value="837.346" calcext:value-type="float">
            <text:p>837.346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4.2681" calcext:value-type="float">
            <text:p>34.2681</text:p>
          </table:table-cell>
          <table:table-cell office:value-type="float" office:value="128.535" calcext:value-type="float">
            <text:p>128.535</text:p>
          </table:table-cell>
          <table:table-cell office:value-type="float" office:value="837.197" calcext:value-type="float">
            <text:p>837.197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4.3169" calcext:value-type="float">
            <text:p>34.3169</text:p>
          </table:table-cell>
          <table:table-cell office:value-type="float" office:value="128.632" calcext:value-type="float">
            <text:p>128.632</text:p>
          </table:table-cell>
          <table:table-cell office:value-type="float" office:value="837.051" calcext:value-type="float">
            <text:p>837.051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34.3671" calcext:value-type="float">
            <text:p>34.3671</text:p>
          </table:table-cell>
          <table:table-cell office:value-type="float" office:value="128.725" calcext:value-type="float">
            <text:p>128.725</text:p>
          </table:table-cell>
          <table:table-cell office:value-type="float" office:value="836.908" calcext:value-type="float">
            <text:p>836.908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4.4187" calcext:value-type="float">
            <text:p>34.4187</text:p>
          </table:table-cell>
          <table:table-cell office:value-type="float" office:value="128.814" calcext:value-type="float">
            <text:p>128.814</text:p>
          </table:table-cell>
          <table:table-cell office:value-type="float" office:value="836.767" calcext:value-type="float">
            <text:p>836.76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4.4715" calcext:value-type="float">
            <text:p>34.4715</text:p>
          </table:table-cell>
          <table:table-cell office:value-type="float" office:value="128.899" calcext:value-type="float">
            <text:p>128.899</text:p>
          </table:table-cell>
          <table:table-cell office:value-type="float" office:value="836.629" calcext:value-type="float">
            <text:p>836.629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34.5256" calcext:value-type="float">
            <text:p>34.5256</text:p>
          </table:table-cell>
          <table:table-cell office:value-type="float" office:value="128.98" calcext:value-type="float">
            <text:p>128.98</text:p>
          </table:table-cell>
          <table:table-cell office:value-type="float" office:value="836.495" calcext:value-type="float">
            <text:p>836.495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34.5808" calcext:value-type="float">
            <text:p>34.5808</text:p>
          </table:table-cell>
          <table:table-cell office:value-type="float" office:value="129.056" calcext:value-type="float">
            <text:p>129.056</text:p>
          </table:table-cell>
          <table:table-cell office:value-type="float" office:value="836.363" calcext:value-type="float">
            <text:p>836.363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4.6372" calcext:value-type="float">
            <text:p>34.6372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836.235" calcext:value-type="float">
            <text:p>836.235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34.6947" calcext:value-type="float">
            <text:p>34.6947</text:p>
          </table:table-cell>
          <table:table-cell office:value-type="float" office:value="129.196" calcext:value-type="float">
            <text:p>129.196</text:p>
          </table:table-cell>
          <table:table-cell office:value-type="float" office:value="836.109" calcext:value-type="float">
            <text:p>836.1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.7531" calcext:value-type="float">
            <text:p>34.7531</text:p>
          </table:table-cell>
          <table:table-cell office:value-type="float" office:value="129.26" calcext:value-type="float">
            <text:p>129.26</text:p>
          </table:table-cell>
          <table:table-cell office:value-type="float" office:value="835.987" calcext:value-type="float">
            <text:p>835.987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34.8126" calcext:value-type="float">
            <text:p>34.8126</text:p>
          </table:table-cell>
          <table:table-cell office:value-type="float" office:value="129.32" calcext:value-type="float">
            <text:p>129.32</text:p>
          </table:table-cell>
          <table:table-cell office:value-type="float" office:value="835.868" calcext:value-type="float">
            <text:p>835.868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4.873" calcext:value-type="float">
            <text:p>34.873</text:p>
          </table:table-cell>
          <table:table-cell office:value-type="float" office:value="129.375" calcext:value-type="float">
            <text:p>129.375</text:p>
          </table:table-cell>
          <table:table-cell office:value-type="float" office:value="835.752" calcext:value-type="float">
            <text:p>835.752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4.9342" calcext:value-type="float">
            <text:p>34.9342</text:p>
          </table:table-cell>
          <table:table-cell office:value-type="float" office:value="129.426" calcext:value-type="float">
            <text:p>129.426</text:p>
          </table:table-cell>
          <table:table-cell office:value-type="float" office:value="835.639" calcext:value-type="float">
            <text:p>835.639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4.9963" calcext:value-type="float">
            <text:p>34.9963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835.53" calcext:value-type="float">
            <text:p>835.5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5.0591" calcext:value-type="float">
            <text:p>35.0591</text:p>
          </table:table-cell>
          <table:table-cell office:value-type="float" office:value="129.517" calcext:value-type="float">
            <text:p>129.517</text:p>
          </table:table-cell>
          <table:table-cell office:value-type="float" office:value="835.424" calcext:value-type="float">
            <text:p>835.424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5.1226" calcext:value-type="float">
            <text:p>35.1226</text:p>
          </table:table-cell>
          <table:table-cell office:value-type="float" office:value="129.556" calcext:value-type="float">
            <text:p>129.556</text:p>
          </table:table-cell>
          <table:table-cell office:value-type="float" office:value="835.322" calcext:value-type="float">
            <text:p>835.322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35.1868" calcext:value-type="float">
            <text:p>35.1868</text:p>
          </table:table-cell>
          <table:table-cell office:value-type="float" office:value="129.59" calcext:value-type="float">
            <text:p>129.59</text:p>
          </table:table-cell>
          <table:table-cell office:value-type="float" office:value="835.223" calcext:value-type="float">
            <text:p>835.223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5.2515" calcext:value-type="float">
            <text:p>35.2515</text:p>
          </table:table-cell>
          <table:table-cell office:value-type="float" office:value="129.621" calcext:value-type="float">
            <text:p>129.621</text:p>
          </table:table-cell>
          <table:table-cell office:value-type="float" office:value="835.127" calcext:value-type="float">
            <text:p>835.127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35.3168" calcext:value-type="float">
            <text:p>35.3168</text:p>
          </table:table-cell>
          <table:table-cell office:value-type="float" office:value="129.648" calcext:value-type="float">
            <text:p>129.648</text:p>
          </table:table-cell>
          <table:table-cell office:value-type="float" office:value="835.035" calcext:value-type="float">
            <text:p>835.0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.3826" calcext:value-type="float">
            <text:p>35.3826</text:p>
          </table:table-cell>
          <table:table-cell office:value-type="float" office:value="129.671" calcext:value-type="float">
            <text:p>129.671</text:p>
          </table:table-cell>
          <table:table-cell office:value-type="float" office:value="834.946" calcext:value-type="float">
            <text:p>834.946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35.4488" calcext:value-type="float">
            <text:p>35.4488</text:p>
          </table:table-cell>
          <table:table-cell office:value-type="float" office:value="129.69" calcext:value-type="float">
            <text:p>129.69</text:p>
          </table:table-cell>
          <table:table-cell office:value-type="float" office:value="834.861" calcext:value-type="float">
            <text:p>834.861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5.5154" calcext:value-type="float">
            <text:p>35.5154</text:p>
          </table:table-cell>
          <table:table-cell office:value-type="float" office:value="129.705" calcext:value-type="float">
            <text:p>129.705</text:p>
          </table:table-cell>
          <table:table-cell office:value-type="float" office:value="834.779" calcext:value-type="float">
            <text:p>834.779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35.5823" calcext:value-type="float">
            <text:p>35.5823</text:p>
          </table:table-cell>
          <table:table-cell office:value-type="float" office:value="129.717" calcext:value-type="float">
            <text:p>129.717</text:p>
          </table:table-cell>
          <table:table-cell office:value-type="float" office:value="834.701" calcext:value-type="float">
            <text:p>834.701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5.6495" calcext:value-type="float">
            <text:p>35.6495</text:p>
          </table:table-cell>
          <table:table-cell office:value-type="float" office:value="129.724" calcext:value-type="float">
            <text:p>129.724</text:p>
          </table:table-cell>
          <table:table-cell office:value-type="float" office:value="834.626" calcext:value-type="float">
            <text:p>834.626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5.7169" calcext:value-type="float">
            <text:p>35.7169</text:p>
          </table:table-cell>
          <table:table-cell office:value-type="float" office:value="129.728" calcext:value-type="float">
            <text:p>129.728</text:p>
          </table:table-cell>
          <table:table-cell office:value-type="float" office:value="834.555" calcext:value-type="float">
            <text:p>834.555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35.7845" calcext:value-type="float">
            <text:p>35.7845</text:p>
          </table:table-cell>
          <table:table-cell office:value-type="float" office:value="129.728" calcext:value-type="float">
            <text:p>129.728</text:p>
          </table:table-cell>
          <table:table-cell office:value-type="float" office:value="834.488" calcext:value-type="float">
            <text:p>834.488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5.8522" calcext:value-type="float">
            <text:p>35.8522</text:p>
          </table:table-cell>
          <table:table-cell office:value-type="float" office:value="129.724" calcext:value-type="float">
            <text:p>129.724</text:p>
          </table:table-cell>
          <table:table-cell office:value-type="float" office:value="834.423" calcext:value-type="float">
            <text:p>834.423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5.92" calcext:value-type="float">
            <text:p>35.92</text:p>
          </table:table-cell>
          <table:table-cell office:value-type="float" office:value="129.717" calcext:value-type="float">
            <text:p>129.717</text:p>
          </table:table-cell>
          <table:table-cell office:value-type="float" office:value="834.363" calcext:value-type="float">
            <text:p>834.363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35.9877" calcext:value-type="float">
            <text:p>35.9877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834.306" calcext:value-type="float">
            <text:p>834.3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29.692" calcext:value-type="float">
            <text:p>129.692</text:p>
          </table:table-cell>
          <table:table-cell office:value-type="float" office:value="834.252" calcext:value-type="float">
            <text:p>834.252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36.1231" calcext:value-type="float">
            <text:p>36.1231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834.202" calcext:value-type="float">
            <text:p>834.202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36.1906" calcext:value-type="float">
            <text:p>36.1906</text:p>
          </table:table-cell>
          <table:table-cell office:value-type="float" office:value="129.654" calcext:value-type="float">
            <text:p>129.654</text:p>
          </table:table-cell>
          <table:table-cell office:value-type="float" office:value="834.156" calcext:value-type="float">
            <text:p>834.156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36.2579" calcext:value-type="float">
            <text:p>36.2579</text:p>
          </table:table-cell>
          <table:table-cell office:value-type="float" office:value="129.63" calcext:value-type="float">
            <text:p>129.63</text:p>
          </table:table-cell>
          <table:table-cell office:value-type="float" office:value="834.113" calcext:value-type="float">
            <text:p>834.113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6.325" calcext:value-type="float">
            <text:p>36.325</text:p>
          </table:table-cell>
          <table:table-cell office:value-type="float" office:value="129.602" calcext:value-type="float">
            <text:p>129.602</text:p>
          </table:table-cell>
          <table:table-cell office:value-type="float" office:value="834.073" calcext:value-type="float">
            <text:p>834.073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36.3918" calcext:value-type="float">
            <text:p>36.3918</text:p>
          </table:table-cell>
          <table:table-cell office:value-type="float" office:value="129.571" calcext:value-type="float">
            <text:p>129.571</text:p>
          </table:table-cell>
          <table:table-cell office:value-type="float" office:value="834.037" calcext:value-type="float">
            <text:p>834.037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6.4582" calcext:value-type="float">
            <text:p>36.4582</text:p>
          </table:table-cell>
          <table:table-cell office:value-type="float" office:value="129.538" calcext:value-type="float">
            <text:p>129.538</text:p>
          </table:table-cell>
          <table:table-cell office:value-type="float" office:value="834.004" calcext:value-type="float">
            <text:p>834.004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36.5243" calcext:value-type="float">
            <text:p>36.5243</text:p>
          </table:table-cell>
          <table:table-cell office:value-type="float" office:value="129.501" calcext:value-type="float">
            <text:p>129.501</text:p>
          </table:table-cell>
          <table:table-cell office:value-type="float" office:value="833.975" calcext:value-type="float">
            <text:p>833.975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36.5899" calcext:value-type="float">
            <text:p>36.5899</text:p>
          </table:table-cell>
          <table:table-cell office:value-type="float" office:value="129.461" calcext:value-type="float">
            <text:p>129.461</text:p>
          </table:table-cell>
          <table:table-cell office:value-type="float" office:value="833.949" calcext:value-type="float">
            <text:p>833.949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36.6551" calcext:value-type="float">
            <text:p>36.6551</text:p>
          </table:table-cell>
          <table:table-cell office:value-type="float" office:value="129.419" calcext:value-type="float">
            <text:p>129.419</text:p>
          </table:table-cell>
          <table:table-cell office:value-type="float" office:value="833.926" calcext:value-type="float">
            <text:p>833.9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7198" calcext:value-type="float">
            <text:p>36.7198</text:p>
          </table:table-cell>
          <table:table-cell office:value-type="float" office:value="129.374" calcext:value-type="float">
            <text:p>129.374</text:p>
          </table:table-cell>
          <table:table-cell office:value-type="float" office:value="833.906" calcext:value-type="float">
            <text:p>833.90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36.7839" calcext:value-type="float">
            <text:p>36.7839</text:p>
          </table:table-cell>
          <table:table-cell office:value-type="float" office:value="129.326" calcext:value-type="float">
            <text:p>129.326</text:p>
          </table:table-cell>
          <table:table-cell office:value-type="float" office:value="833.89" calcext:value-type="float">
            <text:p>833.89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6.8473" calcext:value-type="float">
            <text:p>36.8473</text:p>
          </table:table-cell>
          <table:table-cell office:value-type="float" office:value="129.275" calcext:value-type="float">
            <text:p>129.275</text:p>
          </table:table-cell>
          <table:table-cell office:value-type="float" office:value="833.877" calcext:value-type="float">
            <text:p>833.877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36.9102" calcext:value-type="float">
            <text:p>36.9102</text:p>
          </table:table-cell>
          <table:table-cell office:value-type="float" office:value="129.222" calcext:value-type="float">
            <text:p>129.222</text:p>
          </table:table-cell>
          <table:table-cell office:value-type="float" office:value="833.868" calcext:value-type="float">
            <text:p>833.868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6.9723" calcext:value-type="float">
            <text:p>36.9723</text:p>
          </table:table-cell>
          <table:table-cell office:value-type="float" office:value="129.166" calcext:value-type="float">
            <text:p>129.166</text:p>
          </table:table-cell>
          <table:table-cell office:value-type="float" office:value="833.861" calcext:value-type="float">
            <text:p>833.861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37.0338" calcext:value-type="float">
            <text:p>37.0338</text:p>
          </table:table-cell>
          <table:table-cell office:value-type="float" office:value="129.108" calcext:value-type="float">
            <text:p>129.108</text:p>
          </table:table-cell>
          <table:table-cell office:value-type="float" office:value="833.858" calcext:value-type="float">
            <text:p>833.858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7.0944" calcext:value-type="float">
            <text:p>37.0944</text:p>
          </table:table-cell>
          <table:table-cell office:value-type="float" office:value="129.048" calcext:value-type="float">
            <text:p>129.048</text:p>
          </table:table-cell>
          <table:table-cell office:value-type="float" office:value="833.857" calcext:value-type="float">
            <text:p>833.857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37.1543" calcext:value-type="float">
            <text:p>37.1543</text:p>
          </table:table-cell>
          <table:table-cell office:value-type="float" office:value="128.986" calcext:value-type="float">
            <text:p>128.986</text:p>
          </table:table-cell>
          <table:table-cell office:value-type="float" office:value="833.86" calcext:value-type="float">
            <text:p>833.86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37.2133" calcext:value-type="float">
            <text:p>37.2133</text:p>
          </table:table-cell>
          <table:table-cell office:value-type="float" office:value="128.921" calcext:value-type="float">
            <text:p>128.921</text:p>
          </table:table-cell>
          <table:table-cell office:value-type="float" office:value="833.866" calcext:value-type="float">
            <text:p>833.866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37.2714" calcext:value-type="float">
            <text:p>37.2714</text:p>
          </table:table-cell>
          <table:table-cell office:value-type="float" office:value="128.854" calcext:value-type="float">
            <text:p>128.854</text:p>
          </table:table-cell>
          <table:table-cell office:value-type="float" office:value="833.874" calcext:value-type="float">
            <text:p>833.8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3287" calcext:value-type="float">
            <text:p>37.3287</text:p>
          </table:table-cell>
          <table:table-cell office:value-type="float" office:value="128.786" calcext:value-type="float">
            <text:p>128.786</text:p>
          </table:table-cell>
          <table:table-cell office:value-type="float" office:value="833.886" calcext:value-type="float">
            <text:p>833.886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37.3849" calcext:value-type="float">
            <text:p>37.3849</text:p>
          </table:table-cell>
          <table:table-cell office:value-type="float" office:value="128.715" calcext:value-type="float">
            <text:p>128.715</text:p>
          </table:table-cell>
          <table:table-cell office:value-type="float" office:value="833.9" calcext:value-type="float">
            <text:p>833.9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7.4402" calcext:value-type="float">
            <text:p>37.4402</text:p>
          </table:table-cell>
          <table:table-cell office:value-type="float" office:value="128.643" calcext:value-type="float">
            <text:p>128.643</text:p>
          </table:table-cell>
          <table:table-cell office:value-type="float" office:value="833.917" calcext:value-type="float">
            <text:p>833.917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37.4945" calcext:value-type="float">
            <text:p>37.4945</text:p>
          </table:table-cell>
          <table:table-cell office:value-type="float" office:value="128.569" calcext:value-type="float">
            <text:p>128.569</text:p>
          </table:table-cell>
          <table:table-cell office:value-type="float" office:value="833.937" calcext:value-type="float">
            <text:p>833.937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37.5478" calcext:value-type="float">
            <text:p>37.5478</text:p>
          </table:table-cell>
          <table:table-cell office:value-type="float" office:value="128.493" calcext:value-type="float">
            <text:p>128.493</text:p>
          </table:table-cell>
          <table:table-cell office:value-type="float" office:value="833.959" calcext:value-type="float">
            <text:p>833.959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7.6" calcext:value-type="float">
            <text:p>37.6</text:p>
          </table:table-cell>
          <table:table-cell office:value-type="float" office:value="128.416" calcext:value-type="float">
            <text:p>128.416</text:p>
          </table:table-cell>
          <table:table-cell office:value-type="float" office:value="833.984" calcext:value-type="float">
            <text:p>833.984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37.6511" calcext:value-type="float">
            <text:p>37.6511</text:p>
          </table:table-cell>
          <table:table-cell office:value-type="float" office:value="128.337" calcext:value-type="float">
            <text:p>128.337</text:p>
          </table:table-cell>
          <table:table-cell office:value-type="float" office:value="834.012" calcext:value-type="float">
            <text:p>834.012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37.701" calcext:value-type="float">
            <text:p>37.701</text:p>
          </table:table-cell>
          <table:table-cell office:value-type="float" office:value="128.257" calcext:value-type="float">
            <text:p>128.257</text:p>
          </table:table-cell>
          <table:table-cell office:value-type="float" office:value="834.042" calcext:value-type="float">
            <text:p>834.042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37.7499" calcext:value-type="float">
            <text:p>37.7499</text:p>
          </table:table-cell>
          <table:table-cell office:value-type="float" office:value="128.176" calcext:value-type="float">
            <text:p>128.176</text:p>
          </table:table-cell>
          <table:table-cell office:value-type="float" office:value="834.074" calcext:value-type="float">
            <text:p>834.074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37.7975" calcext:value-type="float">
            <text:p>37.7975</text:p>
          </table:table-cell>
          <table:table-cell office:value-type="float" office:value="128.094" calcext:value-type="float">
            <text:p>128.094</text:p>
          </table:table-cell>
          <table:table-cell office:value-type="float" office:value="834.109" calcext:value-type="float">
            <text:p>834.1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844" calcext:value-type="float">
            <text:p>37.844</text:p>
          </table:table-cell>
          <table:table-cell office:value-type="float" office:value="128.01" calcext:value-type="float">
            <text:p>128.01</text:p>
          </table:table-cell>
          <table:table-cell office:value-type="float" office:value="834.146" calcext:value-type="float">
            <text:p>834.146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37.8892" calcext:value-type="float">
            <text:p>37.8892</text:p>
          </table:table-cell>
          <table:table-cell office:value-type="float" office:value="127.926" calcext:value-type="float">
            <text:p>127.926</text:p>
          </table:table-cell>
          <table:table-cell office:value-type="float" office:value="834.185" calcext:value-type="float">
            <text:p>834.185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7.9333" calcext:value-type="float">
            <text:p>37.9333</text:p>
          </table:table-cell>
          <table:table-cell office:value-type="float" office:value="127.84" calcext:value-type="float">
            <text:p>127.84</text:p>
          </table:table-cell>
          <table:table-cell office:value-type="float" office:value="834.227" calcext:value-type="float">
            <text:p>834.227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37.976" calcext:value-type="float">
            <text:p>37.976</text:p>
          </table:table-cell>
          <table:table-cell office:value-type="float" office:value="127.754" calcext:value-type="float">
            <text:p>127.754</text:p>
          </table:table-cell>
          <table:table-cell office:value-type="float" office:value="834.27" calcext:value-type="float">
            <text:p>834.27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38.0175" calcext:value-type="float">
            <text:p>38.0175</text:p>
          </table:table-cell>
          <table:table-cell office:value-type="float" office:value="127.667" calcext:value-type="float">
            <text:p>127.667</text:p>
          </table:table-cell>
          <table:table-cell office:value-type="float" office:value="834.316" calcext:value-type="float">
            <text:p>834.316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8.0578" calcext:value-type="float">
            <text:p>38.0578</text:p>
          </table:table-cell>
          <table:table-cell office:value-type="float" office:value="127.579" calcext:value-type="float">
            <text:p>127.579</text:p>
          </table:table-cell>
          <table:table-cell office:value-type="float" office:value="834.363" calcext:value-type="float">
            <text:p>834.363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38.0967" calcext:value-type="float">
            <text:p>38.0967</text:p>
          </table:table-cell>
          <table:table-cell office:value-type="float" office:value="127.491" calcext:value-type="float">
            <text:p>127.491</text:p>
          </table:table-cell>
          <table:table-cell office:value-type="float" office:value="834.413" calcext:value-type="float">
            <text:p>834.413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38.1343" calcext:value-type="float">
            <text:p>38.1343</text:p>
          </table:table-cell>
          <table:table-cell office:value-type="float" office:value="127.402" calcext:value-type="float">
            <text:p>127.402</text:p>
          </table:table-cell>
          <table:table-cell office:value-type="float" office:value="834.464" calcext:value-type="float">
            <text:p>834.464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8.1706" calcext:value-type="float">
            <text:p>38.1706</text:p>
          </table:table-cell>
          <table:table-cell office:value-type="float" office:value="127.313" calcext:value-type="float">
            <text:p>127.313</text:p>
          </table:table-cell>
          <table:table-cell office:value-type="float" office:value="834.517" calcext:value-type="float">
            <text:p>834.517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38.2056" calcext:value-type="float">
            <text:p>38.2056</text:p>
          </table:table-cell>
          <table:table-cell office:value-type="float" office:value="127.223" calcext:value-type="float">
            <text:p>127.223</text:p>
          </table:table-cell>
          <table:table-cell office:value-type="float" office:value="834.571" calcext:value-type="float">
            <text:p>834.5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.2392" calcext:value-type="float">
            <text:p>38.2392</text:p>
          </table:table-cell>
          <table:table-cell office:value-type="float" office:value="127.133" calcext:value-type="float">
            <text:p>127.133</text:p>
          </table:table-cell>
          <table:table-cell office:value-type="float" office:value="834.628" calcext:value-type="float">
            <text:p>834.628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38.2715" calcext:value-type="float">
            <text:p>38.2715</text:p>
          </table:table-cell>
          <table:table-cell office:value-type="float" office:value="127.043" calcext:value-type="float">
            <text:p>127.043</text:p>
          </table:table-cell>
          <table:table-cell office:value-type="float" office:value="834.686" calcext:value-type="float">
            <text:p>834.686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8.3024" calcext:value-type="float">
            <text:p>38.3024</text:p>
          </table:table-cell>
          <table:table-cell office:value-type="float" office:value="126.953" calcext:value-type="float">
            <text:p>126.953</text:p>
          </table:table-cell>
          <table:table-cell office:value-type="float" office:value="834.745" calcext:value-type="float">
            <text:p>834.745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38.332" calcext:value-type="float">
            <text:p>38.332</text:p>
          </table:table-cell>
          <table:table-cell office:value-type="float" office:value="126.863" calcext:value-type="float">
            <text:p>126.863</text:p>
          </table:table-cell>
          <table:table-cell office:value-type="float" office:value="834.805" calcext:value-type="float">
            <text:p>834.80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8.3602" calcext:value-type="float">
            <text:p>38.3602</text:p>
          </table:table-cell>
          <table:table-cell office:value-type="float" office:value="126.772" calcext:value-type="float">
            <text:p>126.772</text:p>
          </table:table-cell>
          <table:table-cell office:value-type="float" office:value="834.867" calcext:value-type="float">
            <text:p>834.867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38.3871" calcext:value-type="float">
            <text:p>38.3871</text:p>
          </table:table-cell>
          <table:table-cell office:value-type="float" office:value="126.682" calcext:value-type="float">
            <text:p>126.682</text:p>
          </table:table-cell>
          <table:table-cell office:value-type="float" office:value="834.931" calcext:value-type="float">
            <text:p>834.931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8.4125" calcext:value-type="float">
            <text:p>38.4125</text:p>
          </table:table-cell>
          <table:table-cell office:value-type="float" office:value="126.592" calcext:value-type="float">
            <text:p>126.592</text:p>
          </table:table-cell>
          <table:table-cell office:value-type="float" office:value="834.995" calcext:value-type="float">
            <text:p>834.995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38.4367" calcext:value-type="float">
            <text:p>38.4367</text:p>
          </table:table-cell>
          <table:table-cell office:value-type="float" office:value="126.503" calcext:value-type="float">
            <text:p>126.503</text:p>
          </table:table-cell>
          <table:table-cell office:value-type="float" office:value="835.061" calcext:value-type="float">
            <text:p>835.061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8.4594" calcext:value-type="float">
            <text:p>38.4594</text:p>
          </table:table-cell>
          <table:table-cell office:value-type="float" office:value="126.413" calcext:value-type="float">
            <text:p>126.413</text:p>
          </table:table-cell>
          <table:table-cell office:value-type="float" office:value="835.127" calcext:value-type="float">
            <text:p>835.127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8.4808" calcext:value-type="float">
            <text:p>38.4808</text:p>
          </table:table-cell>
          <table:table-cell office:value-type="float" office:value="126.324" calcext:value-type="float">
            <text:p>126.324</text:p>
          </table:table-cell>
          <table:table-cell office:value-type="float" office:value="835.195" calcext:value-type="float">
            <text:p>835.1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5008" calcext:value-type="float">
            <text:p>38.5008</text:p>
          </table:table-cell>
          <table:table-cell office:value-type="float" office:value="126.236" calcext:value-type="float">
            <text:p>126.236</text:p>
          </table:table-cell>
          <table:table-cell office:value-type="float" office:value="835.263" calcext:value-type="float">
            <text:p>835.263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38.5195" calcext:value-type="float">
            <text:p>38.5195</text:p>
          </table:table-cell>
          <table:table-cell office:value-type="float" office:value="126.148" calcext:value-type="float">
            <text:p>126.148</text:p>
          </table:table-cell>
          <table:table-cell office:value-type="float" office:value="835.333" calcext:value-type="float">
            <text:p>835.333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38.5369" calcext:value-type="float">
            <text:p>38.5369</text:p>
          </table:table-cell>
          <table:table-cell office:value-type="float" office:value="126.061" calcext:value-type="float">
            <text:p>126.061</text:p>
          </table:table-cell>
          <table:table-cell office:value-type="float" office:value="835.403" calcext:value-type="float">
            <text:p>835.403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38.5529" calcext:value-type="float">
            <text:p>38.5529</text:p>
          </table:table-cell>
          <table:table-cell office:value-type="float" office:value="125.974" calcext:value-type="float">
            <text:p>125.974</text:p>
          </table:table-cell>
          <table:table-cell office:value-type="float" office:value="835.473" calcext:value-type="float">
            <text:p>835.47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8.5676" calcext:value-type="float">
            <text:p>38.5676</text:p>
          </table:table-cell>
          <table:table-cell office:value-type="float" office:value="125.888" calcext:value-type="float">
            <text:p>125.888</text:p>
          </table:table-cell>
          <table:table-cell office:value-type="float" office:value="835.545" calcext:value-type="float">
            <text:p>835.54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8.5809" calcext:value-type="float">
            <text:p>38.5809</text:p>
          </table:table-cell>
          <table:table-cell office:value-type="float" office:value="125.802" calcext:value-type="float">
            <text:p>125.802</text:p>
          </table:table-cell>
          <table:table-cell office:value-type="float" office:value="835.617" calcext:value-type="float">
            <text:p>835.617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38.593" calcext:value-type="float">
            <text:p>38.593</text:p>
          </table:table-cell>
          <table:table-cell office:value-type="float" office:value="125.718" calcext:value-type="float">
            <text:p>125.718</text:p>
          </table:table-cell>
          <table:table-cell office:value-type="float" office:value="835.689" calcext:value-type="float">
            <text:p>835.689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38.6037" calcext:value-type="float">
            <text:p>38.6037</text:p>
          </table:table-cell>
          <table:table-cell office:value-type="float" office:value="125.634" calcext:value-type="float">
            <text:p>125.634</text:p>
          </table:table-cell>
          <table:table-cell office:value-type="float" office:value="835.762" calcext:value-type="float">
            <text:p>835.762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38.6132" calcext:value-type="float">
            <text:p>38.6132</text:p>
          </table:table-cell>
          <table:table-cell office:value-type="float" office:value="125.552" calcext:value-type="float">
            <text:p>125.552</text:p>
          </table:table-cell>
          <table:table-cell office:value-type="float" office:value="835.835" calcext:value-type="float">
            <text:p>835.835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38.6214" calcext:value-type="float">
            <text:p>38.6214</text:p>
          </table:table-cell>
          <table:table-cell office:value-type="float" office:value="125.47" calcext:value-type="float">
            <text:p>125.47</text:p>
          </table:table-cell>
          <table:table-cell office:value-type="float" office:value="835.909" calcext:value-type="float">
            <text:p>835.9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6283" calcext:value-type="float">
            <text:p>38.6283</text:p>
          </table:table-cell>
          <table:table-cell office:value-type="float" office:value="125.389" calcext:value-type="float">
            <text:p>125.389</text:p>
          </table:table-cell>
          <table:table-cell office:value-type="float" office:value="835.982" calcext:value-type="float">
            <text:p>835.982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38.634" calcext:value-type="float">
            <text:p>38.634</text:p>
          </table:table-cell>
          <table:table-cell office:value-type="float" office:value="125.31" calcext:value-type="float">
            <text:p>125.31</text:p>
          </table:table-cell>
          <table:table-cell office:value-type="float" office:value="836.056" calcext:value-type="float">
            <text:p>836.056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8.6385" calcext:value-type="float">
            <text:p>38.6385</text:p>
          </table:table-cell>
          <table:table-cell office:value-type="float" office:value="125.231" calcext:value-type="float">
            <text:p>125.231</text:p>
          </table:table-cell>
          <table:table-cell office:value-type="float" office:value="836.13" calcext:value-type="float">
            <text:p>836.13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38.6418" calcext:value-type="float">
            <text:p>38.6418</text:p>
          </table:table-cell>
          <table:table-cell office:value-type="float" office:value="125.154" calcext:value-type="float">
            <text:p>125.154</text:p>
          </table:table-cell>
          <table:table-cell office:value-type="float" office:value="836.204" calcext:value-type="float">
            <text:p>836.204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8.6439" calcext:value-type="float">
            <text:p>38.6439</text:p>
          </table:table-cell>
          <table:table-cell office:value-type="float" office:value="125.078" calcext:value-type="float">
            <text:p>125.078</text:p>
          </table:table-cell>
          <table:table-cell office:value-type="float" office:value="836.278" calcext:value-type="float">
            <text:p>836.278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8.6448" calcext:value-type="float">
            <text:p>38.6448</text:p>
          </table:table-cell>
          <table:table-cell office:value-type="float" office:value="125.003" calcext:value-type="float">
            <text:p>125.003</text:p>
          </table:table-cell>
          <table:table-cell office:value-type="float" office:value="836.352" calcext:value-type="float">
            <text:p>836.352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38.6445" calcext:value-type="float">
            <text:p>38.6445</text:p>
          </table:table-cell>
          <table:table-cell office:value-type="float" office:value="124.929" calcext:value-type="float">
            <text:p>124.929</text:p>
          </table:table-cell>
          <table:table-cell office:value-type="float" office:value="836.426" calcext:value-type="float">
            <text:p>836.426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38.6432" calcext:value-type="float">
            <text:p>38.6432</text:p>
          </table:table-cell>
          <table:table-cell office:value-type="float" office:value="124.857" calcext:value-type="float">
            <text:p>124.857</text:p>
          </table:table-cell>
          <table:table-cell office:value-type="float" office:value="836.5" calcext:value-type="float">
            <text:p>836.5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38.6407" calcext:value-type="float">
            <text:p>38.6407</text:p>
          </table:table-cell>
          <table:table-cell office:value-type="float" office:value="124.786" calcext:value-type="float">
            <text:p>124.786</text:p>
          </table:table-cell>
          <table:table-cell office:value-type="float" office:value="836.573" calcext:value-type="float">
            <text:p>836.573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38.6371" calcext:value-type="float">
            <text:p>38.6371</text:p>
          </table:table-cell>
          <table:table-cell office:value-type="float" office:value="124.717" calcext:value-type="float">
            <text:p>124.717</text:p>
          </table:table-cell>
          <table:table-cell office:value-type="float" office:value="836.646" calcext:value-type="float">
            <text:p>836.6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6324" calcext:value-type="float">
            <text:p>38.6324</text:p>
          </table:table-cell>
          <table:table-cell office:value-type="float" office:value="124.649" calcext:value-type="float">
            <text:p>124.649</text:p>
          </table:table-cell>
          <table:table-cell office:value-type="float" office:value="836.719" calcext:value-type="float">
            <text:p>836.719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38.6267" calcext:value-type="float">
            <text:p>38.6267</text:p>
          </table:table-cell>
          <table:table-cell office:value-type="float" office:value="124.582" calcext:value-type="float">
            <text:p>124.582</text:p>
          </table:table-cell>
          <table:table-cell office:value-type="float" office:value="836.791" calcext:value-type="float">
            <text:p>836.791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38.62" calcext:value-type="float">
            <text:p>38.62</text:p>
          </table:table-cell>
          <table:table-cell office:value-type="float" office:value="124.517" calcext:value-type="float">
            <text:p>124.517</text:p>
          </table:table-cell>
          <table:table-cell office:value-type="float" office:value="836.863" calcext:value-type="float">
            <text:p>836.863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38.6123" calcext:value-type="float">
            <text:p>38.6123</text:p>
          </table:table-cell>
          <table:table-cell office:value-type="float" office:value="124.453" calcext:value-type="float">
            <text:p>124.453</text:p>
          </table:table-cell>
          <table:table-cell office:value-type="float" office:value="836.934" calcext:value-type="float">
            <text:p>836.934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38.6036" calcext:value-type="float">
            <text:p>38.6036</text:p>
          </table:table-cell>
          <table:table-cell office:value-type="float" office:value="124.391" calcext:value-type="float">
            <text:p>124.391</text:p>
          </table:table-cell>
          <table:table-cell office:value-type="float" office:value="837.005" calcext:value-type="float">
            <text:p>837.005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38.594" calcext:value-type="float">
            <text:p>38.594</text:p>
          </table:table-cell>
          <table:table-cell office:value-type="float" office:value="124.331" calcext:value-type="float">
            <text:p>124.331</text:p>
          </table:table-cell>
          <table:table-cell office:value-type="float" office:value="837.075" calcext:value-type="float">
            <text:p>837.075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38.5834" calcext:value-type="float">
            <text:p>38.5834</text:p>
          </table:table-cell>
          <table:table-cell office:value-type="float" office:value="124.272" calcext:value-type="float">
            <text:p>124.272</text:p>
          </table:table-cell>
          <table:table-cell office:value-type="float" office:value="837.145" calcext:value-type="float">
            <text:p>837.145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38.572" calcext:value-type="float">
            <text:p>38.572</text:p>
          </table:table-cell>
          <table:table-cell office:value-type="float" office:value="124.214" calcext:value-type="float">
            <text:p>124.214</text:p>
          </table:table-cell>
          <table:table-cell office:value-type="float" office:value="837.214" calcext:value-type="float">
            <text:p>837.214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8.5596" calcext:value-type="float">
            <text:p>38.5596</text:p>
          </table:table-cell>
          <table:table-cell office:value-type="float" office:value="124.158" calcext:value-type="float">
            <text:p>124.158</text:p>
          </table:table-cell>
          <table:table-cell office:value-type="float" office:value="837.282" calcext:value-type="float">
            <text:p>837.282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38.5464" calcext:value-type="float">
            <text:p>38.5464</text:p>
          </table:table-cell>
          <table:table-cell office:value-type="float" office:value="124.104" calcext:value-type="float">
            <text:p>124.104</text:p>
          </table:table-cell>
          <table:table-cell office:value-type="float" office:value="837.349" calcext:value-type="float">
            <text:p>837.3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.5324" calcext:value-type="float">
            <text:p>38.5324</text:p>
          </table:table-cell>
          <table:table-cell office:value-type="float" office:value="124.052" calcext:value-type="float">
            <text:p>124.052</text:p>
          </table:table-cell>
          <table:table-cell office:value-type="float" office:value="837.416" calcext:value-type="float">
            <text:p>837.416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38.5176" calcext:value-type="float">
            <text:p>38.5176</text:p>
          </table:table-cell>
          <table:table-cell office:value-type="float" office:value="124.001" calcext:value-type="float">
            <text:p>124.001</text:p>
          </table:table-cell>
          <table:table-cell office:value-type="float" office:value="837.481" calcext:value-type="float">
            <text:p>837.481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38.502" calcext:value-type="float">
            <text:p>38.502</text:p>
          </table:table-cell>
          <table:table-cell office:value-type="float" office:value="123.952" calcext:value-type="float">
            <text:p>123.952</text:p>
          </table:table-cell>
          <table:table-cell office:value-type="float" office:value="837.546" calcext:value-type="float">
            <text:p>837.546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38.4857" calcext:value-type="float">
            <text:p>38.4857</text:p>
          </table:table-cell>
          <table:table-cell office:value-type="float" office:value="123.904" calcext:value-type="float">
            <text:p>123.904</text:p>
          </table:table-cell>
          <table:table-cell office:value-type="float" office:value="837.61" calcext:value-type="float">
            <text:p>837.61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38.4686" calcext:value-type="float">
            <text:p>38.4686</text:p>
          </table:table-cell>
          <table:table-cell office:value-type="float" office:value="123.858" calcext:value-type="float">
            <text:p>123.858</text:p>
          </table:table-cell>
          <table:table-cell office:value-type="float" office:value="837.673" calcext:value-type="float">
            <text:p>837.67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38.4509" calcext:value-type="float">
            <text:p>38.4509</text:p>
          </table:table-cell>
          <table:table-cell office:value-type="float" office:value="123.814" calcext:value-type="float">
            <text:p>123.814</text:p>
          </table:table-cell>
          <table:table-cell office:value-type="float" office:value="837.735" calcext:value-type="float">
            <text:p>837.735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8.4325" calcext:value-type="float">
            <text:p>38.4325</text:p>
          </table:table-cell>
          <table:table-cell office:value-type="float" office:value="123.772" calcext:value-type="float">
            <text:p>123.772</text:p>
          </table:table-cell>
          <table:table-cell office:value-type="float" office:value="837.796" calcext:value-type="float">
            <text:p>837.796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38.4134" calcext:value-type="float">
            <text:p>38.4134</text:p>
          </table:table-cell>
          <table:table-cell office:value-type="float" office:value="123.731" calcext:value-type="float">
            <text:p>123.731</text:p>
          </table:table-cell>
          <table:table-cell office:value-type="float" office:value="837.855" calcext:value-type="float">
            <text:p>837.855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38.3938" calcext:value-type="float">
            <text:p>38.3938</text:p>
          </table:table-cell>
          <table:table-cell office:value-type="float" office:value="123.692" calcext:value-type="float">
            <text:p>123.692</text:p>
          </table:table-cell>
          <table:table-cell office:value-type="float" office:value="837.914" calcext:value-type="float">
            <text:p>837.914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38.3736" calcext:value-type="float">
            <text:p>38.3736</text:p>
          </table:table-cell>
          <table:table-cell office:value-type="float" office:value="123.655" calcext:value-type="float">
            <text:p>123.655</text:p>
          </table:table-cell>
          <table:table-cell office:value-type="float" office:value="837.972" calcext:value-type="float">
            <text:p>837.9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.3528" calcext:value-type="float">
            <text:p>38.3528</text:p>
          </table:table-cell>
          <table:table-cell office:value-type="float" office:value="123.619" calcext:value-type="float">
            <text:p>123.619</text:p>
          </table:table-cell>
          <table:table-cell office:value-type="float" office:value="838.028" calcext:value-type="float">
            <text:p>838.028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38.3315" calcext:value-type="float">
            <text:p>38.3315</text:p>
          </table:table-cell>
          <table:table-cell office:value-type="float" office:value="123.585" calcext:value-type="float">
            <text:p>123.585</text:p>
          </table:table-cell>
          <table:table-cell office:value-type="float" office:value="838.083" calcext:value-type="float">
            <text:p>838.083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38.3097" calcext:value-type="float">
            <text:p>38.3097</text:p>
          </table:table-cell>
          <table:table-cell office:value-type="float" office:value="123.553" calcext:value-type="float">
            <text:p>123.553</text:p>
          </table:table-cell>
          <table:table-cell office:value-type="float" office:value="838.137" calcext:value-type="float">
            <text:p>838.137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38.2874" calcext:value-type="float">
            <text:p>38.2874</text:p>
          </table:table-cell>
          <table:table-cell office:value-type="float" office:value="123.523" calcext:value-type="float">
            <text:p>123.523</text:p>
          </table:table-cell>
          <table:table-cell office:value-type="float" office:value="838.19" calcext:value-type="float">
            <text:p>838.19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38.2646" calcext:value-type="float">
            <text:p>38.2646</text:p>
          </table:table-cell>
          <table:table-cell office:value-type="float" office:value="123.494" calcext:value-type="float">
            <text:p>123.494</text:p>
          </table:table-cell>
          <table:table-cell office:value-type="float" office:value="838.242" calcext:value-type="float">
            <text:p>838.24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38.2415" calcext:value-type="float">
            <text:p>38.2415</text:p>
          </table:table-cell>
          <table:table-cell office:value-type="float" office:value="123.466" calcext:value-type="float">
            <text:p>123.466</text:p>
          </table:table-cell>
          <table:table-cell office:value-type="float" office:value="838.292" calcext:value-type="float">
            <text:p>838.292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38.2179" calcext:value-type="float">
            <text:p>38.2179</text:p>
          </table:table-cell>
          <table:table-cell office:value-type="float" office:value="123.441" calcext:value-type="float">
            <text:p>123.441</text:p>
          </table:table-cell>
          <table:table-cell office:value-type="float" office:value="838.341" calcext:value-type="float">
            <text:p>838.341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38.194" calcext:value-type="float">
            <text:p>38.194</text:p>
          </table:table-cell>
          <table:table-cell office:value-type="float" office:value="123.417" calcext:value-type="float">
            <text:p>123.417</text:p>
          </table:table-cell>
          <table:table-cell office:value-type="float" office:value="838.389" calcext:value-type="float">
            <text:p>838.389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38.1697" calcext:value-type="float">
            <text:p>38.1697</text:p>
          </table:table-cell>
          <table:table-cell office:value-type="float" office:value="123.395" calcext:value-type="float">
            <text:p>123.395</text:p>
          </table:table-cell>
          <table:table-cell office:value-type="float" office:value="838.435" calcext:value-type="float">
            <text:p>838.435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38.1451" calcext:value-type="float">
            <text:p>38.1451</text:p>
          </table:table-cell>
          <table:table-cell office:value-type="float" office:value="123.374" calcext:value-type="float">
            <text:p>123.374</text:p>
          </table:table-cell>
          <table:table-cell office:value-type="float" office:value="838.48" calcext:value-type="float">
            <text:p>838.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1203" calcext:value-type="float">
            <text:p>38.1203</text:p>
          </table:table-cell>
          <table:table-cell office:value-type="float" office:value="123.355" calcext:value-type="float">
            <text:p>123.355</text:p>
          </table:table-cell>
          <table:table-cell office:value-type="float" office:value="838.524" calcext:value-type="float">
            <text:p>838.524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38.0951" calcext:value-type="float">
            <text:p>38.0951</text:p>
          </table:table-cell>
          <table:table-cell office:value-type="float" office:value="123.338" calcext:value-type="float">
            <text:p>123.338</text:p>
          </table:table-cell>
          <table:table-cell office:value-type="float" office:value="838.567" calcext:value-type="float">
            <text:p>838.567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38.0697" calcext:value-type="float">
            <text:p>38.0697</text:p>
          </table:table-cell>
          <table:table-cell office:value-type="float" office:value="123.322" calcext:value-type="float">
            <text:p>123.322</text:p>
          </table:table-cell>
          <table:table-cell office:value-type="float" office:value="838.608" calcext:value-type="float">
            <text:p>838.608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38.0441" calcext:value-type="float">
            <text:p>38.0441</text:p>
          </table:table-cell>
          <table:table-cell office:value-type="float" office:value="123.308" calcext:value-type="float">
            <text:p>123.308</text:p>
          </table:table-cell>
          <table:table-cell office:value-type="float" office:value="838.648" calcext:value-type="float">
            <text:p>838.648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38.0184" calcext:value-type="float">
            <text:p>38.0184</text:p>
          </table:table-cell>
          <table:table-cell office:value-type="float" office:value="123.296" calcext:value-type="float">
            <text:p>123.296</text:p>
          </table:table-cell>
          <table:table-cell office:value-type="float" office:value="838.686" calcext:value-type="float">
            <text:p>838.686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37.9924" calcext:value-type="float">
            <text:p>37.9924</text:p>
          </table:table-cell>
          <table:table-cell office:value-type="float" office:value="123.285" calcext:value-type="float">
            <text:p>123.285</text:p>
          </table:table-cell>
          <table:table-cell office:value-type="float" office:value="838.723" calcext:value-type="float">
            <text:p>838.723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37.9663" calcext:value-type="float">
            <text:p>37.9663</text:p>
          </table:table-cell>
          <table:table-cell office:value-type="float" office:value="123.275" calcext:value-type="float">
            <text:p>123.275</text:p>
          </table:table-cell>
          <table:table-cell office:value-type="float" office:value="838.759" calcext:value-type="float">
            <text:p>838.759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37.9401" calcext:value-type="float">
            <text:p>37.9401</text:p>
          </table:table-cell>
          <table:table-cell office:value-type="float" office:value="123.267" calcext:value-type="float">
            <text:p>123.267</text:p>
          </table:table-cell>
          <table:table-cell office:value-type="float" office:value="838.793" calcext:value-type="float">
            <text:p>838.793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37.9138" calcext:value-type="float">
            <text:p>37.9138</text:p>
          </table:table-cell>
          <table:table-cell office:value-type="float" office:value="123.261" calcext:value-type="float">
            <text:p>123.261</text:p>
          </table:table-cell>
          <table:table-cell office:value-type="float" office:value="838.826" calcext:value-type="float">
            <text:p>838.826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37.8874" calcext:value-type="float">
            <text:p>37.8874</text:p>
          </table:table-cell>
          <table:table-cell office:value-type="float" office:value="123.255" calcext:value-type="float">
            <text:p>123.255</text:p>
          </table:table-cell>
          <table:table-cell office:value-type="float" office:value="838.857" calcext:value-type="float">
            <text:p>838.8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8609" calcext:value-type="float">
            <text:p>37.8609</text:p>
          </table:table-cell>
          <table:table-cell office:value-type="float" office:value="123.252" calcext:value-type="float">
            <text:p>123.252</text:p>
          </table:table-cell>
          <table:table-cell office:value-type="float" office:value="838.887" calcext:value-type="float">
            <text:p>838.887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37.8344" calcext:value-type="float">
            <text:p>37.8344</text:p>
          </table:table-cell>
          <table:table-cell office:value-type="float" office:value="123.25" calcext:value-type="float">
            <text:p>123.25</text:p>
          </table:table-cell>
          <table:table-cell office:value-type="float" office:value="838.916" calcext:value-type="float">
            <text:p>838.916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37.8079" calcext:value-type="float">
            <text:p>37.8079</text:p>
          </table:table-cell>
          <table:table-cell office:value-type="float" office:value="123.249" calcext:value-type="float">
            <text:p>123.249</text:p>
          </table:table-cell>
          <table:table-cell office:value-type="float" office:value="838.943" calcext:value-type="float">
            <text:p>838.943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37.7815" calcext:value-type="float">
            <text:p>37.7815</text:p>
          </table:table-cell>
          <table:table-cell office:value-type="float" office:value="123.249" calcext:value-type="float">
            <text:p>123.249</text:p>
          </table:table-cell>
          <table:table-cell office:value-type="float" office:value="838.969" calcext:value-type="float">
            <text:p>838.969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37.755" calcext:value-type="float">
            <text:p>37.755</text:p>
          </table:table-cell>
          <table:table-cell office:value-type="float" office:value="123.251" calcext:value-type="float">
            <text:p>123.251</text:p>
          </table:table-cell>
          <table:table-cell office:value-type="float" office:value="838.994" calcext:value-type="float">
            <text:p>838.994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37.7286" calcext:value-type="float">
            <text:p>37.7286</text:p>
          </table:table-cell>
          <table:table-cell office:value-type="float" office:value="123.255" calcext:value-type="float">
            <text:p>123.255</text:p>
          </table:table-cell>
          <table:table-cell office:value-type="float" office:value="839.017" calcext:value-type="float">
            <text:p>839.017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37.7023" calcext:value-type="float">
            <text:p>37.7023</text:p>
          </table:table-cell>
          <table:table-cell office:value-type="float" office:value="123.259" calcext:value-type="float">
            <text:p>123.259</text:p>
          </table:table-cell>
          <table:table-cell office:value-type="float" office:value="839.039" calcext:value-type="float">
            <text:p>839.039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37.6761" calcext:value-type="float">
            <text:p>37.6761</text:p>
          </table:table-cell>
          <table:table-cell office:value-type="float" office:value="123.265" calcext:value-type="float">
            <text:p>123.265</text:p>
          </table:table-cell>
          <table:table-cell office:value-type="float" office:value="839.059" calcext:value-type="float">
            <text:p>839.059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37.65" calcext:value-type="float">
            <text:p>37.65</text:p>
          </table:table-cell>
          <table:table-cell office:value-type="float" office:value="123.272" calcext:value-type="float">
            <text:p>123.272</text:p>
          </table:table-cell>
          <table:table-cell office:value-type="float" office:value="839.078" calcext:value-type="float">
            <text:p>839.078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37.624" calcext:value-type="float">
            <text:p>37.624</text:p>
          </table:table-cell>
          <table:table-cell office:value-type="float" office:value="123.28" calcext:value-type="float">
            <text:p>123.28</text:p>
          </table:table-cell>
          <table:table-cell office:value-type="float" office:value="839.096" calcext:value-type="float">
            <text:p>839.0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5981" calcext:value-type="float">
            <text:p>37.5981</text:p>
          </table:table-cell>
          <table:table-cell office:value-type="float" office:value="123.29" calcext:value-type="float">
            <text:p>123.29</text:p>
          </table:table-cell>
          <table:table-cell office:value-type="float" office:value="839.112" calcext:value-type="float">
            <text:p>839.112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37.5724" calcext:value-type="float">
            <text:p>37.5724</text:p>
          </table:table-cell>
          <table:table-cell office:value-type="float" office:value="123.3" calcext:value-type="float">
            <text:p>123.3</text:p>
          </table:table-cell>
          <table:table-cell office:value-type="float" office:value="839.127" calcext:value-type="float">
            <text:p>839.127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37.547" calcext:value-type="float">
            <text:p>37.547</text:p>
          </table:table-cell>
          <table:table-cell office:value-type="float" office:value="123.312" calcext:value-type="float">
            <text:p>123.312</text:p>
          </table:table-cell>
          <table:table-cell office:value-type="float" office:value="839.141" calcext:value-type="float">
            <text:p>839.141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37.5217" calcext:value-type="float">
            <text:p>37.5217</text:p>
          </table:table-cell>
          <table:table-cell office:value-type="float" office:value="123.325" calcext:value-type="float">
            <text:p>123.325</text:p>
          </table:table-cell>
          <table:table-cell office:value-type="float" office:value="839.153" calcext:value-type="float">
            <text:p>839.153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37.4966" calcext:value-type="float">
            <text:p>37.4966</text:p>
          </table:table-cell>
          <table:table-cell office:value-type="float" office:value="123.339" calcext:value-type="float">
            <text:p>123.339</text:p>
          </table:table-cell>
          <table:table-cell office:value-type="float" office:value="839.165" calcext:value-type="float">
            <text:p>839.16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37.4717" calcext:value-type="float">
            <text:p>37.47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839.175" calcext:value-type="float">
            <text:p>839.175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37.4471" calcext:value-type="float">
            <text:p>37.4471</text:p>
          </table:table-cell>
          <table:table-cell office:value-type="float" office:value="123.37" calcext:value-type="float">
            <text:p>123.37</text:p>
          </table:table-cell>
          <table:table-cell office:value-type="float" office:value="839.183" calcext:value-type="float">
            <text:p>839.183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37.4228" calcext:value-type="float">
            <text:p>37.4228</text:p>
          </table:table-cell>
          <table:table-cell office:value-type="float" office:value="123.387" calcext:value-type="float">
            <text:p>123.387</text:p>
          </table:table-cell>
          <table:table-cell office:value-type="float" office:value="839.191" calcext:value-type="float">
            <text:p>839.191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37.3987" calcext:value-type="float">
            <text:p>37.3987</text:p>
          </table:table-cell>
          <table:table-cell office:value-type="float" office:value="123.405" calcext:value-type="float">
            <text:p>123.405</text:p>
          </table:table-cell>
          <table:table-cell office:value-type="float" office:value="839.197" calcext:value-type="float">
            <text:p>839.197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37.3749" calcext:value-type="float">
            <text:p>37.3749</text:p>
          </table:table-cell>
          <table:table-cell office:value-type="float" office:value="123.424" calcext:value-type="float">
            <text:p>123.424</text:p>
          </table:table-cell>
          <table:table-cell office:value-type="float" office:value="839.202" calcext:value-type="float">
            <text:p>839.2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3514" calcext:value-type="float">
            <text:p>37.3514</text:p>
          </table:table-cell>
          <table:table-cell office:value-type="float" office:value="123.443" calcext:value-type="float">
            <text:p>123.443</text:p>
          </table:table-cell>
          <table:table-cell office:value-type="float" office:value="839.205" calcext:value-type="float">
            <text:p>839.205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37.3282" calcext:value-type="float">
            <text:p>37.3282</text:p>
          </table:table-cell>
          <table:table-cell office:value-type="float" office:value="123.464" calcext:value-type="float">
            <text:p>123.464</text:p>
          </table:table-cell>
          <table:table-cell office:value-type="float" office:value="839.208" calcext:value-type="float">
            <text:p>839.208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37.3054" calcext:value-type="float">
            <text:p>37.3054</text:p>
          </table:table-cell>
          <table:table-cell office:value-type="float" office:value="123.485" calcext:value-type="float">
            <text:p>123.485</text:p>
          </table:table-cell>
          <table:table-cell office:value-type="float" office:value="839.209" calcext:value-type="float">
            <text:p>839.209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37.2829" calcext:value-type="float">
            <text:p>37.2829</text:p>
          </table:table-cell>
          <table:table-cell office:value-type="float" office:value="123.508" calcext:value-type="float">
            <text:p>123.508</text:p>
          </table:table-cell>
          <table:table-cell office:value-type="float" office:value="839.21" calcext:value-type="float">
            <text:p>839.21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37.2607" calcext:value-type="float">
            <text:p>37.2607</text:p>
          </table:table-cell>
          <table:table-cell office:value-type="float" office:value="123.531" calcext:value-type="float">
            <text:p>123.531</text:p>
          </table:table-cell>
          <table:table-cell office:value-type="float" office:value="839.209" calcext:value-type="float">
            <text:p>839.209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37.2389" calcext:value-type="float">
            <text:p>37.2389</text:p>
          </table:table-cell>
          <table:table-cell office:value-type="float" office:value="123.554" calcext:value-type="float">
            <text:p>123.554</text:p>
          </table:table-cell>
          <table:table-cell office:value-type="float" office:value="839.207" calcext:value-type="float">
            <text:p>839.207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37.2174" calcext:value-type="float">
            <text:p>37.2174</text:p>
          </table:table-cell>
          <table:table-cell office:value-type="float" office:value="123.579" calcext:value-type="float">
            <text:p>123.579</text:p>
          </table:table-cell>
          <table:table-cell office:value-type="float" office:value="839.204" calcext:value-type="float">
            <text:p>839.204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37.1964" calcext:value-type="float">
            <text:p>37.1964</text:p>
          </table:table-cell>
          <table:table-cell office:value-type="float" office:value="123.604" calcext:value-type="float">
            <text:p>123.604</text:p>
          </table:table-cell>
          <table:table-cell office:value-type="float" office:value="839.2" calcext:value-type="float">
            <text:p>839.2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37.1757" calcext:value-type="float">
            <text:p>37.1757</text:p>
          </table:table-cell>
          <table:table-cell office:value-type="float" office:value="123.63" calcext:value-type="float">
            <text:p>123.63</text:p>
          </table:table-cell>
          <table:table-cell office:value-type="float" office:value="839.194" calcext:value-type="float">
            <text:p>839.194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37.1554" calcext:value-type="float">
            <text:p>37.1554</text:p>
          </table:table-cell>
          <table:table-cell office:value-type="float" office:value="123.656" calcext:value-type="float">
            <text:p>123.656</text:p>
          </table:table-cell>
          <table:table-cell office:value-type="float" office:value="839.188" calcext:value-type="float">
            <text:p>839.1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1356" calcext:value-type="float">
            <text:p>37.1356</text:p>
          </table:table-cell>
          <table:table-cell office:value-type="float" office:value="123.683" calcext:value-type="float">
            <text:p>123.683</text:p>
          </table:table-cell>
          <table:table-cell office:value-type="float" office:value="839.181" calcext:value-type="float">
            <text:p>839.181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37.1161" calcext:value-type="float">
            <text:p>37.1161</text:p>
          </table:table-cell>
          <table:table-cell office:value-type="float" office:value="123.711" calcext:value-type="float">
            <text:p>123.711</text:p>
          </table:table-cell>
          <table:table-cell office:value-type="float" office:value="839.173" calcext:value-type="float">
            <text:p>839.173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37.0971" calcext:value-type="float">
            <text:p>37.0971</text:p>
          </table:table-cell>
          <table:table-cell office:value-type="float" office:value="123.739" calcext:value-type="float">
            <text:p>123.739</text:p>
          </table:table-cell>
          <table:table-cell office:value-type="float" office:value="839.164" calcext:value-type="float">
            <text:p>839.164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37.0785" calcext:value-type="float">
            <text:p>37.0785</text:p>
          </table:table-cell>
          <table:table-cell office:value-type="float" office:value="123.768" calcext:value-type="float">
            <text:p>123.768</text:p>
          </table:table-cell>
          <table:table-cell office:value-type="float" office:value="839.154" calcext:value-type="float">
            <text:p>839.154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37.0603" calcext:value-type="float">
            <text:p>37.0603</text:p>
          </table:table-cell>
          <table:table-cell office:value-type="float" office:value="123.797" calcext:value-type="float">
            <text:p>123.797</text:p>
          </table:table-cell>
          <table:table-cell office:value-type="float" office:value="839.143" calcext:value-type="float">
            <text:p>839.143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37.0426" calcext:value-type="float">
            <text:p>37.0426</text:p>
          </table:table-cell>
          <table:table-cell office:value-type="float" office:value="123.826" calcext:value-type="float">
            <text:p>123.826</text:p>
          </table:table-cell>
          <table:table-cell office:value-type="float" office:value="839.131" calcext:value-type="float">
            <text:p>839.131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37.0253" calcext:value-type="float">
            <text:p>37.0253</text:p>
          </table:table-cell>
          <table:table-cell office:value-type="float" office:value="123.856" calcext:value-type="float">
            <text:p>123.856</text:p>
          </table:table-cell>
          <table:table-cell office:value-type="float" office:value="839.119" calcext:value-type="float">
            <text:p>839.119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37.0085" calcext:value-type="float">
            <text:p>37.0085</text:p>
          </table:table-cell>
          <table:table-cell office:value-type="float" office:value="123.886" calcext:value-type="float">
            <text:p>123.886</text:p>
          </table:table-cell>
          <table:table-cell office:value-type="float" office:value="839.105" calcext:value-type="float">
            <text:p>839.105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36.9921" calcext:value-type="float">
            <text:p>36.9921</text:p>
          </table:table-cell>
          <table:table-cell office:value-type="float" office:value="123.917" calcext:value-type="float">
            <text:p>123.917</text:p>
          </table:table-cell>
          <table:table-cell office:value-type="float" office:value="839.091" calcext:value-type="float">
            <text:p>839.091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36.9762" calcext:value-type="float">
            <text:p>36.9762</text:p>
          </table:table-cell>
          <table:table-cell office:value-type="float" office:value="123.948" calcext:value-type="float">
            <text:p>123.948</text:p>
          </table:table-cell>
          <table:table-cell office:value-type="float" office:value="839.076" calcext:value-type="float">
            <text:p>839.0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9608" calcext:value-type="float">
            <text:p>36.9608</text:p>
          </table:table-cell>
          <table:table-cell office:value-type="float" office:value="123.979" calcext:value-type="float">
            <text:p>123.979</text:p>
          </table:table-cell>
          <table:table-cell office:value-type="float" office:value="839.06" calcext:value-type="float">
            <text:p>839.06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36.9458" calcext:value-type="float">
            <text:p>36.9458</text:p>
          </table:table-cell>
          <table:table-cell office:value-type="float" office:value="124.011" calcext:value-type="float">
            <text:p>124.011</text:p>
          </table:table-cell>
          <table:table-cell office:value-type="float" office:value="839.043" calcext:value-type="float">
            <text:p>839.043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36.9313" calcext:value-type="float">
            <text:p>36.9313</text:p>
          </table:table-cell>
          <table:table-cell office:value-type="float" office:value="124.042" calcext:value-type="float">
            <text:p>124.042</text:p>
          </table:table-cell>
          <table:table-cell office:value-type="float" office:value="839.026" calcext:value-type="float">
            <text:p>839.026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36.9173" calcext:value-type="float">
            <text:p>36.9173</text:p>
          </table:table-cell>
          <table:table-cell office:value-type="float" office:value="124.074" calcext:value-type="float">
            <text:p>124.074</text:p>
          </table:table-cell>
          <table:table-cell office:value-type="float" office:value="839.008" calcext:value-type="float">
            <text:p>839.008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36.9037" calcext:value-type="float">
            <text:p>36.9037</text:p>
          </table:table-cell>
          <table:table-cell office:value-type="float" office:value="124.107" calcext:value-type="float">
            <text:p>124.107</text:p>
          </table:table-cell>
          <table:table-cell office:value-type="float" office:value="838.99" calcext:value-type="float">
            <text:p>838.99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36.8907" calcext:value-type="float">
            <text:p>36.8907</text:p>
          </table:table-cell>
          <table:table-cell office:value-type="float" office:value="124.139" calcext:value-type="float">
            <text:p>124.139</text:p>
          </table:table-cell>
          <table:table-cell office:value-type="float" office:value="838.971" calcext:value-type="float">
            <text:p>838.971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36.8781" calcext:value-type="float">
            <text:p>36.8781</text:p>
          </table:table-cell>
          <table:table-cell office:value-type="float" office:value="124.171" calcext:value-type="float">
            <text:p>124.171</text:p>
          </table:table-cell>
          <table:table-cell office:value-type="float" office:value="838.951" calcext:value-type="float">
            <text:p>838.951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36.866" calcext:value-type="float">
            <text:p>36.866</text:p>
          </table:table-cell>
          <table:table-cell office:value-type="float" office:value="124.204" calcext:value-type="float">
            <text:p>124.204</text:p>
          </table:table-cell>
          <table:table-cell office:value-type="float" office:value="838.93" calcext:value-type="float">
            <text:p>838.93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36.8544" calcext:value-type="float">
            <text:p>36.8544</text:p>
          </table:table-cell>
          <table:table-cell office:value-type="float" office:value="124.236" calcext:value-type="float">
            <text:p>124.236</text:p>
          </table:table-cell>
          <table:table-cell office:value-type="float" office:value="838.909" calcext:value-type="float">
            <text:p>838.909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36.8432" calcext:value-type="float">
            <text:p>36.8432</text:p>
          </table:table-cell>
          <table:table-cell office:value-type="float" office:value="124.269" calcext:value-type="float">
            <text:p>124.269</text:p>
          </table:table-cell>
          <table:table-cell office:value-type="float" office:value="838.888" calcext:value-type="float">
            <text:p>838.8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.8326" calcext:value-type="float">
            <text:p>36.8326</text:p>
          </table:table-cell>
          <table:table-cell office:value-type="float" office:value="124.301" calcext:value-type="float">
            <text:p>124.301</text:p>
          </table:table-cell>
          <table:table-cell office:value-type="float" office:value="838.866" calcext:value-type="float">
            <text:p>838.866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36.8224" calcext:value-type="float">
            <text:p>36.8224</text:p>
          </table:table-cell>
          <table:table-cell office:value-type="float" office:value="124.334" calcext:value-type="float">
            <text:p>124.334</text:p>
          </table:table-cell>
          <table:table-cell office:value-type="float" office:value="838.844" calcext:value-type="float">
            <text:p>838.844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36.8127" calcext:value-type="float">
            <text:p>36.8127</text:p>
          </table:table-cell>
          <table:table-cell office:value-type="float" office:value="124.367" calcext:value-type="float">
            <text:p>124.367</text:p>
          </table:table-cell>
          <table:table-cell office:value-type="float" office:value="838.821" calcext:value-type="float">
            <text:p>838.821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36.8035" calcext:value-type="float">
            <text:p>36.8035</text:p>
          </table:table-cell>
          <table:table-cell office:value-type="float" office:value="124.399" calcext:value-type="float">
            <text:p>124.399</text:p>
          </table:table-cell>
          <table:table-cell office:value-type="float" office:value="838.797" calcext:value-type="float">
            <text:p>838.797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36.7948" calcext:value-type="float">
            <text:p>36.7948</text:p>
          </table:table-cell>
          <table:table-cell office:value-type="float" office:value="124.432" calcext:value-type="float">
            <text:p>124.432</text:p>
          </table:table-cell>
          <table:table-cell office:value-type="float" office:value="838.774" calcext:value-type="float">
            <text:p>838.774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36.7866" calcext:value-type="float">
            <text:p>36.7866</text:p>
          </table:table-cell>
          <table:table-cell office:value-type="float" office:value="124.464" calcext:value-type="float">
            <text:p>124.464</text:p>
          </table:table-cell>
          <table:table-cell office:value-type="float" office:value="838.749" calcext:value-type="float">
            <text:p>838.749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36.7788" calcext:value-type="float">
            <text:p>36.7788</text:p>
          </table:table-cell>
          <table:table-cell office:value-type="float" office:value="124.496" calcext:value-type="float">
            <text:p>124.496</text:p>
          </table:table-cell>
          <table:table-cell office:value-type="float" office:value="838.725" calcext:value-type="float">
            <text:p>838.725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36.7715" calcext:value-type="float">
            <text:p>36.7715</text:p>
          </table:table-cell>
          <table:table-cell office:value-type="float" office:value="124.528" calcext:value-type="float">
            <text:p>124.528</text:p>
          </table:table-cell>
          <table:table-cell office:value-type="float" office:value="838.7" calcext:value-type="float">
            <text:p>838.7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36.7647" calcext:value-type="float">
            <text:p>36.7647</text:p>
          </table:table-cell>
          <table:table-cell office:value-type="float" office:value="124.56" calcext:value-type="float">
            <text:p>124.56</text:p>
          </table:table-cell>
          <table:table-cell office:value-type="float" office:value="838.675" calcext:value-type="float">
            <text:p>838.675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36.7583" calcext:value-type="float">
            <text:p>36.7583</text:p>
          </table:table-cell>
          <table:table-cell office:value-type="float" office:value="124.592" calcext:value-type="float">
            <text:p>124.592</text:p>
          </table:table-cell>
          <table:table-cell office:value-type="float" office:value="838.65" calcext:value-type="float">
            <text:p>838.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.7525" calcext:value-type="float">
            <text:p>36.7525</text:p>
          </table:table-cell>
          <table:table-cell office:value-type="float" office:value="124.623" calcext:value-type="float">
            <text:p>124.623</text:p>
          </table:table-cell>
          <table:table-cell office:value-type="float" office:value="838.624" calcext:value-type="float">
            <text:p>838.624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36.747" calcext:value-type="float">
            <text:p>36.747</text:p>
          </table:table-cell>
          <table:table-cell office:value-type="float" office:value="124.655" calcext:value-type="float">
            <text:p>124.655</text:p>
          </table:table-cell>
          <table:table-cell office:value-type="float" office:value="838.598" calcext:value-type="float">
            <text:p>838.598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36.7421" calcext:value-type="float">
            <text:p>36.7421</text:p>
          </table:table-cell>
          <table:table-cell office:value-type="float" office:value="124.686" calcext:value-type="float">
            <text:p>124.686</text:p>
          </table:table-cell>
          <table:table-cell office:value-type="float" office:value="838.572" calcext:value-type="float">
            <text:p>838.572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36.7376" calcext:value-type="float">
            <text:p>36.7376</text:p>
          </table:table-cell>
          <table:table-cell office:value-type="float" office:value="124.716" calcext:value-type="float">
            <text:p>124.716</text:p>
          </table:table-cell>
          <table:table-cell office:value-type="float" office:value="838.546" calcext:value-type="float">
            <text:p>838.546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36.7335" calcext:value-type="float">
            <text:p>36.7335</text:p>
          </table:table-cell>
          <table:table-cell office:value-type="float" office:value="124.747" calcext:value-type="float">
            <text:p>124.747</text:p>
          </table:table-cell>
          <table:table-cell office:value-type="float" office:value="838.52" calcext:value-type="float">
            <text:p>838.52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36.7299" calcext:value-type="float">
            <text:p>36.7299</text:p>
          </table:table-cell>
          <table:table-cell office:value-type="float" office:value="124.777" calcext:value-type="float">
            <text:p>124.777</text:p>
          </table:table-cell>
          <table:table-cell office:value-type="float" office:value="838.493" calcext:value-type="float">
            <text:p>838.493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36.7268" calcext:value-type="float">
            <text:p>36.7268</text:p>
          </table:table-cell>
          <table:table-cell office:value-type="float" office:value="124.807" calcext:value-type="float">
            <text:p>124.807</text:p>
          </table:table-cell>
          <table:table-cell office:value-type="float" office:value="838.466" calcext:value-type="float">
            <text:p>838.466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36.724" calcext:value-type="float">
            <text:p>36.724</text:p>
          </table:table-cell>
          <table:table-cell office:value-type="float" office:value="124.836" calcext:value-type="float">
            <text:p>124.836</text:p>
          </table:table-cell>
          <table:table-cell office:value-type="float" office:value="838.44" calcext:value-type="float">
            <text:p>838.44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36.7217" calcext:value-type="float">
            <text:p>36.7217</text:p>
          </table:table-cell>
          <table:table-cell office:value-type="float" office:value="124.866" calcext:value-type="float">
            <text:p>124.866</text:p>
          </table:table-cell>
          <table:table-cell office:value-type="float" office:value="838.413" calcext:value-type="float">
            <text:p>838.413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36.7199" calcext:value-type="float">
            <text:p>36.7199</text:p>
          </table:table-cell>
          <table:table-cell office:value-type="float" office:value="124.894" calcext:value-type="float">
            <text:p>124.894</text:p>
          </table:table-cell>
          <table:table-cell office:value-type="float" office:value="838.386" calcext:value-type="float">
            <text:p>838.3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.7184" calcext:value-type="float">
            <text:p>36.7184</text:p>
          </table:table-cell>
          <table:table-cell office:value-type="float" office:value="124.923" calcext:value-type="float">
            <text:p>124.923</text:p>
          </table:table-cell>
          <table:table-cell office:value-type="float" office:value="838.359" calcext:value-type="float">
            <text:p>838.359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36.7174" calcext:value-type="float">
            <text:p>36.7174</text:p>
          </table:table-cell>
          <table:table-cell office:value-type="float" office:value="124.951" calcext:value-type="float">
            <text:p>124.951</text:p>
          </table:table-cell>
          <table:table-cell office:value-type="float" office:value="838.332" calcext:value-type="float">
            <text:p>838.332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36.7168" calcext:value-type="float">
            <text:p>36.7168</text:p>
          </table:table-cell>
          <table:table-cell office:value-type="float" office:value="124.978" calcext:value-type="float">
            <text:p>124.978</text:p>
          </table:table-cell>
          <table:table-cell office:value-type="float" office:value="838.305" calcext:value-type="float">
            <text:p>838.305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36.7165" calcext:value-type="float">
            <text:p>36.7165</text:p>
          </table:table-cell>
          <table:table-cell office:value-type="float" office:value="125.005" calcext:value-type="float">
            <text:p>125.005</text:p>
          </table:table-cell>
          <table:table-cell office:value-type="float" office:value="838.278" calcext:value-type="float">
            <text:p>838.278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36.7167" calcext:value-type="float">
            <text:p>36.7167</text:p>
          </table:table-cell>
          <table:table-cell office:value-type="float" office:value="125.032" calcext:value-type="float">
            <text:p>125.032</text:p>
          </table:table-cell>
          <table:table-cell office:value-type="float" office:value="838.251" calcext:value-type="float">
            <text:p>838.251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36.7173" calcext:value-type="float">
            <text:p>36.7173</text:p>
          </table:table-cell>
          <table:table-cell office:value-type="float" office:value="125.058" calcext:value-type="float">
            <text:p>125.058</text:p>
          </table:table-cell>
          <table:table-cell office:value-type="float" office:value="838.225" calcext:value-type="float">
            <text:p>838.225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36.7182" calcext:value-type="float">
            <text:p>36.7182</text:p>
          </table:table-cell>
          <table:table-cell office:value-type="float" office:value="125.084" calcext:value-type="float">
            <text:p>125.084</text:p>
          </table:table-cell>
          <table:table-cell office:value-type="float" office:value="838.198" calcext:value-type="float">
            <text:p>838.198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36.7196" calcext:value-type="float">
            <text:p>36.7196</text:p>
          </table:table-cell>
          <table:table-cell office:value-type="float" office:value="125.109" calcext:value-type="float">
            <text:p>125.109</text:p>
          </table:table-cell>
          <table:table-cell office:value-type="float" office:value="838.172" calcext:value-type="float">
            <text:p>838.172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36.7213" calcext:value-type="float">
            <text:p>36.7213</text:p>
          </table:table-cell>
          <table:table-cell office:value-type="float" office:value="125.134" calcext:value-type="float">
            <text:p>125.134</text:p>
          </table:table-cell>
          <table:table-cell office:value-type="float" office:value="838.145" calcext:value-type="float">
            <text:p>838.145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36.7233" calcext:value-type="float">
            <text:p>36.7233</text:p>
          </table:table-cell>
          <table:table-cell office:value-type="float" office:value="125.158" calcext:value-type="float">
            <text:p>125.158</text:p>
          </table:table-cell>
          <table:table-cell office:value-type="float" office:value="838.119" calcext:value-type="float">
            <text:p>838.1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.7257" calcext:value-type="float">
            <text:p>36.7257</text:p>
          </table:table-cell>
          <table:table-cell office:value-type="float" office:value="125.181" calcext:value-type="float">
            <text:p>125.181</text:p>
          </table:table-cell>
          <table:table-cell office:value-type="float" office:value="838.093" calcext:value-type="float">
            <text:p>838.093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36.7285" calcext:value-type="float">
            <text:p>36.7285</text:p>
          </table:table-cell>
          <table:table-cell office:value-type="float" office:value="125.205" calcext:value-type="float">
            <text:p>125.205</text:p>
          </table:table-cell>
          <table:table-cell office:value-type="float" office:value="838.067" calcext:value-type="float">
            <text:p>838.067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36.7316" calcext:value-type="float">
            <text:p>36.7316</text:p>
          </table:table-cell>
          <table:table-cell office:value-type="float" office:value="125.227" calcext:value-type="float">
            <text:p>125.227</text:p>
          </table:table-cell>
          <table:table-cell office:value-type="float" office:value="838.041" calcext:value-type="float">
            <text:p>838.041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36.735" calcext:value-type="float">
            <text:p>36.735</text:p>
          </table:table-cell>
          <table:table-cell office:value-type="float" office:value="125.249" calcext:value-type="float">
            <text:p>125.249</text:p>
          </table:table-cell>
          <table:table-cell office:value-type="float" office:value="838.016" calcext:value-type="float">
            <text:p>838.01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6.7387" calcext:value-type="float">
            <text:p>36.7387</text:p>
          </table:table-cell>
          <table:table-cell office:value-type="float" office:value="125.271" calcext:value-type="float">
            <text:p>125.271</text:p>
          </table:table-cell>
          <table:table-cell office:value-type="float" office:value="837.99" calcext:value-type="float">
            <text:p>837.99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36.7428" calcext:value-type="float">
            <text:p>36.7428</text:p>
          </table:table-cell>
          <table:table-cell office:value-type="float" office:value="125.292" calcext:value-type="float">
            <text:p>125.292</text:p>
          </table:table-cell>
          <table:table-cell office:value-type="float" office:value="837.965" calcext:value-type="float">
            <text:p>837.965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36.7471" calcext:value-type="float">
            <text:p>36.7471</text:p>
          </table:table-cell>
          <table:table-cell office:value-type="float" office:value="125.312" calcext:value-type="float">
            <text:p>125.312</text:p>
          </table:table-cell>
          <table:table-cell office:value-type="float" office:value="837.941" calcext:value-type="float">
            <text:p>837.941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36.7518" calcext:value-type="float">
            <text:p>36.7518</text:p>
          </table:table-cell>
          <table:table-cell office:value-type="float" office:value="125.332" calcext:value-type="float">
            <text:p>125.332</text:p>
          </table:table-cell>
          <table:table-cell office:value-type="float" office:value="837.916" calcext:value-type="float">
            <text:p>837.916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36.7568" calcext:value-type="float">
            <text:p>36.7568</text:p>
          </table:table-cell>
          <table:table-cell office:value-type="float" office:value="125.351" calcext:value-type="float">
            <text:p>125.351</text:p>
          </table:table-cell>
          <table:table-cell office:value-type="float" office:value="837.892" calcext:value-type="float">
            <text:p>837.892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36.762" calcext:value-type="float">
            <text:p>36.762</text:p>
          </table:table-cell>
          <table:table-cell office:value-type="float" office:value="125.37" calcext:value-type="float">
            <text:p>125.37</text:p>
          </table:table-cell>
          <table:table-cell office:value-type="float" office:value="837.868" calcext:value-type="float">
            <text:p>837.8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7675" calcext:value-type="float">
            <text:p>36.7675</text:p>
          </table:table-cell>
          <table:table-cell office:value-type="float" office:value="125.388" calcext:value-type="float">
            <text:p>125.388</text:p>
          </table:table-cell>
          <table:table-cell office:value-type="float" office:value="837.845" calcext:value-type="float">
            <text:p>837.845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36.7733" calcext:value-type="float">
            <text:p>36.7733</text:p>
          </table:table-cell>
          <table:table-cell office:value-type="float" office:value="125.405" calcext:value-type="float">
            <text:p>125.405</text:p>
          </table:table-cell>
          <table:table-cell office:value-type="float" office:value="837.821" calcext:value-type="float">
            <text:p>837.821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36.7793" calcext:value-type="float">
            <text:p>36.7793</text:p>
          </table:table-cell>
          <table:table-cell office:value-type="float" office:value="125.422" calcext:value-type="float">
            <text:p>125.422</text:p>
          </table:table-cell>
          <table:table-cell office:value-type="float" office:value="837.798" calcext:value-type="float">
            <text:p>837.798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36.7856" calcext:value-type="float">
            <text:p>36.7856</text:p>
          </table:table-cell>
          <table:table-cell office:value-type="float" office:value="125.438" calcext:value-type="float">
            <text:p>125.438</text:p>
          </table:table-cell>
          <table:table-cell office:value-type="float" office:value="837.776" calcext:value-type="float">
            <text:p>837.776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36.7921" calcext:value-type="float">
            <text:p>36.7921</text:p>
          </table:table-cell>
          <table:table-cell office:value-type="float" office:value="125.454" calcext:value-type="float">
            <text:p>125.454</text:p>
          </table:table-cell>
          <table:table-cell office:value-type="float" office:value="837.754" calcext:value-type="float">
            <text:p>837.754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36.7988" calcext:value-type="float">
            <text:p>36.7988</text:p>
          </table:table-cell>
          <table:table-cell office:value-type="float" office:value="125.469" calcext:value-type="float">
            <text:p>125.469</text:p>
          </table:table-cell>
          <table:table-cell office:value-type="float" office:value="837.732" calcext:value-type="float">
            <text:p>837.732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36.8058" calcext:value-type="float">
            <text:p>36.8058</text:p>
          </table:table-cell>
          <table:table-cell office:value-type="float" office:value="125.484" calcext:value-type="float">
            <text:p>125.484</text:p>
          </table:table-cell>
          <table:table-cell office:value-type="float" office:value="837.711" calcext:value-type="float">
            <text:p>837.711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36.813" calcext:value-type="float">
            <text:p>36.813</text:p>
          </table:table-cell>
          <table:table-cell office:value-type="float" office:value="125.497" calcext:value-type="float">
            <text:p>125.497</text:p>
          </table:table-cell>
          <table:table-cell office:value-type="float" office:value="837.69" calcext:value-type="float">
            <text:p>837.69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6.8203" calcext:value-type="float">
            <text:p>36.8203</text:p>
          </table:table-cell>
          <table:table-cell office:value-type="float" office:value="125.511" calcext:value-type="float">
            <text:p>125.511</text:p>
          </table:table-cell>
          <table:table-cell office:value-type="float" office:value="837.669" calcext:value-type="float">
            <text:p>837.669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36.8279" calcext:value-type="float">
            <text:p>36.8279</text:p>
          </table:table-cell>
          <table:table-cell office:value-type="float" office:value="125.523" calcext:value-type="float">
            <text:p>125.523</text:p>
          </table:table-cell>
          <table:table-cell office:value-type="float" office:value="837.649" calcext:value-type="float">
            <text:p>837.6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.8357" calcext:value-type="float">
            <text:p>36.8357</text:p>
          </table:table-cell>
          <table:table-cell office:value-type="float" office:value="125.535" calcext:value-type="float">
            <text:p>125.535</text:p>
          </table:table-cell>
          <table:table-cell office:value-type="float" office:value="837.629" calcext:value-type="float">
            <text:p>837.629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36.8436" calcext:value-type="float">
            <text:p>36.8436</text:p>
          </table:table-cell>
          <table:table-cell office:value-type="float" office:value="125.547" calcext:value-type="float">
            <text:p>125.547</text:p>
          </table:table-cell>
          <table:table-cell office:value-type="float" office:value="837.61" calcext:value-type="float">
            <text:p>837.61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36.8517" calcext:value-type="float">
            <text:p>36.8517</text:p>
          </table:table-cell>
          <table:table-cell office:value-type="float" office:value="125.557" calcext:value-type="float">
            <text:p>125.557</text:p>
          </table:table-cell>
          <table:table-cell office:value-type="float" office:value="837.591" calcext:value-type="float">
            <text:p>837.591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36.8599" calcext:value-type="float">
            <text:p>36.8599</text:p>
          </table:table-cell>
          <table:table-cell office:value-type="float" office:value="125.568" calcext:value-type="float">
            <text:p>125.568</text:p>
          </table:table-cell>
          <table:table-cell office:value-type="float" office:value="837.572" calcext:value-type="float">
            <text:p>837.572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36.8683" calcext:value-type="float">
            <text:p>36.8683</text:p>
          </table:table-cell>
          <table:table-cell office:value-type="float" office:value="125.577" calcext:value-type="float">
            <text:p>125.577</text:p>
          </table:table-cell>
          <table:table-cell office:value-type="float" office:value="837.554" calcext:value-type="float">
            <text:p>837.554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36.8769" calcext:value-type="float">
            <text:p>36.8769</text:p>
          </table:table-cell>
          <table:table-cell office:value-type="float" office:value="125.586" calcext:value-type="float">
            <text:p>125.586</text:p>
          </table:table-cell>
          <table:table-cell office:value-type="float" office:value="837.537" calcext:value-type="float">
            <text:p>837.537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6.8856" calcext:value-type="float">
            <text:p>36.8856</text:p>
          </table:table-cell>
          <table:table-cell office:value-type="float" office:value="125.594" calcext:value-type="float">
            <text:p>125.594</text:p>
          </table:table-cell>
          <table:table-cell office:value-type="float" office:value="837.52" calcext:value-type="float">
            <text:p>837.52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36.8944" calcext:value-type="float">
            <text:p>36.8944</text:p>
          </table:table-cell>
          <table:table-cell office:value-type="float" office:value="125.602" calcext:value-type="float">
            <text:p>125.602</text:p>
          </table:table-cell>
          <table:table-cell office:value-type="float" office:value="837.503" calcext:value-type="float">
            <text:p>837.503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36.9033" calcext:value-type="float">
            <text:p>36.9033</text:p>
          </table:table-cell>
          <table:table-cell office:value-type="float" office:value="125.609" calcext:value-type="float">
            <text:p>125.609</text:p>
          </table:table-cell>
          <table:table-cell office:value-type="float" office:value="837.487" calcext:value-type="float">
            <text:p>837.487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36.9123" calcext:value-type="float">
            <text:p>36.9123</text:p>
          </table:table-cell>
          <table:table-cell office:value-type="float" office:value="125.616" calcext:value-type="float">
            <text:p>125.616</text:p>
          </table:table-cell>
          <table:table-cell office:value-type="float" office:value="837.472" calcext:value-type="float">
            <text:p>837.4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.9214" calcext:value-type="float">
            <text:p>36.9214</text:p>
          </table:table-cell>
          <table:table-cell office:value-type="float" office:value="125.622" calcext:value-type="float">
            <text:p>125.622</text:p>
          </table:table-cell>
          <table:table-cell office:value-type="float" office:value="837.457" calcext:value-type="float">
            <text:p>837.457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36.9306" calcext:value-type="float">
            <text:p>36.9306</text:p>
          </table:table-cell>
          <table:table-cell office:value-type="float" office:value="125.627" calcext:value-type="float">
            <text:p>125.627</text:p>
          </table:table-cell>
          <table:table-cell office:value-type="float" office:value="837.442" calcext:value-type="float">
            <text:p>837.442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36.9399" calcext:value-type="float">
            <text:p>36.9399</text:p>
          </table:table-cell>
          <table:table-cell office:value-type="float" office:value="125.632" calcext:value-type="float">
            <text:p>125.632</text:p>
          </table:table-cell>
          <table:table-cell office:value-type="float" office:value="837.428" calcext:value-type="float">
            <text:p>837.428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36.9493" calcext:value-type="float">
            <text:p>36.9493</text:p>
          </table:table-cell>
          <table:table-cell office:value-type="float" office:value="125.637" calcext:value-type="float">
            <text:p>125.637</text:p>
          </table:table-cell>
          <table:table-cell office:value-type="float" office:value="837.414" calcext:value-type="float">
            <text:p>837.414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36.9587" calcext:value-type="float">
            <text:p>36.9587</text:p>
          </table:table-cell>
          <table:table-cell office:value-type="float" office:value="125.64" calcext:value-type="float">
            <text:p>125.64</text:p>
          </table:table-cell>
          <table:table-cell office:value-type="float" office:value="837.401" calcext:value-type="float">
            <text:p>837.401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36.9682" calcext:value-type="float">
            <text:p>36.9682</text:p>
          </table:table-cell>
          <table:table-cell office:value-type="float" office:value="125.643" calcext:value-type="float">
            <text:p>125.643</text:p>
          </table:table-cell>
          <table:table-cell office:value-type="float" office:value="837.388" calcext:value-type="float">
            <text:p>837.388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36.9777" calcext:value-type="float">
            <text:p>36.9777</text:p>
          </table:table-cell>
          <table:table-cell office:value-type="float" office:value="125.646" calcext:value-type="float">
            <text:p>125.646</text:p>
          </table:table-cell>
          <table:table-cell office:value-type="float" office:value="837.376" calcext:value-type="float">
            <text:p>837.376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36.9873" calcext:value-type="float">
            <text:p>36.9873</text:p>
          </table:table-cell>
          <table:table-cell office:value-type="float" office:value="125.648" calcext:value-type="float">
            <text:p>125.648</text:p>
          </table:table-cell>
          <table:table-cell office:value-type="float" office:value="837.365" calcext:value-type="float">
            <text:p>837.365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36.9969" calcext:value-type="float">
            <text:p>36.9969</text:p>
          </table:table-cell>
          <table:table-cell office:value-type="float" office:value="125.65" calcext:value-type="float">
            <text:p>125.65</text:p>
          </table:table-cell>
          <table:table-cell office:value-type="float" office:value="837.353" calcext:value-type="float">
            <text:p>837.353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37.0065" calcext:value-type="float">
            <text:p>37.0065</text:p>
          </table:table-cell>
          <table:table-cell office:value-type="float" office:value="125.651" calcext:value-type="float">
            <text:p>125.651</text:p>
          </table:table-cell>
          <table:table-cell office:value-type="float" office:value="837.343" calcext:value-type="float">
            <text:p>837.3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0161" calcext:value-type="float">
            <text:p>37.0161</text:p>
          </table:table-cell>
          <table:table-cell office:value-type="float" office:value="125.651" calcext:value-type="float">
            <text:p>125.651</text:p>
          </table:table-cell>
          <table:table-cell office:value-type="float" office:value="837.333" calcext:value-type="float">
            <text:p>837.333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37.0258" calcext:value-type="float">
            <text:p>37.0258</text:p>
          </table:table-cell>
          <table:table-cell office:value-type="float" office:value="125.651" calcext:value-type="float">
            <text:p>125.651</text:p>
          </table:table-cell>
          <table:table-cell office:value-type="float" office:value="837.323" calcext:value-type="float">
            <text:p>837.323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37.0354" calcext:value-type="float">
            <text:p>37.0354</text:p>
          </table:table-cell>
          <table:table-cell office:value-type="float" office:value="125.651" calcext:value-type="float">
            <text:p>125.651</text:p>
          </table:table-cell>
          <table:table-cell office:value-type="float" office:value="837.314" calcext:value-type="float">
            <text:p>837.314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37.045" calcext:value-type="float">
            <text:p>37.045</text:p>
          </table:table-cell>
          <table:table-cell office:value-type="float" office:value="125.65" calcext:value-type="float">
            <text:p>125.65</text:p>
          </table:table-cell>
          <table:table-cell office:value-type="float" office:value="837.305" calcext:value-type="float">
            <text:p>837.305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37.0547" calcext:value-type="float">
            <text:p>37.0547</text:p>
          </table:table-cell>
          <table:table-cell office:value-type="float" office:value="125.648" calcext:value-type="float">
            <text:p>125.648</text:p>
          </table:table-cell>
          <table:table-cell office:value-type="float" office:value="837.297" calcext:value-type="float">
            <text:p>837.29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37.0643" calcext:value-type="float">
            <text:p>37.0643</text:p>
          </table:table-cell>
          <table:table-cell office:value-type="float" office:value="125.646" calcext:value-type="float">
            <text:p>125.646</text:p>
          </table:table-cell>
          <table:table-cell office:value-type="float" office:value="837.29" calcext:value-type="float">
            <text:p>837.29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37.0738" calcext:value-type="float">
            <text:p>37.0738</text:p>
          </table:table-cell>
          <table:table-cell office:value-type="float" office:value="125.644" calcext:value-type="float">
            <text:p>125.644</text:p>
          </table:table-cell>
          <table:table-cell office:value-type="float" office:value="837.283" calcext:value-type="float">
            <text:p>837.283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37.0834" calcext:value-type="float">
            <text:p>37.0834</text:p>
          </table:table-cell>
          <table:table-cell office:value-type="float" office:value="125.641" calcext:value-type="float">
            <text:p>125.641</text:p>
          </table:table-cell>
          <table:table-cell office:value-type="float" office:value="837.276" calcext:value-type="float">
            <text:p>837.276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37.0929" calcext:value-type="float">
            <text:p>37.0929</text:p>
          </table:table-cell>
          <table:table-cell office:value-type="float" office:value="125.637" calcext:value-type="float">
            <text:p>125.637</text:p>
          </table:table-cell>
          <table:table-cell office:value-type="float" office:value="837.27" calcext:value-type="float">
            <text:p>837.27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37.1023" calcext:value-type="float">
            <text:p>37.1023</text:p>
          </table:table-cell>
          <table:table-cell office:value-type="float" office:value="125.634" calcext:value-type="float">
            <text:p>125.634</text:p>
          </table:table-cell>
          <table:table-cell office:value-type="float" office:value="837.264" calcext:value-type="float">
            <text:p>837.2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1117" calcext:value-type="float">
            <text:p>37.1117</text:p>
          </table:table-cell>
          <table:table-cell office:value-type="float" office:value="125.629" calcext:value-type="float">
            <text:p>125.629</text:p>
          </table:table-cell>
          <table:table-cell office:value-type="float" office:value="837.259" calcext:value-type="float">
            <text:p>837.259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37.121" calcext:value-type="float">
            <text:p>37.121</text:p>
          </table:table-cell>
          <table:table-cell office:value-type="float" office:value="125.625" calcext:value-type="float">
            <text:p>125.625</text:p>
          </table:table-cell>
          <table:table-cell office:value-type="float" office:value="837.254" calcext:value-type="float">
            <text:p>837.254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37.1303" calcext:value-type="float">
            <text:p>37.1303</text:p>
          </table:table-cell>
          <table:table-cell office:value-type="float" office:value="125.62" calcext:value-type="float">
            <text:p>125.62</text:p>
          </table:table-cell>
          <table:table-cell office:value-type="float" office:value="837.25" calcext:value-type="float">
            <text:p>837.25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37.1395" calcext:value-type="float">
            <text:p>37.1395</text:p>
          </table:table-cell>
          <table:table-cell office:value-type="float" office:value="125.614" calcext:value-type="float">
            <text:p>125.614</text:p>
          </table:table-cell>
          <table:table-cell office:value-type="float" office:value="837.246" calcext:value-type="float">
            <text:p>837.246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37.1486" calcext:value-type="float">
            <text:p>37.1486</text:p>
          </table:table-cell>
          <table:table-cell office:value-type="float" office:value="125.608" calcext:value-type="float">
            <text:p>125.608</text:p>
          </table:table-cell>
          <table:table-cell office:value-type="float" office:value="837.243" calcext:value-type="float">
            <text:p>837.243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37.1576" calcext:value-type="float">
            <text:p>37.1576</text:p>
          </table:table-cell>
          <table:table-cell office:value-type="float" office:value="125.602" calcext:value-type="float">
            <text:p>125.602</text:p>
          </table:table-cell>
          <table:table-cell office:value-type="float" office:value="837.24" calcext:value-type="float">
            <text:p>837.24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37.1665" calcext:value-type="float">
            <text:p>37.1665</text:p>
          </table:table-cell>
          <table:table-cell office:value-type="float" office:value="125.596" calcext:value-type="float">
            <text:p>125.596</text:p>
          </table:table-cell>
          <table:table-cell office:value-type="float" office:value="837.238" calcext:value-type="float">
            <text:p>837.238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37.1753" calcext:value-type="float">
            <text:p>37.1753</text:p>
          </table:table-cell>
          <table:table-cell office:value-type="float" office:value="125.589" calcext:value-type="float">
            <text:p>125.589</text:p>
          </table:table-cell>
          <table:table-cell office:value-type="float" office:value="837.236" calcext:value-type="float">
            <text:p>837.236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37.1841" calcext:value-type="float">
            <text:p>37.1841</text:p>
          </table:table-cell>
          <table:table-cell office:value-type="float" office:value="125.581" calcext:value-type="float">
            <text:p>125.581</text:p>
          </table:table-cell>
          <table:table-cell office:value-type="float" office:value="837.235" calcext:value-type="float">
            <text:p>837.235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37.1927" calcext:value-type="float">
            <text:p>37.1927</text:p>
          </table:table-cell>
          <table:table-cell office:value-type="float" office:value="125.574" calcext:value-type="float">
            <text:p>125.574</text:p>
          </table:table-cell>
          <table:table-cell office:value-type="float" office:value="837.233" calcext:value-type="float">
            <text:p>837.2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2012" calcext:value-type="float">
            <text:p>37.2012</text:p>
          </table:table-cell>
          <table:table-cell office:value-type="float" office:value="125.566" calcext:value-type="float">
            <text:p>125.566</text:p>
          </table:table-cell>
          <table:table-cell office:value-type="float" office:value="837.233" calcext:value-type="float">
            <text:p>837.233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37.2096" calcext:value-type="float">
            <text:p>37.2096</text:p>
          </table:table-cell>
          <table:table-cell office:value-type="float" office:value="125.558" calcext:value-type="float">
            <text:p>125.558</text:p>
          </table:table-cell>
          <table:table-cell office:value-type="float" office:value="837.233" calcext:value-type="float">
            <text:p>837.233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37.2179" calcext:value-type="float">
            <text:p>37.2179</text:p>
          </table:table-cell>
          <table:table-cell office:value-type="float" office:value="125.549" calcext:value-type="float">
            <text:p>125.549</text:p>
          </table:table-cell>
          <table:table-cell office:value-type="float" office:value="837.233" calcext:value-type="float">
            <text:p>837.233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37.226" calcext:value-type="float">
            <text:p>37.226</text:p>
          </table:table-cell>
          <table:table-cell office:value-type="float" office:value="125.54" calcext:value-type="float">
            <text:p>125.54</text:p>
          </table:table-cell>
          <table:table-cell office:value-type="float" office:value="837.234" calcext:value-type="float">
            <text:p>837.234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7.234" calcext:value-type="float">
            <text:p>37.234</text:p>
          </table:table-cell>
          <table:table-cell office:value-type="float" office:value="125.531" calcext:value-type="float">
            <text:p>125.531</text:p>
          </table:table-cell>
          <table:table-cell office:value-type="float" office:value="837.235" calcext:value-type="float">
            <text:p>837.235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37.2419" calcext:value-type="float">
            <text:p>37.2419</text:p>
          </table:table-cell>
          <table:table-cell office:value-type="float" office:value="125.522" calcext:value-type="float">
            <text:p>125.522</text:p>
          </table:table-cell>
          <table:table-cell office:value-type="float" office:value="837.236" calcext:value-type="float">
            <text:p>837.236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7.2496" calcext:value-type="float">
            <text:p>37.2496</text:p>
          </table:table-cell>
          <table:table-cell office:value-type="float" office:value="125.512" calcext:value-type="float">
            <text:p>125.512</text:p>
          </table:table-cell>
          <table:table-cell office:value-type="float" office:value="837.238" calcext:value-type="float">
            <text:p>837.238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37.2572" calcext:value-type="float">
            <text:p>37.2572</text:p>
          </table:table-cell>
          <table:table-cell office:value-type="float" office:value="125.502" calcext:value-type="float">
            <text:p>125.502</text:p>
          </table:table-cell>
          <table:table-cell office:value-type="float" office:value="837.24" calcext:value-type="float">
            <text:p>837.24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37.2647" calcext:value-type="float">
            <text:p>37.2647</text:p>
          </table:table-cell>
          <table:table-cell office:value-type="float" office:value="125.492" calcext:value-type="float">
            <text:p>125.492</text:p>
          </table:table-cell>
          <table:table-cell office:value-type="float" office:value="837.243" calcext:value-type="float">
            <text:p>837.243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37.272" calcext:value-type="float">
            <text:p>37.272</text:p>
          </table:table-cell>
          <table:table-cell office:value-type="float" office:value="125.482" calcext:value-type="float">
            <text:p>125.482</text:p>
          </table:table-cell>
          <table:table-cell office:value-type="float" office:value="837.246" calcext:value-type="float">
            <text:p>837.2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2791" calcext:value-type="float">
            <text:p>37.2791</text:p>
          </table:table-cell>
          <table:table-cell office:value-type="float" office:value="125.472" calcext:value-type="float">
            <text:p>125.472</text:p>
          </table:table-cell>
          <table:table-cell office:value-type="float" office:value="837.249" calcext:value-type="float">
            <text:p>837.249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37.2861" calcext:value-type="float">
            <text:p>37.2861</text:p>
          </table:table-cell>
          <table:table-cell office:value-type="float" office:value="125.461" calcext:value-type="float">
            <text:p>125.461</text:p>
          </table:table-cell>
          <table:table-cell office:value-type="float" office:value="837.253" calcext:value-type="float">
            <text:p>837.253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7.293" calcext:value-type="float">
            <text:p>37.293</text:p>
          </table:table-cell>
          <table:table-cell office:value-type="float" office:value="125.45" calcext:value-type="float">
            <text:p>125.45</text:p>
          </table:table-cell>
          <table:table-cell office:value-type="float" office:value="837.257" calcext:value-type="float">
            <text:p>837.257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37.2996" calcext:value-type="float">
            <text:p>37.2996</text:p>
          </table:table-cell>
          <table:table-cell office:value-type="float" office:value="125.439" calcext:value-type="float">
            <text:p>125.439</text:p>
          </table:table-cell>
          <table:table-cell office:value-type="float" office:value="837.261" calcext:value-type="float">
            <text:p>837.261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37.3061" calcext:value-type="float">
            <text:p>37.3061</text:p>
          </table:table-cell>
          <table:table-cell office:value-type="float" office:value="125.428" calcext:value-type="float">
            <text:p>125.428</text:p>
          </table:table-cell>
          <table:table-cell office:value-type="float" office:value="837.266" calcext:value-type="float">
            <text:p>837.266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37.3125" calcext:value-type="float">
            <text:p>37.3125</text:p>
          </table:table-cell>
          <table:table-cell office:value-type="float" office:value="125.417" calcext:value-type="float">
            <text:p>125.417</text:p>
          </table:table-cell>
          <table:table-cell office:value-type="float" office:value="837.271" calcext:value-type="float">
            <text:p>837.271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37.3187" calcext:value-type="float">
            <text:p>37.3187</text:p>
          </table:table-cell>
          <table:table-cell office:value-type="float" office:value="125.405" calcext:value-type="float">
            <text:p>125.405</text:p>
          </table:table-cell>
          <table:table-cell office:value-type="float" office:value="837.276" calcext:value-type="float">
            <text:p>837.276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37.3247" calcext:value-type="float">
            <text:p>37.3247</text:p>
          </table:table-cell>
          <table:table-cell office:value-type="float" office:value="125.394" calcext:value-type="float">
            <text:p>125.394</text:p>
          </table:table-cell>
          <table:table-cell office:value-type="float" office:value="837.282" calcext:value-type="float">
            <text:p>837.282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37.3305" calcext:value-type="float">
            <text:p>37.3305</text:p>
          </table:table-cell>
          <table:table-cell office:value-type="float" office:value="125.382" calcext:value-type="float">
            <text:p>125.382</text:p>
          </table:table-cell>
          <table:table-cell office:value-type="float" office:value="837.288" calcext:value-type="float">
            <text:p>837.288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37.3361" calcext:value-type="float">
            <text:p>37.3361</text:p>
          </table:table-cell>
          <table:table-cell office:value-type="float" office:value="125.37" calcext:value-type="float">
            <text:p>125.3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3416" calcext:value-type="float">
            <text:p>37.3416</text:p>
          </table:table-cell>
          <table:table-cell office:value-type="float" office:value="125.358" calcext:value-type="float">
            <text:p>125.358</text:p>
          </table:table-cell>
          <table:table-cell office:value-type="float" office:value="837.3" calcext:value-type="float">
            <text:p>837.3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37.3469" calcext:value-type="float">
            <text:p>37.3469</text:p>
          </table:table-cell>
          <table:table-cell office:value-type="float" office:value="125.346" calcext:value-type="float">
            <text:p>125.346</text:p>
          </table:table-cell>
          <table:table-cell office:value-type="float" office:value="837.307" calcext:value-type="float">
            <text:p>837.307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7.3521" calcext:value-type="float">
            <text:p>37.3521</text:p>
          </table:table-cell>
          <table:table-cell office:value-type="float" office:value="125.334" calcext:value-type="float">
            <text:p>125.334</text:p>
          </table:table-cell>
          <table:table-cell office:value-type="float" office:value="837.314" calcext:value-type="float">
            <text:p>837.314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37.357" calcext:value-type="float">
            <text:p>37.357</text:p>
          </table:table-cell>
          <table:table-cell office:value-type="float" office:value="125.322" calcext:value-type="float">
            <text:p>125.322</text:p>
          </table:table-cell>
          <table:table-cell office:value-type="float" office:value="837.321" calcext:value-type="float">
            <text:p>837.321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37.3618" calcext:value-type="float">
            <text:p>37.3618</text:p>
          </table:table-cell>
          <table:table-cell office:value-type="float" office:value="125.31" calcext:value-type="float">
            <text:p>125.31</text:p>
          </table:table-cell>
          <table:table-cell office:value-type="float" office:value="837.328" calcext:value-type="float">
            <text:p>837.328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37.3664" calcext:value-type="float">
            <text:p>37.3664</text:p>
          </table:table-cell>
          <table:table-cell office:value-type="float" office:value="125.298" calcext:value-type="float">
            <text:p>125.298</text:p>
          </table:table-cell>
          <table:table-cell office:value-type="float" office:value="837.336" calcext:value-type="float">
            <text:p>837.336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37.3708" calcext:value-type="float">
            <text:p>37.3708</text:p>
          </table:table-cell>
          <table:table-cell office:value-type="float" office:value="125.286" calcext:value-type="float">
            <text:p>125.286</text:p>
          </table:table-cell>
          <table:table-cell office:value-type="float" office:value="837.344" calcext:value-type="float">
            <text:p>837.344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37.375" calcext:value-type="float">
            <text:p>37.375</text:p>
          </table:table-cell>
          <table:table-cell office:value-type="float" office:value="125.273" calcext:value-type="float">
            <text:p>125.273</text:p>
          </table:table-cell>
          <table:table-cell office:value-type="float" office:value="837.352" calcext:value-type="float">
            <text:p>837.352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7.379" calcext:value-type="float">
            <text:p>37.379</text:p>
          </table:table-cell>
          <table:table-cell office:value-type="float" office:value="125.261" calcext:value-type="float">
            <text:p>125.261</text:p>
          </table:table-cell>
          <table:table-cell office:value-type="float" office:value="837.36" calcext:value-type="float">
            <text:p>837.36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37.3829" calcext:value-type="float">
            <text:p>37.3829</text:p>
          </table:table-cell>
          <table:table-cell office:value-type="float" office:value="125.249" calcext:value-type="float">
            <text:p>125.249</text:p>
          </table:table-cell>
          <table:table-cell office:value-type="float" office:value="837.368" calcext:value-type="float">
            <text:p>837.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2:40:45.474536741</dc:date>
    <meta:editing-duration>PT10M2S</meta:editing-duration>
    <meta:editing-cycles>1</meta:editing-cycles>
    <meta:document-statistic meta:table-count="1" meta:cell-count="29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8cm" svg:height="10.845cm" xlink:href=".." xlink:type="simple" chart:class="chart:line" chart:style-name="ch1">
        <chart:title svg:x="3.934cm" svg:y="0.352cm" chart:style-name="ch2">
          <text:p>I, R, S en función del tiempo (sin inmunidad permanente)</text:p>
        </chart:title>
        <chart:subtitle svg:x="8.366cm" svg:y="1.347cm" chart:style-name="ch3">
          <text:p>S inicial = 999</text:p>
        </chart:subtitle>
        <chart:legend chart:legend-position="end" svg:x="16.005cm" svg:y="4.625cm" style:legend-expansion="high" chart:style-name="ch4"/>
        <chart:plot-area chart:style-name="ch5" table:cell-range-address="simulacion_mayor_ba.A1:simulacion_mayor_ba.A731 simulacion_mayor_ba.B2:simulacion_mayor_ba.D731" chart:data-source-has-labels="both" svg:x="1.396cm" svg:y="2.246cm" svg:width="14.224cm" svg:height="7.402cm">
          <chart:coordinate-region svg:x="2.388cm" svg:y="2.445cm" svg:width="13.232cm" svg:height="6.204cm"/>
          <chart:axis chart:dimension="x" chart:name="primary-x" chart:style-name="ch6" chartooo:axis-type="auto">
            <chartooo:date-scale/>
            <chart:title svg:x="7.234cm" svg:y="9.864cm" chart:style-name="ch7">
              <text:p>Tiempo (en días)</text:p>
            </chart:title>
            <chart:categories table:cell-range-address="simulacion_mayor_ba.A2:simulacion_mayor_ba.A731"/>
          </chart:axis>
          <chart:axis chart:dimension="y" chart:name="primary-y" chart:style-name="ch6">
            <chart:title svg:x="0.451cm" svg:y="7.592cm" chart:style-name="ch8">
              <text:p>Número de Individuos</text:p>
            </chart:title>
            <chart:grid chart:style-name="ch9" chart:class="major"/>
          </chart:axis>
          <chart:series chart:style-name="ch10" chart:values-cell-range-address="simulacion_mayor_ba.B2:simulacion_mayor_ba.B731" loext:label-string="infectados" chart:class="chart:line">
            <chart:data-point chart:repeated="730"/>
          </chart:series>
          <chart:series chart:style-name="ch11" chart:values-cell-range-address="simulacion_mayor_ba.C2:simulacion_mayor_ba.C731" loext:label-string="susceptibles" chart:class="chart:line">
            <chart:data-point chart:repeated="730"/>
          </chart:series>
          <chart:series chart:style-name="ch12" chart:values-cell-range-address="simulacion_mayor_ba.D2:simulacion_mayor_ba.D731" loext:label-string="recuperados" chart:class="chart:line">
            <chart:data-point chart:repeated="7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ctados</text:p>
              </table:table-cell>
              <table:table-cell office:value-type="string">
                <text:p>susceptibles</text:p>
              </table:table-cell>
              <table:table-cell office:value-type="string">
                <text:p>recuperado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cion_mayor_ba.A2:simulacion_mayor_ba.A731</svg:desc>
                </draw:g>
              </table:table-cell>
              <table:table-cell office:value-type="float" office:value="1">
                <text:p>1</text:p>
                <draw:g>
                  <svg:desc>simulacion_mayor_ba.B2:simulacion_mayor_ba.B731</svg:desc>
                </draw:g>
              </table:table-cell>
              <table:table-cell office:value-type="float" office:value="999">
                <text:p>999</text:p>
                <draw:g>
                  <svg:desc>simulacion_mayor_ba.C2:simulacion_mayor_ba.C731</svg:desc>
                </draw:g>
              </table:table-cell>
              <table:table-cell office:value-type="float" office:value="0">
                <text:p>0</text:p>
                <draw:g>
                  <svg:desc>simulacion_mayor_ba.D2:simulacion_mayor_ba.D73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38195">
                <text:p>1.38195</text:p>
              </table:table-cell>
              <table:table-cell office:value-type="float" office:value="998.563">
                <text:p>998.563</text:p>
              </table:table-cell>
              <table:table-cell office:value-type="float" office:value="0.0546049">
                <text:p>0.05460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0949">
                <text:p>1.90949</text:p>
              </table:table-cell>
              <table:table-cell office:value-type="float" office:value="997.961">
                <text:p>997.961</text:p>
              </table:table-cell>
              <table:table-cell office:value-type="float" office:value="0.129942">
                <text:p>0.12994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63779">
                <text:p>2.63779</text:p>
              </table:table-cell>
              <table:table-cell office:value-type="float" office:value="997.128">
                <text:p>997.128</text:p>
              </table:table-cell>
              <table:table-cell office:value-type="float" office:value="0.233909">
                <text:p>0.2339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64275">
                <text:p>3.64275</text:p>
              </table:table-cell>
              <table:table-cell office:value-type="float" office:value="995.98">
                <text:p>995.98</text:p>
              </table:table-cell>
              <table:table-cell office:value-type="float" office:value="0.377397">
                <text:p>0.3773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0284">
                <text:p>5.0284</text:p>
              </table:table-cell>
              <table:table-cell office:value-type="float" office:value="994.396">
                <text:p>994.396</text:p>
              </table:table-cell>
              <table:table-cell office:value-type="float" office:value="0.575408">
                <text:p>0.5754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.93702">
                <text:p>6.93702</text:p>
              </table:table-cell>
              <table:table-cell office:value-type="float" office:value="992.214">
                <text:p>992.214</text:p>
              </table:table-cell>
              <table:table-cell office:value-type="float" office:value="0.848573">
                <text:p>0.84857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9.56223">
                <text:p>9.56223</text:p>
              </table:table-cell>
              <table:table-cell office:value-type="float" office:value="989.213">
                <text:p>989.213</text:p>
              </table:table-cell>
              <table:table-cell office:value-type="float" office:value="1.22521">
                <text:p>1.225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3.1661">
                <text:p>13.1661</text:p>
              </table:table-cell>
              <table:table-cell office:value-type="float" office:value="985.09">
                <text:p>985.09</text:p>
              </table:table-cell>
              <table:table-cell office:value-type="float" office:value="1.7441">
                <text:p>1.744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8.1001">
                <text:p>18.1001</text:p>
              </table:table-cell>
              <table:table-cell office:value-type="float" office:value="979.442">
                <text:p>979.442</text:p>
              </table:table-cell>
              <table:table-cell office:value-type="float" office:value="2.45812">
                <text:p>2.458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.8304">
                <text:p>24.8304</text:p>
              </table:table-cell>
              <table:table-cell office:value-type="float" office:value="971.731">
                <text:p>971.731</text:p>
              </table:table-cell>
              <table:table-cell office:value-type="float" office:value="3.43899">
                <text:p>3.4389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3.9648">
                <text:p>33.9648</text:p>
              </table:table-cell>
              <table:table-cell office:value-type="float" office:value="961.252">
                <text:p>961.252</text:p>
              </table:table-cell>
              <table:table-cell office:value-type="float" office:value="4.78335">
                <text:p>4.7833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6.2771">
                <text:p>46.2771</text:p>
              </table:table-cell>
              <table:table-cell office:value-type="float" office:value="947.103">
                <text:p>947.103</text:p>
              </table:table-cell>
              <table:table-cell office:value-type="float" office:value="6.62006">
                <text:p>6.6200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2.7186">
                <text:p>62.7186</text:p>
              </table:table-cell>
              <table:table-cell office:value-type="float" office:value="928.163">
                <text:p>928.163</text:p>
              </table:table-cell>
              <table:table-cell office:value-type="float" office:value="9.11864">
                <text:p>9.1186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4.3997">
                <text:p>84.3997</text:p>
              </table:table-cell>
              <table:table-cell office:value-type="float" office:value="903.102">
                <text:p>903.102</text:p>
              </table:table-cell>
              <table:table-cell office:value-type="float" office:value="12.4979">
                <text:p>12.497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2.513">
                <text:p>112.513</text:p>
              </table:table-cell>
              <table:table-cell office:value-type="float" office:value="870.454">
                <text:p>870.454</text:p>
              </table:table-cell>
              <table:table-cell office:value-type="float" office:value="17.0328">
                <text:p>17.032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8.168">
                <text:p>148.168</text:p>
              </table:table-cell>
              <table:table-cell office:value-type="float" office:value="828.775">
                <text:p>828.775</text:p>
              </table:table-cell>
              <table:table-cell office:value-type="float" office:value="23.057">
                <text:p>23.05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92.1">
                <text:p>192.1</text:p>
              </table:table-cell>
              <table:table-cell office:value-type="float" office:value="776.945">
                <text:p>776.945</text:p>
              </table:table-cell>
              <table:table-cell office:value-type="float" office:value="30.9544">
                <text:p>30.954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44.277">
                <text:p>244.277</text:p>
              </table:table-cell>
              <table:table-cell office:value-type="float" office:value="714.587">
                <text:p>714.587</text:p>
              </table:table-cell>
              <table:table-cell office:value-type="float" office:value="41.1359">
                <text:p>41.135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03.47">
                <text:p>303.47</text:p>
              </table:table-cell>
              <table:table-cell office:value-type="float" office:value="642.534">
                <text:p>642.534</text:p>
              </table:table-cell>
              <table:table-cell office:value-type="float" office:value="53.9954">
                <text:p>53.99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7.003">
                <text:p>367.003</text:p>
              </table:table-cell>
              <table:table-cell office:value-type="float" office:value="563.151">
                <text:p>563.151</text:p>
              </table:table-cell>
              <table:table-cell office:value-type="float" office:value="69.8463">
                <text:p>69.846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30.89">
                <text:p>430.89</text:p>
              </table:table-cell>
              <table:table-cell office:value-type="float" office:value="480.261">
                <text:p>480.261</text:p>
              </table:table-cell>
              <table:table-cell office:value-type="float" office:value="88.8496">
                <text:p>88.849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90.507">
                <text:p>490.507</text:p>
              </table:table-cell>
              <table:table-cell office:value-type="float" office:value="398.536">
                <text:p>398.536</text:p>
              </table:table-cell>
              <table:table-cell office:value-type="float" office:value="110.957">
                <text:p>110.95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41.624">
                <text:p>541.624</text:p>
              </table:table-cell>
              <table:table-cell office:value-type="float" office:value="322.483">
                <text:p>322.483</text:p>
              </table:table-cell>
              <table:table-cell office:value-type="float" office:value="135.893">
                <text:p>135.89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1.349">
                <text:p>581.349</text:p>
              </table:table-cell>
              <table:table-cell office:value-type="float" office:value="255.465">
                <text:p>255.465</text:p>
              </table:table-cell>
              <table:table-cell office:value-type="float" office:value="163.187">
                <text:p>163.18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08.575">
                <text:p>608.575</text:p>
              </table:table-cell>
              <table:table-cell office:value-type="float" office:value="199.18">
                <text:p>199.18</text:p>
              </table:table-cell>
              <table:table-cell office:value-type="float" office:value="192.245">
                <text:p>192.24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23.815">
                <text:p>623.815</text:p>
              </table:table-cell>
              <table:table-cell office:value-type="float" office:value="153.741">
                <text:p>153.741</text:p>
              </table:table-cell>
              <table:table-cell office:value-type="float" office:value="222.445">
                <text:p>222.44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628.647">
                <text:p>628.647</text:p>
              </table:table-cell>
              <table:table-cell office:value-type="float" office:value="118.15">
                <text:p>118.15</text:p>
              </table:table-cell>
              <table:table-cell office:value-type="float" office:value="253.202">
                <text:p>253.20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25.111">
                <text:p>625.111</text:p>
              </table:table-cell>
              <table:table-cell office:value-type="float" office:value="90.8664">
                <text:p>90.8664</text:p>
              </table:table-cell>
              <table:table-cell office:value-type="float" office:value="284.022">
                <text:p>284.02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615.247">
                <text:p>615.247</text:p>
              </table:table-cell>
              <table:table-cell office:value-type="float" office:value="70.2399">
                <text:p>70.2399</text:p>
              </table:table-cell>
              <table:table-cell office:value-type="float" office:value="314.513">
                <text:p>314.5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.846">
                <text:p>600.846</text:p>
              </table:table-cell>
              <table:table-cell office:value-type="float" office:value="54.7717">
                <text:p>54.7717</text:p>
              </table:table-cell>
              <table:table-cell office:value-type="float" office:value="344.382">
                <text:p>344.38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583.361">
                <text:p>583.361</text:p>
              </table:table-cell>
              <table:table-cell office:value-type="float" office:value="43.2154">
                <text:p>43.2154</text:p>
              </table:table-cell>
              <table:table-cell office:value-type="float" office:value="373.424">
                <text:p>373.42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63.909">
                <text:p>563.909</text:p>
              </table:table-cell>
              <table:table-cell office:value-type="float" office:value="34.59">
                <text:p>34.59</text:p>
              </table:table-cell>
              <table:table-cell office:value-type="float" office:value="401.501">
                <text:p>401.50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543.324">
                <text:p>543.324</text:p>
              </table:table-cell>
              <table:table-cell office:value-type="float" office:value="28.1483">
                <text:p>28.1483</text:p>
              </table:table-cell>
              <table:table-cell office:value-type="float" office:value="428.527">
                <text:p>428.52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22.21">
                <text:p>522.21</text:p>
              </table:table-cell>
              <table:table-cell office:value-type="float" office:value="23.3323">
                <text:p>23.3323</text:p>
              </table:table-cell>
              <table:table-cell office:value-type="float" office:value="454.458">
                <text:p>454.45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00.997">
                <text:p>500.997</text:p>
              </table:table-cell>
              <table:table-cell office:value-type="float" office:value="19.7299">
                <text:p>19.7299</text:p>
              </table:table-cell>
              <table:table-cell office:value-type="float" office:value="479.273">
                <text:p>479.27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479.986">
                <text:p>479.986</text:p>
              </table:table-cell>
              <table:table-cell office:value-type="float" office:value="17.038">
                <text:p>17.038</text:p>
              </table:table-cell>
              <table:table-cell office:value-type="float" office:value="502.976">
                <text:p>502.976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459.385">
                <text:p>459.385</text:p>
              </table:table-cell>
              <table:table-cell office:value-type="float" office:value="15.0339">
                <text:p>15.0339</text:p>
              </table:table-cell>
              <table:table-cell office:value-type="float" office:value="525.581">
                <text:p>525.58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439.333">
                <text:p>439.333</text:p>
              </table:table-cell>
              <table:table-cell office:value-type="float" office:value="13.5537">
                <text:p>13.5537</text:p>
              </table:table-cell>
              <table:table-cell office:value-type="float" office:value="547.113">
                <text:p>547.11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419.921">
                <text:p>419.921</text:p>
              </table:table-cell>
              <table:table-cell office:value-type="float" office:value="12.4759">
                <text:p>12.4759</text:p>
              </table:table-cell>
              <table:table-cell office:value-type="float" office:value="567.603">
                <text:p>567.6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1.203">
                <text:p>401.203</text:p>
              </table:table-cell>
              <table:table-cell office:value-type="float" office:value="11.7106">
                <text:p>11.7106</text:p>
              </table:table-cell>
              <table:table-cell office:value-type="float" office:value="587.087">
                <text:p>587.08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83.209">
                <text:p>383.209</text:p>
              </table:table-cell>
              <table:table-cell office:value-type="float" office:value="11.1902">
                <text:p>11.1902</text:p>
              </table:table-cell>
              <table:table-cell office:value-type="float" office:value="605.601">
                <text:p>605.60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65.952">
                <text:p>365.952</text:p>
              </table:table-cell>
              <table:table-cell office:value-type="float" office:value="10.8639">
                <text:p>10.8639</text:p>
              </table:table-cell>
              <table:table-cell office:value-type="float" office:value="623.184">
                <text:p>623.18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49.431">
                <text:p>349.431</text:p>
              </table:table-cell>
              <table:table-cell office:value-type="float" office:value="10.6933">
                <text:p>10.6933</text:p>
              </table:table-cell>
              <table:table-cell office:value-type="float" office:value="639.875">
                <text:p>639.8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33.638">
                <text:p>333.638</text:p>
              </table:table-cell>
              <table:table-cell office:value-type="float" office:value="10.649">
                <text:p>10.649</text:p>
              </table:table-cell>
              <table:table-cell office:value-type="float" office:value="655.713">
                <text:p>655.71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18.556">
                <text:p>318.556</text:p>
              </table:table-cell>
              <table:table-cell office:value-type="float" office:value="10.7084">
                <text:p>10.7084</text:p>
              </table:table-cell>
              <table:table-cell office:value-type="float" office:value="670.736">
                <text:p>670.73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04.166">
                <text:p>304.166</text:p>
              </table:table-cell>
              <table:table-cell office:value-type="float" office:value="10.854">
                <text:p>10.854</text:p>
              </table:table-cell>
              <table:table-cell office:value-type="float" office:value="684.98">
                <text:p>684.9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90.446">
                <text:p>290.446</text:p>
              </table:table-cell>
              <table:table-cell office:value-type="float" office:value="11.0721">
                <text:p>11.0721</text:p>
              </table:table-cell>
              <table:table-cell office:value-type="float" office:value="698.482">
                <text:p>698.48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77.371">
                <text:p>277.371</text:p>
              </table:table-cell>
              <table:table-cell office:value-type="float" office:value="11.352">
                <text:p>11.352</text:p>
              </table:table-cell>
              <table:table-cell office:value-type="float" office:value="711.277">
                <text:p>711.27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64.916">
                <text:p>264.916</text:p>
              </table:table-cell>
              <table:table-cell office:value-type="float" office:value="11.6854">
                <text:p>11.6854</text:p>
              </table:table-cell>
              <table:table-cell office:value-type="float" office:value="723.398">
                <text:p>723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3.057">
                <text:p>253.057</text:p>
              </table:table-cell>
              <table:table-cell office:value-type="float" office:value="12.0654">
                <text:p>12.0654</text:p>
              </table:table-cell>
              <table:table-cell office:value-type="float" office:value="734.878">
                <text:p>734.87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41.767">
                <text:p>241.767</text:p>
              </table:table-cell>
              <table:table-cell office:value-type="float" office:value="12.4867">
                <text:p>12.4867</text:p>
              </table:table-cell>
              <table:table-cell office:value-type="float" office:value="745.746">
                <text:p>745.74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31.021">
                <text:p>231.021</text:p>
              </table:table-cell>
              <table:table-cell office:value-type="float" office:value="12.9448">
                <text:p>12.9448</text:p>
              </table:table-cell>
              <table:table-cell office:value-type="float" office:value="756.034">
                <text:p>756.034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20.796">
                <text:p>220.796</text:p>
              </table:table-cell>
              <table:table-cell office:value-type="float" office:value="13.4364">
                <text:p>13.4364</text:p>
              </table:table-cell>
              <table:table-cell office:value-type="float" office:value="765.768">
                <text:p>765.76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11.066">
                <text:p>211.066</text:p>
              </table:table-cell>
              <table:table-cell office:value-type="float" office:value="13.9585">
                <text:p>13.9585</text:p>
              </table:table-cell>
              <table:table-cell office:value-type="float" office:value="774.976">
                <text:p>774.97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01.808">
                <text:p>201.808</text:p>
              </table:table-cell>
              <table:table-cell office:value-type="float" office:value="14.5087">
                <text:p>14.5087</text:p>
              </table:table-cell>
              <table:table-cell office:value-type="float" office:value="783.683">
                <text:p>783.68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3.001">
                <text:p>193.001</text:p>
              </table:table-cell>
              <table:table-cell office:value-type="float" office:value="15.0851">
                <text:p>15.0851</text:p>
              </table:table-cell>
              <table:table-cell office:value-type="float" office:value="791.914">
                <text:p>791.914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84.621">
                <text:p>184.621</text:p>
              </table:table-cell>
              <table:table-cell office:value-type="float" office:value="15.686">
                <text:p>15.686</text:p>
              </table:table-cell>
              <table:table-cell office:value-type="float" office:value="799.693">
                <text:p>799.69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76.65">
                <text:p>176.65</text:p>
              </table:table-cell>
              <table:table-cell office:value-type="float" office:value="16.3101">
                <text:p>16.3101</text:p>
              </table:table-cell>
              <table:table-cell office:value-type="float" office:value="807.04">
                <text:p>807.0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69.066">
                <text:p>169.066</text:p>
              </table:table-cell>
              <table:table-cell office:value-type="float" office:value="16.9562">
                <text:p>16.9562</text:p>
              </table:table-cell>
              <table:table-cell office:value-type="float" office:value="813.978">
                <text:p>813.9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1.851">
                <text:p>161.851</text:p>
              </table:table-cell>
              <table:table-cell office:value-type="float" office:value="17.6232">
                <text:p>17.6232</text:p>
              </table:table-cell>
              <table:table-cell office:value-type="float" office:value="820.526">
                <text:p>820.52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54.986">
                <text:p>154.986</text:p>
              </table:table-cell>
              <table:table-cell office:value-type="float" office:value="18.3103">
                <text:p>18.3103</text:p>
              </table:table-cell>
              <table:table-cell office:value-type="float" office:value="826.704">
                <text:p>826.704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8.454">
                <text:p>148.454</text:p>
              </table:table-cell>
              <table:table-cell office:value-type="float" office:value="19.0168">
                <text:p>19.0168</text:p>
              </table:table-cell>
              <table:table-cell office:value-type="float" office:value="832.529">
                <text:p>832.52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42.24">
                <text:p>142.24</text:p>
              </table:table-cell>
              <table:table-cell office:value-type="float" office:value="19.7419">
                <text:p>19.7419</text:p>
              </table:table-cell>
              <table:table-cell office:value-type="float" office:value="838.019">
                <text:p>838.01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36.325">
                <text:p>136.325</text:p>
              </table:table-cell>
              <table:table-cell office:value-type="float" office:value="20.4852">
                <text:p>20.4852</text:p>
              </table:table-cell>
              <table:table-cell office:value-type="float" office:value="843.189">
                <text:p>843.18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30.697">
                <text:p>130.697</text:p>
              </table:table-cell>
              <table:table-cell office:value-type="float" office:value="21.2459">
                <text:p>21.2459</text:p>
              </table:table-cell>
              <table:table-cell office:value-type="float" office:value="848.057">
                <text:p>848.05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25.34">
                <text:p>125.34</text:p>
              </table:table-cell>
              <table:table-cell office:value-type="float" office:value="22.0237">
                <text:p>22.0237</text:p>
              </table:table-cell>
              <table:table-cell office:value-type="float" office:value="852.636">
                <text:p>852.636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20.241">
                <text:p>120.241</text:p>
              </table:table-cell>
              <table:table-cell office:value-type="float" office:value="22.8181">
                <text:p>22.8181</text:p>
              </table:table-cell>
              <table:table-cell office:value-type="float" office:value="856.941">
                <text:p>856.94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15.388">
                <text:p>115.388</text:p>
              </table:table-cell>
              <table:table-cell office:value-type="float" office:value="23.6287">
                <text:p>23.6287</text:p>
              </table:table-cell>
              <table:table-cell office:value-type="float" office:value="860.984">
                <text:p>860.984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10.766">
                <text:p>110.766</text:p>
              </table:table-cell>
              <table:table-cell office:value-type="float" office:value="24.4551">
                <text:p>24.4551</text:p>
              </table:table-cell>
              <table:table-cell office:value-type="float" office:value="864.778">
                <text:p>864.7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6.366">
                <text:p>106.366</text:p>
              </table:table-cell>
              <table:table-cell office:value-type="float" office:value="25.2968">
                <text:p>25.2968</text:p>
              </table:table-cell>
              <table:table-cell office:value-type="float" office:value="868.337">
                <text:p>868.33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02.177">
                <text:p>102.177</text:p>
              </table:table-cell>
              <table:table-cell office:value-type="float" office:value="26.1536">
                <text:p>26.1536</text:p>
              </table:table-cell>
              <table:table-cell office:value-type="float" office:value="871.67">
                <text:p>871.6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98.1861">
                <text:p>98.1861</text:p>
              </table:table-cell>
              <table:table-cell office:value-type="float" office:value="27.0252">
                <text:p>27.0252</text:p>
              </table:table-cell>
              <table:table-cell office:value-type="float" office:value="874.789">
                <text:p>874.78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94.3852">
                <text:p>94.3852</text:p>
              </table:table-cell>
              <table:table-cell office:value-type="float" office:value="27.911">
                <text:p>27.911</text:p>
              </table:table-cell>
              <table:table-cell office:value-type="float" office:value="877.704">
                <text:p>877.704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90.7644">
                <text:p>90.7644</text:p>
              </table:table-cell>
              <table:table-cell office:value-type="float" office:value="28.811">
                <text:p>28.811</text:p>
              </table:table-cell>
              <table:table-cell office:value-type="float" office:value="880.425">
                <text:p>880.4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7.3146">
                <text:p>87.3146</text:p>
              </table:table-cell>
              <table:table-cell office:value-type="float" office:value="29.7246">
                <text:p>29.7246</text:p>
              </table:table-cell>
              <table:table-cell office:value-type="float" office:value="882.961">
                <text:p>882.961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84.0273">
                <text:p>84.0273</text:p>
              </table:table-cell>
              <table:table-cell office:value-type="float" office:value="30.6517">
                <text:p>30.6517</text:p>
              </table:table-cell>
              <table:table-cell office:value-type="float" office:value="885.321">
                <text:p>885.321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80.8945">
                <text:p>80.8945</text:p>
              </table:table-cell>
              <table:table-cell office:value-type="float" office:value="31.5918">
                <text:p>31.5918</text:p>
              </table:table-cell>
              <table:table-cell office:value-type="float" office:value="887.514">
                <text:p>887.51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77.9084">
                <text:p>77.9084</text:p>
              </table:table-cell>
              <table:table-cell office:value-type="float" office:value="32.5447">
                <text:p>32.5447</text:p>
              </table:table-cell>
              <table:table-cell office:value-type="float" office:value="889.547">
                <text:p>889.54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5.0618">
                <text:p>75.0618</text:p>
              </table:table-cell>
              <table:table-cell office:value-type="float" office:value="33.5102">
                <text:p>33.5102</text:p>
              </table:table-cell>
              <table:table-cell office:value-type="float" office:value="891.428">
                <text:p>891.4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2.3478">
                <text:p>72.3478</text:p>
              </table:table-cell>
              <table:table-cell office:value-type="float" office:value="34.4877">
                <text:p>34.4877</text:p>
              </table:table-cell>
              <table:table-cell office:value-type="float" office:value="893.164">
                <text:p>893.164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69.7597">
                <text:p>69.7597</text:p>
              </table:table-cell>
              <table:table-cell office:value-type="float" office:value="35.4772">
                <text:p>35.4772</text:p>
              </table:table-cell>
              <table:table-cell office:value-type="float" office:value="894.763">
                <text:p>894.76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.2914">
                <text:p>67.2914</text:p>
              </table:table-cell>
              <table:table-cell office:value-type="float" office:value="36.4782">
                <text:p>36.4782</text:p>
              </table:table-cell>
              <table:table-cell office:value-type="float" office:value="896.23">
                <text:p>896.23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4.937">
                <text:p>64.937</text:p>
              </table:table-cell>
              <table:table-cell office:value-type="float" office:value="37.4905">
                <text:p>37.4905</text:p>
              </table:table-cell>
              <table:table-cell office:value-type="float" office:value="897.572">
                <text:p>897.57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2.6908">
                <text:p>62.6908</text:p>
              </table:table-cell>
              <table:table-cell office:value-type="float" office:value="38.5138">
                <text:p>38.5138</text:p>
              </table:table-cell>
              <table:table-cell office:value-type="float" office:value="898.795">
                <text:p>898.79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60.5476">
                <text:p>60.5476</text:p>
              </table:table-cell>
              <table:table-cell office:value-type="float" office:value="39.5478">
                <text:p>39.5478</text:p>
              </table:table-cell>
              <table:table-cell office:value-type="float" office:value="899.905">
                <text:p>899.90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8.5024">
                <text:p>58.5024</text:p>
              </table:table-cell>
              <table:table-cell office:value-type="float" office:value="40.5921">
                <text:p>40.5921</text:p>
              </table:table-cell>
              <table:table-cell office:value-type="float" office:value="900.906">
                <text:p>900.906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6.5503">
                <text:p>56.5503</text:p>
              </table:table-cell>
              <table:table-cell office:value-type="float" office:value="41.6464">
                <text:p>41.6464</text:p>
              </table:table-cell>
              <table:table-cell office:value-type="float" office:value="901.803">
                <text:p>901.80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4.6869">
                <text:p>54.6869</text:p>
              </table:table-cell>
              <table:table-cell office:value-type="float" office:value="42.7106">
                <text:p>42.7106</text:p>
              </table:table-cell>
              <table:table-cell office:value-type="float" office:value="902.603">
                <text:p>902.60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52.9078">
                <text:p>52.9078</text:p>
              </table:table-cell>
              <table:table-cell office:value-type="float" office:value="43.7842">
                <text:p>43.7842</text:p>
              </table:table-cell>
              <table:table-cell office:value-type="float" office:value="903.308">
                <text:p>903.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.2089">
                <text:p>51.2089</text:p>
              </table:table-cell>
              <table:table-cell office:value-type="float" office:value="44.867">
                <text:p>44.867</text:p>
              </table:table-cell>
              <table:table-cell office:value-type="float" office:value="903.924">
                <text:p>903.924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49.5865">
                <text:p>49.5865</text:p>
              </table:table-cell>
              <table:table-cell office:value-type="float" office:value="45.9586">
                <text:p>45.9586</text:p>
              </table:table-cell>
              <table:table-cell office:value-type="float" office:value="904.455">
                <text:p>904.45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48.0368">
                <text:p>48.0368</text:p>
              </table:table-cell>
              <table:table-cell office:value-type="float" office:value="47.0588">
                <text:p>47.0588</text:p>
              </table:table-cell>
              <table:table-cell office:value-type="float" office:value="904.904">
                <text:p>904.90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6.5564">
                <text:p>46.5564</text:p>
              </table:table-cell>
              <table:table-cell office:value-type="float" office:value="48.1673">
                <text:p>48.1673</text:p>
              </table:table-cell>
              <table:table-cell office:value-type="float" office:value="905.276">
                <text:p>905.27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45.142">
                <text:p>45.142</text:p>
              </table:table-cell>
              <table:table-cell office:value-type="float" office:value="49.2838">
                <text:p>49.2838</text:p>
              </table:table-cell>
              <table:table-cell office:value-type="float" office:value="905.574">
                <text:p>905.57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3.7905">
                <text:p>43.7905</text:p>
              </table:table-cell>
              <table:table-cell office:value-type="float" office:value="50.4079">
                <text:p>50.4079</text:p>
              </table:table-cell>
              <table:table-cell office:value-type="float" office:value="905.802">
                <text:p>905.80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42.4988">
                <text:p>42.4988</text:p>
              </table:table-cell>
              <table:table-cell office:value-type="float" office:value="51.5394">
                <text:p>51.5394</text:p>
              </table:table-cell>
              <table:table-cell office:value-type="float" office:value="905.962">
                <text:p>905.962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41.2642">
                <text:p>41.2642</text:p>
              </table:table-cell>
              <table:table-cell office:value-type="float" office:value="52.678">
                <text:p>52.678</text:p>
              </table:table-cell>
              <table:table-cell office:value-type="float" office:value="906.058">
                <text:p>906.05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40.084">
                <text:p>40.084</text:p>
              </table:table-cell>
              <table:table-cell office:value-type="float" office:value="53.8235">
                <text:p>53.8235</text:p>
              </table:table-cell>
              <table:table-cell office:value-type="float" office:value="906.093">
                <text:p>906.09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38.9557">
                <text:p>38.9557</text:p>
              </table:table-cell>
              <table:table-cell office:value-type="float" office:value="54.9754">
                <text:p>54.9754</text:p>
              </table:table-cell>
              <table:table-cell office:value-type="float" office:value="906.069">
                <text:p>906.0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8769">
                <text:p>37.8769</text:p>
              </table:table-cell>
              <table:table-cell office:value-type="float" office:value="56.1335">
                <text:p>56.1335</text:p>
              </table:table-cell>
              <table:table-cell office:value-type="float" office:value="905.99">
                <text:p>905.99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36.8452">
                <text:p>36.8452</text:p>
              </table:table-cell>
              <table:table-cell office:value-type="float" office:value="57.2976">
                <text:p>57.2976</text:p>
              </table:table-cell>
              <table:table-cell office:value-type="float" office:value="905.857">
                <text:p>905.85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35.8587">
                <text:p>35.8587</text:p>
              </table:table-cell>
              <table:table-cell office:value-type="float" office:value="58.4673">
                <text:p>58.4673</text:p>
              </table:table-cell>
              <table:table-cell office:value-type="float" office:value="905.674">
                <text:p>905.67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34.915">
                <text:p>34.915</text:p>
              </table:table-cell>
              <table:table-cell office:value-type="float" office:value="59.6424">
                <text:p>59.6424</text:p>
              </table:table-cell>
              <table:table-cell office:value-type="float" office:value="905.443">
                <text:p>905.443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34.0125">
                <text:p>34.0125</text:p>
              </table:table-cell>
              <table:table-cell office:value-type="float" office:value="60.8225">
                <text:p>60.8225</text:p>
              </table:table-cell>
              <table:table-cell office:value-type="float" office:value="905.165">
                <text:p>905.16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33.1491">
                <text:p>33.1491</text:p>
              </table:table-cell>
              <table:table-cell office:value-type="float" office:value="62.0075">
                <text:p>62.0075</text:p>
              </table:table-cell>
              <table:table-cell office:value-type="float" office:value="904.843">
                <text:p>904.84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32.3232">
                <text:p>32.3232</text:p>
              </table:table-cell>
              <table:table-cell office:value-type="float" office:value="63.1969">
                <text:p>63.1969</text:p>
              </table:table-cell>
              <table:table-cell office:value-type="float" office:value="904.48">
                <text:p>904.4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31.533">
                <text:p>31.533</text:p>
              </table:table-cell>
              <table:table-cell office:value-type="float" office:value="64.3906">
                <text:p>64.3906</text:p>
              </table:table-cell>
              <table:table-cell office:value-type="float" office:value="904.076">
                <text:p>904.07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30.7771">
                <text:p>30.7771</text:p>
              </table:table-cell>
              <table:table-cell office:value-type="float" office:value="65.5882">
                <text:p>65.5882</text:p>
              </table:table-cell>
              <table:table-cell office:value-type="float" office:value="903.635">
                <text:p>903.635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30.0538">
                <text:p>30.0538</text:p>
              </table:table-cell>
              <table:table-cell office:value-type="float" office:value="66.7895">
                <text:p>66.7895</text:p>
              </table:table-cell>
              <table:table-cell office:value-type="float" office:value="903.157">
                <text:p>903.1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.3618">
                <text:p>29.3618</text:p>
              </table:table-cell>
              <table:table-cell office:value-type="float" office:value="67.9942">
                <text:p>67.9942</text:p>
              </table:table-cell>
              <table:table-cell office:value-type="float" office:value="902.644">
                <text:p>902.64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8.6998">
                <text:p>28.6998</text:p>
              </table:table-cell>
              <table:table-cell office:value-type="float" office:value="69.202">
                <text:p>69.202</text:p>
              </table:table-cell>
              <table:table-cell office:value-type="float" office:value="902.098">
                <text:p>902.098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8.0664">
                <text:p>28.0664</text:p>
              </table:table-cell>
              <table:table-cell office:value-type="float" office:value="70.4127">
                <text:p>70.4127</text:p>
              </table:table-cell>
              <table:table-cell office:value-type="float" office:value="901.521">
                <text:p>901.521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7.4604">
                <text:p>27.4604</text:p>
              </table:table-cell>
              <table:table-cell office:value-type="float" office:value="71.626">
                <text:p>71.626</text:p>
              </table:table-cell>
              <table:table-cell office:value-type="float" office:value="900.914">
                <text:p>900.914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6.8807">
                <text:p>26.8807</text:p>
              </table:table-cell>
              <table:table-cell office:value-type="float" office:value="72.8416">
                <text:p>72.8416</text:p>
              </table:table-cell>
              <table:table-cell office:value-type="float" office:value="900.278">
                <text:p>900.27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6.3262">
                <text:p>26.3262</text:p>
              </table:table-cell>
              <table:table-cell office:value-type="float" office:value="74.0593">
                <text:p>74.0593</text:p>
              </table:table-cell>
              <table:table-cell office:value-type="float" office:value="899.615">
                <text:p>899.61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5.7958">
                <text:p>25.7958</text:p>
              </table:table-cell>
              <table:table-cell office:value-type="float" office:value="75.2787">
                <text:p>75.2787</text:p>
              </table:table-cell>
              <table:table-cell office:value-type="float" office:value="898.926">
                <text:p>898.92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5.2885">
                <text:p>25.2885</text:p>
              </table:table-cell>
              <table:table-cell office:value-type="float" office:value="76.4997">
                <text:p>76.4997</text:p>
              </table:table-cell>
              <table:table-cell office:value-type="float" office:value="898.212">
                <text:p>898.21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4.8034">
                <text:p>24.8034</text:p>
              </table:table-cell>
              <table:table-cell office:value-type="float" office:value="77.722">
                <text:p>77.722</text:p>
              </table:table-cell>
              <table:table-cell office:value-type="float" office:value="897.475">
                <text:p>897.475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24.3397">
                <text:p>24.3397</text:p>
              </table:table-cell>
              <table:table-cell office:value-type="float" office:value="78.9453">
                <text:p>78.9453</text:p>
              </table:table-cell>
              <table:table-cell office:value-type="float" office:value="896.715">
                <text:p>896.7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8964">
                <text:p>23.8964</text:p>
              </table:table-cell>
              <table:table-cell office:value-type="float" office:value="80.1693">
                <text:p>80.1693</text:p>
              </table:table-cell>
              <table:table-cell office:value-type="float" office:value="895.934">
                <text:p>895.934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3.4728">
                <text:p>23.4728</text:p>
              </table:table-cell>
              <table:table-cell office:value-type="float" office:value="81.3938">
                <text:p>81.3938</text:p>
              </table:table-cell>
              <table:table-cell office:value-type="float" office:value="895.133">
                <text:p>895.13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23.0681">
                <text:p>23.0681</text:p>
              </table:table-cell>
              <table:table-cell office:value-type="float" office:value="82.6186">
                <text:p>82.6186</text:p>
              </table:table-cell>
              <table:table-cell office:value-type="float" office:value="894.313">
                <text:p>894.313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22.6816">
                <text:p>22.6816</text:p>
              </table:table-cell>
              <table:table-cell office:value-type="float" office:value="83.8434">
                <text:p>83.8434</text:p>
              </table:table-cell>
              <table:table-cell office:value-type="float" office:value="893.475">
                <text:p>893.475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2.3126">
                <text:p>22.3126</text:p>
              </table:table-cell>
              <table:table-cell office:value-type="float" office:value="85.0679">
                <text:p>85.0679</text:p>
              </table:table-cell>
              <table:table-cell office:value-type="float" office:value="892.62">
                <text:p>892.6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.9604">
                <text:p>21.9604</text:p>
              </table:table-cell>
              <table:table-cell office:value-type="float" office:value="86.2918">
                <text:p>86.2918</text:p>
              </table:table-cell>
              <table:table-cell office:value-type="float" office:value="891.748">
                <text:p>891.748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1.6245">
                <text:p>21.6245</text:p>
              </table:table-cell>
              <table:table-cell office:value-type="float" office:value="87.5151">
                <text:p>87.5151</text:p>
              </table:table-cell>
              <table:table-cell office:value-type="float" office:value="890.86">
                <text:p>890.86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21.3042">
                <text:p>21.3042</text:p>
              </table:table-cell>
              <table:table-cell office:value-type="float" office:value="88.7372">
                <text:p>88.7372</text:p>
              </table:table-cell>
              <table:table-cell office:value-type="float" office:value="889.959">
                <text:p>889.95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20.9989">
                <text:p>20.9989</text:p>
              </table:table-cell>
              <table:table-cell office:value-type="float" office:value="89.9582">
                <text:p>89.9582</text:p>
              </table:table-cell>
              <table:table-cell office:value-type="float" office:value="889.043">
                <text:p>889.043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20.7082">
                <text:p>20.7082</text:p>
              </table:table-cell>
              <table:table-cell office:value-type="float" office:value="91.1776">
                <text:p>91.1776</text:p>
              </table:table-cell>
              <table:table-cell office:value-type="float" office:value="888.114">
                <text:p>888.1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.4316">
                <text:p>20.4316</text:p>
              </table:table-cell>
              <table:table-cell office:value-type="float" office:value="92.3952">
                <text:p>92.3952</text:p>
              </table:table-cell>
              <table:table-cell office:value-type="float" office:value="887.173">
                <text:p>887.17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20.1685">
                <text:p>20.1685</text:p>
              </table:table-cell>
              <table:table-cell office:value-type="float" office:value="93.6108">
                <text:p>93.6108</text:p>
              </table:table-cell>
              <table:table-cell office:value-type="float" office:value="886.221">
                <text:p>886.22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9.9186">
                <text:p>19.9186</text:p>
              </table:table-cell>
              <table:table-cell office:value-type="float" office:value="94.8242">
                <text:p>94.8242</text:p>
              </table:table-cell>
              <table:table-cell office:value-type="float" office:value="885.257">
                <text:p>885.257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9.6814">
                <text:p>19.6814</text:p>
              </table:table-cell>
              <table:table-cell office:value-type="float" office:value="96.035">
                <text:p>96.035</text:p>
              </table:table-cell>
              <table:table-cell office:value-type="float" office:value="884.284">
                <text:p>884.284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9.4564">
                <text:p>19.4564</text:p>
              </table:table-cell>
              <table:table-cell office:value-type="float" office:value="97.2431">
                <text:p>97.2431</text:p>
              </table:table-cell>
              <table:table-cell office:value-type="float" office:value="883.3">
                <text:p>883.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9.2434">
                <text:p>19.2434</text:p>
              </table:table-cell>
              <table:table-cell office:value-type="float" office:value="98.4482">
                <text:p>98.4482</text:p>
              </table:table-cell>
              <table:table-cell office:value-type="float" office:value="882.308">
                <text:p>882.308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9.0419">
                <text:p>19.0419</text:p>
              </table:table-cell>
              <table:table-cell office:value-type="float" office:value="99.65">
                <text:p>99.65</text:p>
              </table:table-cell>
              <table:table-cell office:value-type="float" office:value="881.308">
                <text:p>881.308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8.8517">
                <text:p>18.8517</text:p>
              </table:table-cell>
              <table:table-cell office:value-type="float" office:value="100.848">
                <text:p>100.848</text:p>
              </table:table-cell>
              <table:table-cell office:value-type="float" office:value="880.3">
                <text:p>880.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8.6723">
                <text:p>18.6723</text:p>
              </table:table-cell>
              <table:table-cell office:value-type="float" office:value="102.043">
                <text:p>102.043</text:p>
              </table:table-cell>
              <table:table-cell office:value-type="float" office:value="879.285">
                <text:p>879.285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8.5035">
                <text:p>18.5035</text:p>
              </table:table-cell>
              <table:table-cell office:value-type="float" office:value="103.233">
                <text:p>103.233</text:p>
              </table:table-cell>
              <table:table-cell office:value-type="float" office:value="878.263">
                <text:p>878.2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.345">
                <text:p>18.345</text:p>
              </table:table-cell>
              <table:table-cell office:value-type="float" office:value="104.42">
                <text:p>104.42</text:p>
              </table:table-cell>
              <table:table-cell office:value-type="float" office:value="877.235">
                <text:p>877.235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8.1965">
                <text:p>18.1965</text:p>
              </table:table-cell>
              <table:table-cell office:value-type="float" office:value="105.602">
                <text:p>105.602</text:p>
              </table:table-cell>
              <table:table-cell office:value-type="float" office:value="876.202">
                <text:p>876.202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8.0577">
                <text:p>18.0577</text:p>
              </table:table-cell>
              <table:table-cell office:value-type="float" office:value="106.779">
                <text:p>106.779</text:p>
              </table:table-cell>
              <table:table-cell office:value-type="float" office:value="875.164">
                <text:p>875.164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7.9285">
                <text:p>17.9285</text:p>
              </table:table-cell>
              <table:table-cell office:value-type="float" office:value="107.951">
                <text:p>107.951</text:p>
              </table:table-cell>
              <table:table-cell office:value-type="float" office:value="874.121">
                <text:p>874.121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7.8086">
                <text:p>17.8086</text:p>
              </table:table-cell>
              <table:table-cell office:value-type="float" office:value="109.117">
                <text:p>109.117</text:p>
              </table:table-cell>
              <table:table-cell office:value-type="float" office:value="873.074">
                <text:p>873.07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7.6977">
                <text:p>17.6977</text:p>
              </table:table-cell>
              <table:table-cell office:value-type="float" office:value="110.279">
                <text:p>110.279</text:p>
              </table:table-cell>
              <table:table-cell office:value-type="float" office:value="872.024">
                <text:p>872.024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7.5958">
                <text:p>17.5958</text:p>
              </table:table-cell>
              <table:table-cell office:value-type="float" office:value="111.434">
                <text:p>111.434</text:p>
              </table:table-cell>
              <table:table-cell office:value-type="float" office:value="870.97">
                <text:p>870.97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7.5025">
                <text:p>17.5025</text:p>
              </table:table-cell>
              <table:table-cell office:value-type="float" office:value="112.583">
                <text:p>112.583</text:p>
              </table:table-cell>
              <table:table-cell office:value-type="float" office:value="869.914">
                <text:p>869.914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7.4177">
                <text:p>17.4177</text:p>
              </table:table-cell>
              <table:table-cell office:value-type="float" office:value="113.727">
                <text:p>113.727</text:p>
              </table:table-cell>
              <table:table-cell office:value-type="float" office:value="868.856">
                <text:p>868.85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7.3413">
                <text:p>17.3413</text:p>
              </table:table-cell>
              <table:table-cell office:value-type="float" office:value="114.863">
                <text:p>114.863</text:p>
              </table:table-cell>
              <table:table-cell office:value-type="float" office:value="867.796">
                <text:p>867.7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.273">
                <text:p>17.273</text:p>
              </table:table-cell>
              <table:table-cell office:value-type="float" office:value="115.993">
                <text:p>115.993</text:p>
              </table:table-cell>
              <table:table-cell office:value-type="float" office:value="866.734">
                <text:p>866.734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7.2128">
                <text:p>17.2128</text:p>
              </table:table-cell>
              <table:table-cell office:value-type="float" office:value="117.115">
                <text:p>117.115</text:p>
              </table:table-cell>
              <table:table-cell office:value-type="float" office:value="865.672">
                <text:p>865.672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7.1605">
                <text:p>17.1605</text:p>
              </table:table-cell>
              <table:table-cell office:value-type="float" office:value="118.231">
                <text:p>118.231</text:p>
              </table:table-cell>
              <table:table-cell office:value-type="float" office:value="864.609">
                <text:p>864.60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7.116">
                <text:p>17.116</text:p>
              </table:table-cell>
              <table:table-cell office:value-type="float" office:value="119.338">
                <text:p>119.338</text:p>
              </table:table-cell>
              <table:table-cell office:value-type="float" office:value="863.546">
                <text:p>863.54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.0792">
                <text:p>17.0792</text:p>
              </table:table-cell>
              <table:table-cell office:value-type="float" office:value="120.438">
                <text:p>120.438</text:p>
              </table:table-cell>
              <table:table-cell office:value-type="float" office:value="862.483">
                <text:p>862.48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7.05">
                <text:p>17.05</text:p>
              </table:table-cell>
              <table:table-cell office:value-type="float" office:value="121.529">
                <text:p>121.529</text:p>
              </table:table-cell>
              <table:table-cell office:value-type="float" office:value="861.421">
                <text:p>861.42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7.0282">
                <text:p>17.0282</text:p>
              </table:table-cell>
              <table:table-cell office:value-type="float" office:value="122.612">
                <text:p>122.612</text:p>
              </table:table-cell>
              <table:table-cell office:value-type="float" office:value="860.359">
                <text:p>860.35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7.0138">
                <text:p>17.0138</text:p>
              </table:table-cell>
              <table:table-cell office:value-type="float" office:value="123.687">
                <text:p>123.687</text:p>
              </table:table-cell>
              <table:table-cell office:value-type="float" office:value="859.299">
                <text:p>859.29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7.0067">
                <text:p>17.0067</text:p>
              </table:table-cell>
              <table:table-cell office:value-type="float" office:value="124.752">
                <text:p>124.752</text:p>
              </table:table-cell>
              <table:table-cell office:value-type="float" office:value="858.241">
                <text:p>858.241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7.0069">
                <text:p>17.0069</text:p>
              </table:table-cell>
              <table:table-cell office:value-type="float" office:value="125.808">
                <text:p>125.808</text:p>
              </table:table-cell>
              <table:table-cell office:value-type="float" office:value="857.185">
                <text:p>857.1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0142">
                <text:p>17.0142</text:p>
              </table:table-cell>
              <table:table-cell office:value-type="float" office:value="126.854">
                <text:p>126.854</text:p>
              </table:table-cell>
              <table:table-cell office:value-type="float" office:value="856.132">
                <text:p>856.13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7.0286">
                <text:p>17.0286</text:p>
              </table:table-cell>
              <table:table-cell office:value-type="float" office:value="127.891">
                <text:p>127.891</text:p>
              </table:table-cell>
              <table:table-cell office:value-type="float" office:value="855.081">
                <text:p>855.08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7.0501">
                <text:p>17.0501</text:p>
              </table:table-cell>
              <table:table-cell office:value-type="float" office:value="128.917">
                <text:p>128.917</text:p>
              </table:table-cell>
              <table:table-cell office:value-type="float" office:value="854.033">
                <text:p>854.033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7.0786">
                <text:p>17.0786</text:p>
              </table:table-cell>
              <table:table-cell office:value-type="float" office:value="129.933">
                <text:p>129.933</text:p>
              </table:table-cell>
              <table:table-cell office:value-type="float" office:value="852.989">
                <text:p>852.98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7.1141">
                <text:p>17.1141</text:p>
              </table:table-cell>
              <table:table-cell office:value-type="float" office:value="130.938">
                <text:p>130.938</text:p>
              </table:table-cell>
              <table:table-cell office:value-type="float" office:value="851.948">
                <text:p>851.94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7.1565">
                <text:p>17.1565</text:p>
              </table:table-cell>
              <table:table-cell office:value-type="float" office:value="131.931">
                <text:p>131.931</text:p>
              </table:table-cell>
              <table:table-cell office:value-type="float" office:value="850.912">
                <text:p>850.912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7.2058">
                <text:p>17.2058</text:p>
              </table:table-cell>
              <table:table-cell office:value-type="float" office:value="132.914">
                <text:p>132.914</text:p>
              </table:table-cell>
              <table:table-cell office:value-type="float" office:value="849.88">
                <text:p>849.88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7.262">
                <text:p>17.262</text:p>
              </table:table-cell>
              <table:table-cell office:value-type="float" office:value="133.884">
                <text:p>133.884</text:p>
              </table:table-cell>
              <table:table-cell office:value-type="float" office:value="848.854">
                <text:p>848.854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7.3251">
                <text:p>17.3251</text:p>
              </table:table-cell>
              <table:table-cell office:value-type="float" office:value="134.843">
                <text:p>134.843</text:p>
              </table:table-cell>
              <table:table-cell office:value-type="float" office:value="847.832">
                <text:p>847.832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7.3951">
                <text:p>17.3951</text:p>
              </table:table-cell>
              <table:table-cell office:value-type="float" office:value="135.789">
                <text:p>135.789</text:p>
              </table:table-cell>
              <table:table-cell office:value-type="float" office:value="846.816">
                <text:p>846.8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.4719">
                <text:p>17.4719</text:p>
              </table:table-cell>
              <table:table-cell office:value-type="float" office:value="136.723">
                <text:p>136.723</text:p>
              </table:table-cell>
              <table:table-cell office:value-type="float" office:value="845.805">
                <text:p>845.805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7.5556">
                <text:p>17.5556</text:p>
              </table:table-cell>
              <table:table-cell office:value-type="float" office:value="137.643">
                <text:p>137.643</text:p>
              </table:table-cell>
              <table:table-cell office:value-type="float" office:value="844.801">
                <text:p>844.801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7.6461">
                <text:p>17.6461</text:p>
              </table:table-cell>
              <table:table-cell office:value-type="float" office:value="138.55">
                <text:p>138.55</text:p>
              </table:table-cell>
              <table:table-cell office:value-type="float" office:value="843.804">
                <text:p>843.804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7.7435">
                <text:p>17.7435</text:p>
              </table:table-cell>
              <table:table-cell office:value-type="float" office:value="139.444">
                <text:p>139.444</text:p>
              </table:table-cell>
              <table:table-cell office:value-type="float" office:value="842.813">
                <text:p>842.81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7.8478">
                <text:p>17.8478</text:p>
              </table:table-cell>
              <table:table-cell office:value-type="float" office:value="140.323">
                <text:p>140.323</text:p>
              </table:table-cell>
              <table:table-cell office:value-type="float" office:value="841.829">
                <text:p>841.82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7.9589">
                <text:p>17.9589</text:p>
              </table:table-cell>
              <table:table-cell office:value-type="float" office:value="141.188">
                <text:p>141.188</text:p>
              </table:table-cell>
              <table:table-cell office:value-type="float" office:value="840.853">
                <text:p>840.85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8.077">
                <text:p>18.077</text:p>
              </table:table-cell>
              <table:table-cell office:value-type="float" office:value="142.039">
                <text:p>142.039</text:p>
              </table:table-cell>
              <table:table-cell office:value-type="float" office:value="839.884">
                <text:p>839.88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8.2019">
                <text:p>18.2019</text:p>
              </table:table-cell>
              <table:table-cell office:value-type="float" office:value="142.874">
                <text:p>142.874</text:p>
              </table:table-cell>
              <table:table-cell office:value-type="float" office:value="838.924">
                <text:p>838.92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8.3338">
                <text:p>18.3338</text:p>
              </table:table-cell>
              <table:table-cell office:value-type="float" office:value="143.694">
                <text:p>143.694</text:p>
              </table:table-cell>
              <table:table-cell office:value-type="float" office:value="837.972">
                <text:p>837.972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8.4727">
                <text:p>18.4727</text:p>
              </table:table-cell>
              <table:table-cell office:value-type="float" office:value="144.498">
                <text:p>144.498</text:p>
              </table:table-cell>
              <table:table-cell office:value-type="float" office:value="837.029">
                <text:p>837.0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.6186">
                <text:p>18.6186</text:p>
              </table:table-cell>
              <table:table-cell office:value-type="float" office:value="145.286">
                <text:p>145.286</text:p>
              </table:table-cell>
              <table:table-cell office:value-type="float" office:value="836.096">
                <text:p>836.09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8.7714">
                <text:p>18.7714</text:p>
              </table:table-cell>
              <table:table-cell office:value-type="float" office:value="146.057">
                <text:p>146.057</text:p>
              </table:table-cell>
              <table:table-cell office:value-type="float" office:value="835.171">
                <text:p>835.171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.9313">
                <text:p>18.9313</text:p>
              </table:table-cell>
              <table:table-cell office:value-type="float" office:value="146.812">
                <text:p>146.812</text:p>
              </table:table-cell>
              <table:table-cell office:value-type="float" office:value="834.257">
                <text:p>834.257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9.0983">
                <text:p>19.0983</text:p>
              </table:table-cell>
              <table:table-cell office:value-type="float" office:value="147.55">
                <text:p>147.55</text:p>
              </table:table-cell>
              <table:table-cell office:value-type="float" office:value="833.352">
                <text:p>833.352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9.2724">
                <text:p>19.2724</text:p>
              </table:table-cell>
              <table:table-cell office:value-type="float" office:value="148.27">
                <text:p>148.27</text:p>
              </table:table-cell>
              <table:table-cell office:value-type="float" office:value="832.458">
                <text:p>832.45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9.4536">
                <text:p>19.4536</text:p>
              </table:table-cell>
              <table:table-cell office:value-type="float" office:value="148.972">
                <text:p>148.972</text:p>
              </table:table-cell>
              <table:table-cell office:value-type="float" office:value="831.575">
                <text:p>831.575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9.6419">
                <text:p>19.6419</text:p>
              </table:table-cell>
              <table:table-cell office:value-type="float" office:value="149.656">
                <text:p>149.656</text:p>
              </table:table-cell>
              <table:table-cell office:value-type="float" office:value="830.702">
                <text:p>830.70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9.8375">
                <text:p>19.8375</text:p>
              </table:table-cell>
              <table:table-cell office:value-type="float" office:value="150.321">
                <text:p>150.321</text:p>
              </table:table-cell>
              <table:table-cell office:value-type="float" office:value="829.842">
                <text:p>829.842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0.0403">
                <text:p>20.0403</text:p>
              </table:table-cell>
              <table:table-cell office:value-type="float" office:value="150.967">
                <text:p>150.967</text:p>
              </table:table-cell>
              <table:table-cell office:value-type="float" office:value="828.993">
                <text:p>828.993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0.2503">
                <text:p>20.2503</text:p>
              </table:table-cell>
              <table:table-cell office:value-type="float" office:value="151.594">
                <text:p>151.594</text:p>
              </table:table-cell>
              <table:table-cell office:value-type="float" office:value="828.156">
                <text:p>828.1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.4675">
                <text:p>20.4675</text:p>
              </table:table-cell>
              <table:table-cell office:value-type="float" office:value="152.201">
                <text:p>152.201</text:p>
              </table:table-cell>
              <table:table-cell office:value-type="float" office:value="827.331">
                <text:p>827.33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0.6921">
                <text:p>20.6921</text:p>
              </table:table-cell>
              <table:table-cell office:value-type="float" office:value="152.788">
                <text:p>152.788</text:p>
              </table:table-cell>
              <table:table-cell office:value-type="float" office:value="826.52">
                <text:p>826.5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0.9239">
                <text:p>20.9239</text:p>
              </table:table-cell>
              <table:table-cell office:value-type="float" office:value="153.355">
                <text:p>153.355</text:p>
              </table:table-cell>
              <table:table-cell office:value-type="float" office:value="825.721">
                <text:p>825.721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1.1631">
                <text:p>21.1631</text:p>
              </table:table-cell>
              <table:table-cell office:value-type="float" office:value="153.901">
                <text:p>153.901</text:p>
              </table:table-cell>
              <table:table-cell office:value-type="float" office:value="824.936">
                <text:p>824.93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1.4096">
                <text:p>21.4096</text:p>
              </table:table-cell>
              <table:table-cell office:value-type="float" office:value="154.425">
                <text:p>154.425</text:p>
              </table:table-cell>
              <table:table-cell office:value-type="float" office:value="824.165">
                <text:p>824.16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1.6635">
                <text:p>21.6635</text:p>
              </table:table-cell>
              <table:table-cell office:value-type="float" office:value="154.929">
                <text:p>154.929</text:p>
              </table:table-cell>
              <table:table-cell office:value-type="float" office:value="823.408">
                <text:p>823.408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1.9247">
                <text:p>21.9247</text:p>
              </table:table-cell>
              <table:table-cell office:value-type="float" office:value="155.41">
                <text:p>155.41</text:p>
              </table:table-cell>
              <table:table-cell office:value-type="float" office:value="822.665">
                <text:p>822.665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2.1933">
                <text:p>22.1933</text:p>
              </table:table-cell>
              <table:table-cell office:value-type="float" office:value="155.87">
                <text:p>155.87</text:p>
              </table:table-cell>
              <table:table-cell office:value-type="float" office:value="821.937">
                <text:p>821.93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2.4692">
                <text:p>22.4692</text:p>
              </table:table-cell>
              <table:table-cell office:value-type="float" office:value="156.306">
                <text:p>156.306</text:p>
              </table:table-cell>
              <table:table-cell office:value-type="float" office:value="821.224">
                <text:p>821.22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2.7524">
                <text:p>22.7524</text:p>
              </table:table-cell>
              <table:table-cell office:value-type="float" office:value="156.72">
                <text:p>156.72</text:p>
              </table:table-cell>
              <table:table-cell office:value-type="float" office:value="820.527">
                <text:p>820.5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.043">
                <text:p>23.043</text:p>
              </table:table-cell>
              <table:table-cell office:value-type="float" office:value="157.111">
                <text:p>157.111</text:p>
              </table:table-cell>
              <table:table-cell office:value-type="float" office:value="819.846">
                <text:p>819.84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3.3408">
                <text:p>23.3408</text:p>
              </table:table-cell>
              <table:table-cell office:value-type="float" office:value="157.479">
                <text:p>157.479</text:p>
              </table:table-cell>
              <table:table-cell office:value-type="float" office:value="819.18">
                <text:p>819.1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23.6459">
                <text:p>23.6459</text:p>
              </table:table-cell>
              <table:table-cell office:value-type="float" office:value="157.823">
                <text:p>157.823</text:p>
              </table:table-cell>
              <table:table-cell office:value-type="float" office:value="818.531">
                <text:p>818.531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3.9582">
                <text:p>23.9582</text:p>
              </table:table-cell>
              <table:table-cell office:value-type="float" office:value="158.143">
                <text:p>158.143</text:p>
              </table:table-cell>
              <table:table-cell office:value-type="float" office:value="817.899">
                <text:p>817.899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4.2776">
                <text:p>24.2776</text:p>
              </table:table-cell>
              <table:table-cell office:value-type="float" office:value="158.438">
                <text:p>158.438</text:p>
              </table:table-cell>
              <table:table-cell office:value-type="float" office:value="817.284">
                <text:p>817.28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4.6041">
                <text:p>24.6041</text:p>
              </table:table-cell>
              <table:table-cell office:value-type="float" office:value="158.709">
                <text:p>158.709</text:p>
              </table:table-cell>
              <table:table-cell office:value-type="float" office:value="816.686">
                <text:p>816.686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4.9376">
                <text:p>24.9376</text:p>
              </table:table-cell>
              <table:table-cell office:value-type="float" office:value="158.956">
                <text:p>158.956</text:p>
              </table:table-cell>
              <table:table-cell office:value-type="float" office:value="816.107">
                <text:p>816.107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5.2781">
                <text:p>25.2781</text:p>
              </table:table-cell>
              <table:table-cell office:value-type="float" office:value="159.177">
                <text:p>159.177</text:p>
              </table:table-cell>
              <table:table-cell office:value-type="float" office:value="815.545">
                <text:p>815.545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5.6254">
                <text:p>25.6254</text:p>
              </table:table-cell>
              <table:table-cell office:value-type="float" office:value="159.373">
                <text:p>159.373</text:p>
              </table:table-cell>
              <table:table-cell office:value-type="float" office:value="815.001">
                <text:p>815.001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5.9794">
                <text:p>25.9794</text:p>
              </table:table-cell>
              <table:table-cell office:value-type="float" office:value="159.544">
                <text:p>159.544</text:p>
              </table:table-cell>
              <table:table-cell office:value-type="float" office:value="814.476">
                <text:p>814.4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.3401">
                <text:p>26.3401</text:p>
              </table:table-cell>
              <table:table-cell office:value-type="float" office:value="159.69">
                <text:p>159.69</text:p>
              </table:table-cell>
              <table:table-cell office:value-type="float" office:value="813.97">
                <text:p>813.97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26.7072">
                <text:p>26.7072</text:p>
              </table:table-cell>
              <table:table-cell office:value-type="float" office:value="159.809">
                <text:p>159.809</text:p>
              </table:table-cell>
              <table:table-cell office:value-type="float" office:value="813.484">
                <text:p>813.484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27.0806">
                <text:p>27.0806</text:p>
              </table:table-cell>
              <table:table-cell office:value-type="float" office:value="159.903">
                <text:p>159.903</text:p>
              </table:table-cell>
              <table:table-cell office:value-type="float" office:value="813.017">
                <text:p>813.017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7.4603">
                <text:p>27.4603</text:p>
              </table:table-cell>
              <table:table-cell office:value-type="float" office:value="159.971">
                <text:p>159.971</text:p>
              </table:table-cell>
              <table:table-cell office:value-type="float" office:value="812.569">
                <text:p>812.56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7.8459">
                <text:p>27.8459</text:p>
              </table:table-cell>
              <table:table-cell office:value-type="float" office:value="160.012">
                <text:p>160.012</text:p>
              </table:table-cell>
              <table:table-cell office:value-type="float" office:value="812.142">
                <text:p>812.14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8.2373">
                <text:p>28.2373</text:p>
              </table:table-cell>
              <table:table-cell office:value-type="float" office:value="160.028">
                <text:p>160.028</text:p>
              </table:table-cell>
              <table:table-cell office:value-type="float" office:value="811.735">
                <text:p>811.73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28.6344">
                <text:p>28.6344</text:p>
              </table:table-cell>
              <table:table-cell office:value-type="float" office:value="160.017">
                <text:p>160.017</text:p>
              </table:table-cell>
              <table:table-cell office:value-type="float" office:value="811.348">
                <text:p>811.34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29.0368">
                <text:p>29.0368</text:p>
              </table:table-cell>
              <table:table-cell office:value-type="float" office:value="159.981">
                <text:p>159.981</text:p>
              </table:table-cell>
              <table:table-cell office:value-type="float" office:value="810.982">
                <text:p>810.982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29.4443">
                <text:p>29.4443</text:p>
              </table:table-cell>
              <table:table-cell office:value-type="float" office:value="159.918">
                <text:p>159.918</text:p>
              </table:table-cell>
              <table:table-cell office:value-type="float" office:value="810.638">
                <text:p>810.638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29.8568">
                <text:p>29.8568</text:p>
              </table:table-cell>
              <table:table-cell office:value-type="float" office:value="159.829">
                <text:p>159.829</text:p>
              </table:table-cell>
              <table:table-cell office:value-type="float" office:value="810.314">
                <text:p>810.3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.2739">
                <text:p>30.2739</text:p>
              </table:table-cell>
              <table:table-cell office:value-type="float" office:value="159.714">
                <text:p>159.714</text:p>
              </table:table-cell>
              <table:table-cell office:value-type="float" office:value="810.012">
                <text:p>810.012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30.6953">
                <text:p>30.6953</text:p>
              </table:table-cell>
              <table:table-cell office:value-type="float" office:value="159.573">
                <text:p>159.573</text:p>
              </table:table-cell>
              <table:table-cell office:value-type="float" office:value="809.731">
                <text:p>809.731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31.1208">
                <text:p>31.1208</text:p>
              </table:table-cell>
              <table:table-cell office:value-type="float" office:value="159.407">
                <text:p>159.407</text:p>
              </table:table-cell>
              <table:table-cell office:value-type="float" office:value="809.472">
                <text:p>809.472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31.55">
                <text:p>31.55</text:p>
              </table:table-cell>
              <table:table-cell office:value-type="float" office:value="159.215">
                <text:p>159.215</text:p>
              </table:table-cell>
              <table:table-cell office:value-type="float" office:value="809.235">
                <text:p>809.235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31.9826">
                <text:p>31.9826</text:p>
              </table:table-cell>
              <table:table-cell office:value-type="float" office:value="158.997">
                <text:p>158.997</text:p>
              </table:table-cell>
              <table:table-cell office:value-type="float" office:value="809.02">
                <text:p>809.02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2.4183">
                <text:p>32.4183</text:p>
              </table:table-cell>
              <table:table-cell office:value-type="float" office:value="158.754">
                <text:p>158.754</text:p>
              </table:table-cell>
              <table:table-cell office:value-type="float" office:value="808.828">
                <text:p>808.828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32.8566">
                <text:p>32.8566</text:p>
              </table:table-cell>
              <table:table-cell office:value-type="float" office:value="158.486">
                <text:p>158.486</text:p>
              </table:table-cell>
              <table:table-cell office:value-type="float" office:value="808.657">
                <text:p>808.657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33.2973">
                <text:p>33.2973</text:p>
              </table:table-cell>
              <table:table-cell office:value-type="float" office:value="158.194">
                <text:p>158.194</text:p>
              </table:table-cell>
              <table:table-cell office:value-type="float" office:value="808.509">
                <text:p>808.50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33.7398">
                <text:p>33.7398</text:p>
              </table:table-cell>
              <table:table-cell office:value-type="float" office:value="157.878">
                <text:p>157.878</text:p>
              </table:table-cell>
              <table:table-cell office:value-type="float" office:value="808.383">
                <text:p>808.383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34.1838">
                <text:p>34.1838</text:p>
              </table:table-cell>
              <table:table-cell office:value-type="float" office:value="157.537">
                <text:p>157.537</text:p>
              </table:table-cell>
              <table:table-cell office:value-type="float" office:value="808.279">
                <text:p>808.2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.6289">
                <text:p>34.6289</text:p>
              </table:table-cell>
              <table:table-cell office:value-type="float" office:value="157.173">
                <text:p>157.173</text:p>
              </table:table-cell>
              <table:table-cell office:value-type="float" office:value="808.198">
                <text:p>808.198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35.0747">
                <text:p>35.0747</text:p>
              </table:table-cell>
              <table:table-cell office:value-type="float" office:value="156.786">
                <text:p>156.786</text:p>
              </table:table-cell>
              <table:table-cell office:value-type="float" office:value="808.139">
                <text:p>808.139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35.5206">
                <text:p>35.5206</text:p>
              </table:table-cell>
              <table:table-cell office:value-type="float" office:value="156.376">
                <text:p>156.376</text:p>
              </table:table-cell>
              <table:table-cell office:value-type="float" office:value="808.103">
                <text:p>808.103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35.9663">
                <text:p>35.9663</text:p>
              </table:table-cell>
              <table:table-cell office:value-type="float" office:value="155.944">
                <text:p>155.944</text:p>
              </table:table-cell>
              <table:table-cell office:value-type="float" office:value="808.089">
                <text:p>808.089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36.4112">
                <text:p>36.4112</text:p>
              </table:table-cell>
              <table:table-cell office:value-type="float" office:value="155.491">
                <text:p>155.491</text:p>
              </table:table-cell>
              <table:table-cell office:value-type="float" office:value="808.098">
                <text:p>808.09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36.8549">
                <text:p>36.8549</text:p>
              </table:table-cell>
              <table:table-cell office:value-type="float" office:value="155.017">
                <text:p>155.017</text:p>
              </table:table-cell>
              <table:table-cell office:value-type="float" office:value="808.128">
                <text:p>808.128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37.2969">
                <text:p>37.2969</text:p>
              </table:table-cell>
              <table:table-cell office:value-type="float" office:value="154.522">
                <text:p>154.522</text:p>
              </table:table-cell>
              <table:table-cell office:value-type="float" office:value="808.181">
                <text:p>808.181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37.7367">
                <text:p>37.7367</text:p>
              </table:table-cell>
              <table:table-cell office:value-type="float" office:value="154.008">
                <text:p>154.008</text:p>
              </table:table-cell>
              <table:table-cell office:value-type="float" office:value="808.256">
                <text:p>808.256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38.1738">
                <text:p>38.1738</text:p>
              </table:table-cell>
              <table:table-cell office:value-type="float" office:value="153.474">
                <text:p>153.474</text:p>
              </table:table-cell>
              <table:table-cell office:value-type="float" office:value="808.352">
                <text:p>808.352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38.6077">
                <text:p>38.6077</text:p>
              </table:table-cell>
              <table:table-cell office:value-type="float" office:value="152.922">
                <text:p>152.922</text:p>
              </table:table-cell>
              <table:table-cell office:value-type="float" office:value="808.47">
                <text:p>808.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9.0379">
                <text:p>39.0379</text:p>
              </table:table-cell>
              <table:table-cell office:value-type="float" office:value="152.353">
                <text:p>152.353</text:p>
              </table:table-cell>
              <table:table-cell office:value-type="float" office:value="808.61">
                <text:p>808.61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39.4639">
                <text:p>39.4639</text:p>
              </table:table-cell>
              <table:table-cell office:value-type="float" office:value="151.766">
                <text:p>151.766</text:p>
              </table:table-cell>
              <table:table-cell office:value-type="float" office:value="808.77">
                <text:p>808.77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39.8851">
                <text:p>39.8851</text:p>
              </table:table-cell>
              <table:table-cell office:value-type="float" office:value="151.163">
                <text:p>151.163</text:p>
              </table:table-cell>
              <table:table-cell office:value-type="float" office:value="808.951">
                <text:p>808.951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40.3011">
                <text:p>40.3011</text:p>
              </table:table-cell>
              <table:table-cell office:value-type="float" office:value="150.545">
                <text:p>150.545</text:p>
              </table:table-cell>
              <table:table-cell office:value-type="float" office:value="809.153">
                <text:p>809.153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40.7114">
                <text:p>40.7114</text:p>
              </table:table-cell>
              <table:table-cell office:value-type="float" office:value="149.913">
                <text:p>149.913</text:p>
              </table:table-cell>
              <table:table-cell office:value-type="float" office:value="809.376">
                <text:p>809.376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.1154">
                <text:p>41.1154</text:p>
              </table:table-cell>
              <table:table-cell office:value-type="float" office:value="149.267">
                <text:p>149.267</text:p>
              </table:table-cell>
              <table:table-cell office:value-type="float" office:value="809.618">
                <text:p>809.618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41.5128">
                <text:p>41.5128</text:p>
              </table:table-cell>
              <table:table-cell office:value-type="float" office:value="148.608">
                <text:p>148.608</text:p>
              </table:table-cell>
              <table:table-cell office:value-type="float" office:value="809.88">
                <text:p>809.88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1.9029">
                <text:p>41.9029</text:p>
              </table:table-cell>
              <table:table-cell office:value-type="float" office:value="147.937">
                <text:p>147.937</text:p>
              </table:table-cell>
              <table:table-cell office:value-type="float" office:value="810.16">
                <text:p>810.1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42.2853">
                <text:p>42.2853</text:p>
              </table:table-cell>
              <table:table-cell office:value-type="float" office:value="147.255">
                <text:p>147.255</text:p>
              </table:table-cell>
              <table:table-cell office:value-type="float" office:value="810.46">
                <text:p>810.46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42.6596">
                <text:p>42.6596</text:p>
              </table:table-cell>
              <table:table-cell office:value-type="float" office:value="146.562">
                <text:p>146.562</text:p>
              </table:table-cell>
              <table:table-cell office:value-type="float" office:value="810.778">
                <text:p>810.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3.0252">
                <text:p>43.0252</text:p>
              </table:table-cell>
              <table:table-cell office:value-type="float" office:value="145.861">
                <text:p>145.861</text:p>
              </table:table-cell>
              <table:table-cell office:value-type="float" office:value="811.114">
                <text:p>811.114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43.3819">
                <text:p>43.3819</text:p>
              </table:table-cell>
              <table:table-cell office:value-type="float" office:value="145.151">
                <text:p>145.151</text:p>
              </table:table-cell>
              <table:table-cell office:value-type="float" office:value="811.467">
                <text:p>811.467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3.7291">
                <text:p>43.7291</text:p>
              </table:table-cell>
              <table:table-cell office:value-type="float" office:value="144.433">
                <text:p>144.433</text:p>
              </table:table-cell>
              <table:table-cell office:value-type="float" office:value="811.838">
                <text:p>811.838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44.0664">
                <text:p>44.0664</text:p>
              </table:table-cell>
              <table:table-cell office:value-type="float" office:value="143.709">
                <text:p>143.709</text:p>
              </table:table-cell>
              <table:table-cell office:value-type="float" office:value="812.224">
                <text:p>812.224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44.3936">
                <text:p>44.3936</text:p>
              </table:table-cell>
              <table:table-cell office:value-type="float" office:value="142.98">
                <text:p>142.98</text:p>
              </table:table-cell>
              <table:table-cell office:value-type="float" office:value="812.627">
                <text:p>812.62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4.7101">
                <text:p>44.7101</text:p>
              </table:table-cell>
              <table:table-cell office:value-type="float" office:value="142.245">
                <text:p>142.245</text:p>
              </table:table-cell>
              <table:table-cell office:value-type="float" office:value="813.045">
                <text:p>813.045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45.0157">
                <text:p>45.0157</text:p>
              </table:table-cell>
              <table:table-cell office:value-type="float" office:value="141.507">
                <text:p>141.507</text:p>
              </table:table-cell>
              <table:table-cell office:value-type="float" office:value="813.477">
                <text:p>813.477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5.31">
                <text:p>45.31</text:p>
              </table:table-cell>
              <table:table-cell office:value-type="float" office:value="140.766">
                <text:p>140.766</text:p>
              </table:table-cell>
              <table:table-cell office:value-type="float" office:value="813.924">
                <text:p>813.924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45.5927">
                <text:p>45.5927</text:p>
              </table:table-cell>
              <table:table-cell office:value-type="float" office:value="140.023">
                <text:p>140.023</text:p>
              </table:table-cell>
              <table:table-cell office:value-type="float" office:value="814.384">
                <text:p>814.384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45.8636">
                <text:p>45.8636</text:p>
              </table:table-cell>
              <table:table-cell office:value-type="float" office:value="139.279">
                <text:p>139.279</text:p>
              </table:table-cell>
              <table:table-cell office:value-type="float" office:value="814.858">
                <text:p>814.85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6.1225">
                <text:p>46.1225</text:p>
              </table:table-cell>
              <table:table-cell office:value-type="float" office:value="138.534">
                <text:p>138.534</text:p>
              </table:table-cell>
              <table:table-cell office:value-type="float" office:value="815.343">
                <text:p>815.343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46.369">
                <text:p>46.369</text:p>
              </table:table-cell>
              <table:table-cell office:value-type="float" office:value="137.79">
                <text:p>137.79</text:p>
              </table:table-cell>
              <table:table-cell office:value-type="float" office:value="815.841">
                <text:p>815.841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6.603">
                <text:p>46.603</text:p>
              </table:table-cell>
              <table:table-cell office:value-type="float" office:value="137.048">
                <text:p>137.048</text:p>
              </table:table-cell>
              <table:table-cell office:value-type="float" office:value="816.349">
                <text:p>816.349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6.8244">
                <text:p>46.8244</text:p>
              </table:table-cell>
              <table:table-cell office:value-type="float" office:value="136.308">
                <text:p>136.308</text:p>
              </table:table-cell>
              <table:table-cell office:value-type="float" office:value="816.868">
                <text:p>816.868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47.0329">
                <text:p>47.0329</text:p>
              </table:table-cell>
              <table:table-cell office:value-type="float" office:value="135.571">
                <text:p>135.571</text:p>
              </table:table-cell>
              <table:table-cell office:value-type="float" office:value="817.396">
                <text:p>817.396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7.2284">
                <text:p>47.2284</text:p>
              </table:table-cell>
              <table:table-cell office:value-type="float" office:value="134.838">
                <text:p>134.838</text:p>
              </table:table-cell>
              <table:table-cell office:value-type="float" office:value="817.934">
                <text:p>817.934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47.4109">
                <text:p>47.4109</text:p>
              </table:table-cell>
              <table:table-cell office:value-type="float" office:value="134.109">
                <text:p>134.109</text:p>
              </table:table-cell>
              <table:table-cell office:value-type="float" office:value="818.48">
                <text:p>818.48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7.5803">
                <text:p>47.5803</text:p>
              </table:table-cell>
              <table:table-cell office:value-type="float" office:value="133.386">
                <text:p>133.386</text:p>
              </table:table-cell>
              <table:table-cell office:value-type="float" office:value="819.034">
                <text:p>819.034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47.7366">
                <text:p>47.7366</text:p>
              </table:table-cell>
              <table:table-cell office:value-type="float" office:value="132.669">
                <text:p>132.669</text:p>
              </table:table-cell>
              <table:table-cell office:value-type="float" office:value="819.595">
                <text:p>819.595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7.8796">
                <text:p>47.8796</text:p>
              </table:table-cell>
              <table:table-cell office:value-type="float" office:value="131.959">
                <text:p>131.959</text:p>
              </table:table-cell>
              <table:table-cell office:value-type="float" office:value="820.162">
                <text:p>820.1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8.0096">
                <text:p>48.0096</text:p>
              </table:table-cell>
              <table:table-cell office:value-type="float" office:value="131.256">
                <text:p>131.256</text:p>
              </table:table-cell>
              <table:table-cell office:value-type="float" office:value="820.735">
                <text:p>820.735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48.1264">
                <text:p>48.1264</text:p>
              </table:table-cell>
              <table:table-cell office:value-type="float" office:value="130.561">
                <text:p>130.561</text:p>
              </table:table-cell>
              <table:table-cell office:value-type="float" office:value="821.313">
                <text:p>821.313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8.2301">
                <text:p>48.2301</text:p>
              </table:table-cell>
              <table:table-cell office:value-type="float" office:value="129.875">
                <text:p>129.875</text:p>
              </table:table-cell>
              <table:table-cell office:value-type="float" office:value="821.895">
                <text:p>821.895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8.3208">
                <text:p>48.3208</text:p>
              </table:table-cell>
              <table:table-cell office:value-type="float" office:value="129.198">
                <text:p>129.198</text:p>
              </table:table-cell>
              <table:table-cell office:value-type="float" office:value="822.481">
                <text:p>822.481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48.3987">
                <text:p>48.3987</text:p>
              </table:table-cell>
              <table:table-cell office:value-type="float" office:value="128.531">
                <text:p>128.531</text:p>
              </table:table-cell>
              <table:table-cell office:value-type="float" office:value="823.07">
                <text:p>823.0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8.4638">
                <text:p>48.4638</text:p>
              </table:table-cell>
              <table:table-cell office:value-type="float" office:value="127.874">
                <text:p>127.874</text:p>
              </table:table-cell>
              <table:table-cell office:value-type="float" office:value="823.662">
                <text:p>823.662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8.5164">
                <text:p>48.5164</text:p>
              </table:table-cell>
              <table:table-cell office:value-type="float" office:value="127.228">
                <text:p>127.228</text:p>
              </table:table-cell>
              <table:table-cell office:value-type="float" office:value="824.255">
                <text:p>824.255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8.5565">
                <text:p>48.5565</text:p>
              </table:table-cell>
              <table:table-cell office:value-type="float" office:value="126.594">
                <text:p>126.594</text:p>
              </table:table-cell>
              <table:table-cell office:value-type="float" office:value="824.85">
                <text:p>824.85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48.5843">
                <text:p>48.5843</text:p>
              </table:table-cell>
              <table:table-cell office:value-type="float" office:value="125.971">
                <text:p>125.971</text:p>
              </table:table-cell>
              <table:table-cell office:value-type="float" office:value="825.445">
                <text:p>825.445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48.6002">
                <text:p>48.6002</text:p>
              </table:table-cell>
              <table:table-cell office:value-type="float" office:value="125.36">
                <text:p>125.36</text:p>
              </table:table-cell>
              <table:table-cell office:value-type="float" office:value="826.04">
                <text:p>82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.6042">
                <text:p>48.6042</text:p>
              </table:table-cell>
              <table:table-cell office:value-type="float" office:value="124.762">
                <text:p>124.762</text:p>
              </table:table-cell>
              <table:table-cell office:value-type="float" office:value="826.634">
                <text:p>826.634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48.5966">
                <text:p>48.5966</text:p>
              </table:table-cell>
              <table:table-cell office:value-type="float" office:value="124.176">
                <text:p>124.176</text:p>
              </table:table-cell>
              <table:table-cell office:value-type="float" office:value="827.227">
                <text:p>827.227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8.5778">
                <text:p>48.5778</text:p>
              </table:table-cell>
              <table:table-cell office:value-type="float" office:value="123.604">
                <text:p>123.604</text:p>
              </table:table-cell>
              <table:table-cell office:value-type="float" office:value="827.818">
                <text:p>827.818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8.5479">
                <text:p>48.5479</text:p>
              </table:table-cell>
              <table:table-cell office:value-type="float" office:value="123.045">
                <text:p>123.045</text:p>
              </table:table-cell>
              <table:table-cell office:value-type="float" office:value="828.407">
                <text:p>828.407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8.5072">
                <text:p>48.5072</text:p>
              </table:table-cell>
              <table:table-cell office:value-type="float" office:value="122.5">
                <text:p>122.5</text:p>
              </table:table-cell>
              <table:table-cell office:value-type="float" office:value="828.993">
                <text:p>828.993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.4561">
                <text:p>48.4561</text:p>
              </table:table-cell>
              <table:table-cell office:value-type="float" office:value="121.969">
                <text:p>121.969</text:p>
              </table:table-cell>
              <table:table-cell office:value-type="float" office:value="829.575">
                <text:p>829.575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8.3948">
                <text:p>48.3948</text:p>
              </table:table-cell>
              <table:table-cell office:value-type="float" office:value="121.452">
                <text:p>121.452</text:p>
              </table:table-cell>
              <table:table-cell office:value-type="float" office:value="830.154">
                <text:p>830.154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8.3236">
                <text:p>48.3236</text:p>
              </table:table-cell>
              <table:table-cell office:value-type="float" office:value="120.949">
                <text:p>120.949</text:p>
              </table:table-cell>
              <table:table-cell office:value-type="float" office:value="830.728">
                <text:p>830.728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8.2429">
                <text:p>48.2429</text:p>
              </table:table-cell>
              <table:table-cell office:value-type="float" office:value="120.46">
                <text:p>120.46</text:p>
              </table:table-cell>
              <table:table-cell office:value-type="float" office:value="831.297">
                <text:p>831.297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48.153">
                <text:p>48.153</text:p>
              </table:table-cell>
              <table:table-cell office:value-type="float" office:value="119.987">
                <text:p>119.987</text:p>
              </table:table-cell>
              <table:table-cell office:value-type="float" office:value="831.86">
                <text:p>831.8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8.0542">
                <text:p>48.0542</text:p>
              </table:table-cell>
              <table:table-cell office:value-type="float" office:value="119.528">
                <text:p>119.528</text:p>
              </table:table-cell>
              <table:table-cell office:value-type="float" office:value="832.418">
                <text:p>832.418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47.9469">
                <text:p>47.9469</text:p>
              </table:table-cell>
              <table:table-cell office:value-type="float" office:value="119.084">
                <text:p>119.084</text:p>
              </table:table-cell>
              <table:table-cell office:value-type="float" office:value="832.969">
                <text:p>832.969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7.8314">
                <text:p>47.8314</text:p>
              </table:table-cell>
              <table:table-cell office:value-type="float" office:value="118.655">
                <text:p>118.655</text:p>
              </table:table-cell>
              <table:table-cell office:value-type="float" office:value="833.514">
                <text:p>833.514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47.7081">
                <text:p>47.7081</text:p>
              </table:table-cell>
              <table:table-cell office:value-type="float" office:value="118.24">
                <text:p>118.24</text:p>
              </table:table-cell>
              <table:table-cell office:value-type="float" office:value="834.052">
                <text:p>834.052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47.5772">
                <text:p>47.5772</text:p>
              </table:table-cell>
              <table:table-cell office:value-type="float" office:value="117.841">
                <text:p>117.841</text:p>
              </table:table-cell>
              <table:table-cell office:value-type="float" office:value="834.582">
                <text:p>834.582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7.4392">
                <text:p>47.4392</text:p>
              </table:table-cell>
              <table:table-cell office:value-type="float" office:value="117.457">
                <text:p>117.457</text:p>
              </table:table-cell>
              <table:table-cell office:value-type="float" office:value="835.104">
                <text:p>835.104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47.2944">
                <text:p>47.2944</text:p>
              </table:table-cell>
              <table:table-cell office:value-type="float" office:value="117.087">
                <text:p>117.087</text:p>
              </table:table-cell>
              <table:table-cell office:value-type="float" office:value="835.618">
                <text:p>835.618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7.1431">
                <text:p>47.1431</text:p>
              </table:table-cell>
              <table:table-cell office:value-type="float" office:value="116.733">
                <text:p>116.733</text:p>
              </table:table-cell>
              <table:table-cell office:value-type="float" office:value="836.124">
                <text:p>836.124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46.9857">
                <text:p>46.9857</text:p>
              </table:table-cell>
              <table:table-cell office:value-type="float" office:value="116.393">
                <text:p>116.393</text:p>
              </table:table-cell>
              <table:table-cell office:value-type="float" office:value="836.621">
                <text:p>836.621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46.8225">
                <text:p>46.8225</text:p>
              </table:table-cell>
              <table:table-cell office:value-type="float" office:value="116.068">
                <text:p>116.068</text:p>
              </table:table-cell>
              <table:table-cell office:value-type="float" office:value="837.109">
                <text:p>837.1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.6539">
                <text:p>46.6539</text:p>
              </table:table-cell>
              <table:table-cell office:value-type="float" office:value="115.758">
                <text:p>115.758</text:p>
              </table:table-cell>
              <table:table-cell office:value-type="float" office:value="837.588">
                <text:p>837.588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46.4801">
                <text:p>46.4801</text:p>
              </table:table-cell>
              <table:table-cell office:value-type="float" office:value="115.463">
                <text:p>115.463</text:p>
              </table:table-cell>
              <table:table-cell office:value-type="float" office:value="838.057">
                <text:p>838.057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6.3017">
                <text:p>46.3017</text:p>
              </table:table-cell>
              <table:table-cell office:value-type="float" office:value="115.182">
                <text:p>115.182</text:p>
              </table:table-cell>
              <table:table-cell office:value-type="float" office:value="838.516">
                <text:p>838.516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46.1187">
                <text:p>46.1187</text:p>
              </table:table-cell>
              <table:table-cell office:value-type="float" office:value="114.916">
                <text:p>114.916</text:p>
              </table:table-cell>
              <table:table-cell office:value-type="float" office:value="838.966">
                <text:p>838.966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45.9317">
                <text:p>45.9317</text:p>
              </table:table-cell>
              <table:table-cell office:value-type="float" office:value="114.664">
                <text:p>114.664</text:p>
              </table:table-cell>
              <table:table-cell office:value-type="float" office:value="839.405">
                <text:p>839.405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5.7409">
                <text:p>45.7409</text:p>
              </table:table-cell>
              <table:table-cell office:value-type="float" office:value="114.426">
                <text:p>114.426</text:p>
              </table:table-cell>
              <table:table-cell office:value-type="float" office:value="839.833">
                <text:p>839.833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45.5466">
                <text:p>45.5466</text:p>
              </table:table-cell>
              <table:table-cell office:value-type="float" office:value="114.202">
                <text:p>114.202</text:p>
              </table:table-cell>
              <table:table-cell office:value-type="float" office:value="840.252">
                <text:p>840.252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45.3491">
                <text:p>45.3491</text:p>
              </table:table-cell>
              <table:table-cell office:value-type="float" office:value="113.992">
                <text:p>113.992</text:p>
              </table:table-cell>
              <table:table-cell office:value-type="float" office:value="840.659">
                <text:p>840.659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45.1487">
                <text:p>45.1487</text:p>
              </table:table-cell>
              <table:table-cell office:value-type="float" office:value="113.795">
                <text:p>113.795</text:p>
              </table:table-cell>
              <table:table-cell office:value-type="float" office:value="841.056">
                <text:p>841.056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44.9457">
                <text:p>44.9457</text:p>
              </table:table-cell>
              <table:table-cell office:value-type="float" office:value="113.613">
                <text:p>113.613</text:p>
              </table:table-cell>
              <table:table-cell office:value-type="float" office:value="841.442">
                <text:p>841.4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4.7405">
                <text:p>44.7405</text:p>
              </table:table-cell>
              <table:table-cell office:value-type="float" office:value="113.443">
                <text:p>113.443</text:p>
              </table:table-cell>
              <table:table-cell office:value-type="float" office:value="841.816">
                <text:p>841.816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44.5332">
                <text:p>44.5332</text:p>
              </table:table-cell>
              <table:table-cell office:value-type="float" office:value="113.287">
                <text:p>113.287</text:p>
              </table:table-cell>
              <table:table-cell office:value-type="float" office:value="842.18">
                <text:p>842.18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44.3241">
                <text:p>44.3241</text:p>
              </table:table-cell>
              <table:table-cell office:value-type="float" office:value="113.143">
                <text:p>113.143</text:p>
              </table:table-cell>
              <table:table-cell office:value-type="float" office:value="842.533">
                <text:p>842.533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44.1135">
                <text:p>44.1135</text:p>
              </table:table-cell>
              <table:table-cell office:value-type="float" office:value="113.013">
                <text:p>113.013</text:p>
              </table:table-cell>
              <table:table-cell office:value-type="float" office:value="842.874">
                <text:p>842.874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43.9017">
                <text:p>43.9017</text:p>
              </table:table-cell>
              <table:table-cell office:value-type="float" office:value="112.895">
                <text:p>112.895</text:p>
              </table:table-cell>
              <table:table-cell office:value-type="float" office:value="843.204">
                <text:p>843.204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43.6889">
                <text:p>43.6889</text:p>
              </table:table-cell>
              <table:table-cell office:value-type="float" office:value="112.789">
                <text:p>112.789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43.4754">
                <text:p>43.4754</text:p>
              </table:table-cell>
              <table:table-cell office:value-type="float" office:value="112.695">
                <text:p>112.695</text:p>
              </table:table-cell>
              <table:table-cell office:value-type="float" office:value="843.83">
                <text:p>843.83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43.2613">
                <text:p>43.2613</text:p>
              </table:table-cell>
              <table:table-cell office:value-type="float" office:value="112.613">
                <text:p>112.613</text:p>
              </table:table-cell>
              <table:table-cell office:value-type="float" office:value="844.125">
                <text:p>844.125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43.0469">
                <text:p>43.0469</text:p>
              </table:table-cell>
              <table:table-cell office:value-type="float" office:value="112.543">
                <text:p>112.543</text:p>
              </table:table-cell>
              <table:table-cell office:value-type="float" office:value="844.41">
                <text:p>844.41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42.8324">
                <text:p>42.8324</text:p>
              </table:table-cell>
              <table:table-cell office:value-type="float" office:value="112.484">
                <text:p>112.484</text:p>
              </table:table-cell>
              <table:table-cell office:value-type="float" office:value="844.683">
                <text:p>844.6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2.618">
                <text:p>42.618</text:p>
              </table:table-cell>
              <table:table-cell office:value-type="float" office:value="112.437">
                <text:p>112.437</text:p>
              </table:table-cell>
              <table:table-cell office:value-type="float" office:value="844.945">
                <text:p>844.945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42.404">
                <text:p>42.404</text:p>
              </table:table-cell>
              <table:table-cell office:value-type="float" office:value="112.4">
                <text:p>112.4</text:p>
              </table:table-cell>
              <table:table-cell office:value-type="float" office:value="845.196">
                <text:p>845.196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42.1904">
                <text:p>42.1904</text:p>
              </table:table-cell>
              <table:table-cell office:value-type="float" office:value="112.375">
                <text:p>112.375</text:p>
              </table:table-cell>
              <table:table-cell office:value-type="float" office:value="845.435">
                <text:p>845.435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41.9776">
                <text:p>41.9776</text:p>
              </table:table-cell>
              <table:table-cell office:value-type="float" office:value="112.359">
                <text:p>112.359</text:p>
              </table:table-cell>
              <table:table-cell office:value-type="float" office:value="845.663">
                <text:p>845.663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41.7656">
                <text:p>41.7656</text:p>
              </table:table-cell>
              <table:table-cell office:value-type="float" office:value="112.354">
                <text:p>112.354</text:p>
              </table:table-cell>
              <table:table-cell office:value-type="float" office:value="845.88">
                <text:p>845.8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1.5546">
                <text:p>41.5546</text:p>
              </table:table-cell>
              <table:table-cell office:value-type="float" office:value="112.359">
                <text:p>112.359</text:p>
              </table:table-cell>
              <table:table-cell office:value-type="float" office:value="846.086">
                <text:p>846.086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41.3448">
                <text:p>41.3448</text:p>
              </table:table-cell>
              <table:table-cell office:value-type="float" office:value="112.374">
                <text:p>112.374</text:p>
              </table:table-cell>
              <table:table-cell office:value-type="float" office:value="846.281">
                <text:p>846.281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41.1364">
                <text:p>41.1364</text:p>
              </table:table-cell>
              <table:table-cell office:value-type="float" office:value="112.399">
                <text:p>112.399</text:p>
              </table:table-cell>
              <table:table-cell office:value-type="float" office:value="846.465">
                <text:p>846.465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40.9294">
                <text:p>40.9294</text:p>
              </table:table-cell>
              <table:table-cell office:value-type="float" office:value="112.432">
                <text:p>112.432</text:p>
              </table:table-cell>
              <table:table-cell office:value-type="float" office:value="846.638">
                <text:p>846.638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40.7241">
                <text:p>40.7241</text:p>
              </table:table-cell>
              <table:table-cell office:value-type="float" office:value="112.475">
                <text:p>112.475</text:p>
              </table:table-cell>
              <table:table-cell office:value-type="float" office:value="846.801">
                <text:p>846.8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0.5206">
                <text:p>40.5206</text:p>
              </table:table-cell>
              <table:table-cell office:value-type="float" office:value="112.527">
                <text:p>112.527</text:p>
              </table:table-cell>
              <table:table-cell office:value-type="float" office:value="846.953">
                <text:p>846.953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40.3189">
                <text:p>40.3189</text:p>
              </table:table-cell>
              <table:table-cell office:value-type="float" office:value="112.587">
                <text:p>112.587</text:p>
              </table:table-cell>
              <table:table-cell office:value-type="float" office:value="847.094">
                <text:p>847.094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40.1192">
                <text:p>40.1192</text:p>
              </table:table-cell>
              <table:table-cell office:value-type="float" office:value="112.656">
                <text:p>112.656</text:p>
              </table:table-cell>
              <table:table-cell office:value-type="float" office:value="847.225">
                <text:p>847.225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39.9217">
                <text:p>39.9217</text:p>
              </table:table-cell>
              <table:table-cell office:value-type="float" office:value="112.732">
                <text:p>112.732</text:p>
              </table:table-cell>
              <table:table-cell office:value-type="float" office:value="847.346">
                <text:p>847.346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39.7264">
                <text:p>39.7264</text:p>
              </table:table-cell>
              <table:table-cell office:value-type="float" office:value="112.817">
                <text:p>112.817</text:p>
              </table:table-cell>
              <table:table-cell office:value-type="float" office:value="847.457">
                <text:p>847.45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9.5334">
                <text:p>39.5334</text:p>
              </table:table-cell>
              <table:table-cell office:value-type="float" office:value="112.909">
                <text:p>112.909</text:p>
              </table:table-cell>
              <table:table-cell office:value-type="float" office:value="847.557">
                <text:p>847.55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39.3428">
                <text:p>39.3428</text:p>
              </table:table-cell>
              <table:table-cell office:value-type="float" office:value="113.009">
                <text:p>113.009</text:p>
              </table:table-cell>
              <table:table-cell office:value-type="float" office:value="847.648">
                <text:p>847.648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39.1548">
                <text:p>39.1548</text:p>
              </table:table-cell>
              <table:table-cell office:value-type="float" office:value="113.116">
                <text:p>113.116</text:p>
              </table:table-cell>
              <table:table-cell office:value-type="float" office:value="847.73">
                <text:p>847.73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38.9693">
                <text:p>38.9693</text:p>
              </table:table-cell>
              <table:table-cell office:value-type="float" office:value="113.229">
                <text:p>113.229</text:p>
              </table:table-cell>
              <table:table-cell office:value-type="float" office:value="847.801">
                <text:p>847.801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38.7865">
                <text:p>38.7865</text:p>
              </table:table-cell>
              <table:table-cell office:value-type="float" office:value="113.35">
                <text:p>113.35</text:p>
              </table:table-cell>
              <table:table-cell office:value-type="float" office:value="847.863">
                <text:p>847.86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8.6065">
                <text:p>38.6065</text:p>
              </table:table-cell>
              <table:table-cell office:value-type="float" office:value="113.477">
                <text:p>113.477</text:p>
              </table:table-cell>
              <table:table-cell office:value-type="float" office:value="847.916">
                <text:p>847.916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38.4293">
                <text:p>38.4293</text:p>
              </table:table-cell>
              <table:table-cell office:value-type="float" office:value="113.61">
                <text:p>113.61</text:p>
              </table:table-cell>
              <table:table-cell office:value-type="float" office:value="847.96">
                <text:p>847.96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38.255">
                <text:p>38.255</text:p>
              </table:table-cell>
              <table:table-cell office:value-type="float" office:value="113.75">
                <text:p>113.75</text:p>
              </table:table-cell>
              <table:table-cell office:value-type="float" office:value="847.996">
                <text:p>847.996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8.0836">
                <text:p>38.0836</text:p>
              </table:table-cell>
              <table:table-cell office:value-type="float" office:value="113.895">
                <text:p>113.895</text:p>
              </table:table-cell>
              <table:table-cell office:value-type="float" office:value="848.022">
                <text:p>848.022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37.9152">
                <text:p>37.9152</text:p>
              </table:table-cell>
              <table:table-cell office:value-type="float" office:value="114.045">
                <text:p>114.045</text:p>
              </table:table-cell>
              <table:table-cell office:value-type="float" office:value="848.04">
                <text:p>848.04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7.7498">
                <text:p>37.7498</text:p>
              </table:table-cell>
              <table:table-cell office:value-type="float" office:value="114.201">
                <text:p>114.201</text:p>
              </table:table-cell>
              <table:table-cell office:value-type="float" office:value="848.049">
                <text:p>848.049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7.5876">
                <text:p>37.5876</text:p>
              </table:table-cell>
              <table:table-cell office:value-type="float" office:value="114.363">
                <text:p>114.363</text:p>
              </table:table-cell>
              <table:table-cell office:value-type="float" office:value="848.05">
                <text:p>848.05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7.4284">
                <text:p>37.4284</text:p>
              </table:table-cell>
              <table:table-cell office:value-type="float" office:value="114.529">
                <text:p>114.529</text:p>
              </table:table-cell>
              <table:table-cell office:value-type="float" office:value="848.043">
                <text:p>848.043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7.2725">
                <text:p>37.2725</text:p>
              </table:table-cell>
              <table:table-cell office:value-type="float" office:value="114.7">
                <text:p>114.7</text:p>
              </table:table-cell>
              <table:table-cell office:value-type="float" office:value="848.028">
                <text:p>848.028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7.1197">
                <text:p>37.1197</text:p>
              </table:table-cell>
              <table:table-cell office:value-type="float" office:value="114.875">
                <text:p>114.875</text:p>
              </table:table-cell>
              <table:table-cell office:value-type="float" office:value="848.005">
                <text:p>848.0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.9702">
                <text:p>36.9702</text:p>
              </table:table-cell>
              <table:table-cell office:value-type="float" office:value="115.055">
                <text:p>115.055</text:p>
              </table:table-cell>
              <table:table-cell office:value-type="float" office:value="847.975">
                <text:p>847.975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6.824">
                <text:p>36.824</text:p>
              </table:table-cell>
              <table:table-cell office:value-type="float" office:value="115.238">
                <text:p>115.238</text:p>
              </table:table-cell>
              <table:table-cell office:value-type="float" office:value="847.938">
                <text:p>847.938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6.6811">
                <text:p>36.6811</text:p>
              </table:table-cell>
              <table:table-cell office:value-type="float" office:value="115.426">
                <text:p>115.426</text:p>
              </table:table-cell>
              <table:table-cell office:value-type="float" office:value="847.893">
                <text:p>847.89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6.5414">
                <text:p>36.5414</text:p>
              </table:table-cell>
              <table:table-cell office:value-type="float" office:value="115.617">
                <text:p>115.617</text:p>
              </table:table-cell>
              <table:table-cell office:value-type="float" office:value="847.841">
                <text:p>847.841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6.4052">
                <text:p>36.4052</text:p>
              </table:table-cell>
              <table:table-cell office:value-type="float" office:value="115.812">
                <text:p>115.812</text:p>
              </table:table-cell>
              <table:table-cell office:value-type="float" office:value="847.783">
                <text:p>847.78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6.2722">
                <text:p>36.2722</text:p>
              </table:table-cell>
              <table:table-cell office:value-type="float" office:value="116.01">
                <text:p>116.01</text:p>
              </table:table-cell>
              <table:table-cell office:value-type="float" office:value="847.717">
                <text:p>847.717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6.1427">
                <text:p>36.1427</text:p>
              </table:table-cell>
              <table:table-cell office:value-type="float" office:value="116.212">
                <text:p>116.212</text:p>
              </table:table-cell>
              <table:table-cell office:value-type="float" office:value="847.646">
                <text:p>847.646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6.0165">
                <text:p>36.0165</text:p>
              </table:table-cell>
              <table:table-cell office:value-type="float" office:value="116.416">
                <text:p>116.416</text:p>
              </table:table-cell>
              <table:table-cell office:value-type="float" office:value="847.568">
                <text:p>847.568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5.8937">
                <text:p>35.8937</text:p>
              </table:table-cell>
              <table:table-cell office:value-type="float" office:value="116.623">
                <text:p>116.623</text:p>
              </table:table-cell>
              <table:table-cell office:value-type="float" office:value="847.484">
                <text:p>847.484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5.7742">
                <text:p>35.7742</text:p>
              </table:table-cell>
              <table:table-cell office:value-type="float" office:value="116.832">
                <text:p>116.832</text:p>
              </table:table-cell>
              <table:table-cell office:value-type="float" office:value="847.394">
                <text:p>847.3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5.6582">
                <text:p>35.6582</text:p>
              </table:table-cell>
              <table:table-cell office:value-type="float" office:value="117.043">
                <text:p>117.043</text:p>
              </table:table-cell>
              <table:table-cell office:value-type="float" office:value="847.298">
                <text:p>847.298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5.5456">
                <text:p>35.5456</text:p>
              </table:table-cell>
              <table:table-cell office:value-type="float" office:value="117.257">
                <text:p>117.257</text:p>
              </table:table-cell>
              <table:table-cell office:value-type="float" office:value="847.197">
                <text:p>847.197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5.4364">
                <text:p>35.4364</text:p>
              </table:table-cell>
              <table:table-cell office:value-type="float" office:value="117.473">
                <text:p>117.473</text:p>
              </table:table-cell>
              <table:table-cell office:value-type="float" office:value="847.091">
                <text:p>847.091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5.3306">
                <text:p>35.3306</text:p>
              </table:table-cell>
              <table:table-cell office:value-type="float" office:value="117.691">
                <text:p>117.691</text:p>
              </table:table-cell>
              <table:table-cell office:value-type="float" office:value="846.979">
                <text:p>846.979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5.2281">
                <text:p>35.2281</text:p>
              </table:table-cell>
              <table:table-cell office:value-type="float" office:value="117.91">
                <text:p>117.91</text:p>
              </table:table-cell>
              <table:table-cell office:value-type="float" office:value="846.862">
                <text:p>846.862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5.1291">
                <text:p>35.1291</text:p>
              </table:table-cell>
              <table:table-cell office:value-type="float" office:value="118.13">
                <text:p>118.13</text:p>
              </table:table-cell>
              <table:table-cell office:value-type="float" office:value="846.741">
                <text:p>846.741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35.0334">
                <text:p>35.0334</text:p>
              </table:table-cell>
              <table:table-cell office:value-type="float" office:value="118.352">
                <text:p>118.352</text:p>
              </table:table-cell>
              <table:table-cell office:value-type="float" office:value="846.615">
                <text:p>846.615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34.9411">
                <text:p>34.9411</text:p>
              </table:table-cell>
              <table:table-cell office:value-type="float" office:value="118.575">
                <text:p>118.575</text:p>
              </table:table-cell>
              <table:table-cell office:value-type="float" office:value="846.484">
                <text:p>846.484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34.8522">
                <text:p>34.8522</text:p>
              </table:table-cell>
              <table:table-cell office:value-type="float" office:value="118.799">
                <text:p>118.799</text:p>
              </table:table-cell>
              <table:table-cell office:value-type="float" office:value="846.349">
                <text:p>846.349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34.7666">
                <text:p>34.7666</text:p>
              </table:table-cell>
              <table:table-cell office:value-type="float" office:value="119.023">
                <text:p>119.023</text:p>
              </table:table-cell>
              <table:table-cell office:value-type="float" office:value="846.21">
                <text:p>846.2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4.6843">
                <text:p>34.6843</text:p>
              </table:table-cell>
              <table:table-cell office:value-type="float" office:value="119.249">
                <text:p>119.249</text:p>
              </table:table-cell>
              <table:table-cell office:value-type="float" office:value="846.067">
                <text:p>846.067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34.6054">
                <text:p>34.6054</text:p>
              </table:table-cell>
              <table:table-cell office:value-type="float" office:value="119.474">
                <text:p>119.474</text:p>
              </table:table-cell>
              <table:table-cell office:value-type="float" office:value="845.92">
                <text:p>845.92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34.5297">
                <text:p>34.5297</text:p>
              </table:table-cell>
              <table:table-cell office:value-type="float" office:value="119.7">
                <text:p>119.7</text:p>
              </table:table-cell>
              <table:table-cell office:value-type="float" office:value="845.77">
                <text:p>845.77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34.4573">
                <text:p>34.4573</text:p>
              </table:table-cell>
              <table:table-cell office:value-type="float" office:value="119.926">
                <text:p>119.926</text:p>
              </table:table-cell>
              <table:table-cell office:value-type="float" office:value="845.616">
                <text:p>845.616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34.3882">
                <text:p>34.3882</text:p>
              </table:table-cell>
              <table:table-cell office:value-type="float" office:value="120.152">
                <text:p>120.152</text:p>
              </table:table-cell>
              <table:table-cell office:value-type="float" office:value="845.46">
                <text:p>845.4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34.3224">
                <text:p>34.3224</text:p>
              </table:table-cell>
              <table:table-cell office:value-type="float" office:value="120.378">
                <text:p>120.378</text:p>
              </table:table-cell>
              <table:table-cell office:value-type="float" office:value="845.3">
                <text:p>845.3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34.2598">
                <text:p>34.2598</text:p>
              </table:table-cell>
              <table:table-cell office:value-type="float" office:value="120.603">
                <text:p>120.603</text:p>
              </table:table-cell>
              <table:table-cell office:value-type="float" office:value="845.137">
                <text:p>845.137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34.2003">
                <text:p>34.2003</text:p>
              </table:table-cell>
              <table:table-cell office:value-type="float" office:value="120.828">
                <text:p>120.828</text:p>
              </table:table-cell>
              <table:table-cell office:value-type="float" office:value="844.971">
                <text:p>844.971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34.1441">
                <text:p>34.1441</text:p>
              </table:table-cell>
              <table:table-cell office:value-type="float" office:value="121.053">
                <text:p>121.053</text:p>
              </table:table-cell>
              <table:table-cell office:value-type="float" office:value="844.803">
                <text:p>844.803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34.0909">
                <text:p>34.0909</text:p>
              </table:table-cell>
              <table:table-cell office:value-type="float" office:value="121.277">
                <text:p>121.277</text:p>
              </table:table-cell>
              <table:table-cell office:value-type="float" office:value="844.633">
                <text:p>844.6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4.041">
                <text:p>34.041</text:p>
              </table:table-cell>
              <table:table-cell office:value-type="float" office:value="121.499">
                <text:p>121.499</text:p>
              </table:table-cell>
              <table:table-cell office:value-type="float" office:value="844.46">
                <text:p>844.46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3.9941">
                <text:p>33.9941</text:p>
              </table:table-cell>
              <table:table-cell office:value-type="float" office:value="121.721">
                <text:p>121.721</text:p>
              </table:table-cell>
              <table:table-cell office:value-type="float" office:value="844.285">
                <text:p>844.285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33.9503">
                <text:p>33.9503</text:p>
              </table:table-cell>
              <table:table-cell office:value-type="float" office:value="121.942">
                <text:p>121.942</text:p>
              </table:table-cell>
              <table:table-cell office:value-type="float" office:value="844.108">
                <text:p>844.108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33.9095">
                <text:p>33.9095</text:p>
              </table:table-cell>
              <table:table-cell office:value-type="float" office:value="122.161">
                <text:p>122.161</text:p>
              </table:table-cell>
              <table:table-cell office:value-type="float" office:value="843.93">
                <text:p>843.93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33.8718">
                <text:p>33.8718</text:p>
              </table:table-cell>
              <table:table-cell office:value-type="float" office:value="122.379">
                <text:p>122.379</text:p>
              </table:table-cell>
              <table:table-cell office:value-type="float" office:value="843.75">
                <text:p>843.7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33.837">
                <text:p>33.837</text:p>
              </table:table-cell>
              <table:table-cell office:value-type="float" office:value="122.595">
                <text:p>122.595</text:p>
              </table:table-cell>
              <table:table-cell office:value-type="float" office:value="843.568">
                <text:p>843.568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33.8052">
                <text:p>33.8052</text:p>
              </table:table-cell>
              <table:table-cell office:value-type="float" office:value="122.81">
                <text:p>122.81</text:p>
              </table:table-cell>
              <table:table-cell office:value-type="float" office:value="843.385">
                <text:p>843.385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33.7763">
                <text:p>33.7763</text:p>
              </table:table-cell>
              <table:table-cell office:value-type="float" office:value="123.023">
                <text:p>123.023</text:p>
              </table:table-cell>
              <table:table-cell office:value-type="float" office:value="843.201">
                <text:p>843.201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33.7504">
                <text:p>33.7504</text:p>
              </table:table-cell>
              <table:table-cell office:value-type="float" office:value="123.234">
                <text:p>123.234</text:p>
              </table:table-cell>
              <table:table-cell office:value-type="float" office:value="843.016">
                <text:p>843.016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33.7272">
                <text:p>33.7272</text:p>
              </table:table-cell>
              <table:table-cell office:value-type="float" office:value="123.443">
                <text:p>123.443</text:p>
              </table:table-cell>
              <table:table-cell office:value-type="float" office:value="842.83">
                <text:p>842.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3.7069">
                <text:p>33.7069</text:p>
              </table:table-cell>
              <table:table-cell office:value-type="float" office:value="123.649">
                <text:p>123.649</text:p>
              </table:table-cell>
              <table:table-cell office:value-type="float" office:value="842.644">
                <text:p>842.644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33.6894">
                <text:p>33.6894</text:p>
              </table:table-cell>
              <table:table-cell office:value-type="float" office:value="123.854">
                <text:p>123.854</text:p>
              </table:table-cell>
              <table:table-cell office:value-type="float" office:value="842.457">
                <text:p>842.457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33.6747">
                <text:p>33.6747</text:p>
              </table:table-cell>
              <table:table-cell office:value-type="float" office:value="124.056">
                <text:p>124.056</text:p>
              </table:table-cell>
              <table:table-cell office:value-type="float" office:value="842.269">
                <text:p>842.269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33.6627">
                <text:p>33.6627</text:p>
              </table:table-cell>
              <table:table-cell office:value-type="float" office:value="124.256">
                <text:p>124.256</text:p>
              </table:table-cell>
              <table:table-cell office:value-type="float" office:value="842.081">
                <text:p>842.081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33.6533">
                <text:p>33.6533</text:p>
              </table:table-cell>
              <table:table-cell office:value-type="float" office:value="124.454">
                <text:p>124.454</text:p>
              </table:table-cell>
              <table:table-cell office:value-type="float" office:value="841.893">
                <text:p>841.89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33.6467">
                <text:p>33.6467</text:p>
              </table:table-cell>
              <table:table-cell office:value-type="float" office:value="124.648">
                <text:p>124.648</text:p>
              </table:table-cell>
              <table:table-cell office:value-type="float" office:value="841.705">
                <text:p>841.705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33.6426">
                <text:p>33.6426</text:p>
              </table:table-cell>
              <table:table-cell office:value-type="float" office:value="124.84">
                <text:p>124.84</text:p>
              </table:table-cell>
              <table:table-cell office:value-type="float" office:value="841.517">
                <text:p>841.517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33.6411">
                <text:p>33.6411</text:p>
              </table:table-cell>
              <table:table-cell office:value-type="float" office:value="125.029">
                <text:p>125.029</text:p>
              </table:table-cell>
              <table:table-cell office:value-type="float" office:value="841.33">
                <text:p>841.33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33.6421">
                <text:p>33.6421</text:p>
              </table:table-cell>
              <table:table-cell office:value-type="float" office:value="125.216">
                <text:p>125.216</text:p>
              </table:table-cell>
              <table:table-cell office:value-type="float" office:value="841.142">
                <text:p>841.142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33.6457">
                <text:p>33.6457</text:p>
              </table:table-cell>
              <table:table-cell office:value-type="float" office:value="125.399">
                <text:p>125.399</text:p>
              </table:table-cell>
              <table:table-cell office:value-type="float" office:value="840.956">
                <text:p>840.9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3.6516">
                <text:p>33.6516</text:p>
              </table:table-cell>
              <table:table-cell office:value-type="float" office:value="125.579">
                <text:p>125.579</text:p>
              </table:table-cell>
              <table:table-cell office:value-type="float" office:value="840.769">
                <text:p>840.769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33.66">
                <text:p>33.66</text:p>
              </table:table-cell>
              <table:table-cell office:value-type="float" office:value="125.756">
                <text:p>125.756</text:p>
              </table:table-cell>
              <table:table-cell office:value-type="float" office:value="840.584">
                <text:p>840.584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33.6708">
                <text:p>33.6708</text:p>
              </table:table-cell>
              <table:table-cell office:value-type="float" office:value="125.93">
                <text:p>125.93</text:p>
              </table:table-cell>
              <table:table-cell office:value-type="float" office:value="840.399">
                <text:p>840.399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33.6839">
                <text:p>33.6839</text:p>
              </table:table-cell>
              <table:table-cell office:value-type="float" office:value="126.1">
                <text:p>126.1</text:p>
              </table:table-cell>
              <table:table-cell office:value-type="float" office:value="840.216">
                <text:p>840.216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33.6993">
                <text:p>33.6993</text:p>
              </table:table-cell>
              <table:table-cell office:value-type="float" office:value="126.267">
                <text:p>126.267</text:p>
              </table:table-cell>
              <table:table-cell office:value-type="float" office:value="840.033">
                <text:p>840.033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33.717">
                <text:p>33.717</text:p>
              </table:table-cell>
              <table:table-cell office:value-type="float" office:value="126.431">
                <text:p>126.431</text:p>
              </table:table-cell>
              <table:table-cell office:value-type="float" office:value="839.852">
                <text:p>839.852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33.7368">
                <text:p>33.7368</text:p>
              </table:table-cell>
              <table:table-cell office:value-type="float" office:value="126.591">
                <text:p>126.591</text:p>
              </table:table-cell>
              <table:table-cell office:value-type="float" office:value="839.672">
                <text:p>839.672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33.7588">
                <text:p>33.7588</text:p>
              </table:table-cell>
              <table:table-cell office:value-type="float" office:value="126.747">
                <text:p>126.747</text:p>
              </table:table-cell>
              <table:table-cell office:value-type="float" office:value="839.494">
                <text:p>839.494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33.783">
                <text:p>33.783</text:p>
              </table:table-cell>
              <table:table-cell office:value-type="float" office:value="126.9">
                <text:p>126.9</text:p>
              </table:table-cell>
              <table:table-cell office:value-type="float" office:value="839.317">
                <text:p>839.317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33.8092">
                <text:p>33.8092</text:p>
              </table:table-cell>
              <table:table-cell office:value-type="float" office:value="127.05">
                <text:p>127.05</text:p>
              </table:table-cell>
              <table:table-cell office:value-type="float" office:value="839.141">
                <text:p>839.1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3.8374">
                <text:p>33.8374</text:p>
              </table:table-cell>
              <table:table-cell office:value-type="float" office:value="127.195">
                <text:p>127.195</text:p>
              </table:table-cell>
              <table:table-cell office:value-type="float" office:value="838.968">
                <text:p>838.968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33.8676">
                <text:p>33.8676</text:p>
              </table:table-cell>
              <table:table-cell office:value-type="float" office:value="127.337">
                <text:p>127.337</text:p>
              </table:table-cell>
              <table:table-cell office:value-type="float" office:value="838.796">
                <text:p>838.796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33.8997">
                <text:p>33.8997</text:p>
              </table:table-cell>
              <table:table-cell office:value-type="float" office:value="127.474">
                <text:p>127.474</text:p>
              </table:table-cell>
              <table:table-cell office:value-type="float" office:value="838.626">
                <text:p>838.626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33.9338">
                <text:p>33.9338</text:p>
              </table:table-cell>
              <table:table-cell office:value-type="float" office:value="127.608">
                <text:p>127.608</text:p>
              </table:table-cell>
              <table:table-cell office:value-type="float" office:value="838.458">
                <text:p>838.458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33.9696">
                <text:p>33.9696</text:p>
              </table:table-cell>
              <table:table-cell office:value-type="float" office:value="127.738">
                <text:p>127.738</text:p>
              </table:table-cell>
              <table:table-cell office:value-type="float" office:value="838.292">
                <text:p>838.29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34.0073">
                <text:p>34.0073</text:p>
              </table:table-cell>
              <table:table-cell office:value-type="float" office:value="127.864">
                <text:p>127.864</text:p>
              </table:table-cell>
              <table:table-cell office:value-type="float" office:value="838.129">
                <text:p>838.129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34.0467">
                <text:p>34.0467</text:p>
              </table:table-cell>
              <table:table-cell office:value-type="float" office:value="127.986">
                <text:p>127.986</text:p>
              </table:table-cell>
              <table:table-cell office:value-type="float" office:value="837.967">
                <text:p>837.967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34.0878">
                <text:p>34.0878</text:p>
              </table:table-cell>
              <table:table-cell office:value-type="float" office:value="128.104">
                <text:p>128.104</text:p>
              </table:table-cell>
              <table:table-cell office:value-type="float" office:value="837.808">
                <text:p>837.808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34.1305">
                <text:p>34.1305</text:p>
              </table:table-cell>
              <table:table-cell office:value-type="float" office:value="128.218">
                <text:p>128.218</text:p>
              </table:table-cell>
              <table:table-cell office:value-type="float" office:value="837.652">
                <text:p>837.652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34.1749">
                <text:p>34.1749</text:p>
              </table:table-cell>
              <table:table-cell office:value-type="float" office:value="128.328">
                <text:p>128.328</text:p>
              </table:table-cell>
              <table:table-cell office:value-type="float" office:value="837.497">
                <text:p>837.49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4.2207">
                <text:p>34.2207</text:p>
              </table:table-cell>
              <table:table-cell office:value-type="float" office:value="128.433">
                <text:p>128.433</text:p>
              </table:table-cell>
              <table:table-cell office:value-type="float" office:value="837.346">
                <text:p>837.346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34.2681">
                <text:p>34.2681</text:p>
              </table:table-cell>
              <table:table-cell office:value-type="float" office:value="128.535">
                <text:p>128.535</text:p>
              </table:table-cell>
              <table:table-cell office:value-type="float" office:value="837.197">
                <text:p>837.197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34.3169">
                <text:p>34.3169</text:p>
              </table:table-cell>
              <table:table-cell office:value-type="float" office:value="128.632">
                <text:p>128.632</text:p>
              </table:table-cell>
              <table:table-cell office:value-type="float" office:value="837.051">
                <text:p>837.051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34.3671">
                <text:p>34.3671</text:p>
              </table:table-cell>
              <table:table-cell office:value-type="float" office:value="128.725">
                <text:p>128.725</text:p>
              </table:table-cell>
              <table:table-cell office:value-type="float" office:value="836.908">
                <text:p>836.908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34.4187">
                <text:p>34.4187</text:p>
              </table:table-cell>
              <table:table-cell office:value-type="float" office:value="128.814">
                <text:p>128.814</text:p>
              </table:table-cell>
              <table:table-cell office:value-type="float" office:value="836.767">
                <text:p>836.767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34.4715">
                <text:p>34.4715</text:p>
              </table:table-cell>
              <table:table-cell office:value-type="float" office:value="128.899">
                <text:p>128.899</text:p>
              </table:table-cell>
              <table:table-cell office:value-type="float" office:value="836.629">
                <text:p>836.629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34.5256">
                <text:p>34.5256</text:p>
              </table:table-cell>
              <table:table-cell office:value-type="float" office:value="128.98">
                <text:p>128.98</text:p>
              </table:table-cell>
              <table:table-cell office:value-type="float" office:value="836.495">
                <text:p>836.495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34.5808">
                <text:p>34.5808</text:p>
              </table:table-cell>
              <table:table-cell office:value-type="float" office:value="129.056">
                <text:p>129.056</text:p>
              </table:table-cell>
              <table:table-cell office:value-type="float" office:value="836.363">
                <text:p>836.363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34.6372">
                <text:p>34.6372</text:p>
              </table:table-cell>
              <table:table-cell office:value-type="float" office:value="129.128">
                <text:p>129.128</text:p>
              </table:table-cell>
              <table:table-cell office:value-type="float" office:value="836.235">
                <text:p>836.235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34.6947">
                <text:p>34.6947</text:p>
              </table:table-cell>
              <table:table-cell office:value-type="float" office:value="129.196">
                <text:p>129.196</text:p>
              </table:table-cell>
              <table:table-cell office:value-type="float" office:value="836.109">
                <text:p>836.10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.7531">
                <text:p>34.7531</text:p>
              </table:table-cell>
              <table:table-cell office:value-type="float" office:value="129.26">
                <text:p>129.26</text:p>
              </table:table-cell>
              <table:table-cell office:value-type="float" office:value="835.987">
                <text:p>835.987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34.8126">
                <text:p>34.8126</text:p>
              </table:table-cell>
              <table:table-cell office:value-type="float" office:value="129.32">
                <text:p>129.32</text:p>
              </table:table-cell>
              <table:table-cell office:value-type="float" office:value="835.868">
                <text:p>835.868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34.873">
                <text:p>34.873</text:p>
              </table:table-cell>
              <table:table-cell office:value-type="float" office:value="129.375">
                <text:p>129.375</text:p>
              </table:table-cell>
              <table:table-cell office:value-type="float" office:value="835.752">
                <text:p>835.752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34.9342">
                <text:p>34.9342</text:p>
              </table:table-cell>
              <table:table-cell office:value-type="float" office:value="129.426">
                <text:p>129.426</text:p>
              </table:table-cell>
              <table:table-cell office:value-type="float" office:value="835.639">
                <text:p>835.639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34.9963">
                <text:p>34.9963</text:p>
              </table:table-cell>
              <table:table-cell office:value-type="float" office:value="129.474">
                <text:p>129.474</text:p>
              </table:table-cell>
              <table:table-cell office:value-type="float" office:value="835.53">
                <text:p>835.53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35.0591">
                <text:p>35.0591</text:p>
              </table:table-cell>
              <table:table-cell office:value-type="float" office:value="129.517">
                <text:p>129.517</text:p>
              </table:table-cell>
              <table:table-cell office:value-type="float" office:value="835.424">
                <text:p>835.424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35.1226">
                <text:p>35.1226</text:p>
              </table:table-cell>
              <table:table-cell office:value-type="float" office:value="129.556">
                <text:p>129.556</text:p>
              </table:table-cell>
              <table:table-cell office:value-type="float" office:value="835.322">
                <text:p>835.322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35.1868">
                <text:p>35.1868</text:p>
              </table:table-cell>
              <table:table-cell office:value-type="float" office:value="129.59">
                <text:p>129.59</text:p>
              </table:table-cell>
              <table:table-cell office:value-type="float" office:value="835.223">
                <text:p>835.223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35.2515">
                <text:p>35.2515</text:p>
              </table:table-cell>
              <table:table-cell office:value-type="float" office:value="129.621">
                <text:p>129.621</text:p>
              </table:table-cell>
              <table:table-cell office:value-type="float" office:value="835.127">
                <text:p>835.127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35.3168">
                <text:p>35.3168</text:p>
              </table:table-cell>
              <table:table-cell office:value-type="float" office:value="129.648">
                <text:p>129.648</text:p>
              </table:table-cell>
              <table:table-cell office:value-type="float" office:value="835.035">
                <text:p>835.03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5.3826">
                <text:p>35.3826</text:p>
              </table:table-cell>
              <table:table-cell office:value-type="float" office:value="129.671">
                <text:p>129.671</text:p>
              </table:table-cell>
              <table:table-cell office:value-type="float" office:value="834.946">
                <text:p>834.946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35.4488">
                <text:p>35.4488</text:p>
              </table:table-cell>
              <table:table-cell office:value-type="float" office:value="129.69">
                <text:p>129.69</text:p>
              </table:table-cell>
              <table:table-cell office:value-type="float" office:value="834.861">
                <text:p>834.861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35.5154">
                <text:p>35.5154</text:p>
              </table:table-cell>
              <table:table-cell office:value-type="float" office:value="129.705">
                <text:p>129.705</text:p>
              </table:table-cell>
              <table:table-cell office:value-type="float" office:value="834.779">
                <text:p>834.779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35.5823">
                <text:p>35.5823</text:p>
              </table:table-cell>
              <table:table-cell office:value-type="float" office:value="129.717">
                <text:p>129.717</text:p>
              </table:table-cell>
              <table:table-cell office:value-type="float" office:value="834.701">
                <text:p>834.701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35.6495">
                <text:p>35.6495</text:p>
              </table:table-cell>
              <table:table-cell office:value-type="float" office:value="129.724">
                <text:p>129.724</text:p>
              </table:table-cell>
              <table:table-cell office:value-type="float" office:value="834.626">
                <text:p>834.626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35.7169">
                <text:p>35.7169</text:p>
              </table:table-cell>
              <table:table-cell office:value-type="float" office:value="129.728">
                <text:p>129.728</text:p>
              </table:table-cell>
              <table:table-cell office:value-type="float" office:value="834.555">
                <text:p>834.555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35.7845">
                <text:p>35.7845</text:p>
              </table:table-cell>
              <table:table-cell office:value-type="float" office:value="129.728">
                <text:p>129.728</text:p>
              </table:table-cell>
              <table:table-cell office:value-type="float" office:value="834.488">
                <text:p>834.488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35.8522">
                <text:p>35.8522</text:p>
              </table:table-cell>
              <table:table-cell office:value-type="float" office:value="129.724">
                <text:p>129.724</text:p>
              </table:table-cell>
              <table:table-cell office:value-type="float" office:value="834.423">
                <text:p>834.423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35.92">
                <text:p>35.92</text:p>
              </table:table-cell>
              <table:table-cell office:value-type="float" office:value="129.717">
                <text:p>129.717</text:p>
              </table:table-cell>
              <table:table-cell office:value-type="float" office:value="834.363">
                <text:p>834.363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35.9877">
                <text:p>35.9877</text:p>
              </table:table-cell>
              <table:table-cell office:value-type="float" office:value="129.706">
                <text:p>129.706</text:p>
              </table:table-cell>
              <table:table-cell office:value-type="float" office:value="834.306">
                <text:p>834.3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6.0555">
                <text:p>36.0555</text:p>
              </table:table-cell>
              <table:table-cell office:value-type="float" office:value="129.692">
                <text:p>129.692</text:p>
              </table:table-cell>
              <table:table-cell office:value-type="float" office:value="834.252">
                <text:p>834.252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36.1231">
                <text:p>36.1231</text:p>
              </table:table-cell>
              <table:table-cell office:value-type="float" office:value="129.675">
                <text:p>129.675</text:p>
              </table:table-cell>
              <table:table-cell office:value-type="float" office:value="834.202">
                <text:p>834.202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36.1906">
                <text:p>36.1906</text:p>
              </table:table-cell>
              <table:table-cell office:value-type="float" office:value="129.654">
                <text:p>129.654</text:p>
              </table:table-cell>
              <table:table-cell office:value-type="float" office:value="834.156">
                <text:p>834.156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36.2579">
                <text:p>36.2579</text:p>
              </table:table-cell>
              <table:table-cell office:value-type="float" office:value="129.63">
                <text:p>129.63</text:p>
              </table:table-cell>
              <table:table-cell office:value-type="float" office:value="834.113">
                <text:p>834.113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36.325">
                <text:p>36.325</text:p>
              </table:table-cell>
              <table:table-cell office:value-type="float" office:value="129.602">
                <text:p>129.602</text:p>
              </table:table-cell>
              <table:table-cell office:value-type="float" office:value="834.073">
                <text:p>834.07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36.3918">
                <text:p>36.3918</text:p>
              </table:table-cell>
              <table:table-cell office:value-type="float" office:value="129.571">
                <text:p>129.571</text:p>
              </table:table-cell>
              <table:table-cell office:value-type="float" office:value="834.037">
                <text:p>834.037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36.4582">
                <text:p>36.4582</text:p>
              </table:table-cell>
              <table:table-cell office:value-type="float" office:value="129.538">
                <text:p>129.538</text:p>
              </table:table-cell>
              <table:table-cell office:value-type="float" office:value="834.004">
                <text:p>834.004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36.5243">
                <text:p>36.5243</text:p>
              </table:table-cell>
              <table:table-cell office:value-type="float" office:value="129.501">
                <text:p>129.501</text:p>
              </table:table-cell>
              <table:table-cell office:value-type="float" office:value="833.975">
                <text:p>833.975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36.5899">
                <text:p>36.5899</text:p>
              </table:table-cell>
              <table:table-cell office:value-type="float" office:value="129.461">
                <text:p>129.461</text:p>
              </table:table-cell>
              <table:table-cell office:value-type="float" office:value="833.949">
                <text:p>833.949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36.6551">
                <text:p>36.6551</text:p>
              </table:table-cell>
              <table:table-cell office:value-type="float" office:value="129.419">
                <text:p>129.419</text:p>
              </table:table-cell>
              <table:table-cell office:value-type="float" office:value="833.926">
                <text:p>833.9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6.7198">
                <text:p>36.7198</text:p>
              </table:table-cell>
              <table:table-cell office:value-type="float" office:value="129.374">
                <text:p>129.374</text:p>
              </table:table-cell>
              <table:table-cell office:value-type="float" office:value="833.906">
                <text:p>833.906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36.7839">
                <text:p>36.7839</text:p>
              </table:table-cell>
              <table:table-cell office:value-type="float" office:value="129.326">
                <text:p>129.326</text:p>
              </table:table-cell>
              <table:table-cell office:value-type="float" office:value="833.89">
                <text:p>833.89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36.8473">
                <text:p>36.8473</text:p>
              </table:table-cell>
              <table:table-cell office:value-type="float" office:value="129.275">
                <text:p>129.275</text:p>
              </table:table-cell>
              <table:table-cell office:value-type="float" office:value="833.877">
                <text:p>833.877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36.9102">
                <text:p>36.9102</text:p>
              </table:table-cell>
              <table:table-cell office:value-type="float" office:value="129.222">
                <text:p>129.222</text:p>
              </table:table-cell>
              <table:table-cell office:value-type="float" office:value="833.868">
                <text:p>833.868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36.9723">
                <text:p>36.9723</text:p>
              </table:table-cell>
              <table:table-cell office:value-type="float" office:value="129.166">
                <text:p>129.166</text:p>
              </table:table-cell>
              <table:table-cell office:value-type="float" office:value="833.861">
                <text:p>833.86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37.0338">
                <text:p>37.0338</text:p>
              </table:table-cell>
              <table:table-cell office:value-type="float" office:value="129.108">
                <text:p>129.108</text:p>
              </table:table-cell>
              <table:table-cell office:value-type="float" office:value="833.858">
                <text:p>833.858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37.0944">
                <text:p>37.0944</text:p>
              </table:table-cell>
              <table:table-cell office:value-type="float" office:value="129.048">
                <text:p>129.048</text:p>
              </table:table-cell>
              <table:table-cell office:value-type="float" office:value="833.857">
                <text:p>833.857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37.1543">
                <text:p>37.1543</text:p>
              </table:table-cell>
              <table:table-cell office:value-type="float" office:value="128.986">
                <text:p>128.986</text:p>
              </table:table-cell>
              <table:table-cell office:value-type="float" office:value="833.86">
                <text:p>833.86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37.2133">
                <text:p>37.2133</text:p>
              </table:table-cell>
              <table:table-cell office:value-type="float" office:value="128.921">
                <text:p>128.921</text:p>
              </table:table-cell>
              <table:table-cell office:value-type="float" office:value="833.866">
                <text:p>833.866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37.2714">
                <text:p>37.2714</text:p>
              </table:table-cell>
              <table:table-cell office:value-type="float" office:value="128.854">
                <text:p>128.854</text:p>
              </table:table-cell>
              <table:table-cell office:value-type="float" office:value="833.874">
                <text:p>833.8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7.3287">
                <text:p>37.3287</text:p>
              </table:table-cell>
              <table:table-cell office:value-type="float" office:value="128.786">
                <text:p>128.786</text:p>
              </table:table-cell>
              <table:table-cell office:value-type="float" office:value="833.886">
                <text:p>833.886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37.3849">
                <text:p>37.3849</text:p>
              </table:table-cell>
              <table:table-cell office:value-type="float" office:value="128.715">
                <text:p>128.715</text:p>
              </table:table-cell>
              <table:table-cell office:value-type="float" office:value="833.9">
                <text:p>833.9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37.4402">
                <text:p>37.4402</text:p>
              </table:table-cell>
              <table:table-cell office:value-type="float" office:value="128.643">
                <text:p>128.643</text:p>
              </table:table-cell>
              <table:table-cell office:value-type="float" office:value="833.917">
                <text:p>833.917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37.4945">
                <text:p>37.4945</text:p>
              </table:table-cell>
              <table:table-cell office:value-type="float" office:value="128.569">
                <text:p>128.569</text:p>
              </table:table-cell>
              <table:table-cell office:value-type="float" office:value="833.937">
                <text:p>833.937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37.5478">
                <text:p>37.5478</text:p>
              </table:table-cell>
              <table:table-cell office:value-type="float" office:value="128.493">
                <text:p>128.493</text:p>
              </table:table-cell>
              <table:table-cell office:value-type="float" office:value="833.959">
                <text:p>833.959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37.6">
                <text:p>37.6</text:p>
              </table:table-cell>
              <table:table-cell office:value-type="float" office:value="128.416">
                <text:p>128.416</text:p>
              </table:table-cell>
              <table:table-cell office:value-type="float" office:value="833.984">
                <text:p>833.984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37.6511">
                <text:p>37.6511</text:p>
              </table:table-cell>
              <table:table-cell office:value-type="float" office:value="128.337">
                <text:p>128.337</text:p>
              </table:table-cell>
              <table:table-cell office:value-type="float" office:value="834.012">
                <text:p>834.012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37.701">
                <text:p>37.701</text:p>
              </table:table-cell>
              <table:table-cell office:value-type="float" office:value="128.257">
                <text:p>128.257</text:p>
              </table:table-cell>
              <table:table-cell office:value-type="float" office:value="834.042">
                <text:p>834.042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37.7499">
                <text:p>37.7499</text:p>
              </table:table-cell>
              <table:table-cell office:value-type="float" office:value="128.176">
                <text:p>128.176</text:p>
              </table:table-cell>
              <table:table-cell office:value-type="float" office:value="834.074">
                <text:p>834.074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37.7975">
                <text:p>37.7975</text:p>
              </table:table-cell>
              <table:table-cell office:value-type="float" office:value="128.094">
                <text:p>128.094</text:p>
              </table:table-cell>
              <table:table-cell office:value-type="float" office:value="834.109">
                <text:p>834.1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7.844">
                <text:p>37.844</text:p>
              </table:table-cell>
              <table:table-cell office:value-type="float" office:value="128.01">
                <text:p>128.01</text:p>
              </table:table-cell>
              <table:table-cell office:value-type="float" office:value="834.146">
                <text:p>834.146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37.8892">
                <text:p>37.8892</text:p>
              </table:table-cell>
              <table:table-cell office:value-type="float" office:value="127.926">
                <text:p>127.926</text:p>
              </table:table-cell>
              <table:table-cell office:value-type="float" office:value="834.185">
                <text:p>834.185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37.9333">
                <text:p>37.9333</text:p>
              </table:table-cell>
              <table:table-cell office:value-type="float" office:value="127.84">
                <text:p>127.84</text:p>
              </table:table-cell>
              <table:table-cell office:value-type="float" office:value="834.227">
                <text:p>834.227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37.976">
                <text:p>37.976</text:p>
              </table:table-cell>
              <table:table-cell office:value-type="float" office:value="127.754">
                <text:p>127.754</text:p>
              </table:table-cell>
              <table:table-cell office:value-type="float" office:value="834.27">
                <text:p>834.27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38.0175">
                <text:p>38.0175</text:p>
              </table:table-cell>
              <table:table-cell office:value-type="float" office:value="127.667">
                <text:p>127.667</text:p>
              </table:table-cell>
              <table:table-cell office:value-type="float" office:value="834.316">
                <text:p>834.316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38.0578">
                <text:p>38.0578</text:p>
              </table:table-cell>
              <table:table-cell office:value-type="float" office:value="127.579">
                <text:p>127.579</text:p>
              </table:table-cell>
              <table:table-cell office:value-type="float" office:value="834.363">
                <text:p>834.363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38.0967">
                <text:p>38.0967</text:p>
              </table:table-cell>
              <table:table-cell office:value-type="float" office:value="127.491">
                <text:p>127.491</text:p>
              </table:table-cell>
              <table:table-cell office:value-type="float" office:value="834.413">
                <text:p>834.413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38.1343">
                <text:p>38.1343</text:p>
              </table:table-cell>
              <table:table-cell office:value-type="float" office:value="127.402">
                <text:p>127.402</text:p>
              </table:table-cell>
              <table:table-cell office:value-type="float" office:value="834.464">
                <text:p>834.464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38.1706">
                <text:p>38.1706</text:p>
              </table:table-cell>
              <table:table-cell office:value-type="float" office:value="127.313">
                <text:p>127.313</text:p>
              </table:table-cell>
              <table:table-cell office:value-type="float" office:value="834.517">
                <text:p>834.517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38.2056">
                <text:p>38.2056</text:p>
              </table:table-cell>
              <table:table-cell office:value-type="float" office:value="127.223">
                <text:p>127.223</text:p>
              </table:table-cell>
              <table:table-cell office:value-type="float" office:value="834.571">
                <text:p>834.57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8.2392">
                <text:p>38.2392</text:p>
              </table:table-cell>
              <table:table-cell office:value-type="float" office:value="127.133">
                <text:p>127.133</text:p>
              </table:table-cell>
              <table:table-cell office:value-type="float" office:value="834.628">
                <text:p>834.628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38.2715">
                <text:p>38.2715</text:p>
              </table:table-cell>
              <table:table-cell office:value-type="float" office:value="127.043">
                <text:p>127.043</text:p>
              </table:table-cell>
              <table:table-cell office:value-type="float" office:value="834.686">
                <text:p>834.686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38.3024">
                <text:p>38.3024</text:p>
              </table:table-cell>
              <table:table-cell office:value-type="float" office:value="126.953">
                <text:p>126.953</text:p>
              </table:table-cell>
              <table:table-cell office:value-type="float" office:value="834.745">
                <text:p>834.745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38.332">
                <text:p>38.332</text:p>
              </table:table-cell>
              <table:table-cell office:value-type="float" office:value="126.863">
                <text:p>126.863</text:p>
              </table:table-cell>
              <table:table-cell office:value-type="float" office:value="834.805">
                <text:p>834.805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38.3602">
                <text:p>38.3602</text:p>
              </table:table-cell>
              <table:table-cell office:value-type="float" office:value="126.772">
                <text:p>126.772</text:p>
              </table:table-cell>
              <table:table-cell office:value-type="float" office:value="834.867">
                <text:p>834.8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38.3871">
                <text:p>38.3871</text:p>
              </table:table-cell>
              <table:table-cell office:value-type="float" office:value="126.682">
                <text:p>126.682</text:p>
              </table:table-cell>
              <table:table-cell office:value-type="float" office:value="834.931">
                <text:p>834.931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38.4125">
                <text:p>38.4125</text:p>
              </table:table-cell>
              <table:table-cell office:value-type="float" office:value="126.592">
                <text:p>126.592</text:p>
              </table:table-cell>
              <table:table-cell office:value-type="float" office:value="834.995">
                <text:p>834.995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38.4367">
                <text:p>38.4367</text:p>
              </table:table-cell>
              <table:table-cell office:value-type="float" office:value="126.503">
                <text:p>126.503</text:p>
              </table:table-cell>
              <table:table-cell office:value-type="float" office:value="835.061">
                <text:p>835.061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38.4594">
                <text:p>38.4594</text:p>
              </table:table-cell>
              <table:table-cell office:value-type="float" office:value="126.413">
                <text:p>126.413</text:p>
              </table:table-cell>
              <table:table-cell office:value-type="float" office:value="835.127">
                <text:p>835.127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38.4808">
                <text:p>38.4808</text:p>
              </table:table-cell>
              <table:table-cell office:value-type="float" office:value="126.324">
                <text:p>126.324</text:p>
              </table:table-cell>
              <table:table-cell office:value-type="float" office:value="835.195">
                <text:p>835.1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8.5008">
                <text:p>38.5008</text:p>
              </table:table-cell>
              <table:table-cell office:value-type="float" office:value="126.236">
                <text:p>126.236</text:p>
              </table:table-cell>
              <table:table-cell office:value-type="float" office:value="835.263">
                <text:p>835.263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38.5195">
                <text:p>38.5195</text:p>
              </table:table-cell>
              <table:table-cell office:value-type="float" office:value="126.148">
                <text:p>126.148</text:p>
              </table:table-cell>
              <table:table-cell office:value-type="float" office:value="835.333">
                <text:p>835.333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38.5369">
                <text:p>38.5369</text:p>
              </table:table-cell>
              <table:table-cell office:value-type="float" office:value="126.061">
                <text:p>126.061</text:p>
              </table:table-cell>
              <table:table-cell office:value-type="float" office:value="835.403">
                <text:p>835.403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38.5529">
                <text:p>38.5529</text:p>
              </table:table-cell>
              <table:table-cell office:value-type="float" office:value="125.974">
                <text:p>125.974</text:p>
              </table:table-cell>
              <table:table-cell office:value-type="float" office:value="835.473">
                <text:p>835.473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38.5676">
                <text:p>38.5676</text:p>
              </table:table-cell>
              <table:table-cell office:value-type="float" office:value="125.888">
                <text:p>125.888</text:p>
              </table:table-cell>
              <table:table-cell office:value-type="float" office:value="835.545">
                <text:p>835.54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38.5809">
                <text:p>38.5809</text:p>
              </table:table-cell>
              <table:table-cell office:value-type="float" office:value="125.802">
                <text:p>125.802</text:p>
              </table:table-cell>
              <table:table-cell office:value-type="float" office:value="835.617">
                <text:p>835.617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38.593">
                <text:p>38.593</text:p>
              </table:table-cell>
              <table:table-cell office:value-type="float" office:value="125.718">
                <text:p>125.718</text:p>
              </table:table-cell>
              <table:table-cell office:value-type="float" office:value="835.689">
                <text:p>835.689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38.6037">
                <text:p>38.6037</text:p>
              </table:table-cell>
              <table:table-cell office:value-type="float" office:value="125.634">
                <text:p>125.634</text:p>
              </table:table-cell>
              <table:table-cell office:value-type="float" office:value="835.762">
                <text:p>835.762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38.6132">
                <text:p>38.6132</text:p>
              </table:table-cell>
              <table:table-cell office:value-type="float" office:value="125.552">
                <text:p>125.552</text:p>
              </table:table-cell>
              <table:table-cell office:value-type="float" office:value="835.835">
                <text:p>835.835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38.6214">
                <text:p>38.6214</text:p>
              </table:table-cell>
              <table:table-cell office:value-type="float" office:value="125.47">
                <text:p>125.47</text:p>
              </table:table-cell>
              <table:table-cell office:value-type="float" office:value="835.909">
                <text:p>835.9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8.6283">
                <text:p>38.6283</text:p>
              </table:table-cell>
              <table:table-cell office:value-type="float" office:value="125.389">
                <text:p>125.389</text:p>
              </table:table-cell>
              <table:table-cell office:value-type="float" office:value="835.982">
                <text:p>835.982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38.634">
                <text:p>38.634</text:p>
              </table:table-cell>
              <table:table-cell office:value-type="float" office:value="125.31">
                <text:p>125.31</text:p>
              </table:table-cell>
              <table:table-cell office:value-type="float" office:value="836.056">
                <text:p>836.056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38.6385">
                <text:p>38.6385</text:p>
              </table:table-cell>
              <table:table-cell office:value-type="float" office:value="125.231">
                <text:p>125.231</text:p>
              </table:table-cell>
              <table:table-cell office:value-type="float" office:value="836.13">
                <text:p>836.13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38.6418">
                <text:p>38.6418</text:p>
              </table:table-cell>
              <table:table-cell office:value-type="float" office:value="125.154">
                <text:p>125.154</text:p>
              </table:table-cell>
              <table:table-cell office:value-type="float" office:value="836.204">
                <text:p>836.204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38.6439">
                <text:p>38.6439</text:p>
              </table:table-cell>
              <table:table-cell office:value-type="float" office:value="125.078">
                <text:p>125.078</text:p>
              </table:table-cell>
              <table:table-cell office:value-type="float" office:value="836.278">
                <text:p>836.278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38.6448">
                <text:p>38.6448</text:p>
              </table:table-cell>
              <table:table-cell office:value-type="float" office:value="125.003">
                <text:p>125.003</text:p>
              </table:table-cell>
              <table:table-cell office:value-type="float" office:value="836.352">
                <text:p>836.352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38.6445">
                <text:p>38.6445</text:p>
              </table:table-cell>
              <table:table-cell office:value-type="float" office:value="124.929">
                <text:p>124.929</text:p>
              </table:table-cell>
              <table:table-cell office:value-type="float" office:value="836.426">
                <text:p>836.426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38.6432">
                <text:p>38.6432</text:p>
              </table:table-cell>
              <table:table-cell office:value-type="float" office:value="124.857">
                <text:p>124.857</text:p>
              </table:table-cell>
              <table:table-cell office:value-type="float" office:value="836.5">
                <text:p>836.5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38.6407">
                <text:p>38.6407</text:p>
              </table:table-cell>
              <table:table-cell office:value-type="float" office:value="124.786">
                <text:p>124.786</text:p>
              </table:table-cell>
              <table:table-cell office:value-type="float" office:value="836.573">
                <text:p>836.573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38.6371">
                <text:p>38.6371</text:p>
              </table:table-cell>
              <table:table-cell office:value-type="float" office:value="124.717">
                <text:p>124.717</text:p>
              </table:table-cell>
              <table:table-cell office:value-type="float" office:value="836.646">
                <text:p>836.6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8.6324">
                <text:p>38.6324</text:p>
              </table:table-cell>
              <table:table-cell office:value-type="float" office:value="124.649">
                <text:p>124.649</text:p>
              </table:table-cell>
              <table:table-cell office:value-type="float" office:value="836.719">
                <text:p>836.719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38.6267">
                <text:p>38.6267</text:p>
              </table:table-cell>
              <table:table-cell office:value-type="float" office:value="124.582">
                <text:p>124.582</text:p>
              </table:table-cell>
              <table:table-cell office:value-type="float" office:value="836.791">
                <text:p>836.791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38.62">
                <text:p>38.62</text:p>
              </table:table-cell>
              <table:table-cell office:value-type="float" office:value="124.517">
                <text:p>124.517</text:p>
              </table:table-cell>
              <table:table-cell office:value-type="float" office:value="836.863">
                <text:p>836.863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38.6123">
                <text:p>38.6123</text:p>
              </table:table-cell>
              <table:table-cell office:value-type="float" office:value="124.453">
                <text:p>124.453</text:p>
              </table:table-cell>
              <table:table-cell office:value-type="float" office:value="836.934">
                <text:p>836.934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38.6036">
                <text:p>38.6036</text:p>
              </table:table-cell>
              <table:table-cell office:value-type="float" office:value="124.391">
                <text:p>124.391</text:p>
              </table:table-cell>
              <table:table-cell office:value-type="float" office:value="837.005">
                <text:p>837.005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38.594">
                <text:p>38.594</text:p>
              </table:table-cell>
              <table:table-cell office:value-type="float" office:value="124.331">
                <text:p>124.331</text:p>
              </table:table-cell>
              <table:table-cell office:value-type="float" office:value="837.075">
                <text:p>837.075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38.5834">
                <text:p>38.5834</text:p>
              </table:table-cell>
              <table:table-cell office:value-type="float" office:value="124.272">
                <text:p>124.272</text:p>
              </table:table-cell>
              <table:table-cell office:value-type="float" office:value="837.145">
                <text:p>837.145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38.572">
                <text:p>38.572</text:p>
              </table:table-cell>
              <table:table-cell office:value-type="float" office:value="124.214">
                <text:p>124.214</text:p>
              </table:table-cell>
              <table:table-cell office:value-type="float" office:value="837.214">
                <text:p>837.214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38.5596">
                <text:p>38.5596</text:p>
              </table:table-cell>
              <table:table-cell office:value-type="float" office:value="124.158">
                <text:p>124.158</text:p>
              </table:table-cell>
              <table:table-cell office:value-type="float" office:value="837.282">
                <text:p>837.282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38.5464">
                <text:p>38.5464</text:p>
              </table:table-cell>
              <table:table-cell office:value-type="float" office:value="124.104">
                <text:p>124.104</text:p>
              </table:table-cell>
              <table:table-cell office:value-type="float" office:value="837.349">
                <text:p>837.34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8.5324">
                <text:p>38.5324</text:p>
              </table:table-cell>
              <table:table-cell office:value-type="float" office:value="124.052">
                <text:p>124.052</text:p>
              </table:table-cell>
              <table:table-cell office:value-type="float" office:value="837.416">
                <text:p>837.416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38.5176">
                <text:p>38.5176</text:p>
              </table:table-cell>
              <table:table-cell office:value-type="float" office:value="124.001">
                <text:p>124.001</text:p>
              </table:table-cell>
              <table:table-cell office:value-type="float" office:value="837.481">
                <text:p>837.481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38.502">
                <text:p>38.502</text:p>
              </table:table-cell>
              <table:table-cell office:value-type="float" office:value="123.952">
                <text:p>123.952</text:p>
              </table:table-cell>
              <table:table-cell office:value-type="float" office:value="837.546">
                <text:p>837.546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38.4857">
                <text:p>38.4857</text:p>
              </table:table-cell>
              <table:table-cell office:value-type="float" office:value="123.904">
                <text:p>123.904</text:p>
              </table:table-cell>
              <table:table-cell office:value-type="float" office:value="837.61">
                <text:p>837.61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38.4686">
                <text:p>38.4686</text:p>
              </table:table-cell>
              <table:table-cell office:value-type="float" office:value="123.858">
                <text:p>123.858</text:p>
              </table:table-cell>
              <table:table-cell office:value-type="float" office:value="837.673">
                <text:p>837.673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8.4509">
                <text:p>38.4509</text:p>
              </table:table-cell>
              <table:table-cell office:value-type="float" office:value="123.814">
                <text:p>123.814</text:p>
              </table:table-cell>
              <table:table-cell office:value-type="float" office:value="837.735">
                <text:p>837.735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38.4325">
                <text:p>38.4325</text:p>
              </table:table-cell>
              <table:table-cell office:value-type="float" office:value="123.772">
                <text:p>123.772</text:p>
              </table:table-cell>
              <table:table-cell office:value-type="float" office:value="837.796">
                <text:p>837.796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38.4134">
                <text:p>38.4134</text:p>
              </table:table-cell>
              <table:table-cell office:value-type="float" office:value="123.731">
                <text:p>123.731</text:p>
              </table:table-cell>
              <table:table-cell office:value-type="float" office:value="837.855">
                <text:p>837.855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38.3938">
                <text:p>38.3938</text:p>
              </table:table-cell>
              <table:table-cell office:value-type="float" office:value="123.692">
                <text:p>123.692</text:p>
              </table:table-cell>
              <table:table-cell office:value-type="float" office:value="837.914">
                <text:p>837.914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38.3736">
                <text:p>38.3736</text:p>
              </table:table-cell>
              <table:table-cell office:value-type="float" office:value="123.655">
                <text:p>123.655</text:p>
              </table:table-cell>
              <table:table-cell office:value-type="float" office:value="837.972">
                <text:p>837.97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8.3528">
                <text:p>38.3528</text:p>
              </table:table-cell>
              <table:table-cell office:value-type="float" office:value="123.619">
                <text:p>123.619</text:p>
              </table:table-cell>
              <table:table-cell office:value-type="float" office:value="838.028">
                <text:p>838.028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38.3315">
                <text:p>38.3315</text:p>
              </table:table-cell>
              <table:table-cell office:value-type="float" office:value="123.585">
                <text:p>123.585</text:p>
              </table:table-cell>
              <table:table-cell office:value-type="float" office:value="838.083">
                <text:p>838.083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38.3097">
                <text:p>38.3097</text:p>
              </table:table-cell>
              <table:table-cell office:value-type="float" office:value="123.553">
                <text:p>123.553</text:p>
              </table:table-cell>
              <table:table-cell office:value-type="float" office:value="838.137">
                <text:p>838.137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38.2874">
                <text:p>38.2874</text:p>
              </table:table-cell>
              <table:table-cell office:value-type="float" office:value="123.523">
                <text:p>123.523</text:p>
              </table:table-cell>
              <table:table-cell office:value-type="float" office:value="838.19">
                <text:p>838.19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38.2646">
                <text:p>38.2646</text:p>
              </table:table-cell>
              <table:table-cell office:value-type="float" office:value="123.494">
                <text:p>123.494</text:p>
              </table:table-cell>
              <table:table-cell office:value-type="float" office:value="838.242">
                <text:p>838.242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8.2415">
                <text:p>38.2415</text:p>
              </table:table-cell>
              <table:table-cell office:value-type="float" office:value="123.466">
                <text:p>123.466</text:p>
              </table:table-cell>
              <table:table-cell office:value-type="float" office:value="838.292">
                <text:p>838.292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38.2179">
                <text:p>38.2179</text:p>
              </table:table-cell>
              <table:table-cell office:value-type="float" office:value="123.441">
                <text:p>123.441</text:p>
              </table:table-cell>
              <table:table-cell office:value-type="float" office:value="838.341">
                <text:p>838.341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38.194">
                <text:p>38.194</text:p>
              </table:table-cell>
              <table:table-cell office:value-type="float" office:value="123.417">
                <text:p>123.417</text:p>
              </table:table-cell>
              <table:table-cell office:value-type="float" office:value="838.389">
                <text:p>838.389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38.1697">
                <text:p>38.1697</text:p>
              </table:table-cell>
              <table:table-cell office:value-type="float" office:value="123.395">
                <text:p>123.395</text:p>
              </table:table-cell>
              <table:table-cell office:value-type="float" office:value="838.435">
                <text:p>838.435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38.1451">
                <text:p>38.1451</text:p>
              </table:table-cell>
              <table:table-cell office:value-type="float" office:value="123.374">
                <text:p>123.374</text:p>
              </table:table-cell>
              <table:table-cell office:value-type="float" office:value="838.48">
                <text:p>838.4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8.1203">
                <text:p>38.1203</text:p>
              </table:table-cell>
              <table:table-cell office:value-type="float" office:value="123.355">
                <text:p>123.355</text:p>
              </table:table-cell>
              <table:table-cell office:value-type="float" office:value="838.524">
                <text:p>838.524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38.0951">
                <text:p>38.0951</text:p>
              </table:table-cell>
              <table:table-cell office:value-type="float" office:value="123.338">
                <text:p>123.338</text:p>
              </table:table-cell>
              <table:table-cell office:value-type="float" office:value="838.567">
                <text:p>838.567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38.0697">
                <text:p>38.0697</text:p>
              </table:table-cell>
              <table:table-cell office:value-type="float" office:value="123.322">
                <text:p>123.322</text:p>
              </table:table-cell>
              <table:table-cell office:value-type="float" office:value="838.608">
                <text:p>838.608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38.0441">
                <text:p>38.0441</text:p>
              </table:table-cell>
              <table:table-cell office:value-type="float" office:value="123.308">
                <text:p>123.308</text:p>
              </table:table-cell>
              <table:table-cell office:value-type="float" office:value="838.648">
                <text:p>838.648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38.0184">
                <text:p>38.0184</text:p>
              </table:table-cell>
              <table:table-cell office:value-type="float" office:value="123.296">
                <text:p>123.296</text:p>
              </table:table-cell>
              <table:table-cell office:value-type="float" office:value="838.686">
                <text:p>838.686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37.9924">
                <text:p>37.9924</text:p>
              </table:table-cell>
              <table:table-cell office:value-type="float" office:value="123.285">
                <text:p>123.285</text:p>
              </table:table-cell>
              <table:table-cell office:value-type="float" office:value="838.723">
                <text:p>838.723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37.9663">
                <text:p>37.9663</text:p>
              </table:table-cell>
              <table:table-cell office:value-type="float" office:value="123.275">
                <text:p>123.275</text:p>
              </table:table-cell>
              <table:table-cell office:value-type="float" office:value="838.759">
                <text:p>838.759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37.9401">
                <text:p>37.9401</text:p>
              </table:table-cell>
              <table:table-cell office:value-type="float" office:value="123.267">
                <text:p>123.267</text:p>
              </table:table-cell>
              <table:table-cell office:value-type="float" office:value="838.793">
                <text:p>838.793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37.9138">
                <text:p>37.9138</text:p>
              </table:table-cell>
              <table:table-cell office:value-type="float" office:value="123.261">
                <text:p>123.261</text:p>
              </table:table-cell>
              <table:table-cell office:value-type="float" office:value="838.826">
                <text:p>838.826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37.8874">
                <text:p>37.8874</text:p>
              </table:table-cell>
              <table:table-cell office:value-type="float" office:value="123.255">
                <text:p>123.255</text:p>
              </table:table-cell>
              <table:table-cell office:value-type="float" office:value="838.857">
                <text:p>838.8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7.8609">
                <text:p>37.8609</text:p>
              </table:table-cell>
              <table:table-cell office:value-type="float" office:value="123.252">
                <text:p>123.252</text:p>
              </table:table-cell>
              <table:table-cell office:value-type="float" office:value="838.887">
                <text:p>838.887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37.8344">
                <text:p>37.8344</text:p>
              </table:table-cell>
              <table:table-cell office:value-type="float" office:value="123.25">
                <text:p>123.25</text:p>
              </table:table-cell>
              <table:table-cell office:value-type="float" office:value="838.916">
                <text:p>838.916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37.8079">
                <text:p>37.8079</text:p>
              </table:table-cell>
              <table:table-cell office:value-type="float" office:value="123.249">
                <text:p>123.249</text:p>
              </table:table-cell>
              <table:table-cell office:value-type="float" office:value="838.943">
                <text:p>838.943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37.7815">
                <text:p>37.7815</text:p>
              </table:table-cell>
              <table:table-cell office:value-type="float" office:value="123.249">
                <text:p>123.249</text:p>
              </table:table-cell>
              <table:table-cell office:value-type="float" office:value="838.969">
                <text:p>838.969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37.755">
                <text:p>37.755</text:p>
              </table:table-cell>
              <table:table-cell office:value-type="float" office:value="123.251">
                <text:p>123.251</text:p>
              </table:table-cell>
              <table:table-cell office:value-type="float" office:value="838.994">
                <text:p>838.994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37.7286">
                <text:p>37.7286</text:p>
              </table:table-cell>
              <table:table-cell office:value-type="float" office:value="123.255">
                <text:p>123.255</text:p>
              </table:table-cell>
              <table:table-cell office:value-type="float" office:value="839.017">
                <text:p>839.017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37.7023">
                <text:p>37.7023</text:p>
              </table:table-cell>
              <table:table-cell office:value-type="float" office:value="123.259">
                <text:p>123.259</text:p>
              </table:table-cell>
              <table:table-cell office:value-type="float" office:value="839.039">
                <text:p>839.039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37.6761">
                <text:p>37.6761</text:p>
              </table:table-cell>
              <table:table-cell office:value-type="float" office:value="123.265">
                <text:p>123.265</text:p>
              </table:table-cell>
              <table:table-cell office:value-type="float" office:value="839.059">
                <text:p>839.059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37.65">
                <text:p>37.65</text:p>
              </table:table-cell>
              <table:table-cell office:value-type="float" office:value="123.272">
                <text:p>123.272</text:p>
              </table:table-cell>
              <table:table-cell office:value-type="float" office:value="839.078">
                <text:p>839.078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37.624">
                <text:p>37.624</text:p>
              </table:table-cell>
              <table:table-cell office:value-type="float" office:value="123.28">
                <text:p>123.28</text:p>
              </table:table-cell>
              <table:table-cell office:value-type="float" office:value="839.096">
                <text:p>839.09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7.5981">
                <text:p>37.5981</text:p>
              </table:table-cell>
              <table:table-cell office:value-type="float" office:value="123.29">
                <text:p>123.29</text:p>
              </table:table-cell>
              <table:table-cell office:value-type="float" office:value="839.112">
                <text:p>839.112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37.5724">
                <text:p>37.5724</text:p>
              </table:table-cell>
              <table:table-cell office:value-type="float" office:value="123.3">
                <text:p>123.3</text:p>
              </table:table-cell>
              <table:table-cell office:value-type="float" office:value="839.127">
                <text:p>839.127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37.547">
                <text:p>37.547</text:p>
              </table:table-cell>
              <table:table-cell office:value-type="float" office:value="123.312">
                <text:p>123.312</text:p>
              </table:table-cell>
              <table:table-cell office:value-type="float" office:value="839.141">
                <text:p>839.141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37.5217">
                <text:p>37.5217</text:p>
              </table:table-cell>
              <table:table-cell office:value-type="float" office:value="123.325">
                <text:p>123.325</text:p>
              </table:table-cell>
              <table:table-cell office:value-type="float" office:value="839.153">
                <text:p>839.153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37.4966">
                <text:p>37.4966</text:p>
              </table:table-cell>
              <table:table-cell office:value-type="float" office:value="123.339">
                <text:p>123.339</text:p>
              </table:table-cell>
              <table:table-cell office:value-type="float" office:value="839.165">
                <text:p>839.165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37.4717">
                <text:p>37.4717</text:p>
              </table:table-cell>
              <table:table-cell office:value-type="float" office:value="123.354">
                <text:p>123.354</text:p>
              </table:table-cell>
              <table:table-cell office:value-type="float" office:value="839.175">
                <text:p>839.175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37.4471">
                <text:p>37.4471</text:p>
              </table:table-cell>
              <table:table-cell office:value-type="float" office:value="123.37">
                <text:p>123.37</text:p>
              </table:table-cell>
              <table:table-cell office:value-type="float" office:value="839.183">
                <text:p>839.183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37.4228">
                <text:p>37.4228</text:p>
              </table:table-cell>
              <table:table-cell office:value-type="float" office:value="123.387">
                <text:p>123.387</text:p>
              </table:table-cell>
              <table:table-cell office:value-type="float" office:value="839.191">
                <text:p>839.191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37.3987">
                <text:p>37.3987</text:p>
              </table:table-cell>
              <table:table-cell office:value-type="float" office:value="123.405">
                <text:p>123.405</text:p>
              </table:table-cell>
              <table:table-cell office:value-type="float" office:value="839.197">
                <text:p>839.197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37.3749">
                <text:p>37.3749</text:p>
              </table:table-cell>
              <table:table-cell office:value-type="float" office:value="123.424">
                <text:p>123.424</text:p>
              </table:table-cell>
              <table:table-cell office:value-type="float" office:value="839.202">
                <text:p>839.2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7.3514">
                <text:p>37.3514</text:p>
              </table:table-cell>
              <table:table-cell office:value-type="float" office:value="123.443">
                <text:p>123.443</text:p>
              </table:table-cell>
              <table:table-cell office:value-type="float" office:value="839.205">
                <text:p>839.205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37.3282">
                <text:p>37.3282</text:p>
              </table:table-cell>
              <table:table-cell office:value-type="float" office:value="123.464">
                <text:p>123.464</text:p>
              </table:table-cell>
              <table:table-cell office:value-type="float" office:value="839.208">
                <text:p>839.208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37.3054">
                <text:p>37.3054</text:p>
              </table:table-cell>
              <table:table-cell office:value-type="float" office:value="123.485">
                <text:p>123.485</text:p>
              </table:table-cell>
              <table:table-cell office:value-type="float" office:value="839.209">
                <text:p>839.209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37.2829">
                <text:p>37.2829</text:p>
              </table:table-cell>
              <table:table-cell office:value-type="float" office:value="123.508">
                <text:p>123.508</text:p>
              </table:table-cell>
              <table:table-cell office:value-type="float" office:value="839.21">
                <text:p>839.21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37.2607">
                <text:p>37.2607</text:p>
              </table:table-cell>
              <table:table-cell office:value-type="float" office:value="123.531">
                <text:p>123.531</text:p>
              </table:table-cell>
              <table:table-cell office:value-type="float" office:value="839.209">
                <text:p>839.209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7.2389">
                <text:p>37.2389</text:p>
              </table:table-cell>
              <table:table-cell office:value-type="float" office:value="123.554">
                <text:p>123.554</text:p>
              </table:table-cell>
              <table:table-cell office:value-type="float" office:value="839.207">
                <text:p>839.207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37.2174">
                <text:p>37.2174</text:p>
              </table:table-cell>
              <table:table-cell office:value-type="float" office:value="123.579">
                <text:p>123.579</text:p>
              </table:table-cell>
              <table:table-cell office:value-type="float" office:value="839.204">
                <text:p>839.204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37.1964">
                <text:p>37.1964</text:p>
              </table:table-cell>
              <table:table-cell office:value-type="float" office:value="123.604">
                <text:p>123.604</text:p>
              </table:table-cell>
              <table:table-cell office:value-type="float" office:value="839.2">
                <text:p>839.2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37.1757">
                <text:p>37.1757</text:p>
              </table:table-cell>
              <table:table-cell office:value-type="float" office:value="123.63">
                <text:p>123.63</text:p>
              </table:table-cell>
              <table:table-cell office:value-type="float" office:value="839.194">
                <text:p>839.194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37.1554">
                <text:p>37.1554</text:p>
              </table:table-cell>
              <table:table-cell office:value-type="float" office:value="123.656">
                <text:p>123.656</text:p>
              </table:table-cell>
              <table:table-cell office:value-type="float" office:value="839.188">
                <text:p>839.1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7.1356">
                <text:p>37.1356</text:p>
              </table:table-cell>
              <table:table-cell office:value-type="float" office:value="123.683">
                <text:p>123.683</text:p>
              </table:table-cell>
              <table:table-cell office:value-type="float" office:value="839.181">
                <text:p>839.181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37.1161">
                <text:p>37.1161</text:p>
              </table:table-cell>
              <table:table-cell office:value-type="float" office:value="123.711">
                <text:p>123.711</text:p>
              </table:table-cell>
              <table:table-cell office:value-type="float" office:value="839.173">
                <text:p>839.173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37.0971">
                <text:p>37.0971</text:p>
              </table:table-cell>
              <table:table-cell office:value-type="float" office:value="123.739">
                <text:p>123.739</text:p>
              </table:table-cell>
              <table:table-cell office:value-type="float" office:value="839.164">
                <text:p>839.164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37.0785">
                <text:p>37.0785</text:p>
              </table:table-cell>
              <table:table-cell office:value-type="float" office:value="123.768">
                <text:p>123.768</text:p>
              </table:table-cell>
              <table:table-cell office:value-type="float" office:value="839.154">
                <text:p>839.154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37.0603">
                <text:p>37.0603</text:p>
              </table:table-cell>
              <table:table-cell office:value-type="float" office:value="123.797">
                <text:p>123.797</text:p>
              </table:table-cell>
              <table:table-cell office:value-type="float" office:value="839.143">
                <text:p>839.143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37.0426">
                <text:p>37.0426</text:p>
              </table:table-cell>
              <table:table-cell office:value-type="float" office:value="123.826">
                <text:p>123.826</text:p>
              </table:table-cell>
              <table:table-cell office:value-type="float" office:value="839.131">
                <text:p>839.131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37.0253">
                <text:p>37.0253</text:p>
              </table:table-cell>
              <table:table-cell office:value-type="float" office:value="123.856">
                <text:p>123.856</text:p>
              </table:table-cell>
              <table:table-cell office:value-type="float" office:value="839.119">
                <text:p>839.119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37.0085">
                <text:p>37.0085</text:p>
              </table:table-cell>
              <table:table-cell office:value-type="float" office:value="123.886">
                <text:p>123.886</text:p>
              </table:table-cell>
              <table:table-cell office:value-type="float" office:value="839.105">
                <text:p>839.105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36.9921">
                <text:p>36.9921</text:p>
              </table:table-cell>
              <table:table-cell office:value-type="float" office:value="123.917">
                <text:p>123.917</text:p>
              </table:table-cell>
              <table:table-cell office:value-type="float" office:value="839.091">
                <text:p>839.091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36.9762">
                <text:p>36.9762</text:p>
              </table:table-cell>
              <table:table-cell office:value-type="float" office:value="123.948">
                <text:p>123.948</text:p>
              </table:table-cell>
              <table:table-cell office:value-type="float" office:value="839.076">
                <text:p>839.0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.9608">
                <text:p>36.9608</text:p>
              </table:table-cell>
              <table:table-cell office:value-type="float" office:value="123.979">
                <text:p>123.979</text:p>
              </table:table-cell>
              <table:table-cell office:value-type="float" office:value="839.06">
                <text:p>839.06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36.9458">
                <text:p>36.9458</text:p>
              </table:table-cell>
              <table:table-cell office:value-type="float" office:value="124.011">
                <text:p>124.011</text:p>
              </table:table-cell>
              <table:table-cell office:value-type="float" office:value="839.043">
                <text:p>839.043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36.9313">
                <text:p>36.9313</text:p>
              </table:table-cell>
              <table:table-cell office:value-type="float" office:value="124.042">
                <text:p>124.042</text:p>
              </table:table-cell>
              <table:table-cell office:value-type="float" office:value="839.026">
                <text:p>839.026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36.9173">
                <text:p>36.9173</text:p>
              </table:table-cell>
              <table:table-cell office:value-type="float" office:value="124.074">
                <text:p>124.074</text:p>
              </table:table-cell>
              <table:table-cell office:value-type="float" office:value="839.008">
                <text:p>839.008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36.9037">
                <text:p>36.9037</text:p>
              </table:table-cell>
              <table:table-cell office:value-type="float" office:value="124.107">
                <text:p>124.107</text:p>
              </table:table-cell>
              <table:table-cell office:value-type="float" office:value="838.99">
                <text:p>838.9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36.8907">
                <text:p>36.8907</text:p>
              </table:table-cell>
              <table:table-cell office:value-type="float" office:value="124.139">
                <text:p>124.139</text:p>
              </table:table-cell>
              <table:table-cell office:value-type="float" office:value="838.971">
                <text:p>838.971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36.8781">
                <text:p>36.8781</text:p>
              </table:table-cell>
              <table:table-cell office:value-type="float" office:value="124.171">
                <text:p>124.171</text:p>
              </table:table-cell>
              <table:table-cell office:value-type="float" office:value="838.951">
                <text:p>838.951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36.866">
                <text:p>36.866</text:p>
              </table:table-cell>
              <table:table-cell office:value-type="float" office:value="124.204">
                <text:p>124.204</text:p>
              </table:table-cell>
              <table:table-cell office:value-type="float" office:value="838.93">
                <text:p>838.93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36.8544">
                <text:p>36.8544</text:p>
              </table:table-cell>
              <table:table-cell office:value-type="float" office:value="124.236">
                <text:p>124.236</text:p>
              </table:table-cell>
              <table:table-cell office:value-type="float" office:value="838.909">
                <text:p>838.909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36.8432">
                <text:p>36.8432</text:p>
              </table:table-cell>
              <table:table-cell office:value-type="float" office:value="124.269">
                <text:p>124.269</text:p>
              </table:table-cell>
              <table:table-cell office:value-type="float" office:value="838.888">
                <text:p>838.8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6.8326">
                <text:p>36.8326</text:p>
              </table:table-cell>
              <table:table-cell office:value-type="float" office:value="124.301">
                <text:p>124.301</text:p>
              </table:table-cell>
              <table:table-cell office:value-type="float" office:value="838.866">
                <text:p>838.866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36.8224">
                <text:p>36.8224</text:p>
              </table:table-cell>
              <table:table-cell office:value-type="float" office:value="124.334">
                <text:p>124.334</text:p>
              </table:table-cell>
              <table:table-cell office:value-type="float" office:value="838.844">
                <text:p>838.844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36.8127">
                <text:p>36.8127</text:p>
              </table:table-cell>
              <table:table-cell office:value-type="float" office:value="124.367">
                <text:p>124.367</text:p>
              </table:table-cell>
              <table:table-cell office:value-type="float" office:value="838.821">
                <text:p>838.821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36.8035">
                <text:p>36.8035</text:p>
              </table:table-cell>
              <table:table-cell office:value-type="float" office:value="124.399">
                <text:p>124.399</text:p>
              </table:table-cell>
              <table:table-cell office:value-type="float" office:value="838.797">
                <text:p>838.797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36.7948">
                <text:p>36.7948</text:p>
              </table:table-cell>
              <table:table-cell office:value-type="float" office:value="124.432">
                <text:p>124.432</text:p>
              </table:table-cell>
              <table:table-cell office:value-type="float" office:value="838.774">
                <text:p>838.774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36.7866">
                <text:p>36.7866</text:p>
              </table:table-cell>
              <table:table-cell office:value-type="float" office:value="124.464">
                <text:p>124.464</text:p>
              </table:table-cell>
              <table:table-cell office:value-type="float" office:value="838.749">
                <text:p>838.749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36.7788">
                <text:p>36.7788</text:p>
              </table:table-cell>
              <table:table-cell office:value-type="float" office:value="124.496">
                <text:p>124.496</text:p>
              </table:table-cell>
              <table:table-cell office:value-type="float" office:value="838.725">
                <text:p>838.725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36.7715">
                <text:p>36.7715</text:p>
              </table:table-cell>
              <table:table-cell office:value-type="float" office:value="124.528">
                <text:p>124.528</text:p>
              </table:table-cell>
              <table:table-cell office:value-type="float" office:value="838.7">
                <text:p>838.7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36.7647">
                <text:p>36.7647</text:p>
              </table:table-cell>
              <table:table-cell office:value-type="float" office:value="124.56">
                <text:p>124.56</text:p>
              </table:table-cell>
              <table:table-cell office:value-type="float" office:value="838.675">
                <text:p>838.675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36.7583">
                <text:p>36.7583</text:p>
              </table:table-cell>
              <table:table-cell office:value-type="float" office:value="124.592">
                <text:p>124.592</text:p>
              </table:table-cell>
              <table:table-cell office:value-type="float" office:value="838.65">
                <text:p>838.6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6.7525">
                <text:p>36.7525</text:p>
              </table:table-cell>
              <table:table-cell office:value-type="float" office:value="124.623">
                <text:p>124.623</text:p>
              </table:table-cell>
              <table:table-cell office:value-type="float" office:value="838.624">
                <text:p>838.624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36.747">
                <text:p>36.747</text:p>
              </table:table-cell>
              <table:table-cell office:value-type="float" office:value="124.655">
                <text:p>124.655</text:p>
              </table:table-cell>
              <table:table-cell office:value-type="float" office:value="838.598">
                <text:p>838.598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36.7421">
                <text:p>36.7421</text:p>
              </table:table-cell>
              <table:table-cell office:value-type="float" office:value="124.686">
                <text:p>124.686</text:p>
              </table:table-cell>
              <table:table-cell office:value-type="float" office:value="838.572">
                <text:p>838.572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36.7376">
                <text:p>36.7376</text:p>
              </table:table-cell>
              <table:table-cell office:value-type="float" office:value="124.716">
                <text:p>124.716</text:p>
              </table:table-cell>
              <table:table-cell office:value-type="float" office:value="838.546">
                <text:p>838.546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36.7335">
                <text:p>36.7335</text:p>
              </table:table-cell>
              <table:table-cell office:value-type="float" office:value="124.747">
                <text:p>124.747</text:p>
              </table:table-cell>
              <table:table-cell office:value-type="float" office:value="838.52">
                <text:p>838.52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36.7299">
                <text:p>36.7299</text:p>
              </table:table-cell>
              <table:table-cell office:value-type="float" office:value="124.777">
                <text:p>124.777</text:p>
              </table:table-cell>
              <table:table-cell office:value-type="float" office:value="838.493">
                <text:p>838.493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36.7268">
                <text:p>36.7268</text:p>
              </table:table-cell>
              <table:table-cell office:value-type="float" office:value="124.807">
                <text:p>124.807</text:p>
              </table:table-cell>
              <table:table-cell office:value-type="float" office:value="838.466">
                <text:p>838.466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36.724">
                <text:p>36.724</text:p>
              </table:table-cell>
              <table:table-cell office:value-type="float" office:value="124.836">
                <text:p>124.836</text:p>
              </table:table-cell>
              <table:table-cell office:value-type="float" office:value="838.44">
                <text:p>838.44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36.7217">
                <text:p>36.7217</text:p>
              </table:table-cell>
              <table:table-cell office:value-type="float" office:value="124.866">
                <text:p>124.866</text:p>
              </table:table-cell>
              <table:table-cell office:value-type="float" office:value="838.413">
                <text:p>838.413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36.7199">
                <text:p>36.7199</text:p>
              </table:table-cell>
              <table:table-cell office:value-type="float" office:value="124.894">
                <text:p>124.894</text:p>
              </table:table-cell>
              <table:table-cell office:value-type="float" office:value="838.386">
                <text:p>838.38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6.7184">
                <text:p>36.7184</text:p>
              </table:table-cell>
              <table:table-cell office:value-type="float" office:value="124.923">
                <text:p>124.923</text:p>
              </table:table-cell>
              <table:table-cell office:value-type="float" office:value="838.359">
                <text:p>838.359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36.7174">
                <text:p>36.7174</text:p>
              </table:table-cell>
              <table:table-cell office:value-type="float" office:value="124.951">
                <text:p>124.951</text:p>
              </table:table-cell>
              <table:table-cell office:value-type="float" office:value="838.332">
                <text:p>838.332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36.7168">
                <text:p>36.7168</text:p>
              </table:table-cell>
              <table:table-cell office:value-type="float" office:value="124.978">
                <text:p>124.978</text:p>
              </table:table-cell>
              <table:table-cell office:value-type="float" office:value="838.305">
                <text:p>838.305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36.7165">
                <text:p>36.7165</text:p>
              </table:table-cell>
              <table:table-cell office:value-type="float" office:value="125.005">
                <text:p>125.005</text:p>
              </table:table-cell>
              <table:table-cell office:value-type="float" office:value="838.278">
                <text:p>838.278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36.7167">
                <text:p>36.7167</text:p>
              </table:table-cell>
              <table:table-cell office:value-type="float" office:value="125.032">
                <text:p>125.032</text:p>
              </table:table-cell>
              <table:table-cell office:value-type="float" office:value="838.251">
                <text:p>838.25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36.7173">
                <text:p>36.7173</text:p>
              </table:table-cell>
              <table:table-cell office:value-type="float" office:value="125.058">
                <text:p>125.058</text:p>
              </table:table-cell>
              <table:table-cell office:value-type="float" office:value="838.225">
                <text:p>838.225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36.7182">
                <text:p>36.7182</text:p>
              </table:table-cell>
              <table:table-cell office:value-type="float" office:value="125.084">
                <text:p>125.084</text:p>
              </table:table-cell>
              <table:table-cell office:value-type="float" office:value="838.198">
                <text:p>838.198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36.7196">
                <text:p>36.7196</text:p>
              </table:table-cell>
              <table:table-cell office:value-type="float" office:value="125.109">
                <text:p>125.109</text:p>
              </table:table-cell>
              <table:table-cell office:value-type="float" office:value="838.172">
                <text:p>838.172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36.7213">
                <text:p>36.7213</text:p>
              </table:table-cell>
              <table:table-cell office:value-type="float" office:value="125.134">
                <text:p>125.134</text:p>
              </table:table-cell>
              <table:table-cell office:value-type="float" office:value="838.145">
                <text:p>838.145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36.7233">
                <text:p>36.7233</text:p>
              </table:table-cell>
              <table:table-cell office:value-type="float" office:value="125.158">
                <text:p>125.158</text:p>
              </table:table-cell>
              <table:table-cell office:value-type="float" office:value="838.119">
                <text:p>838.1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6.7257">
                <text:p>36.7257</text:p>
              </table:table-cell>
              <table:table-cell office:value-type="float" office:value="125.181">
                <text:p>125.181</text:p>
              </table:table-cell>
              <table:table-cell office:value-type="float" office:value="838.093">
                <text:p>838.093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36.7285">
                <text:p>36.7285</text:p>
              </table:table-cell>
              <table:table-cell office:value-type="float" office:value="125.205">
                <text:p>125.205</text:p>
              </table:table-cell>
              <table:table-cell office:value-type="float" office:value="838.067">
                <text:p>838.067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36.7316">
                <text:p>36.7316</text:p>
              </table:table-cell>
              <table:table-cell office:value-type="float" office:value="125.227">
                <text:p>125.227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36.735">
                <text:p>36.735</text:p>
              </table:table-cell>
              <table:table-cell office:value-type="float" office:value="125.249">
                <text:p>125.249</text:p>
              </table:table-cell>
              <table:table-cell office:value-type="float" office:value="838.016">
                <text:p>838.016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36.7387">
                <text:p>36.7387</text:p>
              </table:table-cell>
              <table:table-cell office:value-type="float" office:value="125.271">
                <text:p>125.271</text:p>
              </table:table-cell>
              <table:table-cell office:value-type="float" office:value="837.99">
                <text:p>837.9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36.7428">
                <text:p>36.7428</text:p>
              </table:table-cell>
              <table:table-cell office:value-type="float" office:value="125.292">
                <text:p>125.292</text:p>
              </table:table-cell>
              <table:table-cell office:value-type="float" office:value="837.965">
                <text:p>837.965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36.7471">
                <text:p>36.7471</text:p>
              </table:table-cell>
              <table:table-cell office:value-type="float" office:value="125.312">
                <text:p>125.312</text:p>
              </table:table-cell>
              <table:table-cell office:value-type="float" office:value="837.941">
                <text:p>837.941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36.7518">
                <text:p>36.7518</text:p>
              </table:table-cell>
              <table:table-cell office:value-type="float" office:value="125.332">
                <text:p>125.332</text:p>
              </table:table-cell>
              <table:table-cell office:value-type="float" office:value="837.916">
                <text:p>837.916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36.7568">
                <text:p>36.7568</text:p>
              </table:table-cell>
              <table:table-cell office:value-type="float" office:value="125.351">
                <text:p>125.351</text:p>
              </table:table-cell>
              <table:table-cell office:value-type="float" office:value="837.892">
                <text:p>837.892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36.762">
                <text:p>36.762</text:p>
              </table:table-cell>
              <table:table-cell office:value-type="float" office:value="125.37">
                <text:p>125.37</text:p>
              </table:table-cell>
              <table:table-cell office:value-type="float" office:value="837.868">
                <text:p>837.86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6.7675">
                <text:p>36.7675</text:p>
              </table:table-cell>
              <table:table-cell office:value-type="float" office:value="125.388">
                <text:p>125.388</text:p>
              </table:table-cell>
              <table:table-cell office:value-type="float" office:value="837.845">
                <text:p>837.845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36.7733">
                <text:p>36.7733</text:p>
              </table:table-cell>
              <table:table-cell office:value-type="float" office:value="125.405">
                <text:p>125.405</text:p>
              </table:table-cell>
              <table:table-cell office:value-type="float" office:value="837.821">
                <text:p>837.821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36.7793">
                <text:p>36.7793</text:p>
              </table:table-cell>
              <table:table-cell office:value-type="float" office:value="125.422">
                <text:p>125.422</text:p>
              </table:table-cell>
              <table:table-cell office:value-type="float" office:value="837.798">
                <text:p>837.798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36.7856">
                <text:p>36.7856</text:p>
              </table:table-cell>
              <table:table-cell office:value-type="float" office:value="125.438">
                <text:p>125.438</text:p>
              </table:table-cell>
              <table:table-cell office:value-type="float" office:value="837.776">
                <text:p>837.776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36.7921">
                <text:p>36.7921</text:p>
              </table:table-cell>
              <table:table-cell office:value-type="float" office:value="125.454">
                <text:p>125.454</text:p>
              </table:table-cell>
              <table:table-cell office:value-type="float" office:value="837.754">
                <text:p>837.754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36.7988">
                <text:p>36.7988</text:p>
              </table:table-cell>
              <table:table-cell office:value-type="float" office:value="125.469">
                <text:p>125.469</text:p>
              </table:table-cell>
              <table:table-cell office:value-type="float" office:value="837.732">
                <text:p>837.732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36.8058">
                <text:p>36.8058</text:p>
              </table:table-cell>
              <table:table-cell office:value-type="float" office:value="125.484">
                <text:p>125.484</text:p>
              </table:table-cell>
              <table:table-cell office:value-type="float" office:value="837.711">
                <text:p>837.711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36.813">
                <text:p>36.813</text:p>
              </table:table-cell>
              <table:table-cell office:value-type="float" office:value="125.497">
                <text:p>125.497</text:p>
              </table:table-cell>
              <table:table-cell office:value-type="float" office:value="837.69">
                <text:p>837.69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36.8203">
                <text:p>36.8203</text:p>
              </table:table-cell>
              <table:table-cell office:value-type="float" office:value="125.511">
                <text:p>125.511</text:p>
              </table:table-cell>
              <table:table-cell office:value-type="float" office:value="837.669">
                <text:p>837.669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36.8279">
                <text:p>36.8279</text:p>
              </table:table-cell>
              <table:table-cell office:value-type="float" office:value="125.523">
                <text:p>125.523</text:p>
              </table:table-cell>
              <table:table-cell office:value-type="float" office:value="837.649">
                <text:p>837.64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6.8357">
                <text:p>36.8357</text:p>
              </table:table-cell>
              <table:table-cell office:value-type="float" office:value="125.535">
                <text:p>125.535</text:p>
              </table:table-cell>
              <table:table-cell office:value-type="float" office:value="837.629">
                <text:p>837.629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36.8436">
                <text:p>36.8436</text:p>
              </table:table-cell>
              <table:table-cell office:value-type="float" office:value="125.547">
                <text:p>125.547</text:p>
              </table:table-cell>
              <table:table-cell office:value-type="float" office:value="837.61">
                <text:p>837.61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36.8517">
                <text:p>36.8517</text:p>
              </table:table-cell>
              <table:table-cell office:value-type="float" office:value="125.557">
                <text:p>125.557</text:p>
              </table:table-cell>
              <table:table-cell office:value-type="float" office:value="837.591">
                <text:p>837.591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36.8599">
                <text:p>36.8599</text:p>
              </table:table-cell>
              <table:table-cell office:value-type="float" office:value="125.568">
                <text:p>125.568</text:p>
              </table:table-cell>
              <table:table-cell office:value-type="float" office:value="837.572">
                <text:p>837.572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36.8683">
                <text:p>36.8683</text:p>
              </table:table-cell>
              <table:table-cell office:value-type="float" office:value="125.577">
                <text:p>125.577</text:p>
              </table:table-cell>
              <table:table-cell office:value-type="float" office:value="837.554">
                <text:p>837.554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36.8769">
                <text:p>36.8769</text:p>
              </table:table-cell>
              <table:table-cell office:value-type="float" office:value="125.586">
                <text:p>125.586</text:p>
              </table:table-cell>
              <table:table-cell office:value-type="float" office:value="837.537">
                <text:p>837.537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36.8856">
                <text:p>36.8856</text:p>
              </table:table-cell>
              <table:table-cell office:value-type="float" office:value="125.594">
                <text:p>125.594</text:p>
              </table:table-cell>
              <table:table-cell office:value-type="float" office:value="837.52">
                <text:p>837.52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36.8944">
                <text:p>36.8944</text:p>
              </table:table-cell>
              <table:table-cell office:value-type="float" office:value="125.602">
                <text:p>125.602</text:p>
              </table:table-cell>
              <table:table-cell office:value-type="float" office:value="837.503">
                <text:p>837.503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36.9033">
                <text:p>36.9033</text:p>
              </table:table-cell>
              <table:table-cell office:value-type="float" office:value="125.609">
                <text:p>125.609</text:p>
              </table:table-cell>
              <table:table-cell office:value-type="float" office:value="837.487">
                <text:p>837.487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36.9123">
                <text:p>36.9123</text:p>
              </table:table-cell>
              <table:table-cell office:value-type="float" office:value="125.616">
                <text:p>125.616</text:p>
              </table:table-cell>
              <table:table-cell office:value-type="float" office:value="837.472">
                <text:p>837.47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6.9214">
                <text:p>36.9214</text:p>
              </table:table-cell>
              <table:table-cell office:value-type="float" office:value="125.622">
                <text:p>125.622</text:p>
              </table:table-cell>
              <table:table-cell office:value-type="float" office:value="837.457">
                <text:p>837.457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36.9306">
                <text:p>36.9306</text:p>
              </table:table-cell>
              <table:table-cell office:value-type="float" office:value="125.627">
                <text:p>125.627</text:p>
              </table:table-cell>
              <table:table-cell office:value-type="float" office:value="837.442">
                <text:p>837.442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36.9399">
                <text:p>36.9399</text:p>
              </table:table-cell>
              <table:table-cell office:value-type="float" office:value="125.632">
                <text:p>125.632</text:p>
              </table:table-cell>
              <table:table-cell office:value-type="float" office:value="837.428">
                <text:p>837.428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36.9493">
                <text:p>36.9493</text:p>
              </table:table-cell>
              <table:table-cell office:value-type="float" office:value="125.637">
                <text:p>125.637</text:p>
              </table:table-cell>
              <table:table-cell office:value-type="float" office:value="837.414">
                <text:p>837.414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36.9587">
                <text:p>36.9587</text:p>
              </table:table-cell>
              <table:table-cell office:value-type="float" office:value="125.64">
                <text:p>125.64</text:p>
              </table:table-cell>
              <table:table-cell office:value-type="float" office:value="837.401">
                <text:p>837.401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36.9682">
                <text:p>36.9682</text:p>
              </table:table-cell>
              <table:table-cell office:value-type="float" office:value="125.643">
                <text:p>125.643</text:p>
              </table:table-cell>
              <table:table-cell office:value-type="float" office:value="837.388">
                <text:p>837.388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36.9777">
                <text:p>36.9777</text:p>
              </table:table-cell>
              <table:table-cell office:value-type="float" office:value="125.646">
                <text:p>125.646</text:p>
              </table:table-cell>
              <table:table-cell office:value-type="float" office:value="837.376">
                <text:p>837.376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36.9873">
                <text:p>36.9873</text:p>
              </table:table-cell>
              <table:table-cell office:value-type="float" office:value="125.648">
                <text:p>125.648</text:p>
              </table:table-cell>
              <table:table-cell office:value-type="float" office:value="837.365">
                <text:p>837.365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36.9969">
                <text:p>36.9969</text:p>
              </table:table-cell>
              <table:table-cell office:value-type="float" office:value="125.65">
                <text:p>125.65</text:p>
              </table:table-cell>
              <table:table-cell office:value-type="float" office:value="837.353">
                <text:p>837.353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37.0065">
                <text:p>37.0065</text:p>
              </table:table-cell>
              <table:table-cell office:value-type="float" office:value="125.651">
                <text:p>125.651</text:p>
              </table:table-cell>
              <table:table-cell office:value-type="float" office:value="837.343">
                <text:p>837.34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7.0161">
                <text:p>37.0161</text:p>
              </table:table-cell>
              <table:table-cell office:value-type="float" office:value="125.651">
                <text:p>125.651</text:p>
              </table:table-cell>
              <table:table-cell office:value-type="float" office:value="837.333">
                <text:p>837.333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37.0258">
                <text:p>37.0258</text:p>
              </table:table-cell>
              <table:table-cell office:value-type="float" office:value="125.651">
                <text:p>125.651</text:p>
              </table:table-cell>
              <table:table-cell office:value-type="float" office:value="837.323">
                <text:p>837.323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37.0354">
                <text:p>37.0354</text:p>
              </table:table-cell>
              <table:table-cell office:value-type="float" office:value="125.651">
                <text:p>125.651</text:p>
              </table:table-cell>
              <table:table-cell office:value-type="float" office:value="837.314">
                <text:p>837.314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37.045">
                <text:p>37.045</text:p>
              </table:table-cell>
              <table:table-cell office:value-type="float" office:value="125.65">
                <text:p>125.65</text:p>
              </table:table-cell>
              <table:table-cell office:value-type="float" office:value="837.305">
                <text:p>837.305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37.0547">
                <text:p>37.0547</text:p>
              </table:table-cell>
              <table:table-cell office:value-type="float" office:value="125.648">
                <text:p>125.648</text:p>
              </table:table-cell>
              <table:table-cell office:value-type="float" office:value="837.297">
                <text:p>837.297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37.0643">
                <text:p>37.0643</text:p>
              </table:table-cell>
              <table:table-cell office:value-type="float" office:value="125.646">
                <text:p>125.646</text:p>
              </table:table-cell>
              <table:table-cell office:value-type="float" office:value="837.29">
                <text:p>837.29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37.0738">
                <text:p>37.0738</text:p>
              </table:table-cell>
              <table:table-cell office:value-type="float" office:value="125.644">
                <text:p>125.644</text:p>
              </table:table-cell>
              <table:table-cell office:value-type="float" office:value="837.283">
                <text:p>837.283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37.0834">
                <text:p>37.0834</text:p>
              </table:table-cell>
              <table:table-cell office:value-type="float" office:value="125.641">
                <text:p>125.641</text:p>
              </table:table-cell>
              <table:table-cell office:value-type="float" office:value="837.276">
                <text:p>837.276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37.0929">
                <text:p>37.0929</text:p>
              </table:table-cell>
              <table:table-cell office:value-type="float" office:value="125.637">
                <text:p>125.637</text:p>
              </table:table-cell>
              <table:table-cell office:value-type="float" office:value="837.27">
                <text:p>837.27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37.1023">
                <text:p>37.1023</text:p>
              </table:table-cell>
              <table:table-cell office:value-type="float" office:value="125.634">
                <text:p>125.634</text:p>
              </table:table-cell>
              <table:table-cell office:value-type="float" office:value="837.264">
                <text:p>837.26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7.1117">
                <text:p>37.1117</text:p>
              </table:table-cell>
              <table:table-cell office:value-type="float" office:value="125.629">
                <text:p>125.629</text:p>
              </table:table-cell>
              <table:table-cell office:value-type="float" office:value="837.259">
                <text:p>837.259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37.121">
                <text:p>37.121</text:p>
              </table:table-cell>
              <table:table-cell office:value-type="float" office:value="125.625">
                <text:p>125.625</text:p>
              </table:table-cell>
              <table:table-cell office:value-type="float" office:value="837.254">
                <text:p>837.254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37.1303">
                <text:p>37.1303</text:p>
              </table:table-cell>
              <table:table-cell office:value-type="float" office:value="125.62">
                <text:p>125.62</text:p>
              </table:table-cell>
              <table:table-cell office:value-type="float" office:value="837.25">
                <text:p>837.25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37.1395">
                <text:p>37.1395</text:p>
              </table:table-cell>
              <table:table-cell office:value-type="float" office:value="125.614">
                <text:p>125.614</text:p>
              </table:table-cell>
              <table:table-cell office:value-type="float" office:value="837.246">
                <text:p>837.246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37.1486">
                <text:p>37.1486</text:p>
              </table:table-cell>
              <table:table-cell office:value-type="float" office:value="125.608">
                <text:p>125.608</text:p>
              </table:table-cell>
              <table:table-cell office:value-type="float" office:value="837.243">
                <text:p>837.24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37.1576">
                <text:p>37.1576</text:p>
              </table:table-cell>
              <table:table-cell office:value-type="float" office:value="125.602">
                <text:p>125.602</text:p>
              </table:table-cell>
              <table:table-cell office:value-type="float" office:value="837.24">
                <text:p>837.24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37.1665">
                <text:p>37.1665</text:p>
              </table:table-cell>
              <table:table-cell office:value-type="float" office:value="125.596">
                <text:p>125.596</text:p>
              </table:table-cell>
              <table:table-cell office:value-type="float" office:value="837.238">
                <text:p>837.238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37.1753">
                <text:p>37.1753</text:p>
              </table:table-cell>
              <table:table-cell office:value-type="float" office:value="125.589">
                <text:p>125.589</text:p>
              </table:table-cell>
              <table:table-cell office:value-type="float" office:value="837.236">
                <text:p>837.236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37.1841">
                <text:p>37.1841</text:p>
              </table:table-cell>
              <table:table-cell office:value-type="float" office:value="125.581">
                <text:p>125.581</text:p>
              </table:table-cell>
              <table:table-cell office:value-type="float" office:value="837.235">
                <text:p>837.235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37.1927">
                <text:p>37.1927</text:p>
              </table:table-cell>
              <table:table-cell office:value-type="float" office:value="125.574">
                <text:p>125.574</text:p>
              </table:table-cell>
              <table:table-cell office:value-type="float" office:value="837.233">
                <text:p>837.2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7.2012">
                <text:p>37.2012</text:p>
              </table:table-cell>
              <table:table-cell office:value-type="float" office:value="125.566">
                <text:p>125.566</text:p>
              </table:table-cell>
              <table:table-cell office:value-type="float" office:value="837.233">
                <text:p>837.233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37.2096">
                <text:p>37.2096</text:p>
              </table:table-cell>
              <table:table-cell office:value-type="float" office:value="125.558">
                <text:p>125.558</text:p>
              </table:table-cell>
              <table:table-cell office:value-type="float" office:value="837.233">
                <text:p>837.233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37.2179">
                <text:p>37.2179</text:p>
              </table:table-cell>
              <table:table-cell office:value-type="float" office:value="125.549">
                <text:p>125.549</text:p>
              </table:table-cell>
              <table:table-cell office:value-type="float" office:value="837.233">
                <text:p>837.233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37.226">
                <text:p>37.226</text:p>
              </table:table-cell>
              <table:table-cell office:value-type="float" office:value="125.54">
                <text:p>125.54</text:p>
              </table:table-cell>
              <table:table-cell office:value-type="float" office:value="837.234">
                <text:p>837.234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37.234">
                <text:p>37.234</text:p>
              </table:table-cell>
              <table:table-cell office:value-type="float" office:value="125.531">
                <text:p>125.531</text:p>
              </table:table-cell>
              <table:table-cell office:value-type="float" office:value="837.235">
                <text:p>837.235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37.2419">
                <text:p>37.2419</text:p>
              </table:table-cell>
              <table:table-cell office:value-type="float" office:value="125.522">
                <text:p>125.522</text:p>
              </table:table-cell>
              <table:table-cell office:value-type="float" office:value="837.236">
                <text:p>837.236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37.2496">
                <text:p>37.2496</text:p>
              </table:table-cell>
              <table:table-cell office:value-type="float" office:value="125.512">
                <text:p>125.512</text:p>
              </table:table-cell>
              <table:table-cell office:value-type="float" office:value="837.238">
                <text:p>837.238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37.2572">
                <text:p>37.2572</text:p>
              </table:table-cell>
              <table:table-cell office:value-type="float" office:value="125.502">
                <text:p>125.502</text:p>
              </table:table-cell>
              <table:table-cell office:value-type="float" office:value="837.24">
                <text:p>837.24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37.2647">
                <text:p>37.2647</text:p>
              </table:table-cell>
              <table:table-cell office:value-type="float" office:value="125.492">
                <text:p>125.492</text:p>
              </table:table-cell>
              <table:table-cell office:value-type="float" office:value="837.243">
                <text:p>837.243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37.272">
                <text:p>37.272</text:p>
              </table:table-cell>
              <table:table-cell office:value-type="float" office:value="125.482">
                <text:p>125.482</text:p>
              </table:table-cell>
              <table:table-cell office:value-type="float" office:value="837.246">
                <text:p>837.2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7.2791">
                <text:p>37.2791</text:p>
              </table:table-cell>
              <table:table-cell office:value-type="float" office:value="125.472">
                <text:p>125.472</text:p>
              </table:table-cell>
              <table:table-cell office:value-type="float" office:value="837.249">
                <text:p>837.249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37.2861">
                <text:p>37.2861</text:p>
              </table:table-cell>
              <table:table-cell office:value-type="float" office:value="125.461">
                <text:p>125.461</text:p>
              </table:table-cell>
              <table:table-cell office:value-type="float" office:value="837.253">
                <text:p>837.253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37.293">
                <text:p>37.293</text:p>
              </table:table-cell>
              <table:table-cell office:value-type="float" office:value="125.45">
                <text:p>125.45</text:p>
              </table:table-cell>
              <table:table-cell office:value-type="float" office:value="837.257">
                <text:p>837.257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37.2996">
                <text:p>37.2996</text:p>
              </table:table-cell>
              <table:table-cell office:value-type="float" office:value="125.439">
                <text:p>125.439</text:p>
              </table:table-cell>
              <table:table-cell office:value-type="float" office:value="837.261">
                <text:p>837.261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37.3061">
                <text:p>37.3061</text:p>
              </table:table-cell>
              <table:table-cell office:value-type="float" office:value="125.428">
                <text:p>125.428</text:p>
              </table:table-cell>
              <table:table-cell office:value-type="float" office:value="837.266">
                <text:p>837.26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37.3125">
                <text:p>37.3125</text:p>
              </table:table-cell>
              <table:table-cell office:value-type="float" office:value="125.417">
                <text:p>125.417</text:p>
              </table:table-cell>
              <table:table-cell office:value-type="float" office:value="837.271">
                <text:p>837.271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37.3187">
                <text:p>37.3187</text:p>
              </table:table-cell>
              <table:table-cell office:value-type="float" office:value="125.405">
                <text:p>125.405</text:p>
              </table:table-cell>
              <table:table-cell office:value-type="float" office:value="837.276">
                <text:p>837.276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37.3247">
                <text:p>37.3247</text:p>
              </table:table-cell>
              <table:table-cell office:value-type="float" office:value="125.394">
                <text:p>125.394</text:p>
              </table:table-cell>
              <table:table-cell office:value-type="float" office:value="837.282">
                <text:p>837.282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37.3305">
                <text:p>37.3305</text:p>
              </table:table-cell>
              <table:table-cell office:value-type="float" office:value="125.382">
                <text:p>125.382</text:p>
              </table:table-cell>
              <table:table-cell office:value-type="float" office:value="837.288">
                <text:p>837.288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37.3361">
                <text:p>37.3361</text:p>
              </table:table-cell>
              <table:table-cell office:value-type="float" office:value="125.37">
                <text:p>125.37</text:p>
              </table:table-cell>
              <table:table-cell office:value-type="float" office:value="837.294">
                <text:p>837.2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7.3416">
                <text:p>37.3416</text:p>
              </table:table-cell>
              <table:table-cell office:value-type="float" office:value="125.358">
                <text:p>125.358</text:p>
              </table:table-cell>
              <table:table-cell office:value-type="float" office:value="837.3">
                <text:p>837.3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37.3469">
                <text:p>37.3469</text:p>
              </table:table-cell>
              <table:table-cell office:value-type="float" office:value="125.346">
                <text:p>125.346</text:p>
              </table:table-cell>
              <table:table-cell office:value-type="float" office:value="837.307">
                <text:p>837.307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37.3521">
                <text:p>37.3521</text:p>
              </table:table-cell>
              <table:table-cell office:value-type="float" office:value="125.334">
                <text:p>125.334</text:p>
              </table:table-cell>
              <table:table-cell office:value-type="float" office:value="837.314">
                <text:p>837.314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37.357">
                <text:p>37.357</text:p>
              </table:table-cell>
              <table:table-cell office:value-type="float" office:value="125.322">
                <text:p>125.322</text:p>
              </table:table-cell>
              <table:table-cell office:value-type="float" office:value="837.321">
                <text:p>837.321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37.3618">
                <text:p>37.3618</text:p>
              </table:table-cell>
              <table:table-cell office:value-type="float" office:value="125.31">
                <text:p>125.31</text:p>
              </table:table-cell>
              <table:table-cell office:value-type="float" office:value="837.328">
                <text:p>837.328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37.3664">
                <text:p>37.3664</text:p>
              </table:table-cell>
              <table:table-cell office:value-type="float" office:value="125.298">
                <text:p>125.298</text:p>
              </table:table-cell>
              <table:table-cell office:value-type="float" office:value="837.336">
                <text:p>837.336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37.3708">
                <text:p>37.3708</text:p>
              </table:table-cell>
              <table:table-cell office:value-type="float" office:value="125.286">
                <text:p>125.286</text:p>
              </table:table-cell>
              <table:table-cell office:value-type="float" office:value="837.344">
                <text:p>837.344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37.375">
                <text:p>37.375</text:p>
              </table:table-cell>
              <table:table-cell office:value-type="float" office:value="125.273">
                <text:p>125.273</text:p>
              </table:table-cell>
              <table:table-cell office:value-type="float" office:value="837.352">
                <text:p>837.352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37.379">
                <text:p>37.379</text:p>
              </table:table-cell>
              <table:table-cell office:value-type="float" office:value="125.261">
                <text:p>125.261</text:p>
              </table:table-cell>
              <table:table-cell office:value-type="float" office:value="837.36">
                <text:p>837.36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37.3829">
                <text:p>37.3829</text:p>
              </table:table-cell>
              <table:table-cell office:value-type="float" office:value="125.249">
                <text:p>125.249</text:p>
              </table:table-cell>
              <table:table-cell office:value-type="float" office:value="837.368">
                <text:p>837.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